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ta1" style:family="table" style:master-page-name="PageStyle_5f_Name01">
      <style:table-properties table:display="true" style:writing-mode="lr-tb"/>
    </style:style>
    <style:style style:name="ta2" style:family="table" style:master-page-name="PageStyle_5f_Name02">
      <style:table-properties table:display="true" style:writing-mode="lr-tb"/>
    </style:style>
    <style:style style:name="ta3" style:family="table" style:master-page-name="PageStyle_5f_PersonalData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11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Name0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nyEntries" table:style-name="ta2">
        <office:forms form:automatic-focus="false" form:apply-design-mode="false"/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2" calcext:value-type="float">
            <text:p>5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3" calcext:value-type="float">
            <text:p>5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7" calcext:value-type="float">
            <text:p>5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1" calcext:value-type="float">
            <text:p>5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3" calcext:value-type="float">
            <text:p>5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4" calcext:value-type="float">
            <text:p>5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7" calcext:value-type="float">
            <text:p>5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4" calcext:value-type="float">
            <text:p>5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1" calcext:value-type="float">
            <text:p>5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7" calcext:value-type="float">
            <text:p>5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9" calcext:value-type="float">
            <text:p>5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6" calcext:value-type="float">
            <text:p>5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8" calcext:value-type="float">
            <text:p>5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9" calcext:value-type="float">
            <text:p>5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6" calcext:value-type="float">
            <text:p>6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7" calcext:value-type="float">
            <text:p>6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3" calcext:value-type="float">
            <text:p>6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4" calcext:value-type="float">
            <text:p>6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9" calcext:value-type="float">
            <text:p>6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2" calcext:value-type="float">
            <text:p>6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4" calcext:value-type="float">
            <text:p>6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6" calcext:value-type="float">
            <text:p>6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9" calcext:value-type="float">
            <text:p>6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2" calcext:value-type="float">
            <text:p>6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3" calcext:value-type="float">
            <text:p>6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5" calcext:value-type="float">
            <text:p>6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8" calcext:value-type="float">
            <text:p>6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9" calcext:value-type="float">
            <text:p>6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1" calcext:value-type="float">
            <text:p>6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2" calcext:value-type="float">
            <text:p>6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3" calcext:value-type="float">
            <text:p>6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5" calcext:value-type="float">
            <text:p>6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6" calcext:value-type="float">
            <text:p>6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7" calcext:value-type="float">
            <text:p>6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8" calcext:value-type="float">
            <text:p>6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1" calcext:value-type="float">
            <text:p>6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2" calcext:value-type="float">
            <text:p>6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3" calcext:value-type="float">
            <text:p>6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5" calcext:value-type="float">
            <text:p>6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6" calcext:value-type="float">
            <text:p>6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7" calcext:value-type="float">
            <text:p>6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8" calcext:value-type="float">
            <text:p>6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1" calcext:value-type="float">
            <text:p>6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2" calcext:value-type="float">
            <text:p>6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3" calcext:value-type="float">
            <text:p>6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4" calcext:value-type="float">
            <text:p>6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5" calcext:value-type="float">
            <text:p>6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6" calcext:value-type="float">
            <text:p>6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7" calcext:value-type="float">
            <text:p>6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8" calcext:value-type="float">
            <text:p>6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9" calcext:value-type="float">
            <text:p>6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1" calcext:value-type="float">
            <text:p>6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3" calcext:value-type="float">
            <text:p>6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5" calcext:value-type="float">
            <text:p>6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6" calcext:value-type="float">
            <text:p>6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7" calcext:value-type="float">
            <text:p>6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8" calcext:value-type="float">
            <text:p>6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9" calcext:value-type="float">
            <text:p>6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1" calcext:value-type="float">
            <text:p>6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2" calcext:value-type="float">
            <text:p>6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3" calcext:value-type="float">
            <text:p>6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4" calcext:value-type="float">
            <text:p>6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5" calcext:value-type="float">
            <text:p>6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6" calcext:value-type="float">
            <text:p>6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7" calcext:value-type="float">
            <text:p>6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8" calcext:value-type="float">
            <text:p>6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9" calcext:value-type="float">
            <text:p>6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3" calcext:value-type="float">
            <text:p>6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4" calcext:value-type="float">
            <text:p>6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5" calcext:value-type="float">
            <text:p>6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6" calcext:value-type="float">
            <text:p>6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7" calcext:value-type="float">
            <text:p>6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8" calcext:value-type="float">
            <text:p>6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2" calcext:value-type="float">
            <text:p>7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3" calcext:value-type="float">
            <text:p>7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5" calcext:value-type="float">
            <text:p>7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6" calcext:value-type="float">
            <text:p>7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7" calcext:value-type="float">
            <text:p>7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8" calcext:value-type="float">
            <text:p>7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9" calcext:value-type="float">
            <text:p>7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1" calcext:value-type="float">
            <text:p>7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2" calcext:value-type="float">
            <text:p>7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3" calcext:value-type="float">
            <text:p>7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4" calcext:value-type="float">
            <text:p>7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6" calcext:value-type="float">
            <text:p>7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7" calcext:value-type="float">
            <text:p>7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8" calcext:value-type="float">
            <text:p>7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9" calcext:value-type="float">
            <text:p>7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1" calcext:value-type="float">
            <text:p>7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2" calcext:value-type="float">
            <text:p>7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3" calcext:value-type="float">
            <text:p>7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4" calcext:value-type="float">
            <text:p>7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5" calcext:value-type="float">
            <text:p>7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6" calcext:value-type="float">
            <text:p>7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7" calcext:value-type="float">
            <text:p>7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8" calcext:value-type="float">
            <text:p>7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9" calcext:value-type="float">
            <text:p>7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1" calcext:value-type="float">
            <text:p>7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2" calcext:value-type="float">
            <text:p>7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3" calcext:value-type="float">
            <text:p>7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4" calcext:value-type="float">
            <text:p>7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8" calcext:value-type="float">
            <text:p>7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9" calcext:value-type="float">
            <text:p>7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1" calcext:value-type="float">
            <text:p>7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2" calcext:value-type="float">
            <text:p>7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3" calcext:value-type="float">
            <text:p>7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4" calcext:value-type="float">
            <text:p>7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5" calcext:value-type="float">
            <text:p>7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7" calcext:value-type="float">
            <text:p>7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8" calcext:value-type="float">
            <text:p>7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1" calcext:value-type="float">
            <text:p>7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3" calcext:value-type="float">
            <text:p>7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4" calcext:value-type="float">
            <text:p>7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8" calcext:value-type="float">
            <text:p>7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9" calcext:value-type="float">
            <text:p>7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1" calcext:value-type="float">
            <text:p>7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2" calcext:value-type="float">
            <text:p>7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3" calcext:value-type="float">
            <text:p>7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4" calcext:value-type="float">
            <text:p>7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5" calcext:value-type="float">
            <text:p>7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6" calcext:value-type="float">
            <text:p>7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7" calcext:value-type="float">
            <text:p>7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9" calcext:value-type="float">
            <text:p>7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0" calcext:value-type="float">
            <text:p>7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2" calcext:value-type="float">
            <text:p>7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3" calcext:value-type="float">
            <text:p>7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4" calcext:value-type="float">
            <text:p>7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6" calcext:value-type="float">
            <text:p>7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7" calcext:value-type="float">
            <text:p>7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8" calcext:value-type="float">
            <text:p>7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9" calcext:value-type="float">
            <text:p>7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1" calcext:value-type="float">
            <text:p>7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2" calcext:value-type="float">
            <text:p>7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3" calcext:value-type="float">
            <text:p>7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4" calcext:value-type="float">
            <text:p>7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5" calcext:value-type="float">
            <text:p>7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6" calcext:value-type="float">
            <text:p>7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8" calcext:value-type="float">
            <text:p>7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9" calcext:value-type="float">
            <text:p>7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0" calcext:value-type="float">
            <text:p>7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1" calcext:value-type="float">
            <text:p>7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2" calcext:value-type="float">
            <text:p>7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3" calcext:value-type="float">
            <text:p>7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4" calcext:value-type="float">
            <text:p>7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5" calcext:value-type="float">
            <text:p>7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6" calcext:value-type="float">
            <text:p>7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7" calcext:value-type="float">
            <text:p>7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8" calcext:value-type="float">
            <text:p>7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9" calcext:value-type="float">
            <text:p>7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2" calcext:value-type="float">
            <text:p>8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3" calcext:value-type="float">
            <text:p>8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4" calcext:value-type="float">
            <text:p>8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5" calcext:value-type="float">
            <text:p>8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6" calcext:value-type="float">
            <text:p>8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8" calcext:value-type="float">
            <text:p>8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9" calcext:value-type="float">
            <text:p>8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0" calcext:value-type="float">
            <text:p>8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2" calcext:value-type="float">
            <text:p>8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3" calcext:value-type="float">
            <text:p>8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4" calcext:value-type="float">
            <text:p>8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5" calcext:value-type="float">
            <text:p>8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6" calcext:value-type="float">
            <text:p>8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7" calcext:value-type="float">
            <text:p>8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8" calcext:value-type="float">
            <text:p>8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9" calcext:value-type="float">
            <text:p>8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1" calcext:value-type="float">
            <text:p>8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2" calcext:value-type="float">
            <text:p>8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3" calcext:value-type="float">
            <text:p>8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4" calcext:value-type="float">
            <text:p>8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5" calcext:value-type="float">
            <text:p>8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6" calcext:value-type="float">
            <text:p>8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7" calcext:value-type="float">
            <text:p>8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8" calcext:value-type="float">
            <text:p>8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9" calcext:value-type="float">
            <text:p>8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1" calcext:value-type="float">
            <text:p>8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3" calcext:value-type="float">
            <text:p>8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4" calcext:value-type="float">
            <text:p>8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5" calcext:value-type="float">
            <text:p>8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6" calcext:value-type="float">
            <text:p>8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7" calcext:value-type="float">
            <text:p>8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8" calcext:value-type="float">
            <text:p>8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9" calcext:value-type="float">
            <text:p>8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1" calcext:value-type="float">
            <text:p>8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2" calcext:value-type="float">
            <text:p>8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3" calcext:value-type="float">
            <text:p>8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4" calcext:value-type="float">
            <text:p>8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5" calcext:value-type="float">
            <text:p>8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6" calcext:value-type="float">
            <text:p>8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7" calcext:value-type="float">
            <text:p>8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8" calcext:value-type="float">
            <text:p>8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9" calcext:value-type="float">
            <text:p>8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1" calcext:value-type="float">
            <text:p>8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2" calcext:value-type="float">
            <text:p>8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3" calcext:value-type="float">
            <text:p>8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4" calcext:value-type="float">
            <text:p>8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5" calcext:value-type="float">
            <text:p>8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7" calcext:value-type="float">
            <text:p>8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8" calcext:value-type="float">
            <text:p>8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9" calcext:value-type="float">
            <text:p>8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1" calcext:value-type="float">
            <text:p>8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2" calcext:value-type="float">
            <text:p>8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4" calcext:value-type="float">
            <text:p>8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5" calcext:value-type="float">
            <text:p>8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6" calcext:value-type="float">
            <text:p>8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7" calcext:value-type="float">
            <text:p>8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8" calcext:value-type="float">
            <text:p>8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9" calcext:value-type="float">
            <text:p>8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1" calcext:value-type="float">
            <text:p>8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2" calcext:value-type="float">
            <text:p>8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3" calcext:value-type="float">
            <text:p>8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4" calcext:value-type="float">
            <text:p>8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5" calcext:value-type="float">
            <text:p>8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6" calcext:value-type="float">
            <text:p>8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7" calcext:value-type="float">
            <text:p>8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8" calcext:value-type="float">
            <text:p>8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9" calcext:value-type="float">
            <text:p>8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2" calcext:value-type="float">
            <text:p>8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3" calcext:value-type="float">
            <text:p>8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4" calcext:value-type="float">
            <text:p>8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5" calcext:value-type="float">
            <text:p>8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6" calcext:value-type="float">
            <text:p>8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7" calcext:value-type="float">
            <text:p>8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8" calcext:value-type="float">
            <text:p>8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9" calcext:value-type="float">
            <text:p>8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0" calcext:value-type="float">
            <text:p>8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1" calcext:value-type="float">
            <text:p>8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2" calcext:value-type="float">
            <text:p>8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3" calcext:value-type="float">
            <text:p>8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4" calcext:value-type="float">
            <text:p>8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5" calcext:value-type="float">
            <text:p>8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7" calcext:value-type="float">
            <text:p>8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9" calcext:value-type="float">
            <text:p>8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2" calcext:value-type="float">
            <text:p>9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3" calcext:value-type="float">
            <text:p>9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4" calcext:value-type="float">
            <text:p>9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5" calcext:value-type="float">
            <text:p>9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6" calcext:value-type="float">
            <text:p>9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7" calcext:value-type="float">
            <text:p>9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8" calcext:value-type="float">
            <text:p>9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9" calcext:value-type="float">
            <text:p>9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0" calcext:value-type="float">
            <text:p>9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1" calcext:value-type="float">
            <text:p>9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2" calcext:value-type="float">
            <text:p>9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3" calcext:value-type="float">
            <text:p>9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4" calcext:value-type="float">
            <text:p>9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6" calcext:value-type="float">
            <text:p>9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7" calcext:value-type="float">
            <text:p>9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8" calcext:value-type="float">
            <text:p>9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9" calcext:value-type="float">
            <text:p>9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1" calcext:value-type="float">
            <text:p>9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2" calcext:value-type="float">
            <text:p>9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3" calcext:value-type="float">
            <text:p>9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4" calcext:value-type="float">
            <text:p>9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5" calcext:value-type="float">
            <text:p>9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6" calcext:value-type="float">
            <text:p>9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7" calcext:value-type="float">
            <text:p>9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9" calcext:value-type="float">
            <text:p>9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1" calcext:value-type="float">
            <text:p>9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2" calcext:value-type="float">
            <text:p>9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3" calcext:value-type="float">
            <text:p>9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5" calcext:value-type="float">
            <text:p>9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6" calcext:value-type="float">
            <text:p>9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8" calcext:value-type="float">
            <text:p>9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9" calcext:value-type="float">
            <text:p>9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1" calcext:value-type="float">
            <text:p>9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2" calcext:value-type="float">
            <text:p>9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3" calcext:value-type="float">
            <text:p>9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5" calcext:value-type="float">
            <text:p>9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1" calcext:value-type="float">
            <text:p>9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2" calcext:value-type="float">
            <text:p>9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3" calcext:value-type="float">
            <text:p>9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4" calcext:value-type="float">
            <text:p>9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6" calcext:value-type="float">
            <text:p>9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7" calcext:value-type="float">
            <text:p>9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8" calcext:value-type="float">
            <text:p>9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9" calcext:value-type="float">
            <text:p>9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1" calcext:value-type="float">
            <text:p>9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2" calcext:value-type="float">
            <text:p>9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3" calcext:value-type="float">
            <text:p>9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5" calcext:value-type="float">
            <text:p>9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6" calcext:value-type="float">
            <text:p>9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7" calcext:value-type="float">
            <text:p>9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9" calcext:value-type="float">
            <text:p>9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0" calcext:value-type="float">
            <text:p>9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1" calcext:value-type="float">
            <text:p>9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2" calcext:value-type="float">
            <text:p>9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3" calcext:value-type="float">
            <text:p>9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4" calcext:value-type="float">
            <text:p>9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5" calcext:value-type="float">
            <text:p>9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6" calcext:value-type="float">
            <text:p>9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7" calcext:value-type="float">
            <text:p>9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8" calcext:value-type="float">
            <text:p>9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1" calcext:value-type="float">
            <text:p>9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2" calcext:value-type="float">
            <text:p>9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3" calcext:value-type="float">
            <text:p>9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4" calcext:value-type="float">
            <text:p>9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5" calcext:value-type="float">
            <text:p>9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6" calcext:value-type="float">
            <text:p>9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8" calcext:value-type="float">
            <text:p>9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9" calcext:value-type="float">
            <text:p>9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1" calcext:value-type="float">
            <text:p>9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2" calcext:value-type="float">
            <text:p>9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3" calcext:value-type="float">
            <text:p>9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4" calcext:value-type="float">
            <text:p>9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5" calcext:value-type="float">
            <text:p>9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6" calcext:value-type="float">
            <text:p>9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7" calcext:value-type="float">
            <text:p>9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8" calcext:value-type="float">
            <text:p>9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9" calcext:value-type="float">
            <text:p>9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2" calcext:value-type="float">
            <text:p>10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3" calcext:value-type="float">
            <text:p>10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4" calcext:value-type="float">
            <text:p>10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5" calcext:value-type="float">
            <text:p>10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6" calcext:value-type="float">
            <text:p>10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7" calcext:value-type="float">
            <text:p>10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8" calcext:value-type="float">
            <text:p>10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9" calcext:value-type="float">
            <text:p>10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0" calcext:value-type="float">
            <text:p>10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1" calcext:value-type="float">
            <text:p>10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2" calcext:value-type="float">
            <text:p>10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3" calcext:value-type="float">
            <text:p>10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4" calcext:value-type="float">
            <text:p>10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5" calcext:value-type="float">
            <text:p>10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6" calcext:value-type="float">
            <text:p>10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7" calcext:value-type="float">
            <text:p>10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8" calcext:value-type="float">
            <text:p>10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9" calcext:value-type="float">
            <text:p>10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20" calcext:value-type="float">
            <text:p>10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21" calcext:value-type="float">
            <text:p>10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22" calcext:value-type="float">
            <text:p>10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23" calcext:value-type="float">
            <text:p>10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25" calcext:value-type="float">
            <text:p>10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26" calcext:value-type="float">
            <text:p>10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27" calcext:value-type="float">
            <text:p>10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28" calcext:value-type="float">
            <text:p>10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29" calcext:value-type="float">
            <text:p>10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30" calcext:value-type="float">
            <text:p>10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31" calcext:value-type="float">
            <text:p>10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32" calcext:value-type="float">
            <text:p>10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33" calcext:value-type="float">
            <text:p>10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34" calcext:value-type="float">
            <text:p>10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35" calcext:value-type="float">
            <text:p>10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36" calcext:value-type="float">
            <text:p>10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37" calcext:value-type="float">
            <text:p>10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38" calcext:value-type="float">
            <text:p>10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39" calcext:value-type="float">
            <text:p>10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40" calcext:value-type="float">
            <text:p>10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41" calcext:value-type="float">
            <text:p>10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42" calcext:value-type="float">
            <text:p>10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43" calcext:value-type="float">
            <text:p>10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44" calcext:value-type="float">
            <text:p>10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45" calcext:value-type="float">
            <text:p>10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46" calcext:value-type="float">
            <text:p>10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47" calcext:value-type="float">
            <text:p>10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48" calcext:value-type="float">
            <text:p>10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49" calcext:value-type="float">
            <text:p>10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51" calcext:value-type="float">
            <text:p>10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52" calcext:value-type="float">
            <text:p>10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53" calcext:value-type="float">
            <text:p>10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54" calcext:value-type="float">
            <text:p>10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55" calcext:value-type="float">
            <text:p>10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56" calcext:value-type="float">
            <text:p>10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57" calcext:value-type="float">
            <text:p>10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58" calcext:value-type="float">
            <text:p>10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59" calcext:value-type="float">
            <text:p>10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60" calcext:value-type="float">
            <text:p>10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61" calcext:value-type="float">
            <text:p>10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62" calcext:value-type="float">
            <text:p>10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63" calcext:value-type="float">
            <text:p>10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64" calcext:value-type="float">
            <text:p>10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65" calcext:value-type="float">
            <text:p>10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66" calcext:value-type="float">
            <text:p>10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67" calcext:value-type="float">
            <text:p>10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68" calcext:value-type="float">
            <text:p>10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69" calcext:value-type="float">
            <text:p>10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70" calcext:value-type="float">
            <text:p>10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71" calcext:value-type="float">
            <text:p>10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72" calcext:value-type="float">
            <text:p>10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73" calcext:value-type="float">
            <text:p>10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74" calcext:value-type="float">
            <text:p>10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75" calcext:value-type="float">
            <text:p>10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76" calcext:value-type="float">
            <text:p>10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77" calcext:value-type="float">
            <text:p>10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78" calcext:value-type="float">
            <text:p>10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79" calcext:value-type="float">
            <text:p>10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80" calcext:value-type="float">
            <text:p>10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81" calcext:value-type="float">
            <text:p>10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82" calcext:value-type="float">
            <text:p>10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83" calcext:value-type="float">
            <text:p>10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84" calcext:value-type="float">
            <text:p>10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85" calcext:value-type="float">
            <text:p>10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86" calcext:value-type="float">
            <text:p>10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87" calcext:value-type="float">
            <text:p>10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88" calcext:value-type="float">
            <text:p>10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89" calcext:value-type="float">
            <text:p>10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90" calcext:value-type="float">
            <text:p>10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91" calcext:value-type="float">
            <text:p>10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92" calcext:value-type="float">
            <text:p>10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93" calcext:value-type="float">
            <text:p>10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94" calcext:value-type="float">
            <text:p>10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95" calcext:value-type="float">
            <text:p>10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96" calcext:value-type="float">
            <text:p>10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97" calcext:value-type="float">
            <text:p>10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98" calcext:value-type="float">
            <text:p>10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99" calcext:value-type="float">
            <text:p>10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01" calcext:value-type="float">
            <text:p>11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02" calcext:value-type="float">
            <text:p>11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03" calcext:value-type="float">
            <text:p>11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04" calcext:value-type="float">
            <text:p>11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05" calcext:value-type="float">
            <text:p>11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06" calcext:value-type="float">
            <text:p>11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07" calcext:value-type="float">
            <text:p>11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08" calcext:value-type="float">
            <text:p>11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09" calcext:value-type="float">
            <text:p>11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10" calcext:value-type="float">
            <text:p>11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11" calcext:value-type="float">
            <text:p>11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12" calcext:value-type="float">
            <text:p>11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13" calcext:value-type="float">
            <text:p>11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14" calcext:value-type="float">
            <text:p>11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15" calcext:value-type="float">
            <text:p>11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16" calcext:value-type="float">
            <text:p>11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17" calcext:value-type="float">
            <text:p>11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18" calcext:value-type="float">
            <text:p>11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19" calcext:value-type="float">
            <text:p>11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20" calcext:value-type="float">
            <text:p>11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21" calcext:value-type="float">
            <text:p>11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22" calcext:value-type="float">
            <text:p>11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23" calcext:value-type="float">
            <text:p>11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24" calcext:value-type="float">
            <text:p>11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25" calcext:value-type="float">
            <text:p>11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26" calcext:value-type="float">
            <text:p>11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27" calcext:value-type="float">
            <text:p>11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28" calcext:value-type="float">
            <text:p>11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29" calcext:value-type="float">
            <text:p>11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30" calcext:value-type="float">
            <text:p>11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31" calcext:value-type="float">
            <text:p>11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32" calcext:value-type="float">
            <text:p>11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33" calcext:value-type="float">
            <text:p>11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34" calcext:value-type="float">
            <text:p>11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35" calcext:value-type="float">
            <text:p>11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36" calcext:value-type="float">
            <text:p>11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37" calcext:value-type="float">
            <text:p>11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38" calcext:value-type="float">
            <text:p>11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39" calcext:value-type="float">
            <text:p>11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40" calcext:value-type="float">
            <text:p>11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41" calcext:value-type="float">
            <text:p>11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42" calcext:value-type="float">
            <text:p>11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43" calcext:value-type="float">
            <text:p>11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44" calcext:value-type="float">
            <text:p>11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45" calcext:value-type="float">
            <text:p>11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46" calcext:value-type="float">
            <text:p>11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47" calcext:value-type="float">
            <text:p>11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48" calcext:value-type="float">
            <text:p>11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49" calcext:value-type="float">
            <text:p>11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51" calcext:value-type="float">
            <text:p>11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52" calcext:value-type="float">
            <text:p>11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53" calcext:value-type="float">
            <text:p>11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54" calcext:value-type="float">
            <text:p>11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55" calcext:value-type="float">
            <text:p>11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56" calcext:value-type="float">
            <text:p>11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57" calcext:value-type="float">
            <text:p>11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58" calcext:value-type="float">
            <text:p>11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59" calcext:value-type="float">
            <text:p>11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60" calcext:value-type="float">
            <text:p>11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61" calcext:value-type="float">
            <text:p>11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62" calcext:value-type="float">
            <text:p>11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63" calcext:value-type="float">
            <text:p>11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64" calcext:value-type="float">
            <text:p>11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65" calcext:value-type="float">
            <text:p>11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66" calcext:value-type="float">
            <text:p>11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67" calcext:value-type="float">
            <text:p>11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68" calcext:value-type="float">
            <text:p>11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69" calcext:value-type="float">
            <text:p>11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70" calcext:value-type="float">
            <text:p>11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71" calcext:value-type="float">
            <text:p>11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72" calcext:value-type="float">
            <text:p>11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73" calcext:value-type="float">
            <text:p>11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74" calcext:value-type="float">
            <text:p>11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75" calcext:value-type="float">
            <text:p>11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76" calcext:value-type="float">
            <text:p>11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77" calcext:value-type="float">
            <text:p>11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78" calcext:value-type="float">
            <text:p>11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79" calcext:value-type="float">
            <text:p>11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80" calcext:value-type="float">
            <text:p>11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81" calcext:value-type="float">
            <text:p>11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82" calcext:value-type="float">
            <text:p>11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83" calcext:value-type="float">
            <text:p>11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85" calcext:value-type="float">
            <text:p>11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86" calcext:value-type="float">
            <text:p>11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87" calcext:value-type="float">
            <text:p>11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88" calcext:value-type="float">
            <text:p>11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89" calcext:value-type="float">
            <text:p>11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0" calcext:value-type="float">
            <text:p>11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1" calcext:value-type="float">
            <text:p>11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2" calcext:value-type="float">
            <text:p>11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3" calcext:value-type="float">
            <text:p>11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4" calcext:value-type="float">
            <text:p>11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5" calcext:value-type="float">
            <text:p>11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6" calcext:value-type="float">
            <text:p>11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7" calcext:value-type="float">
            <text:p>11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8" calcext:value-type="float">
            <text:p>11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9" calcext:value-type="float">
            <text:p>11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01" calcext:value-type="float">
            <text:p>12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02" calcext:value-type="float">
            <text:p>12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03" calcext:value-type="float">
            <text:p>12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04" calcext:value-type="float">
            <text:p>12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05" calcext:value-type="float">
            <text:p>12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06" calcext:value-type="float">
            <text:p>12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07" calcext:value-type="float">
            <text:p>12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08" calcext:value-type="float">
            <text:p>12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09" calcext:value-type="float">
            <text:p>12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10" calcext:value-type="float">
            <text:p>12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11" calcext:value-type="float">
            <text:p>12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12" calcext:value-type="float">
            <text:p>12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13" calcext:value-type="float">
            <text:p>12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14" calcext:value-type="float">
            <text:p>12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15" calcext:value-type="float">
            <text:p>12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16" calcext:value-type="float">
            <text:p>12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17" calcext:value-type="float">
            <text:p>12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18" calcext:value-type="float">
            <text:p>12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19" calcext:value-type="float">
            <text:p>12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20" calcext:value-type="float">
            <text:p>12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21" calcext:value-type="float">
            <text:p>12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22" calcext:value-type="float">
            <text:p>12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23" calcext:value-type="float">
            <text:p>12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24" calcext:value-type="float">
            <text:p>12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25" calcext:value-type="float">
            <text:p>12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26" calcext:value-type="float">
            <text:p>12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27" calcext:value-type="float">
            <text:p>12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28" calcext:value-type="float">
            <text:p>12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29" calcext:value-type="float">
            <text:p>12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30" calcext:value-type="float">
            <text:p>12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31" calcext:value-type="float">
            <text:p>12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32" calcext:value-type="float">
            <text:p>12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33" calcext:value-type="float">
            <text:p>12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34" calcext:value-type="float">
            <text:p>12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35" calcext:value-type="float">
            <text:p>12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36" calcext:value-type="float">
            <text:p>12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37" calcext:value-type="float">
            <text:p>12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38" calcext:value-type="float">
            <text:p>12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39" calcext:value-type="float">
            <text:p>12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40" calcext:value-type="float">
            <text:p>12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41" calcext:value-type="float">
            <text:p>12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42" calcext:value-type="float">
            <text:p>12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43" calcext:value-type="float">
            <text:p>12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44" calcext:value-type="float">
            <text:p>12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45" calcext:value-type="float">
            <text:p>12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46" calcext:value-type="float">
            <text:p>12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47" calcext:value-type="float">
            <text:p>12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48" calcext:value-type="float">
            <text:p>12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49" calcext:value-type="float">
            <text:p>12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51" calcext:value-type="float">
            <text:p>12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52" calcext:value-type="float">
            <text:p>12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53" calcext:value-type="float">
            <text:p>12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54" calcext:value-type="float">
            <text:p>12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55" calcext:value-type="float">
            <text:p>12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56" calcext:value-type="float">
            <text:p>12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57" calcext:value-type="float">
            <text:p>12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58" calcext:value-type="float">
            <text:p>12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59" calcext:value-type="float">
            <text:p>12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60" calcext:value-type="float">
            <text:p>12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61" calcext:value-type="float">
            <text:p>12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62" calcext:value-type="float">
            <text:p>12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63" calcext:value-type="float">
            <text:p>12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64" calcext:value-type="float">
            <text:p>12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65" calcext:value-type="float">
            <text:p>12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66" calcext:value-type="float">
            <text:p>12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67" calcext:value-type="float">
            <text:p>12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68" calcext:value-type="float">
            <text:p>12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69" calcext:value-type="float">
            <text:p>12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70" calcext:value-type="float">
            <text:p>12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71" calcext:value-type="float">
            <text:p>12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72" calcext:value-type="float">
            <text:p>12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73" calcext:value-type="float">
            <text:p>12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74" calcext:value-type="float">
            <text:p>12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75" calcext:value-type="float">
            <text:p>12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76" calcext:value-type="float">
            <text:p>12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77" calcext:value-type="float">
            <text:p>12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78" calcext:value-type="float">
            <text:p>12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79" calcext:value-type="float">
            <text:p>12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81" calcext:value-type="float">
            <text:p>12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82" calcext:value-type="float">
            <text:p>12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83" calcext:value-type="float">
            <text:p>12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84" calcext:value-type="float">
            <text:p>12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85" calcext:value-type="float">
            <text:p>12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86" calcext:value-type="float">
            <text:p>12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87" calcext:value-type="float">
            <text:p>12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88" calcext:value-type="float">
            <text:p>12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89" calcext:value-type="float">
            <text:p>12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90" calcext:value-type="float">
            <text:p>12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91" calcext:value-type="float">
            <text:p>12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92" calcext:value-type="float">
            <text:p>12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93" calcext:value-type="float">
            <text:p>12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94" calcext:value-type="float">
            <text:p>12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95" calcext:value-type="float">
            <text:p>12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96" calcext:value-type="float">
            <text:p>12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97" calcext:value-type="float">
            <text:p>12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98" calcext:value-type="float">
            <text:p>12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99" calcext:value-type="float">
            <text:p>12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01" calcext:value-type="float">
            <text:p>13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02" calcext:value-type="float">
            <text:p>13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03" calcext:value-type="float">
            <text:p>13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04" calcext:value-type="float">
            <text:p>13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05" calcext:value-type="float">
            <text:p>13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06" calcext:value-type="float">
            <text:p>13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07" calcext:value-type="float">
            <text:p>13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08" calcext:value-type="float">
            <text:p>13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09" calcext:value-type="float">
            <text:p>13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10" calcext:value-type="float">
            <text:p>13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11" calcext:value-type="float">
            <text:p>13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12" calcext:value-type="float">
            <text:p>13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13" calcext:value-type="float">
            <text:p>13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14" calcext:value-type="float">
            <text:p>13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15" calcext:value-type="float">
            <text:p>13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16" calcext:value-type="float">
            <text:p>13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17" calcext:value-type="float">
            <text:p>13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18" calcext:value-type="float">
            <text:p>13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19" calcext:value-type="float">
            <text:p>13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20" calcext:value-type="float">
            <text:p>13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21" calcext:value-type="float">
            <text:p>13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22" calcext:value-type="float">
            <text:p>13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23" calcext:value-type="float">
            <text:p>13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24" calcext:value-type="float">
            <text:p>13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25" calcext:value-type="float">
            <text:p>13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26" calcext:value-type="float">
            <text:p>13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27" calcext:value-type="float">
            <text:p>13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28" calcext:value-type="float">
            <text:p>13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29" calcext:value-type="float">
            <text:p>13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30" calcext:value-type="float">
            <text:p>13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31" calcext:value-type="float">
            <text:p>13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32" calcext:value-type="float">
            <text:p>13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33" calcext:value-type="float">
            <text:p>13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34" calcext:value-type="float">
            <text:p>13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35" calcext:value-type="float">
            <text:p>13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36" calcext:value-type="float">
            <text:p>13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37" calcext:value-type="float">
            <text:p>13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38" calcext:value-type="float">
            <text:p>13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39" calcext:value-type="float">
            <text:p>13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40" calcext:value-type="float">
            <text:p>13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41" calcext:value-type="float">
            <text:p>13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42" calcext:value-type="float">
            <text:p>13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43" calcext:value-type="float">
            <text:p>13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44" calcext:value-type="float">
            <text:p>13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45" calcext:value-type="float">
            <text:p>13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46" calcext:value-type="float">
            <text:p>13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47" calcext:value-type="float">
            <text:p>13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48" calcext:value-type="float">
            <text:p>13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49" calcext:value-type="float">
            <text:p>13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51" calcext:value-type="float">
            <text:p>13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52" calcext:value-type="float">
            <text:p>13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54" calcext:value-type="float">
            <text:p>13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55" calcext:value-type="float">
            <text:p>13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56" calcext:value-type="float">
            <text:p>13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57" calcext:value-type="float">
            <text:p>13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58" calcext:value-type="float">
            <text:p>13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59" calcext:value-type="float">
            <text:p>13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60" calcext:value-type="float">
            <text:p>13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61" calcext:value-type="float">
            <text:p>13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62" calcext:value-type="float">
            <text:p>13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63" calcext:value-type="float">
            <text:p>13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64" calcext:value-type="float">
            <text:p>13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65" calcext:value-type="float">
            <text:p>13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66" calcext:value-type="float">
            <text:p>13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67" calcext:value-type="float">
            <text:p>13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68" calcext:value-type="float">
            <text:p>13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69" calcext:value-type="float">
            <text:p>13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70" calcext:value-type="float">
            <text:p>13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71" calcext:value-type="float">
            <text:p>13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72" calcext:value-type="float">
            <text:p>13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73" calcext:value-type="float">
            <text:p>13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74" calcext:value-type="float">
            <text:p>13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75" calcext:value-type="float">
            <text:p>13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76" calcext:value-type="float">
            <text:p>13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77" calcext:value-type="float">
            <text:p>13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78" calcext:value-type="float">
            <text:p>13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79" calcext:value-type="float">
            <text:p>13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80" calcext:value-type="float">
            <text:p>13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81" calcext:value-type="float">
            <text:p>13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82" calcext:value-type="float">
            <text:p>13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83" calcext:value-type="float">
            <text:p>13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84" calcext:value-type="float">
            <text:p>13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85" calcext:value-type="float">
            <text:p>13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86" calcext:value-type="float">
            <text:p>13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87" calcext:value-type="float">
            <text:p>13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88" calcext:value-type="float">
            <text:p>13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89" calcext:value-type="float">
            <text:p>13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90" calcext:value-type="float">
            <text:p>13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91" calcext:value-type="float">
            <text:p>13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92" calcext:value-type="float">
            <text:p>13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93" calcext:value-type="float">
            <text:p>13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94" calcext:value-type="float">
            <text:p>13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95" calcext:value-type="float">
            <text:p>13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96" calcext:value-type="float">
            <text:p>13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97" calcext:value-type="float">
            <text:p>13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98" calcext:value-type="float">
            <text:p>13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99" calcext:value-type="float">
            <text:p>13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01" calcext:value-type="float">
            <text:p>14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02" calcext:value-type="float">
            <text:p>14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03" calcext:value-type="float">
            <text:p>14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04" calcext:value-type="float">
            <text:p>14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05" calcext:value-type="float">
            <text:p>14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06" calcext:value-type="float">
            <text:p>14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07" calcext:value-type="float">
            <text:p>14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08" calcext:value-type="float">
            <text:p>14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09" calcext:value-type="float">
            <text:p>14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10" calcext:value-type="float">
            <text:p>14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11" calcext:value-type="float">
            <text:p>14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12" calcext:value-type="float">
            <text:p>14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13" calcext:value-type="float">
            <text:p>14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14" calcext:value-type="float">
            <text:p>14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15" calcext:value-type="float">
            <text:p>14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16" calcext:value-type="float">
            <text:p>14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17" calcext:value-type="float">
            <text:p>14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18" calcext:value-type="float">
            <text:p>14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19" calcext:value-type="float">
            <text:p>14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20" calcext:value-type="float">
            <text:p>14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21" calcext:value-type="float">
            <text:p>14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22" calcext:value-type="float">
            <text:p>14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23" calcext:value-type="float">
            <text:p>14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24" calcext:value-type="float">
            <text:p>14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25" calcext:value-type="float">
            <text:p>14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26" calcext:value-type="float">
            <text:p>14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27" calcext:value-type="float">
            <text:p>14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28" calcext:value-type="float">
            <text:p>14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29" calcext:value-type="float">
            <text:p>14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30" calcext:value-type="float">
            <text:p>14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31" calcext:value-type="float">
            <text:p>14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32" calcext:value-type="float">
            <text:p>14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33" calcext:value-type="float">
            <text:p>14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34" calcext:value-type="float">
            <text:p>14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35" calcext:value-type="float">
            <text:p>14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36" calcext:value-type="float">
            <text:p>14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37" calcext:value-type="float">
            <text:p>14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38" calcext:value-type="float">
            <text:p>14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39" calcext:value-type="float">
            <text:p>14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40" calcext:value-type="float">
            <text:p>14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41" calcext:value-type="float">
            <text:p>14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42" calcext:value-type="float">
            <text:p>14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43" calcext:value-type="float">
            <text:p>14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44" calcext:value-type="float">
            <text:p>14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45" calcext:value-type="float">
            <text:p>14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46" calcext:value-type="float">
            <text:p>14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47" calcext:value-type="float">
            <text:p>14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48" calcext:value-type="float">
            <text:p>14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49" calcext:value-type="float">
            <text:p>14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51" calcext:value-type="float">
            <text:p>14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52" calcext:value-type="float">
            <text:p>14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53" calcext:value-type="float">
            <text:p>14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54" calcext:value-type="float">
            <text:p>14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55" calcext:value-type="float">
            <text:p>14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56" calcext:value-type="float">
            <text:p>14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57" calcext:value-type="float">
            <text:p>14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58" calcext:value-type="float">
            <text:p>14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59" calcext:value-type="float">
            <text:p>14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60" calcext:value-type="float">
            <text:p>14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61" calcext:value-type="float">
            <text:p>14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62" calcext:value-type="float">
            <text:p>14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63" calcext:value-type="float">
            <text:p>14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64" calcext:value-type="float">
            <text:p>14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65" calcext:value-type="float">
            <text:p>14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66" calcext:value-type="float">
            <text:p>14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67" calcext:value-type="float">
            <text:p>14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68" calcext:value-type="float">
            <text:p>14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69" calcext:value-type="float">
            <text:p>14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70" calcext:value-type="float">
            <text:p>14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71" calcext:value-type="float">
            <text:p>14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72" calcext:value-type="float">
            <text:p>14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73" calcext:value-type="float">
            <text:p>14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74" calcext:value-type="float">
            <text:p>14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75" calcext:value-type="float">
            <text:p>14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76" calcext:value-type="float">
            <text:p>14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77" calcext:value-type="float">
            <text:p>14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78" calcext:value-type="float">
            <text:p>14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79" calcext:value-type="float">
            <text:p>14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80" calcext:value-type="float">
            <text:p>14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81" calcext:value-type="float">
            <text:p>14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82" calcext:value-type="float">
            <text:p>14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83" calcext:value-type="float">
            <text:p>14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84" calcext:value-type="float">
            <text:p>14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85" calcext:value-type="float">
            <text:p>14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86" calcext:value-type="float">
            <text:p>14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87" calcext:value-type="float">
            <text:p>14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88" calcext:value-type="float">
            <text:p>14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89" calcext:value-type="float">
            <text:p>14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90" calcext:value-type="float">
            <text:p>14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91" calcext:value-type="float">
            <text:p>14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92" calcext:value-type="float">
            <text:p>14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93" calcext:value-type="float">
            <text:p>14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94" calcext:value-type="float">
            <text:p>14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95" calcext:value-type="float">
            <text:p>14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96" calcext:value-type="float">
            <text:p>14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97" calcext:value-type="float">
            <text:p>14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98" calcext:value-type="float">
            <text:p>14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99" calcext:value-type="float">
            <text:p>14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01" calcext:value-type="float">
            <text:p>15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02" calcext:value-type="float">
            <text:p>15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03" calcext:value-type="float">
            <text:p>15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04" calcext:value-type="float">
            <text:p>15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05" calcext:value-type="float">
            <text:p>15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06" calcext:value-type="float">
            <text:p>15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07" calcext:value-type="float">
            <text:p>15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08" calcext:value-type="float">
            <text:p>15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09" calcext:value-type="float">
            <text:p>15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10" calcext:value-type="float">
            <text:p>15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11" calcext:value-type="float">
            <text:p>15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12" calcext:value-type="float">
            <text:p>15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13" calcext:value-type="float">
            <text:p>15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14" calcext:value-type="float">
            <text:p>15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15" calcext:value-type="float">
            <text:p>15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16" calcext:value-type="float">
            <text:p>15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17" calcext:value-type="float">
            <text:p>15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18" calcext:value-type="float">
            <text:p>15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19" calcext:value-type="float">
            <text:p>15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20" calcext:value-type="float">
            <text:p>15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21" calcext:value-type="float">
            <text:p>15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22" calcext:value-type="float">
            <text:p>15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23" calcext:value-type="float">
            <text:p>15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24" calcext:value-type="float">
            <text:p>15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25" calcext:value-type="float">
            <text:p>15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26" calcext:value-type="float">
            <text:p>15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27" calcext:value-type="float">
            <text:p>15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28" calcext:value-type="float">
            <text:p>15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29" calcext:value-type="float">
            <text:p>15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30" calcext:value-type="float">
            <text:p>15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31" calcext:value-type="float">
            <text:p>15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32" calcext:value-type="float">
            <text:p>15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33" calcext:value-type="float">
            <text:p>15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34" calcext:value-type="float">
            <text:p>15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35" calcext:value-type="float">
            <text:p>15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37" calcext:value-type="float">
            <text:p>15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38" calcext:value-type="float">
            <text:p>15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39" calcext:value-type="float">
            <text:p>15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40" calcext:value-type="float">
            <text:p>15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41" calcext:value-type="float">
            <text:p>15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42" calcext:value-type="float">
            <text:p>15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43" calcext:value-type="float">
            <text:p>15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44" calcext:value-type="float">
            <text:p>15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45" calcext:value-type="float">
            <text:p>15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46" calcext:value-type="float">
            <text:p>15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47" calcext:value-type="float">
            <text:p>15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48" calcext:value-type="float">
            <text:p>15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49" calcext:value-type="float">
            <text:p>15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50" calcext:value-type="float">
            <text:p>15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51" calcext:value-type="float">
            <text:p>15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52" calcext:value-type="float">
            <text:p>15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53" calcext:value-type="float">
            <text:p>15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54" calcext:value-type="float">
            <text:p>15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55" calcext:value-type="float">
            <text:p>15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56" calcext:value-type="float">
            <text:p>15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57" calcext:value-type="float">
            <text:p>15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58" calcext:value-type="float">
            <text:p>15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59" calcext:value-type="float">
            <text:p>15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60" calcext:value-type="float">
            <text:p>15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61" calcext:value-type="float">
            <text:p>15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62" calcext:value-type="float">
            <text:p>15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63" calcext:value-type="float">
            <text:p>15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64" calcext:value-type="float">
            <text:p>15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65" calcext:value-type="float">
            <text:p>15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66" calcext:value-type="float">
            <text:p>15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67" calcext:value-type="float">
            <text:p>15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68" calcext:value-type="float">
            <text:p>15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69" calcext:value-type="float">
            <text:p>15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70" calcext:value-type="float">
            <text:p>15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71" calcext:value-type="float">
            <text:p>15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72" calcext:value-type="float">
            <text:p>15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73" calcext:value-type="float">
            <text:p>15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74" calcext:value-type="float">
            <text:p>15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75" calcext:value-type="float">
            <text:p>15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76" calcext:value-type="float">
            <text:p>15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77" calcext:value-type="float">
            <text:p>15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78" calcext:value-type="float">
            <text:p>15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79" calcext:value-type="float">
            <text:p>15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80" calcext:value-type="float">
            <text:p>15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81" calcext:value-type="float">
            <text:p>15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82" calcext:value-type="float">
            <text:p>15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83" calcext:value-type="float">
            <text:p>15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84" calcext:value-type="float">
            <text:p>15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85" calcext:value-type="float">
            <text:p>15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86" calcext:value-type="float">
            <text:p>15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87" calcext:value-type="float">
            <text:p>15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88" calcext:value-type="float">
            <text:p>15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89" calcext:value-type="float">
            <text:p>15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90" calcext:value-type="float">
            <text:p>15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91" calcext:value-type="float">
            <text:p>15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92" calcext:value-type="float">
            <text:p>15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93" calcext:value-type="float">
            <text:p>15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94" calcext:value-type="float">
            <text:p>15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95" calcext:value-type="float">
            <text:p>15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96" calcext:value-type="float">
            <text:p>15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97" calcext:value-type="float">
            <text:p>15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98" calcext:value-type="float">
            <text:p>15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99" calcext:value-type="float">
            <text:p>15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01" calcext:value-type="float">
            <text:p>16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02" calcext:value-type="float">
            <text:p>16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03" calcext:value-type="float">
            <text:p>16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04" calcext:value-type="float">
            <text:p>16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05" calcext:value-type="float">
            <text:p>16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06" calcext:value-type="float">
            <text:p>16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07" calcext:value-type="float">
            <text:p>16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08" calcext:value-type="float">
            <text:p>16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09" calcext:value-type="float">
            <text:p>16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10" calcext:value-type="float">
            <text:p>16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11" calcext:value-type="float">
            <text:p>16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12" calcext:value-type="float">
            <text:p>16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13" calcext:value-type="float">
            <text:p>16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14" calcext:value-type="float">
            <text:p>16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15" calcext:value-type="float">
            <text:p>16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16" calcext:value-type="float">
            <text:p>16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17" calcext:value-type="float">
            <text:p>16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18" calcext:value-type="float">
            <text:p>16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19" calcext:value-type="float">
            <text:p>16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20" calcext:value-type="float">
            <text:p>16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21" calcext:value-type="float">
            <text:p>16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22" calcext:value-type="float">
            <text:p>16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23" calcext:value-type="float">
            <text:p>16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24" calcext:value-type="float">
            <text:p>16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25" calcext:value-type="float">
            <text:p>16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26" calcext:value-type="float">
            <text:p>16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27" calcext:value-type="float">
            <text:p>16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28" calcext:value-type="float">
            <text:p>16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29" calcext:value-type="float">
            <text:p>16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30" calcext:value-type="float">
            <text:p>16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31" calcext:value-type="float">
            <text:p>16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32" calcext:value-type="float">
            <text:p>16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33" calcext:value-type="float">
            <text:p>16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34" calcext:value-type="float">
            <text:p>16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35" calcext:value-type="float">
            <text:p>16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36" calcext:value-type="float">
            <text:p>16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37" calcext:value-type="float">
            <text:p>16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38" calcext:value-type="float">
            <text:p>16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39" calcext:value-type="float">
            <text:p>16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40" calcext:value-type="float">
            <text:p>16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41" calcext:value-type="float">
            <text:p>16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42" calcext:value-type="float">
            <text:p>16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43" calcext:value-type="float">
            <text:p>16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44" calcext:value-type="float">
            <text:p>16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45" calcext:value-type="float">
            <text:p>16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46" calcext:value-type="float">
            <text:p>16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47" calcext:value-type="float">
            <text:p>16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48" calcext:value-type="float">
            <text:p>16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49" calcext:value-type="float">
            <text:p>16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50" calcext:value-type="float">
            <text:p>16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51" calcext:value-type="float">
            <text:p>16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52" calcext:value-type="float">
            <text:p>16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53" calcext:value-type="float">
            <text:p>16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54" calcext:value-type="float">
            <text:p>16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55" calcext:value-type="float">
            <text:p>16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56" calcext:value-type="float">
            <text:p>16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57" calcext:value-type="float">
            <text:p>16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58" calcext:value-type="float">
            <text:p>16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59" calcext:value-type="float">
            <text:p>16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60" calcext:value-type="float">
            <text:p>16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61" calcext:value-type="float">
            <text:p>16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62" calcext:value-type="float">
            <text:p>16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63" calcext:value-type="float">
            <text:p>16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64" calcext:value-type="float">
            <text:p>16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65" calcext:value-type="float">
            <text:p>16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66" calcext:value-type="float">
            <text:p>16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67" calcext:value-type="float">
            <text:p>16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68" calcext:value-type="float">
            <text:p>16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69" calcext:value-type="float">
            <text:p>16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70" calcext:value-type="float">
            <text:p>16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71" calcext:value-type="float">
            <text:p>16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72" calcext:value-type="float">
            <text:p>16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73" calcext:value-type="float">
            <text:p>16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74" calcext:value-type="float">
            <text:p>16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75" calcext:value-type="float">
            <text:p>16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76" calcext:value-type="float">
            <text:p>16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77" calcext:value-type="float">
            <text:p>16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78" calcext:value-type="float">
            <text:p>16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79" calcext:value-type="float">
            <text:p>16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81" calcext:value-type="float">
            <text:p>16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82" calcext:value-type="float">
            <text:p>16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83" calcext:value-type="float">
            <text:p>16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84" calcext:value-type="float">
            <text:p>16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85" calcext:value-type="float">
            <text:p>16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86" calcext:value-type="float">
            <text:p>16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87" calcext:value-type="float">
            <text:p>16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88" calcext:value-type="float">
            <text:p>16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89" calcext:value-type="float">
            <text:p>16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90" calcext:value-type="float">
            <text:p>16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91" calcext:value-type="float">
            <text:p>16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92" calcext:value-type="float">
            <text:p>16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93" calcext:value-type="float">
            <text:p>16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94" calcext:value-type="float">
            <text:p>16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95" calcext:value-type="float">
            <text:p>16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96" calcext:value-type="float">
            <text:p>16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97" calcext:value-type="float">
            <text:p>16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98" calcext:value-type="float">
            <text:p>16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99" calcext:value-type="float">
            <text:p>16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01" calcext:value-type="float">
            <text:p>17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02" calcext:value-type="float">
            <text:p>17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03" calcext:value-type="float">
            <text:p>17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04" calcext:value-type="float">
            <text:p>17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05" calcext:value-type="float">
            <text:p>17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06" calcext:value-type="float">
            <text:p>17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07" calcext:value-type="float">
            <text:p>17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08" calcext:value-type="float">
            <text:p>17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09" calcext:value-type="float">
            <text:p>17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10" calcext:value-type="float">
            <text:p>17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11" calcext:value-type="float">
            <text:p>17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12" calcext:value-type="float">
            <text:p>17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13" calcext:value-type="float">
            <text:p>17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14" calcext:value-type="float">
            <text:p>17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15" calcext:value-type="float">
            <text:p>17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16" calcext:value-type="float">
            <text:p>17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17" calcext:value-type="float">
            <text:p>17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18" calcext:value-type="float">
            <text:p>17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19" calcext:value-type="float">
            <text:p>17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20" calcext:value-type="float">
            <text:p>17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21" calcext:value-type="float">
            <text:p>17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22" calcext:value-type="float">
            <text:p>17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23" calcext:value-type="float">
            <text:p>17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24" calcext:value-type="float">
            <text:p>17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25" calcext:value-type="float">
            <text:p>17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26" calcext:value-type="float">
            <text:p>17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27" calcext:value-type="float">
            <text:p>17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28" calcext:value-type="float">
            <text:p>17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29" calcext:value-type="float">
            <text:p>17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30" calcext:value-type="float">
            <text:p>17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31" calcext:value-type="float">
            <text:p>17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32" calcext:value-type="float">
            <text:p>17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33" calcext:value-type="float">
            <text:p>17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34" calcext:value-type="float">
            <text:p>17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35" calcext:value-type="float">
            <text:p>17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36" calcext:value-type="float">
            <text:p>17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37" calcext:value-type="float">
            <text:p>17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38" calcext:value-type="float">
            <text:p>17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39" calcext:value-type="float">
            <text:p>17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40" calcext:value-type="float">
            <text:p>17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41" calcext:value-type="float">
            <text:p>17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42" calcext:value-type="float">
            <text:p>17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43" calcext:value-type="float">
            <text:p>17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44" calcext:value-type="float">
            <text:p>17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45" calcext:value-type="float">
            <text:p>17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46" calcext:value-type="float">
            <text:p>17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47" calcext:value-type="float">
            <text:p>17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48" calcext:value-type="float">
            <text:p>17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49" calcext:value-type="float">
            <text:p>17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51" calcext:value-type="float">
            <text:p>17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52" calcext:value-type="float">
            <text:p>17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53" calcext:value-type="float">
            <text:p>17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54" calcext:value-type="float">
            <text:p>17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55" calcext:value-type="float">
            <text:p>17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56" calcext:value-type="float">
            <text:p>17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57" calcext:value-type="float">
            <text:p>17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58" calcext:value-type="float">
            <text:p>17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59" calcext:value-type="float">
            <text:p>17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60" calcext:value-type="float">
            <text:p>17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61" calcext:value-type="float">
            <text:p>17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62" calcext:value-type="float">
            <text:p>17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63" calcext:value-type="float">
            <text:p>17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64" calcext:value-type="float">
            <text:p>17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65" calcext:value-type="float">
            <text:p>17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66" calcext:value-type="float">
            <text:p>17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67" calcext:value-type="float">
            <text:p>17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68" calcext:value-type="float">
            <text:p>17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69" calcext:value-type="float">
            <text:p>17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0" calcext:value-type="float">
            <text:p>17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1" calcext:value-type="float">
            <text:p>17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2" calcext:value-type="float">
            <text:p>17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3" calcext:value-type="float">
            <text:p>17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4" calcext:value-type="float">
            <text:p>17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5" calcext:value-type="float">
            <text:p>17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6" calcext:value-type="float">
            <text:p>17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7" calcext:value-type="float">
            <text:p>17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8" calcext:value-type="float">
            <text:p>17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9" calcext:value-type="float">
            <text:p>17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80" calcext:value-type="float">
            <text:p>17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81" calcext:value-type="float">
            <text:p>17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82" calcext:value-type="float">
            <text:p>17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83" calcext:value-type="float">
            <text:p>17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84" calcext:value-type="float">
            <text:p>17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85" calcext:value-type="float">
            <text:p>17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86" calcext:value-type="float">
            <text:p>17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87" calcext:value-type="float">
            <text:p>17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88" calcext:value-type="float">
            <text:p>17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89" calcext:value-type="float">
            <text:p>17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90" calcext:value-type="float">
            <text:p>17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91" calcext:value-type="float">
            <text:p>17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92" calcext:value-type="float">
            <text:p>17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93" calcext:value-type="float">
            <text:p>17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94" calcext:value-type="float">
            <text:p>17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95" calcext:value-type="float">
            <text:p>17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96" calcext:value-type="float">
            <text:p>17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97" calcext:value-type="float">
            <text:p>17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98" calcext:value-type="float">
            <text:p>17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99" calcext:value-type="float">
            <text:p>17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01" calcext:value-type="float">
            <text:p>18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02" calcext:value-type="float">
            <text:p>18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03" calcext:value-type="float">
            <text:p>18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04" calcext:value-type="float">
            <text:p>18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05" calcext:value-type="float">
            <text:p>18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06" calcext:value-type="float">
            <text:p>18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07" calcext:value-type="float">
            <text:p>18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08" calcext:value-type="float">
            <text:p>18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09" calcext:value-type="float">
            <text:p>18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10" calcext:value-type="float">
            <text:p>18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11" calcext:value-type="float">
            <text:p>18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12" calcext:value-type="float">
            <text:p>18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13" calcext:value-type="float">
            <text:p>18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14" calcext:value-type="float">
            <text:p>18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15" calcext:value-type="float">
            <text:p>18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16" calcext:value-type="float">
            <text:p>18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17" calcext:value-type="float">
            <text:p>18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18" calcext:value-type="float">
            <text:p>18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19" calcext:value-type="float">
            <text:p>18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20" calcext:value-type="float">
            <text:p>18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21" calcext:value-type="float">
            <text:p>18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22" calcext:value-type="float">
            <text:p>18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23" calcext:value-type="float">
            <text:p>18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24" calcext:value-type="float">
            <text:p>18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25" calcext:value-type="float">
            <text:p>18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26" calcext:value-type="float">
            <text:p>18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27" calcext:value-type="float">
            <text:p>18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28" calcext:value-type="float">
            <text:p>18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29" calcext:value-type="float">
            <text:p>18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30" calcext:value-type="float">
            <text:p>18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31" calcext:value-type="float">
            <text:p>18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32" calcext:value-type="float">
            <text:p>18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33" calcext:value-type="float">
            <text:p>18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34" calcext:value-type="float">
            <text:p>18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35" calcext:value-type="float">
            <text:p>18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36" calcext:value-type="float">
            <text:p>18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37" calcext:value-type="float">
            <text:p>18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38" calcext:value-type="float">
            <text:p>18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39" calcext:value-type="float">
            <text:p>18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40" calcext:value-type="float">
            <text:p>18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41" calcext:value-type="float">
            <text:p>18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42" calcext:value-type="float">
            <text:p>18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43" calcext:value-type="float">
            <text:p>18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44" calcext:value-type="float">
            <text:p>18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45" calcext:value-type="float">
            <text:p>18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46" calcext:value-type="float">
            <text:p>18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47" calcext:value-type="float">
            <text:p>18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48" calcext:value-type="float">
            <text:p>18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49" calcext:value-type="float">
            <text:p>18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51" calcext:value-type="float">
            <text:p>18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52" calcext:value-type="float">
            <text:p>18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53" calcext:value-type="float">
            <text:p>18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54" calcext:value-type="float">
            <text:p>18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55" calcext:value-type="float">
            <text:p>18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56" calcext:value-type="float">
            <text:p>18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58" calcext:value-type="float">
            <text:p>18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59" calcext:value-type="float">
            <text:p>18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60" calcext:value-type="float">
            <text:p>18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61" calcext:value-type="float">
            <text:p>18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62" calcext:value-type="float">
            <text:p>18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63" calcext:value-type="float">
            <text:p>18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64" calcext:value-type="float">
            <text:p>18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65" calcext:value-type="float">
            <text:p>18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66" calcext:value-type="float">
            <text:p>18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67" calcext:value-type="float">
            <text:p>18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68" calcext:value-type="float">
            <text:p>18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69" calcext:value-type="float">
            <text:p>18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70" calcext:value-type="float">
            <text:p>18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71" calcext:value-type="float">
            <text:p>18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72" calcext:value-type="float">
            <text:p>18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73" calcext:value-type="float">
            <text:p>18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74" calcext:value-type="float">
            <text:p>18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75" calcext:value-type="float">
            <text:p>18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76" calcext:value-type="float">
            <text:p>18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77" calcext:value-type="float">
            <text:p>18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78" calcext:value-type="float">
            <text:p>18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79" calcext:value-type="float">
            <text:p>18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80" calcext:value-type="float">
            <text:p>18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81" calcext:value-type="float">
            <text:p>18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82" calcext:value-type="float">
            <text:p>18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83" calcext:value-type="float">
            <text:p>18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84" calcext:value-type="float">
            <text:p>18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85" calcext:value-type="float">
            <text:p>18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86" calcext:value-type="float">
            <text:p>18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87" calcext:value-type="float">
            <text:p>18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88" calcext:value-type="float">
            <text:p>18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89" calcext:value-type="float">
            <text:p>18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90" calcext:value-type="float">
            <text:p>18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91" calcext:value-type="float">
            <text:p>18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92" calcext:value-type="float">
            <text:p>18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93" calcext:value-type="float">
            <text:p>18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94" calcext:value-type="float">
            <text:p>18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95" calcext:value-type="float">
            <text:p>18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96" calcext:value-type="float">
            <text:p>18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97" calcext:value-type="float">
            <text:p>18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98" calcext:value-type="float">
            <text:p>18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99" calcext:value-type="float">
            <text:p>18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01" calcext:value-type="float">
            <text:p>19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02" calcext:value-type="float">
            <text:p>19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03" calcext:value-type="float">
            <text:p>19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04" calcext:value-type="float">
            <text:p>19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05" calcext:value-type="float">
            <text:p>19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06" calcext:value-type="float">
            <text:p>19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07" calcext:value-type="float">
            <text:p>19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08" calcext:value-type="float">
            <text:p>19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09" calcext:value-type="float">
            <text:p>19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10" calcext:value-type="float">
            <text:p>19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11" calcext:value-type="float">
            <text:p>19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12" calcext:value-type="float">
            <text:p>19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13" calcext:value-type="float">
            <text:p>19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14" calcext:value-type="float">
            <text:p>19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15" calcext:value-type="float">
            <text:p>19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16" calcext:value-type="float">
            <text:p>19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17" calcext:value-type="float">
            <text:p>19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18" calcext:value-type="float">
            <text:p>19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19" calcext:value-type="float">
            <text:p>19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20" calcext:value-type="float">
            <text:p>19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21" calcext:value-type="float">
            <text:p>19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22" calcext:value-type="float">
            <text:p>19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23" calcext:value-type="float">
            <text:p>19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24" calcext:value-type="float">
            <text:p>19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25" calcext:value-type="float">
            <text:p>19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26" calcext:value-type="float">
            <text:p>19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27" calcext:value-type="float">
            <text:p>19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28" calcext:value-type="float">
            <text:p>19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29" calcext:value-type="float">
            <text:p>19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30" calcext:value-type="float">
            <text:p>19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31" calcext:value-type="float">
            <text:p>19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32" calcext:value-type="float">
            <text:p>19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33" calcext:value-type="float">
            <text:p>19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34" calcext:value-type="float">
            <text:p>19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35" calcext:value-type="float">
            <text:p>19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36" calcext:value-type="float">
            <text:p>19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37" calcext:value-type="float">
            <text:p>19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38" calcext:value-type="float">
            <text:p>19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39" calcext:value-type="float">
            <text:p>19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40" calcext:value-type="float">
            <text:p>19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41" calcext:value-type="float">
            <text:p>19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42" calcext:value-type="float">
            <text:p>19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43" calcext:value-type="float">
            <text:p>19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44" calcext:value-type="float">
            <text:p>19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45" calcext:value-type="float">
            <text:p>19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46" calcext:value-type="float">
            <text:p>19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47" calcext:value-type="float">
            <text:p>19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48" calcext:value-type="float">
            <text:p>19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49" calcext:value-type="float">
            <text:p>19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50" calcext:value-type="float">
            <text:p>19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51" calcext:value-type="float">
            <text:p>19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52" calcext:value-type="float">
            <text:p>19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53" calcext:value-type="float">
            <text:p>19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54" calcext:value-type="float">
            <text:p>19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55" calcext:value-type="float">
            <text:p>19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56" calcext:value-type="float">
            <text:p>19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57" calcext:value-type="float">
            <text:p>19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58" calcext:value-type="float">
            <text:p>19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59" calcext:value-type="float">
            <text:p>19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60" calcext:value-type="float">
            <text:p>19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61" calcext:value-type="float">
            <text:p>19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62" calcext:value-type="float">
            <text:p>19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63" calcext:value-type="float">
            <text:p>19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64" calcext:value-type="float">
            <text:p>19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65" calcext:value-type="float">
            <text:p>19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66" calcext:value-type="float">
            <text:p>19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67" calcext:value-type="float">
            <text:p>19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68" calcext:value-type="float">
            <text:p>19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69" calcext:value-type="float">
            <text:p>19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70" calcext:value-type="float">
            <text:p>19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71" calcext:value-type="float">
            <text:p>19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72" calcext:value-type="float">
            <text:p>19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73" calcext:value-type="float">
            <text:p>19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74" calcext:value-type="float">
            <text:p>19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75" calcext:value-type="float">
            <text:p>19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76" calcext:value-type="float">
            <text:p>19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77" calcext:value-type="float">
            <text:p>19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78" calcext:value-type="float">
            <text:p>19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79" calcext:value-type="float">
            <text:p>19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80" calcext:value-type="float">
            <text:p>19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81" calcext:value-type="float">
            <text:p>19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82" calcext:value-type="float">
            <text:p>19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83" calcext:value-type="float">
            <text:p>19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84" calcext:value-type="float">
            <text:p>19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85" calcext:value-type="float">
            <text:p>19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86" calcext:value-type="float">
            <text:p>19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87" calcext:value-type="float">
            <text:p>19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88" calcext:value-type="float">
            <text:p>19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89" calcext:value-type="float">
            <text:p>19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90" calcext:value-type="float">
            <text:p>19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91" calcext:value-type="float">
            <text:p>19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92" calcext:value-type="float">
            <text:p>19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93" calcext:value-type="float">
            <text:p>19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94" calcext:value-type="float">
            <text:p>19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95" calcext:value-type="float">
            <text:p>19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96" calcext:value-type="float">
            <text:p>19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97" calcext:value-type="float">
            <text:p>19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99" calcext:value-type="float">
            <text:p>19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24" calcext:value-type="float">
            <text:p>20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26" calcext:value-type="float">
            <text:p>20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27" calcext:value-type="float">
            <text:p>20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28" calcext:value-type="float">
            <text:p>20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29" calcext:value-type="float">
            <text:p>20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30" calcext:value-type="float">
            <text:p>20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31" calcext:value-type="float">
            <text:p>20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32" calcext:value-type="float">
            <text:p>20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33" calcext:value-type="float">
            <text:p>20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34" calcext:value-type="float">
            <text:p>20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35" calcext:value-type="float">
            <text:p>20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36" calcext:value-type="float">
            <text:p>20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37" calcext:value-type="float">
            <text:p>20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38" calcext:value-type="float">
            <text:p>20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39" calcext:value-type="float">
            <text:p>20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40" calcext:value-type="float">
            <text:p>20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41" calcext:value-type="float">
            <text:p>20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42" calcext:value-type="float">
            <text:p>20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43" calcext:value-type="float">
            <text:p>20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44" calcext:value-type="float">
            <text:p>20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45" calcext:value-type="float">
            <text:p>20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46" calcext:value-type="float">
            <text:p>20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47" calcext:value-type="float">
            <text:p>20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49" calcext:value-type="float">
            <text:p>20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51" calcext:value-type="float">
            <text:p>20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52" calcext:value-type="float">
            <text:p>20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53" calcext:value-type="float">
            <text:p>20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54" calcext:value-type="float">
            <text:p>20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55" calcext:value-type="float">
            <text:p>20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56" calcext:value-type="float">
            <text:p>20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57" calcext:value-type="float">
            <text:p>20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58" calcext:value-type="float">
            <text:p>20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59" calcext:value-type="float">
            <text:p>20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60" calcext:value-type="float">
            <text:p>20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61" calcext:value-type="float">
            <text:p>20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62" calcext:value-type="float">
            <text:p>20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63" calcext:value-type="float">
            <text:p>20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64" calcext:value-type="float">
            <text:p>20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65" calcext:value-type="float">
            <text:p>20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66" calcext:value-type="float">
            <text:p>20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67" calcext:value-type="float">
            <text:p>20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68" calcext:value-type="float">
            <text:p>20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69" calcext:value-type="float">
            <text:p>20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70" calcext:value-type="float">
            <text:p>20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71" calcext:value-type="float">
            <text:p>20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72" calcext:value-type="float">
            <text:p>20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73" calcext:value-type="float">
            <text:p>20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74" calcext:value-type="float">
            <text:p>20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75" calcext:value-type="float">
            <text:p>20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76" calcext:value-type="float">
            <text:p>20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77" calcext:value-type="float">
            <text:p>20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78" calcext:value-type="float">
            <text:p>20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79" calcext:value-type="float">
            <text:p>20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80" calcext:value-type="float">
            <text:p>20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81" calcext:value-type="float">
            <text:p>20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82" calcext:value-type="float">
            <text:p>20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83" calcext:value-type="float">
            <text:p>20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84" calcext:value-type="float">
            <text:p>20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85" calcext:value-type="float">
            <text:p>20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86" calcext:value-type="float">
            <text:p>20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87" calcext:value-type="float">
            <text:p>20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88" calcext:value-type="float">
            <text:p>20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89" calcext:value-type="float">
            <text:p>20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90" calcext:value-type="float">
            <text:p>20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91" calcext:value-type="float">
            <text:p>20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92" calcext:value-type="float">
            <text:p>20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93" calcext:value-type="float">
            <text:p>20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94" calcext:value-type="float">
            <text:p>20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95" calcext:value-type="float">
            <text:p>20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96" calcext:value-type="float">
            <text:p>20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97" calcext:value-type="float">
            <text:p>20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98" calcext:value-type="float">
            <text:p>20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99" calcext:value-type="float">
            <text:p>20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01" calcext:value-type="float">
            <text:p>21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02" calcext:value-type="float">
            <text:p>21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03" calcext:value-type="float">
            <text:p>21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04" calcext:value-type="float">
            <text:p>21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05" calcext:value-type="float">
            <text:p>21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06" calcext:value-type="float">
            <text:p>21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07" calcext:value-type="float">
            <text:p>21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08" calcext:value-type="float">
            <text:p>21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09" calcext:value-type="float">
            <text:p>21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10" calcext:value-type="float">
            <text:p>21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11" calcext:value-type="float">
            <text:p>21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12" calcext:value-type="float">
            <text:p>21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13" calcext:value-type="float">
            <text:p>21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14" calcext:value-type="float">
            <text:p>21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15" calcext:value-type="float">
            <text:p>21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16" calcext:value-type="float">
            <text:p>21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17" calcext:value-type="float">
            <text:p>21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18" calcext:value-type="float">
            <text:p>21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19" calcext:value-type="float">
            <text:p>21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20" calcext:value-type="float">
            <text:p>21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21" calcext:value-type="float">
            <text:p>21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22" calcext:value-type="float">
            <text:p>21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23" calcext:value-type="float">
            <text:p>21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24" calcext:value-type="float">
            <text:p>21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25" calcext:value-type="float">
            <text:p>21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26" calcext:value-type="float">
            <text:p>21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27" calcext:value-type="float">
            <text:p>21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28" calcext:value-type="float">
            <text:p>21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29" calcext:value-type="float">
            <text:p>21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30" calcext:value-type="float">
            <text:p>21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31" calcext:value-type="float">
            <text:p>21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32" calcext:value-type="float">
            <text:p>21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33" calcext:value-type="float">
            <text:p>21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34" calcext:value-type="float">
            <text:p>21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35" calcext:value-type="float">
            <text:p>21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36" calcext:value-type="float">
            <text:p>21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37" calcext:value-type="float">
            <text:p>21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38" calcext:value-type="float">
            <text:p>21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39" calcext:value-type="float">
            <text:p>21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40" calcext:value-type="float">
            <text:p>21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41" calcext:value-type="float">
            <text:p>21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42" calcext:value-type="float">
            <text:p>21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43" calcext:value-type="float">
            <text:p>21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44" calcext:value-type="float">
            <text:p>21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45" calcext:value-type="float">
            <text:p>21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46" calcext:value-type="float">
            <text:p>21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47" calcext:value-type="float">
            <text:p>21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48" calcext:value-type="float">
            <text:p>21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49" calcext:value-type="float">
            <text:p>21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50" calcext:value-type="float">
            <text:p>21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51" calcext:value-type="float">
            <text:p>21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52" calcext:value-type="float">
            <text:p>21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53" calcext:value-type="float">
            <text:p>21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54" calcext:value-type="float">
            <text:p>21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55" calcext:value-type="float">
            <text:p>21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56" calcext:value-type="float">
            <text:p>21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57" calcext:value-type="float">
            <text:p>21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58" calcext:value-type="float">
            <text:p>21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59" calcext:value-type="float">
            <text:p>21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60" calcext:value-type="float">
            <text:p>21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61" calcext:value-type="float">
            <text:p>21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62" calcext:value-type="float">
            <text:p>21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63" calcext:value-type="float">
            <text:p>21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64" calcext:value-type="float">
            <text:p>21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65" calcext:value-type="float">
            <text:p>21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66" calcext:value-type="float">
            <text:p>21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67" calcext:value-type="float">
            <text:p>21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68" calcext:value-type="float">
            <text:p>21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69" calcext:value-type="float">
            <text:p>21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70" calcext:value-type="float">
            <text:p>21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71" calcext:value-type="float">
            <text:p>21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72" calcext:value-type="float">
            <text:p>21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73" calcext:value-type="float">
            <text:p>21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74" calcext:value-type="float">
            <text:p>21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75" calcext:value-type="float">
            <text:p>21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76" calcext:value-type="float">
            <text:p>21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77" calcext:value-type="float">
            <text:p>21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78" calcext:value-type="float">
            <text:p>21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79" calcext:value-type="float">
            <text:p>21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80" calcext:value-type="float">
            <text:p>21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81" calcext:value-type="float">
            <text:p>21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82" calcext:value-type="float">
            <text:p>21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83" calcext:value-type="float">
            <text:p>21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84" calcext:value-type="float">
            <text:p>21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85" calcext:value-type="float">
            <text:p>21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86" calcext:value-type="float">
            <text:p>21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87" calcext:value-type="float">
            <text:p>21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88" calcext:value-type="float">
            <text:p>21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89" calcext:value-type="float">
            <text:p>21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90" calcext:value-type="float">
            <text:p>21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91" calcext:value-type="float">
            <text:p>21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92" calcext:value-type="float">
            <text:p>21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93" calcext:value-type="float">
            <text:p>21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94" calcext:value-type="float">
            <text:p>21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95" calcext:value-type="float">
            <text:p>21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96" calcext:value-type="float">
            <text:p>21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97" calcext:value-type="float">
            <text:p>21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98" calcext:value-type="float">
            <text:p>21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99" calcext:value-type="float">
            <text:p>21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01" calcext:value-type="float">
            <text:p>22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02" calcext:value-type="float">
            <text:p>22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03" calcext:value-type="float">
            <text:p>22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04" calcext:value-type="float">
            <text:p>22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05" calcext:value-type="float">
            <text:p>22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06" calcext:value-type="float">
            <text:p>22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07" calcext:value-type="float">
            <text:p>22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08" calcext:value-type="float">
            <text:p>22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09" calcext:value-type="float">
            <text:p>22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10" calcext:value-type="float">
            <text:p>22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11" calcext:value-type="float">
            <text:p>22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12" calcext:value-type="float">
            <text:p>22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13" calcext:value-type="float">
            <text:p>22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14" calcext:value-type="float">
            <text:p>22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15" calcext:value-type="float">
            <text:p>22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16" calcext:value-type="float">
            <text:p>22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17" calcext:value-type="float">
            <text:p>22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18" calcext:value-type="float">
            <text:p>22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19" calcext:value-type="float">
            <text:p>22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20" calcext:value-type="float">
            <text:p>22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21" calcext:value-type="float">
            <text:p>22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22" calcext:value-type="float">
            <text:p>22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23" calcext:value-type="float">
            <text:p>22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24" calcext:value-type="float">
            <text:p>22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25" calcext:value-type="float">
            <text:p>22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26" calcext:value-type="float">
            <text:p>22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27" calcext:value-type="float">
            <text:p>22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28" calcext:value-type="float">
            <text:p>22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29" calcext:value-type="float">
            <text:p>22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30" calcext:value-type="float">
            <text:p>22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31" calcext:value-type="float">
            <text:p>22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32" calcext:value-type="float">
            <text:p>22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33" calcext:value-type="float">
            <text:p>22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34" calcext:value-type="float">
            <text:p>22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35" calcext:value-type="float">
            <text:p>22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36" calcext:value-type="float">
            <text:p>22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37" calcext:value-type="float">
            <text:p>22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38" calcext:value-type="float">
            <text:p>22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39" calcext:value-type="float">
            <text:p>22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0" calcext:value-type="float">
            <text:p>22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1" calcext:value-type="float">
            <text:p>22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2" calcext:value-type="float">
            <text:p>22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3" calcext:value-type="float">
            <text:p>22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4" calcext:value-type="float">
            <text:p>22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5" calcext:value-type="float">
            <text:p>22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6" calcext:value-type="float">
            <text:p>22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7" calcext:value-type="float">
            <text:p>22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8" calcext:value-type="float">
            <text:p>22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9" calcext:value-type="float">
            <text:p>22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51" calcext:value-type="float">
            <text:p>22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52" calcext:value-type="float">
            <text:p>22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53" calcext:value-type="float">
            <text:p>22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54" calcext:value-type="float">
            <text:p>22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55" calcext:value-type="float">
            <text:p>22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56" calcext:value-type="float">
            <text:p>22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57" calcext:value-type="float">
            <text:p>22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58" calcext:value-type="float">
            <text:p>22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59" calcext:value-type="float">
            <text:p>22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60" calcext:value-type="float">
            <text:p>22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61" calcext:value-type="float">
            <text:p>22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62" calcext:value-type="float">
            <text:p>22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63" calcext:value-type="float">
            <text:p>22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64" calcext:value-type="float">
            <text:p>22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65" calcext:value-type="float">
            <text:p>22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66" calcext:value-type="float">
            <text:p>22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67" calcext:value-type="float">
            <text:p>22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68" calcext:value-type="float">
            <text:p>22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69" calcext:value-type="float">
            <text:p>22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70" calcext:value-type="float">
            <text:p>22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71" calcext:value-type="float">
            <text:p>22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72" calcext:value-type="float">
            <text:p>22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73" calcext:value-type="float">
            <text:p>22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74" calcext:value-type="float">
            <text:p>22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75" calcext:value-type="float">
            <text:p>22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76" calcext:value-type="float">
            <text:p>22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77" calcext:value-type="float">
            <text:p>22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78" calcext:value-type="float">
            <text:p>22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79" calcext:value-type="float">
            <text:p>22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80" calcext:value-type="float">
            <text:p>22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81" calcext:value-type="float">
            <text:p>22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82" calcext:value-type="float">
            <text:p>22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83" calcext:value-type="float">
            <text:p>22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84" calcext:value-type="float">
            <text:p>22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85" calcext:value-type="float">
            <text:p>22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86" calcext:value-type="float">
            <text:p>22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87" calcext:value-type="float">
            <text:p>22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88" calcext:value-type="float">
            <text:p>22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89" calcext:value-type="float">
            <text:p>22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90" calcext:value-type="float">
            <text:p>22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91" calcext:value-type="float">
            <text:p>22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92" calcext:value-type="float">
            <text:p>22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93" calcext:value-type="float">
            <text:p>22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94" calcext:value-type="float">
            <text:p>22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95" calcext:value-type="float">
            <text:p>22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96" calcext:value-type="float">
            <text:p>22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97" calcext:value-type="float">
            <text:p>22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98" calcext:value-type="float">
            <text:p>22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99" calcext:value-type="float">
            <text:p>22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00" calcext:value-type="float">
            <text:p>23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01" calcext:value-type="float">
            <text:p>23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02" calcext:value-type="float">
            <text:p>23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03" calcext:value-type="float">
            <text:p>23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04" calcext:value-type="float">
            <text:p>23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05" calcext:value-type="float">
            <text:p>23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06" calcext:value-type="float">
            <text:p>23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07" calcext:value-type="float">
            <text:p>23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08" calcext:value-type="float">
            <text:p>23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09" calcext:value-type="float">
            <text:p>23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10" calcext:value-type="float">
            <text:p>23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11" calcext:value-type="float">
            <text:p>23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12" calcext:value-type="float">
            <text:p>23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13" calcext:value-type="float">
            <text:p>23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14" calcext:value-type="float">
            <text:p>23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15" calcext:value-type="float">
            <text:p>23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16" calcext:value-type="float">
            <text:p>23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17" calcext:value-type="float">
            <text:p>23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18" calcext:value-type="float">
            <text:p>23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19" calcext:value-type="float">
            <text:p>23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20" calcext:value-type="float">
            <text:p>23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21" calcext:value-type="float">
            <text:p>23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22" calcext:value-type="float">
            <text:p>23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23" calcext:value-type="float">
            <text:p>23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24" calcext:value-type="float">
            <text:p>23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25" calcext:value-type="float">
            <text:p>23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26" calcext:value-type="float">
            <text:p>23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27" calcext:value-type="float">
            <text:p>23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28" calcext:value-type="float">
            <text:p>23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29" calcext:value-type="float">
            <text:p>23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30" calcext:value-type="float">
            <text:p>23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31" calcext:value-type="float">
            <text:p>23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32" calcext:value-type="float">
            <text:p>23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33" calcext:value-type="float">
            <text:p>23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34" calcext:value-type="float">
            <text:p>23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35" calcext:value-type="float">
            <text:p>23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36" calcext:value-type="float">
            <text:p>23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37" calcext:value-type="float">
            <text:p>23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38" calcext:value-type="float">
            <text:p>23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39" calcext:value-type="float">
            <text:p>23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40" calcext:value-type="float">
            <text:p>23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41" calcext:value-type="float">
            <text:p>23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42" calcext:value-type="float">
            <text:p>23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43" calcext:value-type="float">
            <text:p>23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44" calcext:value-type="float">
            <text:p>23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45" calcext:value-type="float">
            <text:p>23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46" calcext:value-type="float">
            <text:p>23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47" calcext:value-type="float">
            <text:p>23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48" calcext:value-type="float">
            <text:p>23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49" calcext:value-type="float">
            <text:p>23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50" calcext:value-type="float">
            <text:p>23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51" calcext:value-type="float">
            <text:p>23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52" calcext:value-type="float">
            <text:p>23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53" calcext:value-type="float">
            <text:p>23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54" calcext:value-type="float">
            <text:p>23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55" calcext:value-type="float">
            <text:p>23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56" calcext:value-type="float">
            <text:p>23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57" calcext:value-type="float">
            <text:p>23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58" calcext:value-type="float">
            <text:p>23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59" calcext:value-type="float">
            <text:p>23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60" calcext:value-type="float">
            <text:p>23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61" calcext:value-type="float">
            <text:p>23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62" calcext:value-type="float">
            <text:p>23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63" calcext:value-type="float">
            <text:p>23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64" calcext:value-type="float">
            <text:p>23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65" calcext:value-type="float">
            <text:p>23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66" calcext:value-type="float">
            <text:p>23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67" calcext:value-type="float">
            <text:p>23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68" calcext:value-type="float">
            <text:p>23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69" calcext:value-type="float">
            <text:p>23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70" calcext:value-type="float">
            <text:p>23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71" calcext:value-type="float">
            <text:p>23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72" calcext:value-type="float">
            <text:p>23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73" calcext:value-type="float">
            <text:p>23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74" calcext:value-type="float">
            <text:p>23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75" calcext:value-type="float">
            <text:p>23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76" calcext:value-type="float">
            <text:p>23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77" calcext:value-type="float">
            <text:p>23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78" calcext:value-type="float">
            <text:p>23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79" calcext:value-type="float">
            <text:p>23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80" calcext:value-type="float">
            <text:p>23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81" calcext:value-type="float">
            <text:p>23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82" calcext:value-type="float">
            <text:p>23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83" calcext:value-type="float">
            <text:p>23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84" calcext:value-type="float">
            <text:p>23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85" calcext:value-type="float">
            <text:p>23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86" calcext:value-type="float">
            <text:p>23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87" calcext:value-type="float">
            <text:p>23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88" calcext:value-type="float">
            <text:p>23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89" calcext:value-type="float">
            <text:p>23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90" calcext:value-type="float">
            <text:p>23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91" calcext:value-type="float">
            <text:p>23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92" calcext:value-type="float">
            <text:p>23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93" calcext:value-type="float">
            <text:p>23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94" calcext:value-type="float">
            <text:p>23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95" calcext:value-type="float">
            <text:p>23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96" calcext:value-type="float">
            <text:p>23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97" calcext:value-type="float">
            <text:p>23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98" calcext:value-type="float">
            <text:p>23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99" calcext:value-type="float">
            <text:p>23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01" calcext:value-type="float">
            <text:p>24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02" calcext:value-type="float">
            <text:p>24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03" calcext:value-type="float">
            <text:p>24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04" calcext:value-type="float">
            <text:p>24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05" calcext:value-type="float">
            <text:p>24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06" calcext:value-type="float">
            <text:p>24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07" calcext:value-type="float">
            <text:p>24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08" calcext:value-type="float">
            <text:p>24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09" calcext:value-type="float">
            <text:p>24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10" calcext:value-type="float">
            <text:p>24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11" calcext:value-type="float">
            <text:p>24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12" calcext:value-type="float">
            <text:p>24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13" calcext:value-type="float">
            <text:p>24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14" calcext:value-type="float">
            <text:p>24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15" calcext:value-type="float">
            <text:p>24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16" calcext:value-type="float">
            <text:p>24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17" calcext:value-type="float">
            <text:p>24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18" calcext:value-type="float">
            <text:p>24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19" calcext:value-type="float">
            <text:p>24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20" calcext:value-type="float">
            <text:p>24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21" calcext:value-type="float">
            <text:p>24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22" calcext:value-type="float">
            <text:p>24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23" calcext:value-type="float">
            <text:p>24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24" calcext:value-type="float">
            <text:p>24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25" calcext:value-type="float">
            <text:p>24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26" calcext:value-type="float">
            <text:p>24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27" calcext:value-type="float">
            <text:p>24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28" calcext:value-type="float">
            <text:p>24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29" calcext:value-type="float">
            <text:p>24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30" calcext:value-type="float">
            <text:p>24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31" calcext:value-type="float">
            <text:p>24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32" calcext:value-type="float">
            <text:p>24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33" calcext:value-type="float">
            <text:p>24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34" calcext:value-type="float">
            <text:p>24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35" calcext:value-type="float">
            <text:p>24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36" calcext:value-type="float">
            <text:p>24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37" calcext:value-type="float">
            <text:p>24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38" calcext:value-type="float">
            <text:p>24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39" calcext:value-type="float">
            <text:p>24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40" calcext:value-type="float">
            <text:p>24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41" calcext:value-type="float">
            <text:p>24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42" calcext:value-type="float">
            <text:p>24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43" calcext:value-type="float">
            <text:p>24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44" calcext:value-type="float">
            <text:p>24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45" calcext:value-type="float">
            <text:p>24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46" calcext:value-type="float">
            <text:p>24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47" calcext:value-type="float">
            <text:p>24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48" calcext:value-type="float">
            <text:p>24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49" calcext:value-type="float">
            <text:p>24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50" calcext:value-type="float">
            <text:p>24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51" calcext:value-type="float">
            <text:p>24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52" calcext:value-type="float">
            <text:p>24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53" calcext:value-type="float">
            <text:p>24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54" calcext:value-type="float">
            <text:p>24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55" calcext:value-type="float">
            <text:p>24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56" calcext:value-type="float">
            <text:p>24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57" calcext:value-type="float">
            <text:p>24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58" calcext:value-type="float">
            <text:p>24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59" calcext:value-type="float">
            <text:p>24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60" calcext:value-type="float">
            <text:p>24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61" calcext:value-type="float">
            <text:p>24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62" calcext:value-type="float">
            <text:p>24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63" calcext:value-type="float">
            <text:p>24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64" calcext:value-type="float">
            <text:p>24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65" calcext:value-type="float">
            <text:p>24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66" calcext:value-type="float">
            <text:p>24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67" calcext:value-type="float">
            <text:p>24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68" calcext:value-type="float">
            <text:p>24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69" calcext:value-type="float">
            <text:p>24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70" calcext:value-type="float">
            <text:p>24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71" calcext:value-type="float">
            <text:p>24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72" calcext:value-type="float">
            <text:p>24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73" calcext:value-type="float">
            <text:p>24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74" calcext:value-type="float">
            <text:p>24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75" calcext:value-type="float">
            <text:p>24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76" calcext:value-type="float">
            <text:p>24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77" calcext:value-type="float">
            <text:p>24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78" calcext:value-type="float">
            <text:p>24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79" calcext:value-type="float">
            <text:p>24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80" calcext:value-type="float">
            <text:p>24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81" calcext:value-type="float">
            <text:p>24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82" calcext:value-type="float">
            <text:p>24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83" calcext:value-type="float">
            <text:p>24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84" calcext:value-type="float">
            <text:p>24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85" calcext:value-type="float">
            <text:p>24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86" calcext:value-type="float">
            <text:p>24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87" calcext:value-type="float">
            <text:p>24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88" calcext:value-type="float">
            <text:p>24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89" calcext:value-type="float">
            <text:p>24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90" calcext:value-type="float">
            <text:p>24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91" calcext:value-type="float">
            <text:p>24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92" calcext:value-type="float">
            <text:p>24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93" calcext:value-type="float">
            <text:p>24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94" calcext:value-type="float">
            <text:p>24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95" calcext:value-type="float">
            <text:p>24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96" calcext:value-type="float">
            <text:p>24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97" calcext:value-type="float">
            <text:p>24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98" calcext:value-type="float">
            <text:p>24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99" calcext:value-type="float">
            <text:p>24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01" calcext:value-type="float">
            <text:p>25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02" calcext:value-type="float">
            <text:p>25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03" calcext:value-type="float">
            <text:p>25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04" calcext:value-type="float">
            <text:p>25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05" calcext:value-type="float">
            <text:p>25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06" calcext:value-type="float">
            <text:p>25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07" calcext:value-type="float">
            <text:p>25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08" calcext:value-type="float">
            <text:p>25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09" calcext:value-type="float">
            <text:p>25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10" calcext:value-type="float">
            <text:p>25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11" calcext:value-type="float">
            <text:p>25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12" calcext:value-type="float">
            <text:p>25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13" calcext:value-type="float">
            <text:p>25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14" calcext:value-type="float">
            <text:p>25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15" calcext:value-type="float">
            <text:p>25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16" calcext:value-type="float">
            <text:p>25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17" calcext:value-type="float">
            <text:p>25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18" calcext:value-type="float">
            <text:p>25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19" calcext:value-type="float">
            <text:p>25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20" calcext:value-type="float">
            <text:p>25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21" calcext:value-type="float">
            <text:p>25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22" calcext:value-type="float">
            <text:p>25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23" calcext:value-type="float">
            <text:p>25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24" calcext:value-type="float">
            <text:p>25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25" calcext:value-type="float">
            <text:p>25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26" calcext:value-type="float">
            <text:p>25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27" calcext:value-type="float">
            <text:p>25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28" calcext:value-type="float">
            <text:p>25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29" calcext:value-type="float">
            <text:p>25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30" calcext:value-type="float">
            <text:p>25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31" calcext:value-type="float">
            <text:p>25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32" calcext:value-type="float">
            <text:p>25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33" calcext:value-type="float">
            <text:p>25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34" calcext:value-type="float">
            <text:p>25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35" calcext:value-type="float">
            <text:p>25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36" calcext:value-type="float">
            <text:p>25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37" calcext:value-type="float">
            <text:p>25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38" calcext:value-type="float">
            <text:p>25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39" calcext:value-type="float">
            <text:p>25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40" calcext:value-type="float">
            <text:p>25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41" calcext:value-type="float">
            <text:p>25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42" calcext:value-type="float">
            <text:p>25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43" calcext:value-type="float">
            <text:p>25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44" calcext:value-type="float">
            <text:p>25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45" calcext:value-type="float">
            <text:p>25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46" calcext:value-type="float">
            <text:p>25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47" calcext:value-type="float">
            <text:p>25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48" calcext:value-type="float">
            <text:p>25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49" calcext:value-type="float">
            <text:p>25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51" calcext:value-type="float">
            <text:p>25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52" calcext:value-type="float">
            <text:p>25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53" calcext:value-type="float">
            <text:p>25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54" calcext:value-type="float">
            <text:p>25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55" calcext:value-type="float">
            <text:p>25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56" calcext:value-type="float">
            <text:p>25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57" calcext:value-type="float">
            <text:p>25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58" calcext:value-type="float">
            <text:p>25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59" calcext:value-type="float">
            <text:p>25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60" calcext:value-type="float">
            <text:p>25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61" calcext:value-type="float">
            <text:p>25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62" calcext:value-type="float">
            <text:p>25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63" calcext:value-type="float">
            <text:p>25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64" calcext:value-type="float">
            <text:p>25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65" calcext:value-type="float">
            <text:p>25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66" calcext:value-type="float">
            <text:p>25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67" calcext:value-type="float">
            <text:p>25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68" calcext:value-type="float">
            <text:p>25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69" calcext:value-type="float">
            <text:p>25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70" calcext:value-type="float">
            <text:p>25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71" calcext:value-type="float">
            <text:p>25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72" calcext:value-type="float">
            <text:p>25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73" calcext:value-type="float">
            <text:p>25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74" calcext:value-type="float">
            <text:p>25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75" calcext:value-type="float">
            <text:p>25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76" calcext:value-type="float">
            <text:p>25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77" calcext:value-type="float">
            <text:p>25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78" calcext:value-type="float">
            <text:p>25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79" calcext:value-type="float">
            <text:p>25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80" calcext:value-type="float">
            <text:p>25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81" calcext:value-type="float">
            <text:p>25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82" calcext:value-type="float">
            <text:p>25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83" calcext:value-type="float">
            <text:p>25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84" calcext:value-type="float">
            <text:p>25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85" calcext:value-type="float">
            <text:p>25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86" calcext:value-type="float">
            <text:p>25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87" calcext:value-type="float">
            <text:p>25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88" calcext:value-type="float">
            <text:p>25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89" calcext:value-type="float">
            <text:p>25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90" calcext:value-type="float">
            <text:p>25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91" calcext:value-type="float">
            <text:p>25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92" calcext:value-type="float">
            <text:p>25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93" calcext:value-type="float">
            <text:p>25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94" calcext:value-type="float">
            <text:p>25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95" calcext:value-type="float">
            <text:p>25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96" calcext:value-type="float">
            <text:p>25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97" calcext:value-type="float">
            <text:p>25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98" calcext:value-type="float">
            <text:p>25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99" calcext:value-type="float">
            <text:p>25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01" calcext:value-type="float">
            <text:p>26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02" calcext:value-type="float">
            <text:p>26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03" calcext:value-type="float">
            <text:p>26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04" calcext:value-type="float">
            <text:p>26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05" calcext:value-type="float">
            <text:p>26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06" calcext:value-type="float">
            <text:p>26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07" calcext:value-type="float">
            <text:p>26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08" calcext:value-type="float">
            <text:p>26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09" calcext:value-type="float">
            <text:p>26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10" calcext:value-type="float">
            <text:p>26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11" calcext:value-type="float">
            <text:p>26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12" calcext:value-type="float">
            <text:p>26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13" calcext:value-type="float">
            <text:p>26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14" calcext:value-type="float">
            <text:p>26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15" calcext:value-type="float">
            <text:p>26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16" calcext:value-type="float">
            <text:p>26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17" calcext:value-type="float">
            <text:p>26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18" calcext:value-type="float">
            <text:p>26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19" calcext:value-type="float">
            <text:p>26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20" calcext:value-type="float">
            <text:p>26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21" calcext:value-type="float">
            <text:p>26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22" calcext:value-type="float">
            <text:p>26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23" calcext:value-type="float">
            <text:p>26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24" calcext:value-type="float">
            <text:p>26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25" calcext:value-type="float">
            <text:p>26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26" calcext:value-type="float">
            <text:p>26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27" calcext:value-type="float">
            <text:p>26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28" calcext:value-type="float">
            <text:p>26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29" calcext:value-type="float">
            <text:p>26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30" calcext:value-type="float">
            <text:p>26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31" calcext:value-type="float">
            <text:p>26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32" calcext:value-type="float">
            <text:p>26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33" calcext:value-type="float">
            <text:p>26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34" calcext:value-type="float">
            <text:p>26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35" calcext:value-type="float">
            <text:p>26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36" calcext:value-type="float">
            <text:p>26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37" calcext:value-type="float">
            <text:p>26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38" calcext:value-type="float">
            <text:p>26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39" calcext:value-type="float">
            <text:p>26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40" calcext:value-type="float">
            <text:p>26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41" calcext:value-type="float">
            <text:p>26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42" calcext:value-type="float">
            <text:p>26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43" calcext:value-type="float">
            <text:p>26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44" calcext:value-type="float">
            <text:p>26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45" calcext:value-type="float">
            <text:p>26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46" calcext:value-type="float">
            <text:p>26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47" calcext:value-type="float">
            <text:p>26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48" calcext:value-type="float">
            <text:p>26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49" calcext:value-type="float">
            <text:p>26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50" calcext:value-type="float">
            <text:p>26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51" calcext:value-type="float">
            <text:p>26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52" calcext:value-type="float">
            <text:p>26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53" calcext:value-type="float">
            <text:p>26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54" calcext:value-type="float">
            <text:p>26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55" calcext:value-type="float">
            <text:p>26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56" calcext:value-type="float">
            <text:p>26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57" calcext:value-type="float">
            <text:p>26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58" calcext:value-type="float">
            <text:p>26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59" calcext:value-type="float">
            <text:p>26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60" calcext:value-type="float">
            <text:p>26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61" calcext:value-type="float">
            <text:p>26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62" calcext:value-type="float">
            <text:p>26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63" calcext:value-type="float">
            <text:p>26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64" calcext:value-type="float">
            <text:p>26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65" calcext:value-type="float">
            <text:p>26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66" calcext:value-type="float">
            <text:p>26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67" calcext:value-type="float">
            <text:p>26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68" calcext:value-type="float">
            <text:p>26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69" calcext:value-type="float">
            <text:p>26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70" calcext:value-type="float">
            <text:p>26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71" calcext:value-type="float">
            <text:p>26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72" calcext:value-type="float">
            <text:p>26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73" calcext:value-type="float">
            <text:p>26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74" calcext:value-type="float">
            <text:p>26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75" calcext:value-type="float">
            <text:p>26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76" calcext:value-type="float">
            <text:p>26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77" calcext:value-type="float">
            <text:p>26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78" calcext:value-type="float">
            <text:p>26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79" calcext:value-type="float">
            <text:p>26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80" calcext:value-type="float">
            <text:p>26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81" calcext:value-type="float">
            <text:p>26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82" calcext:value-type="float">
            <text:p>26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83" calcext:value-type="float">
            <text:p>26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84" calcext:value-type="float">
            <text:p>26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85" calcext:value-type="float">
            <text:p>26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86" calcext:value-type="float">
            <text:p>26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87" calcext:value-type="float">
            <text:p>26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88" calcext:value-type="float">
            <text:p>26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89" calcext:value-type="float">
            <text:p>26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90" calcext:value-type="float">
            <text:p>26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91" calcext:value-type="float">
            <text:p>26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92" calcext:value-type="float">
            <text:p>26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93" calcext:value-type="float">
            <text:p>26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94" calcext:value-type="float">
            <text:p>26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95" calcext:value-type="float">
            <text:p>26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96" calcext:value-type="float">
            <text:p>26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97" calcext:value-type="float">
            <text:p>26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98" calcext:value-type="float">
            <text:p>26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99" calcext:value-type="float">
            <text:p>26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01" calcext:value-type="float">
            <text:p>27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02" calcext:value-type="float">
            <text:p>27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03" calcext:value-type="float">
            <text:p>27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04" calcext:value-type="float">
            <text:p>27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05" calcext:value-type="float">
            <text:p>27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06" calcext:value-type="float">
            <text:p>27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07" calcext:value-type="float">
            <text:p>27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08" calcext:value-type="float">
            <text:p>27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09" calcext:value-type="float">
            <text:p>27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10" calcext:value-type="float">
            <text:p>27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11" calcext:value-type="float">
            <text:p>27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12" calcext:value-type="float">
            <text:p>27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13" calcext:value-type="float">
            <text:p>27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14" calcext:value-type="float">
            <text:p>27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15" calcext:value-type="float">
            <text:p>27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16" calcext:value-type="float">
            <text:p>27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17" calcext:value-type="float">
            <text:p>27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18" calcext:value-type="float">
            <text:p>27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19" calcext:value-type="float">
            <text:p>27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20" calcext:value-type="float">
            <text:p>27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21" calcext:value-type="float">
            <text:p>27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22" calcext:value-type="float">
            <text:p>27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23" calcext:value-type="float">
            <text:p>27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24" calcext:value-type="float">
            <text:p>27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25" calcext:value-type="float">
            <text:p>27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26" calcext:value-type="float">
            <text:p>27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27" calcext:value-type="float">
            <text:p>27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28" calcext:value-type="float">
            <text:p>27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29" calcext:value-type="float">
            <text:p>27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30" calcext:value-type="float">
            <text:p>27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31" calcext:value-type="float">
            <text:p>27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32" calcext:value-type="float">
            <text:p>27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33" calcext:value-type="float">
            <text:p>27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34" calcext:value-type="float">
            <text:p>27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35" calcext:value-type="float">
            <text:p>27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36" calcext:value-type="float">
            <text:p>27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37" calcext:value-type="float">
            <text:p>27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38" calcext:value-type="float">
            <text:p>27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39" calcext:value-type="float">
            <text:p>27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40" calcext:value-type="float">
            <text:p>27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41" calcext:value-type="float">
            <text:p>27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42" calcext:value-type="float">
            <text:p>27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43" calcext:value-type="float">
            <text:p>27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44" calcext:value-type="float">
            <text:p>27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45" calcext:value-type="float">
            <text:p>27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46" calcext:value-type="float">
            <text:p>27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47" calcext:value-type="float">
            <text:p>27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48" calcext:value-type="float">
            <text:p>27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49" calcext:value-type="float">
            <text:p>27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51" calcext:value-type="float">
            <text:p>27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52" calcext:value-type="float">
            <text:p>27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53" calcext:value-type="float">
            <text:p>27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54" calcext:value-type="float">
            <text:p>27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55" calcext:value-type="float">
            <text:p>27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56" calcext:value-type="float">
            <text:p>27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57" calcext:value-type="float">
            <text:p>27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58" calcext:value-type="float">
            <text:p>27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59" calcext:value-type="float">
            <text:p>27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60" calcext:value-type="float">
            <text:p>27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61" calcext:value-type="float">
            <text:p>27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62" calcext:value-type="float">
            <text:p>27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63" calcext:value-type="float">
            <text:p>27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64" calcext:value-type="float">
            <text:p>27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65" calcext:value-type="float">
            <text:p>27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66" calcext:value-type="float">
            <text:p>27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67" calcext:value-type="float">
            <text:p>27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68" calcext:value-type="float">
            <text:p>27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69" calcext:value-type="float">
            <text:p>27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70" calcext:value-type="float">
            <text:p>27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71" calcext:value-type="float">
            <text:p>27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72" calcext:value-type="float">
            <text:p>27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73" calcext:value-type="float">
            <text:p>27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74" calcext:value-type="float">
            <text:p>27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75" calcext:value-type="float">
            <text:p>27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76" calcext:value-type="float">
            <text:p>27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77" calcext:value-type="float">
            <text:p>27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78" calcext:value-type="float">
            <text:p>27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79" calcext:value-type="float">
            <text:p>27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80" calcext:value-type="float">
            <text:p>27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81" calcext:value-type="float">
            <text:p>27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82" calcext:value-type="float">
            <text:p>27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83" calcext:value-type="float">
            <text:p>27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84" calcext:value-type="float">
            <text:p>27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85" calcext:value-type="float">
            <text:p>27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86" calcext:value-type="float">
            <text:p>27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87" calcext:value-type="float">
            <text:p>27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88" calcext:value-type="float">
            <text:p>27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89" calcext:value-type="float">
            <text:p>27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90" calcext:value-type="float">
            <text:p>27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91" calcext:value-type="float">
            <text:p>27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92" calcext:value-type="float">
            <text:p>27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93" calcext:value-type="float">
            <text:p>27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94" calcext:value-type="float">
            <text:p>27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95" calcext:value-type="float">
            <text:p>27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96" calcext:value-type="float">
            <text:p>27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97" calcext:value-type="float">
            <text:p>27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98" calcext:value-type="float">
            <text:p>27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99" calcext:value-type="float">
            <text:p>27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01" calcext:value-type="float">
            <text:p>28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02" calcext:value-type="float">
            <text:p>28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03" calcext:value-type="float">
            <text:p>28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04" calcext:value-type="float">
            <text:p>28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05" calcext:value-type="float">
            <text:p>28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06" calcext:value-type="float">
            <text:p>28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07" calcext:value-type="float">
            <text:p>28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08" calcext:value-type="float">
            <text:p>28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09" calcext:value-type="float">
            <text:p>28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10" calcext:value-type="float">
            <text:p>28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11" calcext:value-type="float">
            <text:p>28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12" calcext:value-type="float">
            <text:p>28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13" calcext:value-type="float">
            <text:p>28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14" calcext:value-type="float">
            <text:p>28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15" calcext:value-type="float">
            <text:p>28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16" calcext:value-type="float">
            <text:p>28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17" calcext:value-type="float">
            <text:p>28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18" calcext:value-type="float">
            <text:p>28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19" calcext:value-type="float">
            <text:p>28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20" calcext:value-type="float">
            <text:p>28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21" calcext:value-type="float">
            <text:p>28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22" calcext:value-type="float">
            <text:p>28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23" calcext:value-type="float">
            <text:p>28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24" calcext:value-type="float">
            <text:p>28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25" calcext:value-type="float">
            <text:p>28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26" calcext:value-type="float">
            <text:p>28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27" calcext:value-type="float">
            <text:p>28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28" calcext:value-type="float">
            <text:p>28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29" calcext:value-type="float">
            <text:p>28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30" calcext:value-type="float">
            <text:p>28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31" calcext:value-type="float">
            <text:p>28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32" calcext:value-type="float">
            <text:p>28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33" calcext:value-type="float">
            <text:p>28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34" calcext:value-type="float">
            <text:p>28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35" calcext:value-type="float">
            <text:p>28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36" calcext:value-type="float">
            <text:p>28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37" calcext:value-type="float">
            <text:p>28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38" calcext:value-type="float">
            <text:p>28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39" calcext:value-type="float">
            <text:p>28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40" calcext:value-type="float">
            <text:p>28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41" calcext:value-type="float">
            <text:p>28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42" calcext:value-type="float">
            <text:p>28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43" calcext:value-type="float">
            <text:p>28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44" calcext:value-type="float">
            <text:p>28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45" calcext:value-type="float">
            <text:p>28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46" calcext:value-type="float">
            <text:p>28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47" calcext:value-type="float">
            <text:p>28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48" calcext:value-type="float">
            <text:p>28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49" calcext:value-type="float">
            <text:p>28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50" calcext:value-type="float">
            <text:p>28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51" calcext:value-type="float">
            <text:p>28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52" calcext:value-type="float">
            <text:p>28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53" calcext:value-type="float">
            <text:p>28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54" calcext:value-type="float">
            <text:p>28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55" calcext:value-type="float">
            <text:p>28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56" calcext:value-type="float">
            <text:p>28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57" calcext:value-type="float">
            <text:p>28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58" calcext:value-type="float">
            <text:p>28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59" calcext:value-type="float">
            <text:p>28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60" calcext:value-type="float">
            <text:p>28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61" calcext:value-type="float">
            <text:p>28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62" calcext:value-type="float">
            <text:p>28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63" calcext:value-type="float">
            <text:p>28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64" calcext:value-type="float">
            <text:p>28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65" calcext:value-type="float">
            <text:p>28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66" calcext:value-type="float">
            <text:p>28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67" calcext:value-type="float">
            <text:p>28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68" calcext:value-type="float">
            <text:p>28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69" calcext:value-type="float">
            <text:p>28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70" calcext:value-type="float">
            <text:p>28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71" calcext:value-type="float">
            <text:p>28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72" calcext:value-type="float">
            <text:p>28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73" calcext:value-type="float">
            <text:p>28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74" calcext:value-type="float">
            <text:p>28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75" calcext:value-type="float">
            <text:p>28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76" calcext:value-type="float">
            <text:p>28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77" calcext:value-type="float">
            <text:p>28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78" calcext:value-type="float">
            <text:p>28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79" calcext:value-type="float">
            <text:p>28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80" calcext:value-type="float">
            <text:p>28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81" calcext:value-type="float">
            <text:p>28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82" calcext:value-type="float">
            <text:p>28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83" calcext:value-type="float">
            <text:p>28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84" calcext:value-type="float">
            <text:p>28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85" calcext:value-type="float">
            <text:p>28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86" calcext:value-type="float">
            <text:p>28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87" calcext:value-type="float">
            <text:p>28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88" calcext:value-type="float">
            <text:p>28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89" calcext:value-type="float">
            <text:p>28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90" calcext:value-type="float">
            <text:p>28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91" calcext:value-type="float">
            <text:p>28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92" calcext:value-type="float">
            <text:p>28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93" calcext:value-type="float">
            <text:p>28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94" calcext:value-type="float">
            <text:p>28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95" calcext:value-type="float">
            <text:p>28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96" calcext:value-type="float">
            <text:p>28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97" calcext:value-type="float">
            <text:p>28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98" calcext:value-type="float">
            <text:p>28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99" calcext:value-type="float">
            <text:p>28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00" calcext:value-type="float">
            <text:p>29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01" calcext:value-type="float">
            <text:p>29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02" calcext:value-type="float">
            <text:p>29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03" calcext:value-type="float">
            <text:p>29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04" calcext:value-type="float">
            <text:p>29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05" calcext:value-type="float">
            <text:p>29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06" calcext:value-type="float">
            <text:p>29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07" calcext:value-type="float">
            <text:p>29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08" calcext:value-type="float">
            <text:p>29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09" calcext:value-type="float">
            <text:p>29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10" calcext:value-type="float">
            <text:p>29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11" calcext:value-type="float">
            <text:p>29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12" calcext:value-type="float">
            <text:p>29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13" calcext:value-type="float">
            <text:p>29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14" calcext:value-type="float">
            <text:p>29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15" calcext:value-type="float">
            <text:p>29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16" calcext:value-type="float">
            <text:p>29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17" calcext:value-type="float">
            <text:p>29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18" calcext:value-type="float">
            <text:p>29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19" calcext:value-type="float">
            <text:p>29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20" calcext:value-type="float">
            <text:p>29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21" calcext:value-type="float">
            <text:p>29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22" calcext:value-type="float">
            <text:p>29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23" calcext:value-type="float">
            <text:p>29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24" calcext:value-type="float">
            <text:p>29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25" calcext:value-type="float">
            <text:p>29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26" calcext:value-type="float">
            <text:p>29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27" calcext:value-type="float">
            <text:p>29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28" calcext:value-type="float">
            <text:p>29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29" calcext:value-type="float">
            <text:p>29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30" calcext:value-type="float">
            <text:p>29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31" calcext:value-type="float">
            <text:p>29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32" calcext:value-type="float">
            <text:p>29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33" calcext:value-type="float">
            <text:p>29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34" calcext:value-type="float">
            <text:p>29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35" calcext:value-type="float">
            <text:p>29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36" calcext:value-type="float">
            <text:p>29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37" calcext:value-type="float">
            <text:p>29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38" calcext:value-type="float">
            <text:p>29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39" calcext:value-type="float">
            <text:p>29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40" calcext:value-type="float">
            <text:p>29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41" calcext:value-type="float">
            <text:p>29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42" calcext:value-type="float">
            <text:p>29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43" calcext:value-type="float">
            <text:p>29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44" calcext:value-type="float">
            <text:p>29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45" calcext:value-type="float">
            <text:p>29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46" calcext:value-type="float">
            <text:p>29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47" calcext:value-type="float">
            <text:p>29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48" calcext:value-type="float">
            <text:p>29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49" calcext:value-type="float">
            <text:p>29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50" calcext:value-type="float">
            <text:p>29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51" calcext:value-type="float">
            <text:p>29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52" calcext:value-type="float">
            <text:p>29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53" calcext:value-type="float">
            <text:p>29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54" calcext:value-type="float">
            <text:p>29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55" calcext:value-type="float">
            <text:p>29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56" calcext:value-type="float">
            <text:p>29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57" calcext:value-type="float">
            <text:p>29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58" calcext:value-type="float">
            <text:p>29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59" calcext:value-type="float">
            <text:p>29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60" calcext:value-type="float">
            <text:p>29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61" calcext:value-type="float">
            <text:p>29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62" calcext:value-type="float">
            <text:p>29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63" calcext:value-type="float">
            <text:p>29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64" calcext:value-type="float">
            <text:p>29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65" calcext:value-type="float">
            <text:p>29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66" calcext:value-type="float">
            <text:p>29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67" calcext:value-type="float">
            <text:p>29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68" calcext:value-type="float">
            <text:p>29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69" calcext:value-type="float">
            <text:p>29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70" calcext:value-type="float">
            <text:p>29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71" calcext:value-type="float">
            <text:p>29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72" calcext:value-type="float">
            <text:p>29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73" calcext:value-type="float">
            <text:p>29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74" calcext:value-type="float">
            <text:p>29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75" calcext:value-type="float">
            <text:p>29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76" calcext:value-type="float">
            <text:p>29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77" calcext:value-type="float">
            <text:p>29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78" calcext:value-type="float">
            <text:p>29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79" calcext:value-type="float">
            <text:p>29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80" calcext:value-type="float">
            <text:p>29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81" calcext:value-type="float">
            <text:p>29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82" calcext:value-type="float">
            <text:p>29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83" calcext:value-type="float">
            <text:p>29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84" calcext:value-type="float">
            <text:p>29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85" calcext:value-type="float">
            <text:p>29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86" calcext:value-type="float">
            <text:p>29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87" calcext:value-type="float">
            <text:p>29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88" calcext:value-type="float">
            <text:p>29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89" calcext:value-type="float">
            <text:p>29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90" calcext:value-type="float">
            <text:p>29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91" calcext:value-type="float">
            <text:p>29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92" calcext:value-type="float">
            <text:p>29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93" calcext:value-type="float">
            <text:p>29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94" calcext:value-type="float">
            <text:p>29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95" calcext:value-type="float">
            <text:p>29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96" calcext:value-type="float">
            <text:p>29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97" calcext:value-type="float">
            <text:p>29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98" calcext:value-type="float">
            <text:p>29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99" calcext:value-type="float">
            <text:p>29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01" calcext:value-type="float">
            <text:p>30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02" calcext:value-type="float">
            <text:p>30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03" calcext:value-type="float">
            <text:p>30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04" calcext:value-type="float">
            <text:p>30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05" calcext:value-type="float">
            <text:p>30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06" calcext:value-type="float">
            <text:p>30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07" calcext:value-type="float">
            <text:p>30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08" calcext:value-type="float">
            <text:p>30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09" calcext:value-type="float">
            <text:p>30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10" calcext:value-type="float">
            <text:p>30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11" calcext:value-type="float">
            <text:p>30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12" calcext:value-type="float">
            <text:p>30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13" calcext:value-type="float">
            <text:p>30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14" calcext:value-type="float">
            <text:p>30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15" calcext:value-type="float">
            <text:p>30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16" calcext:value-type="float">
            <text:p>30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17" calcext:value-type="float">
            <text:p>30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18" calcext:value-type="float">
            <text:p>30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19" calcext:value-type="float">
            <text:p>30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20" calcext:value-type="float">
            <text:p>30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21" calcext:value-type="float">
            <text:p>30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22" calcext:value-type="float">
            <text:p>30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23" calcext:value-type="float">
            <text:p>30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24" calcext:value-type="float">
            <text:p>30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25" calcext:value-type="float">
            <text:p>30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26" calcext:value-type="float">
            <text:p>30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27" calcext:value-type="float">
            <text:p>30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28" calcext:value-type="float">
            <text:p>30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29" calcext:value-type="float">
            <text:p>30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30" calcext:value-type="float">
            <text:p>30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31" calcext:value-type="float">
            <text:p>30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32" calcext:value-type="float">
            <text:p>30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33" calcext:value-type="float">
            <text:p>30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34" calcext:value-type="float">
            <text:p>30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35" calcext:value-type="float">
            <text:p>30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36" calcext:value-type="float">
            <text:p>30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37" calcext:value-type="float">
            <text:p>30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38" calcext:value-type="float">
            <text:p>30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39" calcext:value-type="float">
            <text:p>30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40" calcext:value-type="float">
            <text:p>30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41" calcext:value-type="float">
            <text:p>30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42" calcext:value-type="float">
            <text:p>30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43" calcext:value-type="float">
            <text:p>30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44" calcext:value-type="float">
            <text:p>30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45" calcext:value-type="float">
            <text:p>30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46" calcext:value-type="float">
            <text:p>30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47" calcext:value-type="float">
            <text:p>30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48" calcext:value-type="float">
            <text:p>30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49" calcext:value-type="float">
            <text:p>30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50" calcext:value-type="float">
            <text:p>30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51" calcext:value-type="float">
            <text:p>30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52" calcext:value-type="float">
            <text:p>30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53" calcext:value-type="float">
            <text:p>30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54" calcext:value-type="float">
            <text:p>30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55" calcext:value-type="float">
            <text:p>30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56" calcext:value-type="float">
            <text:p>30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57" calcext:value-type="float">
            <text:p>30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58" calcext:value-type="float">
            <text:p>30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59" calcext:value-type="float">
            <text:p>30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60" calcext:value-type="float">
            <text:p>30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61" calcext:value-type="float">
            <text:p>30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62" calcext:value-type="float">
            <text:p>30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63" calcext:value-type="float">
            <text:p>30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64" calcext:value-type="float">
            <text:p>30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65" calcext:value-type="float">
            <text:p>30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66" calcext:value-type="float">
            <text:p>30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67" calcext:value-type="float">
            <text:p>30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68" calcext:value-type="float">
            <text:p>30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69" calcext:value-type="float">
            <text:p>30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70" calcext:value-type="float">
            <text:p>30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71" calcext:value-type="float">
            <text:p>30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73" calcext:value-type="float">
            <text:p>30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74" calcext:value-type="float">
            <text:p>30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75" calcext:value-type="float">
            <text:p>30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76" calcext:value-type="float">
            <text:p>30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77" calcext:value-type="float">
            <text:p>30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78" calcext:value-type="float">
            <text:p>30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79" calcext:value-type="float">
            <text:p>30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80" calcext:value-type="float">
            <text:p>30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81" calcext:value-type="float">
            <text:p>30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82" calcext:value-type="float">
            <text:p>30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83" calcext:value-type="float">
            <text:p>30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84" calcext:value-type="float">
            <text:p>30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85" calcext:value-type="float">
            <text:p>30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86" calcext:value-type="float">
            <text:p>30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87" calcext:value-type="float">
            <text:p>30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88" calcext:value-type="float">
            <text:p>30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89" calcext:value-type="float">
            <text:p>30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90" calcext:value-type="float">
            <text:p>30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91" calcext:value-type="float">
            <text:p>30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92" calcext:value-type="float">
            <text:p>30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93" calcext:value-type="float">
            <text:p>30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94" calcext:value-type="float">
            <text:p>30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95" calcext:value-type="float">
            <text:p>30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96" calcext:value-type="float">
            <text:p>30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97" calcext:value-type="float">
            <text:p>30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98" calcext:value-type="float">
            <text:p>30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99" calcext:value-type="float">
            <text:p>30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00" calcext:value-type="float">
            <text:p>31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01" calcext:value-type="float">
            <text:p>31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02" calcext:value-type="float">
            <text:p>31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03" calcext:value-type="float">
            <text:p>31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04" calcext:value-type="float">
            <text:p>31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05" calcext:value-type="float">
            <text:p>31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06" calcext:value-type="float">
            <text:p>31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07" calcext:value-type="float">
            <text:p>31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08" calcext:value-type="float">
            <text:p>31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09" calcext:value-type="float">
            <text:p>31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10" calcext:value-type="float">
            <text:p>31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11" calcext:value-type="float">
            <text:p>31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12" calcext:value-type="float">
            <text:p>31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13" calcext:value-type="float">
            <text:p>31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14" calcext:value-type="float">
            <text:p>31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15" calcext:value-type="float">
            <text:p>31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16" calcext:value-type="float">
            <text:p>31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17" calcext:value-type="float">
            <text:p>31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18" calcext:value-type="float">
            <text:p>31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19" calcext:value-type="float">
            <text:p>31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20" calcext:value-type="float">
            <text:p>31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21" calcext:value-type="float">
            <text:p>31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22" calcext:value-type="float">
            <text:p>31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23" calcext:value-type="float">
            <text:p>31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24" calcext:value-type="float">
            <text:p>31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25" calcext:value-type="float">
            <text:p>31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26" calcext:value-type="float">
            <text:p>31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27" calcext:value-type="float">
            <text:p>31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28" calcext:value-type="float">
            <text:p>31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29" calcext:value-type="float">
            <text:p>31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30" calcext:value-type="float">
            <text:p>31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31" calcext:value-type="float">
            <text:p>31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32" calcext:value-type="float">
            <text:p>31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33" calcext:value-type="float">
            <text:p>31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34" calcext:value-type="float">
            <text:p>31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35" calcext:value-type="float">
            <text:p>31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36" calcext:value-type="float">
            <text:p>31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37" calcext:value-type="float">
            <text:p>31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38" calcext:value-type="float">
            <text:p>31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39" calcext:value-type="float">
            <text:p>31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40" calcext:value-type="float">
            <text:p>31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41" calcext:value-type="float">
            <text:p>31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42" calcext:value-type="float">
            <text:p>31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43" calcext:value-type="float">
            <text:p>31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44" calcext:value-type="float">
            <text:p>31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45" calcext:value-type="float">
            <text:p>31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46" calcext:value-type="float">
            <text:p>31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47" calcext:value-type="float">
            <text:p>31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48" calcext:value-type="float">
            <text:p>31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49" calcext:value-type="float">
            <text:p>31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50" calcext:value-type="float">
            <text:p>31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51" calcext:value-type="float">
            <text:p>31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52" calcext:value-type="float">
            <text:p>31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53" calcext:value-type="float">
            <text:p>31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54" calcext:value-type="float">
            <text:p>31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55" calcext:value-type="float">
            <text:p>31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56" calcext:value-type="float">
            <text:p>31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57" calcext:value-type="float">
            <text:p>31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58" calcext:value-type="float">
            <text:p>31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59" calcext:value-type="float">
            <text:p>31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60" calcext:value-type="float">
            <text:p>31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61" calcext:value-type="float">
            <text:p>31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62" calcext:value-type="float">
            <text:p>31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63" calcext:value-type="float">
            <text:p>31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64" calcext:value-type="float">
            <text:p>31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65" calcext:value-type="float">
            <text:p>31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66" calcext:value-type="float">
            <text:p>31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67" calcext:value-type="float">
            <text:p>31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68" calcext:value-type="float">
            <text:p>31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69" calcext:value-type="float">
            <text:p>31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70" calcext:value-type="float">
            <text:p>31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71" calcext:value-type="float">
            <text:p>31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72" calcext:value-type="float">
            <text:p>31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73" calcext:value-type="float">
            <text:p>31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74" calcext:value-type="float">
            <text:p>31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75" calcext:value-type="float">
            <text:p>31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76" calcext:value-type="float">
            <text:p>31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77" calcext:value-type="float">
            <text:p>31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78" calcext:value-type="float">
            <text:p>31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79" calcext:value-type="float">
            <text:p>31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80" calcext:value-type="float">
            <text:p>31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81" calcext:value-type="float">
            <text:p>31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82" calcext:value-type="float">
            <text:p>31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83" calcext:value-type="float">
            <text:p>31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84" calcext:value-type="float">
            <text:p>31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85" calcext:value-type="float">
            <text:p>31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86" calcext:value-type="float">
            <text:p>31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87" calcext:value-type="float">
            <text:p>31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88" calcext:value-type="float">
            <text:p>31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89" calcext:value-type="float">
            <text:p>31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90" calcext:value-type="float">
            <text:p>31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91" calcext:value-type="float">
            <text:p>31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92" calcext:value-type="float">
            <text:p>31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93" calcext:value-type="float">
            <text:p>31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94" calcext:value-type="float">
            <text:p>31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95" calcext:value-type="float">
            <text:p>31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96" calcext:value-type="float">
            <text:p>31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97" calcext:value-type="float">
            <text:p>31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98" calcext:value-type="float">
            <text:p>31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99" calcext:value-type="float">
            <text:p>31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00" calcext:value-type="float">
            <text:p>32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01" calcext:value-type="float">
            <text:p>32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02" calcext:value-type="float">
            <text:p>32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03" calcext:value-type="float">
            <text:p>32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04" calcext:value-type="float">
            <text:p>32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05" calcext:value-type="float">
            <text:p>32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06" calcext:value-type="float">
            <text:p>32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07" calcext:value-type="float">
            <text:p>32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08" calcext:value-type="float">
            <text:p>32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09" calcext:value-type="float">
            <text:p>32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10" calcext:value-type="float">
            <text:p>32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11" calcext:value-type="float">
            <text:p>32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12" calcext:value-type="float">
            <text:p>32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13" calcext:value-type="float">
            <text:p>32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14" calcext:value-type="float">
            <text:p>32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15" calcext:value-type="float">
            <text:p>32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16" calcext:value-type="float">
            <text:p>32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17" calcext:value-type="float">
            <text:p>32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18" calcext:value-type="float">
            <text:p>32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19" calcext:value-type="float">
            <text:p>32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20" calcext:value-type="float">
            <text:p>32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21" calcext:value-type="float">
            <text:p>32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22" calcext:value-type="float">
            <text:p>32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23" calcext:value-type="float">
            <text:p>32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24" calcext:value-type="float">
            <text:p>32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25" calcext:value-type="float">
            <text:p>32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26" calcext:value-type="float">
            <text:p>32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27" calcext:value-type="float">
            <text:p>32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28" calcext:value-type="float">
            <text:p>32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29" calcext:value-type="float">
            <text:p>32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30" calcext:value-type="float">
            <text:p>32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31" calcext:value-type="float">
            <text:p>32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32" calcext:value-type="float">
            <text:p>32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33" calcext:value-type="float">
            <text:p>32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34" calcext:value-type="float">
            <text:p>32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35" calcext:value-type="float">
            <text:p>32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36" calcext:value-type="float">
            <text:p>32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37" calcext:value-type="float">
            <text:p>32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38" calcext:value-type="float">
            <text:p>32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39" calcext:value-type="float">
            <text:p>32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40" calcext:value-type="float">
            <text:p>32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41" calcext:value-type="float">
            <text:p>32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42" calcext:value-type="float">
            <text:p>32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43" calcext:value-type="float">
            <text:p>32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44" calcext:value-type="float">
            <text:p>32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45" calcext:value-type="float">
            <text:p>32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46" calcext:value-type="float">
            <text:p>32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47" calcext:value-type="float">
            <text:p>32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48" calcext:value-type="float">
            <text:p>32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49" calcext:value-type="float">
            <text:p>32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51" calcext:value-type="float">
            <text:p>32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52" calcext:value-type="float">
            <text:p>32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53" calcext:value-type="float">
            <text:p>32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54" calcext:value-type="float">
            <text:p>32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55" calcext:value-type="float">
            <text:p>32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56" calcext:value-type="float">
            <text:p>32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57" calcext:value-type="float">
            <text:p>32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58" calcext:value-type="float">
            <text:p>32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59" calcext:value-type="float">
            <text:p>32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60" calcext:value-type="float">
            <text:p>32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61" calcext:value-type="float">
            <text:p>32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62" calcext:value-type="float">
            <text:p>32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63" calcext:value-type="float">
            <text:p>32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64" calcext:value-type="float">
            <text:p>32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65" calcext:value-type="float">
            <text:p>32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66" calcext:value-type="float">
            <text:p>32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67" calcext:value-type="float">
            <text:p>32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68" calcext:value-type="float">
            <text:p>32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69" calcext:value-type="float">
            <text:p>32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70" calcext:value-type="float">
            <text:p>32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71" calcext:value-type="float">
            <text:p>32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72" calcext:value-type="float">
            <text:p>32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73" calcext:value-type="float">
            <text:p>32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74" calcext:value-type="float">
            <text:p>32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75" calcext:value-type="float">
            <text:p>32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76" calcext:value-type="float">
            <text:p>32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77" calcext:value-type="float">
            <text:p>32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78" calcext:value-type="float">
            <text:p>32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79" calcext:value-type="float">
            <text:p>32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80" calcext:value-type="float">
            <text:p>32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81" calcext:value-type="float">
            <text:p>32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82" calcext:value-type="float">
            <text:p>32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83" calcext:value-type="float">
            <text:p>32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84" calcext:value-type="float">
            <text:p>32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85" calcext:value-type="float">
            <text:p>32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86" calcext:value-type="float">
            <text:p>32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87" calcext:value-type="float">
            <text:p>32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88" calcext:value-type="float">
            <text:p>32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89" calcext:value-type="float">
            <text:p>32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90" calcext:value-type="float">
            <text:p>32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91" calcext:value-type="float">
            <text:p>32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92" calcext:value-type="float">
            <text:p>32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93" calcext:value-type="float">
            <text:p>32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94" calcext:value-type="float">
            <text:p>32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95" calcext:value-type="float">
            <text:p>32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96" calcext:value-type="float">
            <text:p>32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97" calcext:value-type="float">
            <text:p>32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98" calcext:value-type="float">
            <text:p>32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99" calcext:value-type="float">
            <text:p>32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00" calcext:value-type="float">
            <text:p>33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01" calcext:value-type="float">
            <text:p>33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02" calcext:value-type="float">
            <text:p>33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03" calcext:value-type="float">
            <text:p>33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04" calcext:value-type="float">
            <text:p>33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05" calcext:value-type="float">
            <text:p>33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06" calcext:value-type="float">
            <text:p>33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07" calcext:value-type="float">
            <text:p>33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08" calcext:value-type="float">
            <text:p>33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09" calcext:value-type="float">
            <text:p>33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10" calcext:value-type="float">
            <text:p>33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11" calcext:value-type="float">
            <text:p>33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12" calcext:value-type="float">
            <text:p>33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13" calcext:value-type="float">
            <text:p>33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14" calcext:value-type="float">
            <text:p>33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15" calcext:value-type="float">
            <text:p>33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16" calcext:value-type="float">
            <text:p>33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17" calcext:value-type="float">
            <text:p>33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18" calcext:value-type="float">
            <text:p>33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19" calcext:value-type="float">
            <text:p>33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20" calcext:value-type="float">
            <text:p>33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21" calcext:value-type="float">
            <text:p>33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22" calcext:value-type="float">
            <text:p>33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23" calcext:value-type="float">
            <text:p>33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24" calcext:value-type="float">
            <text:p>33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25" calcext:value-type="float">
            <text:p>33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26" calcext:value-type="float">
            <text:p>33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27" calcext:value-type="float">
            <text:p>33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28" calcext:value-type="float">
            <text:p>33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29" calcext:value-type="float">
            <text:p>33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30" calcext:value-type="float">
            <text:p>33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31" calcext:value-type="float">
            <text:p>33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32" calcext:value-type="float">
            <text:p>33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33" calcext:value-type="float">
            <text:p>33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34" calcext:value-type="float">
            <text:p>33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35" calcext:value-type="float">
            <text:p>33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36" calcext:value-type="float">
            <text:p>33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37" calcext:value-type="float">
            <text:p>33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38" calcext:value-type="float">
            <text:p>33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39" calcext:value-type="float">
            <text:p>33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40" calcext:value-type="float">
            <text:p>33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41" calcext:value-type="float">
            <text:p>33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42" calcext:value-type="float">
            <text:p>33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43" calcext:value-type="float">
            <text:p>33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44" calcext:value-type="float">
            <text:p>33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45" calcext:value-type="float">
            <text:p>33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46" calcext:value-type="float">
            <text:p>33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47" calcext:value-type="float">
            <text:p>33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48" calcext:value-type="float">
            <text:p>33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49" calcext:value-type="float">
            <text:p>33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50" calcext:value-type="float">
            <text:p>33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51" calcext:value-type="float">
            <text:p>33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52" calcext:value-type="float">
            <text:p>33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53" calcext:value-type="float">
            <text:p>33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54" calcext:value-type="float">
            <text:p>33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55" calcext:value-type="float">
            <text:p>33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56" calcext:value-type="float">
            <text:p>33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57" calcext:value-type="float">
            <text:p>33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58" calcext:value-type="float">
            <text:p>33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59" calcext:value-type="float">
            <text:p>33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60" calcext:value-type="float">
            <text:p>33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61" calcext:value-type="float">
            <text:p>33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62" calcext:value-type="float">
            <text:p>33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63" calcext:value-type="float">
            <text:p>33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64" calcext:value-type="float">
            <text:p>33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65" calcext:value-type="float">
            <text:p>33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66" calcext:value-type="float">
            <text:p>33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67" calcext:value-type="float">
            <text:p>33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68" calcext:value-type="float">
            <text:p>33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69" calcext:value-type="float">
            <text:p>33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70" calcext:value-type="float">
            <text:p>33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71" calcext:value-type="float">
            <text:p>33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72" calcext:value-type="float">
            <text:p>33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73" calcext:value-type="float">
            <text:p>33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74" calcext:value-type="float">
            <text:p>33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75" calcext:value-type="float">
            <text:p>33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76" calcext:value-type="float">
            <text:p>33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77" calcext:value-type="float">
            <text:p>33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78" calcext:value-type="float">
            <text:p>33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79" calcext:value-type="float">
            <text:p>33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80" calcext:value-type="float">
            <text:p>33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81" calcext:value-type="float">
            <text:p>33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82" calcext:value-type="float">
            <text:p>33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83" calcext:value-type="float">
            <text:p>33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84" calcext:value-type="float">
            <text:p>33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85" calcext:value-type="float">
            <text:p>33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86" calcext:value-type="float">
            <text:p>33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87" calcext:value-type="float">
            <text:p>33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88" calcext:value-type="float">
            <text:p>33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89" calcext:value-type="float">
            <text:p>33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90" calcext:value-type="float">
            <text:p>33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91" calcext:value-type="float">
            <text:p>33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92" calcext:value-type="float">
            <text:p>33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93" calcext:value-type="float">
            <text:p>33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94" calcext:value-type="float">
            <text:p>33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95" calcext:value-type="float">
            <text:p>33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96" calcext:value-type="float">
            <text:p>33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97" calcext:value-type="float">
            <text:p>33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98" calcext:value-type="float">
            <text:p>33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99" calcext:value-type="float">
            <text:p>33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00" calcext:value-type="float">
            <text:p>34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01" calcext:value-type="float">
            <text:p>34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02" calcext:value-type="float">
            <text:p>34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03" calcext:value-type="float">
            <text:p>34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04" calcext:value-type="float">
            <text:p>34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05" calcext:value-type="float">
            <text:p>34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06" calcext:value-type="float">
            <text:p>34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07" calcext:value-type="float">
            <text:p>34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08" calcext:value-type="float">
            <text:p>34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09" calcext:value-type="float">
            <text:p>34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10" calcext:value-type="float">
            <text:p>34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11" calcext:value-type="float">
            <text:p>34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12" calcext:value-type="float">
            <text:p>34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13" calcext:value-type="float">
            <text:p>34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14" calcext:value-type="float">
            <text:p>34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15" calcext:value-type="float">
            <text:p>34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16" calcext:value-type="float">
            <text:p>34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17" calcext:value-type="float">
            <text:p>34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18" calcext:value-type="float">
            <text:p>34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19" calcext:value-type="float">
            <text:p>34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20" calcext:value-type="float">
            <text:p>34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21" calcext:value-type="float">
            <text:p>34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22" calcext:value-type="float">
            <text:p>34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23" calcext:value-type="float">
            <text:p>34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24" calcext:value-type="float">
            <text:p>34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25" calcext:value-type="float">
            <text:p>34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26" calcext:value-type="float">
            <text:p>34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27" calcext:value-type="float">
            <text:p>34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28" calcext:value-type="float">
            <text:p>34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29" calcext:value-type="float">
            <text:p>34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30" calcext:value-type="float">
            <text:p>34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31" calcext:value-type="float">
            <text:p>34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32" calcext:value-type="float">
            <text:p>34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33" calcext:value-type="float">
            <text:p>34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34" calcext:value-type="float">
            <text:p>34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35" calcext:value-type="float">
            <text:p>34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36" calcext:value-type="float">
            <text:p>34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37" calcext:value-type="float">
            <text:p>34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38" calcext:value-type="float">
            <text:p>34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39" calcext:value-type="float">
            <text:p>34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40" calcext:value-type="float">
            <text:p>34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41" calcext:value-type="float">
            <text:p>34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42" calcext:value-type="float">
            <text:p>34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43" calcext:value-type="float">
            <text:p>34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44" calcext:value-type="float">
            <text:p>34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45" calcext:value-type="float">
            <text:p>34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46" calcext:value-type="float">
            <text:p>34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47" calcext:value-type="float">
            <text:p>34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48" calcext:value-type="float">
            <text:p>34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49" calcext:value-type="float">
            <text:p>34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50" calcext:value-type="float">
            <text:p>34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51" calcext:value-type="float">
            <text:p>34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52" calcext:value-type="float">
            <text:p>34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53" calcext:value-type="float">
            <text:p>34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54" calcext:value-type="float">
            <text:p>34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55" calcext:value-type="float">
            <text:p>34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56" calcext:value-type="float">
            <text:p>34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57" calcext:value-type="float">
            <text:p>34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58" calcext:value-type="float">
            <text:p>34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59" calcext:value-type="float">
            <text:p>34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60" calcext:value-type="float">
            <text:p>34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61" calcext:value-type="float">
            <text:p>34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62" calcext:value-type="float">
            <text:p>34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63" calcext:value-type="float">
            <text:p>34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64" calcext:value-type="float">
            <text:p>34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65" calcext:value-type="float">
            <text:p>34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66" calcext:value-type="float">
            <text:p>34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67" calcext:value-type="float">
            <text:p>34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68" calcext:value-type="float">
            <text:p>34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69" calcext:value-type="float">
            <text:p>34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70" calcext:value-type="float">
            <text:p>34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71" calcext:value-type="float">
            <text:p>34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72" calcext:value-type="float">
            <text:p>34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73" calcext:value-type="float">
            <text:p>34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74" calcext:value-type="float">
            <text:p>34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75" calcext:value-type="float">
            <text:p>34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76" calcext:value-type="float">
            <text:p>34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77" calcext:value-type="float">
            <text:p>34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78" calcext:value-type="float">
            <text:p>34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79" calcext:value-type="float">
            <text:p>34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80" calcext:value-type="float">
            <text:p>34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81" calcext:value-type="float">
            <text:p>34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82" calcext:value-type="float">
            <text:p>34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83" calcext:value-type="float">
            <text:p>34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84" calcext:value-type="float">
            <text:p>34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85" calcext:value-type="float">
            <text:p>34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86" calcext:value-type="float">
            <text:p>34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87" calcext:value-type="float">
            <text:p>34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88" calcext:value-type="float">
            <text:p>34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89" calcext:value-type="float">
            <text:p>34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90" calcext:value-type="float">
            <text:p>34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91" calcext:value-type="float">
            <text:p>34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92" calcext:value-type="float">
            <text:p>34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93" calcext:value-type="float">
            <text:p>34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94" calcext:value-type="float">
            <text:p>34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95" calcext:value-type="float">
            <text:p>34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96" calcext:value-type="float">
            <text:p>34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97" calcext:value-type="float">
            <text:p>34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98" calcext:value-type="float">
            <text:p>34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99" calcext:value-type="float">
            <text:p>34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01" calcext:value-type="float">
            <text:p>35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02" calcext:value-type="float">
            <text:p>35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03" calcext:value-type="float">
            <text:p>35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04" calcext:value-type="float">
            <text:p>35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05" calcext:value-type="float">
            <text:p>35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06" calcext:value-type="float">
            <text:p>35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07" calcext:value-type="float">
            <text:p>35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08" calcext:value-type="float">
            <text:p>35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09" calcext:value-type="float">
            <text:p>35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10" calcext:value-type="float">
            <text:p>35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11" calcext:value-type="float">
            <text:p>35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12" calcext:value-type="float">
            <text:p>35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13" calcext:value-type="float">
            <text:p>35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14" calcext:value-type="float">
            <text:p>35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15" calcext:value-type="float">
            <text:p>35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16" calcext:value-type="float">
            <text:p>35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17" calcext:value-type="float">
            <text:p>35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18" calcext:value-type="float">
            <text:p>35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19" calcext:value-type="float">
            <text:p>35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20" calcext:value-type="float">
            <text:p>35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21" calcext:value-type="float">
            <text:p>35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22" calcext:value-type="float">
            <text:p>35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23" calcext:value-type="float">
            <text:p>35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24" calcext:value-type="float">
            <text:p>35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25" calcext:value-type="float">
            <text:p>35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26" calcext:value-type="float">
            <text:p>35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27" calcext:value-type="float">
            <text:p>35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28" calcext:value-type="float">
            <text:p>35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29" calcext:value-type="float">
            <text:p>35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30" calcext:value-type="float">
            <text:p>35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31" calcext:value-type="float">
            <text:p>35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32" calcext:value-type="float">
            <text:p>35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33" calcext:value-type="float">
            <text:p>35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34" calcext:value-type="float">
            <text:p>35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35" calcext:value-type="float">
            <text:p>35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36" calcext:value-type="float">
            <text:p>35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37" calcext:value-type="float">
            <text:p>35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38" calcext:value-type="float">
            <text:p>35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39" calcext:value-type="float">
            <text:p>35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40" calcext:value-type="float">
            <text:p>35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41" calcext:value-type="float">
            <text:p>35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42" calcext:value-type="float">
            <text:p>35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43" calcext:value-type="float">
            <text:p>35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44" calcext:value-type="float">
            <text:p>35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45" calcext:value-type="float">
            <text:p>35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46" calcext:value-type="float">
            <text:p>35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47" calcext:value-type="float">
            <text:p>35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48" calcext:value-type="float">
            <text:p>35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49" calcext:value-type="float">
            <text:p>35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50" calcext:value-type="float">
            <text:p>35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51" calcext:value-type="float">
            <text:p>35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52" calcext:value-type="float">
            <text:p>35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53" calcext:value-type="float">
            <text:p>35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54" calcext:value-type="float">
            <text:p>35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55" calcext:value-type="float">
            <text:p>35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56" calcext:value-type="float">
            <text:p>35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57" calcext:value-type="float">
            <text:p>35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58" calcext:value-type="float">
            <text:p>35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59" calcext:value-type="float">
            <text:p>35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60" calcext:value-type="float">
            <text:p>35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61" calcext:value-type="float">
            <text:p>35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62" calcext:value-type="float">
            <text:p>35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63" calcext:value-type="float">
            <text:p>35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64" calcext:value-type="float">
            <text:p>35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65" calcext:value-type="float">
            <text:p>35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66" calcext:value-type="float">
            <text:p>35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67" calcext:value-type="float">
            <text:p>35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68" calcext:value-type="float">
            <text:p>35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69" calcext:value-type="float">
            <text:p>35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70" calcext:value-type="float">
            <text:p>35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71" calcext:value-type="float">
            <text:p>35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72" calcext:value-type="float">
            <text:p>35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73" calcext:value-type="float">
            <text:p>35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74" calcext:value-type="float">
            <text:p>35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75" calcext:value-type="float">
            <text:p>35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76" calcext:value-type="float">
            <text:p>35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77" calcext:value-type="float">
            <text:p>35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78" calcext:value-type="float">
            <text:p>35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79" calcext:value-type="float">
            <text:p>35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80" calcext:value-type="float">
            <text:p>35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81" calcext:value-type="float">
            <text:p>35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82" calcext:value-type="float">
            <text:p>35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83" calcext:value-type="float">
            <text:p>35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84" calcext:value-type="float">
            <text:p>35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85" calcext:value-type="float">
            <text:p>35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86" calcext:value-type="float">
            <text:p>35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87" calcext:value-type="float">
            <text:p>35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88" calcext:value-type="float">
            <text:p>35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89" calcext:value-type="float">
            <text:p>35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90" calcext:value-type="float">
            <text:p>35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91" calcext:value-type="float">
            <text:p>35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92" calcext:value-type="float">
            <text:p>35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93" calcext:value-type="float">
            <text:p>35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94" calcext:value-type="float">
            <text:p>35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95" calcext:value-type="float">
            <text:p>35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96" calcext:value-type="float">
            <text:p>35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97" calcext:value-type="float">
            <text:p>35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98" calcext:value-type="float">
            <text:p>35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99" calcext:value-type="float">
            <text:p>35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01" calcext:value-type="float">
            <text:p>36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02" calcext:value-type="float">
            <text:p>36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03" calcext:value-type="float">
            <text:p>36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04" calcext:value-type="float">
            <text:p>36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05" calcext:value-type="float">
            <text:p>36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06" calcext:value-type="float">
            <text:p>36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07" calcext:value-type="float">
            <text:p>36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08" calcext:value-type="float">
            <text:p>36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09" calcext:value-type="float">
            <text:p>36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10" calcext:value-type="float">
            <text:p>36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11" calcext:value-type="float">
            <text:p>36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12" calcext:value-type="float">
            <text:p>36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13" calcext:value-type="float">
            <text:p>36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14" calcext:value-type="float">
            <text:p>36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15" calcext:value-type="float">
            <text:p>36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16" calcext:value-type="float">
            <text:p>36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17" calcext:value-type="float">
            <text:p>36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18" calcext:value-type="float">
            <text:p>36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19" calcext:value-type="float">
            <text:p>36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20" calcext:value-type="float">
            <text:p>36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21" calcext:value-type="float">
            <text:p>36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22" calcext:value-type="float">
            <text:p>36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23" calcext:value-type="float">
            <text:p>36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24" calcext:value-type="float">
            <text:p>36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25" calcext:value-type="float">
            <text:p>36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26" calcext:value-type="float">
            <text:p>36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27" calcext:value-type="float">
            <text:p>36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28" calcext:value-type="float">
            <text:p>36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29" calcext:value-type="float">
            <text:p>36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30" calcext:value-type="float">
            <text:p>36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31" calcext:value-type="float">
            <text:p>36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32" calcext:value-type="float">
            <text:p>36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33" calcext:value-type="float">
            <text:p>36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34" calcext:value-type="float">
            <text:p>36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35" calcext:value-type="float">
            <text:p>36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36" calcext:value-type="float">
            <text:p>36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37" calcext:value-type="float">
            <text:p>36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38" calcext:value-type="float">
            <text:p>36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39" calcext:value-type="float">
            <text:p>36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40" calcext:value-type="float">
            <text:p>36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41" calcext:value-type="float">
            <text:p>36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42" calcext:value-type="float">
            <text:p>36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43" calcext:value-type="float">
            <text:p>36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44" calcext:value-type="float">
            <text:p>36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45" calcext:value-type="float">
            <text:p>36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46" calcext:value-type="float">
            <text:p>36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47" calcext:value-type="float">
            <text:p>36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48" calcext:value-type="float">
            <text:p>36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49" calcext:value-type="float">
            <text:p>36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50" calcext:value-type="float">
            <text:p>36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51" calcext:value-type="float">
            <text:p>36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52" calcext:value-type="float">
            <text:p>36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53" calcext:value-type="float">
            <text:p>36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54" calcext:value-type="float">
            <text:p>36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55" calcext:value-type="float">
            <text:p>36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56" calcext:value-type="float">
            <text:p>36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57" calcext:value-type="float">
            <text:p>36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58" calcext:value-type="float">
            <text:p>36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59" calcext:value-type="float">
            <text:p>36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60" calcext:value-type="float">
            <text:p>36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61" calcext:value-type="float">
            <text:p>36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62" calcext:value-type="float">
            <text:p>36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63" calcext:value-type="float">
            <text:p>36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64" calcext:value-type="float">
            <text:p>36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65" calcext:value-type="float">
            <text:p>36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66" calcext:value-type="float">
            <text:p>36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67" calcext:value-type="float">
            <text:p>36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68" calcext:value-type="float">
            <text:p>36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69" calcext:value-type="float">
            <text:p>36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70" calcext:value-type="float">
            <text:p>36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71" calcext:value-type="float">
            <text:p>36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72" calcext:value-type="float">
            <text:p>36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73" calcext:value-type="float">
            <text:p>36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74" calcext:value-type="float">
            <text:p>36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75" calcext:value-type="float">
            <text:p>36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76" calcext:value-type="float">
            <text:p>36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77" calcext:value-type="float">
            <text:p>36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78" calcext:value-type="float">
            <text:p>36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79" calcext:value-type="float">
            <text:p>36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80" calcext:value-type="float">
            <text:p>36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81" calcext:value-type="float">
            <text:p>36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82" calcext:value-type="float">
            <text:p>36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83" calcext:value-type="float">
            <text:p>36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84" calcext:value-type="float">
            <text:p>36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85" calcext:value-type="float">
            <text:p>36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86" calcext:value-type="float">
            <text:p>36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87" calcext:value-type="float">
            <text:p>36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88" calcext:value-type="float">
            <text:p>36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89" calcext:value-type="float">
            <text:p>36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90" calcext:value-type="float">
            <text:p>36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91" calcext:value-type="float">
            <text:p>36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92" calcext:value-type="float">
            <text:p>36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93" calcext:value-type="float">
            <text:p>36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94" calcext:value-type="float">
            <text:p>36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95" calcext:value-type="float">
            <text:p>36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96" calcext:value-type="float">
            <text:p>36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97" calcext:value-type="float">
            <text:p>36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98" calcext:value-type="float">
            <text:p>36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99" calcext:value-type="float">
            <text:p>36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00" calcext:value-type="float">
            <text:p>37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01" calcext:value-type="float">
            <text:p>37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02" calcext:value-type="float">
            <text:p>37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03" calcext:value-type="float">
            <text:p>37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04" calcext:value-type="float">
            <text:p>37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05" calcext:value-type="float">
            <text:p>37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06" calcext:value-type="float">
            <text:p>37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07" calcext:value-type="float">
            <text:p>37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08" calcext:value-type="float">
            <text:p>37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09" calcext:value-type="float">
            <text:p>37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10" calcext:value-type="float">
            <text:p>37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11" calcext:value-type="float">
            <text:p>37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12" calcext:value-type="float">
            <text:p>37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13" calcext:value-type="float">
            <text:p>37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14" calcext:value-type="float">
            <text:p>37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15" calcext:value-type="float">
            <text:p>37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16" calcext:value-type="float">
            <text:p>37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17" calcext:value-type="float">
            <text:p>37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18" calcext:value-type="float">
            <text:p>37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19" calcext:value-type="float">
            <text:p>37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20" calcext:value-type="float">
            <text:p>37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21" calcext:value-type="float">
            <text:p>37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22" calcext:value-type="float">
            <text:p>37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23" calcext:value-type="float">
            <text:p>37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24" calcext:value-type="float">
            <text:p>37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25" calcext:value-type="float">
            <text:p>37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26" calcext:value-type="float">
            <text:p>37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27" calcext:value-type="float">
            <text:p>37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28" calcext:value-type="float">
            <text:p>37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29" calcext:value-type="float">
            <text:p>37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30" calcext:value-type="float">
            <text:p>37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31" calcext:value-type="float">
            <text:p>37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32" calcext:value-type="float">
            <text:p>37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33" calcext:value-type="float">
            <text:p>37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34" calcext:value-type="float">
            <text:p>37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35" calcext:value-type="float">
            <text:p>37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36" calcext:value-type="float">
            <text:p>37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37" calcext:value-type="float">
            <text:p>37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38" calcext:value-type="float">
            <text:p>37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39" calcext:value-type="float">
            <text:p>37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40" calcext:value-type="float">
            <text:p>37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41" calcext:value-type="float">
            <text:p>37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42" calcext:value-type="float">
            <text:p>37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43" calcext:value-type="float">
            <text:p>37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44" calcext:value-type="float">
            <text:p>37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45" calcext:value-type="float">
            <text:p>37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46" calcext:value-type="float">
            <text:p>37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47" calcext:value-type="float">
            <text:p>37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48" calcext:value-type="float">
            <text:p>37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49" calcext:value-type="float">
            <text:p>37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50" calcext:value-type="float">
            <text:p>37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51" calcext:value-type="float">
            <text:p>37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52" calcext:value-type="float">
            <text:p>37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53" calcext:value-type="float">
            <text:p>37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54" calcext:value-type="float">
            <text:p>37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55" calcext:value-type="float">
            <text:p>37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56" calcext:value-type="float">
            <text:p>37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57" calcext:value-type="float">
            <text:p>37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58" calcext:value-type="float">
            <text:p>37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59" calcext:value-type="float">
            <text:p>37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60" calcext:value-type="float">
            <text:p>37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61" calcext:value-type="float">
            <text:p>37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62" calcext:value-type="float">
            <text:p>37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63" calcext:value-type="float">
            <text:p>37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64" calcext:value-type="float">
            <text:p>37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65" calcext:value-type="float">
            <text:p>37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66" calcext:value-type="float">
            <text:p>37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67" calcext:value-type="float">
            <text:p>37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68" calcext:value-type="float">
            <text:p>37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69" calcext:value-type="float">
            <text:p>37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70" calcext:value-type="float">
            <text:p>37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71" calcext:value-type="float">
            <text:p>37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72" calcext:value-type="float">
            <text:p>37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73" calcext:value-type="float">
            <text:p>37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74" calcext:value-type="float">
            <text:p>37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75" calcext:value-type="float">
            <text:p>37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76" calcext:value-type="float">
            <text:p>37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77" calcext:value-type="float">
            <text:p>37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78" calcext:value-type="float">
            <text:p>37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79" calcext:value-type="float">
            <text:p>37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80" calcext:value-type="float">
            <text:p>37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81" calcext:value-type="float">
            <text:p>37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82" calcext:value-type="float">
            <text:p>37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83" calcext:value-type="float">
            <text:p>37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84" calcext:value-type="float">
            <text:p>37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85" calcext:value-type="float">
            <text:p>37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86" calcext:value-type="float">
            <text:p>37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87" calcext:value-type="float">
            <text:p>37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88" calcext:value-type="float">
            <text:p>37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89" calcext:value-type="float">
            <text:p>37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90" calcext:value-type="float">
            <text:p>37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91" calcext:value-type="float">
            <text:p>37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92" calcext:value-type="float">
            <text:p>37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93" calcext:value-type="float">
            <text:p>37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94" calcext:value-type="float">
            <text:p>37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95" calcext:value-type="float">
            <text:p>37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96" calcext:value-type="float">
            <text:p>37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97" calcext:value-type="float">
            <text:p>37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98" calcext:value-type="float">
            <text:p>37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99" calcext:value-type="float">
            <text:p>37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00" calcext:value-type="float">
            <text:p>38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01" calcext:value-type="float">
            <text:p>38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02" calcext:value-type="float">
            <text:p>38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03" calcext:value-type="float">
            <text:p>38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04" calcext:value-type="float">
            <text:p>38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05" calcext:value-type="float">
            <text:p>38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06" calcext:value-type="float">
            <text:p>38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07" calcext:value-type="float">
            <text:p>38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08" calcext:value-type="float">
            <text:p>38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09" calcext:value-type="float">
            <text:p>38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10" calcext:value-type="float">
            <text:p>38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11" calcext:value-type="float">
            <text:p>38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12" calcext:value-type="float">
            <text:p>38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13" calcext:value-type="float">
            <text:p>38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14" calcext:value-type="float">
            <text:p>38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15" calcext:value-type="float">
            <text:p>38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16" calcext:value-type="float">
            <text:p>38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17" calcext:value-type="float">
            <text:p>38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18" calcext:value-type="float">
            <text:p>38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19" calcext:value-type="float">
            <text:p>38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20" calcext:value-type="float">
            <text:p>38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21" calcext:value-type="float">
            <text:p>38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22" calcext:value-type="float">
            <text:p>38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23" calcext:value-type="float">
            <text:p>38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24" calcext:value-type="float">
            <text:p>38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25" calcext:value-type="float">
            <text:p>38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26" calcext:value-type="float">
            <text:p>38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27" calcext:value-type="float">
            <text:p>38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28" calcext:value-type="float">
            <text:p>38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29" calcext:value-type="float">
            <text:p>38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30" calcext:value-type="float">
            <text:p>38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31" calcext:value-type="float">
            <text:p>38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32" calcext:value-type="float">
            <text:p>38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33" calcext:value-type="float">
            <text:p>38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34" calcext:value-type="float">
            <text:p>38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35" calcext:value-type="float">
            <text:p>38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36" calcext:value-type="float">
            <text:p>38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37" calcext:value-type="float">
            <text:p>38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38" calcext:value-type="float">
            <text:p>38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39" calcext:value-type="float">
            <text:p>38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40" calcext:value-type="float">
            <text:p>38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41" calcext:value-type="float">
            <text:p>38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42" calcext:value-type="float">
            <text:p>38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43" calcext:value-type="float">
            <text:p>38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44" calcext:value-type="float">
            <text:p>38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45" calcext:value-type="float">
            <text:p>38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46" calcext:value-type="float">
            <text:p>38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47" calcext:value-type="float">
            <text:p>38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48" calcext:value-type="float">
            <text:p>38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49" calcext:value-type="float">
            <text:p>38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50" calcext:value-type="float">
            <text:p>38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51" calcext:value-type="float">
            <text:p>38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52" calcext:value-type="float">
            <text:p>38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53" calcext:value-type="float">
            <text:p>38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54" calcext:value-type="float">
            <text:p>38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55" calcext:value-type="float">
            <text:p>38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56" calcext:value-type="float">
            <text:p>38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57" calcext:value-type="float">
            <text:p>38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58" calcext:value-type="float">
            <text:p>38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59" calcext:value-type="float">
            <text:p>38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60" calcext:value-type="float">
            <text:p>38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61" calcext:value-type="float">
            <text:p>38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62" calcext:value-type="float">
            <text:p>38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63" calcext:value-type="float">
            <text:p>38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64" calcext:value-type="float">
            <text:p>38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65" calcext:value-type="float">
            <text:p>38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66" calcext:value-type="float">
            <text:p>38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67" calcext:value-type="float">
            <text:p>38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68" calcext:value-type="float">
            <text:p>38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69" calcext:value-type="float">
            <text:p>38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70" calcext:value-type="float">
            <text:p>38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71" calcext:value-type="float">
            <text:p>38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72" calcext:value-type="float">
            <text:p>38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73" calcext:value-type="float">
            <text:p>38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74" calcext:value-type="float">
            <text:p>38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75" calcext:value-type="float">
            <text:p>38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76" calcext:value-type="float">
            <text:p>38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77" calcext:value-type="float">
            <text:p>38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78" calcext:value-type="float">
            <text:p>38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79" calcext:value-type="float">
            <text:p>38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80" calcext:value-type="float">
            <text:p>38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81" calcext:value-type="float">
            <text:p>38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82" calcext:value-type="float">
            <text:p>38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83" calcext:value-type="float">
            <text:p>38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84" calcext:value-type="float">
            <text:p>38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85" calcext:value-type="float">
            <text:p>38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86" calcext:value-type="float">
            <text:p>38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87" calcext:value-type="float">
            <text:p>38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88" calcext:value-type="float">
            <text:p>38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89" calcext:value-type="float">
            <text:p>38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90" calcext:value-type="float">
            <text:p>38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91" calcext:value-type="float">
            <text:p>38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92" calcext:value-type="float">
            <text:p>38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93" calcext:value-type="float">
            <text:p>38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94" calcext:value-type="float">
            <text:p>38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95" calcext:value-type="float">
            <text:p>38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96" calcext:value-type="float">
            <text:p>38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97" calcext:value-type="float">
            <text:p>38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98" calcext:value-type="float">
            <text:p>38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99" calcext:value-type="float">
            <text:p>38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00" calcext:value-type="float">
            <text:p>39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01" calcext:value-type="float">
            <text:p>39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02" calcext:value-type="float">
            <text:p>39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03" calcext:value-type="float">
            <text:p>39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04" calcext:value-type="float">
            <text:p>39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05" calcext:value-type="float">
            <text:p>39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06" calcext:value-type="float">
            <text:p>39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07" calcext:value-type="float">
            <text:p>39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08" calcext:value-type="float">
            <text:p>39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09" calcext:value-type="float">
            <text:p>39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10" calcext:value-type="float">
            <text:p>39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11" calcext:value-type="float">
            <text:p>39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12" calcext:value-type="float">
            <text:p>39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13" calcext:value-type="float">
            <text:p>39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14" calcext:value-type="float">
            <text:p>39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15" calcext:value-type="float">
            <text:p>39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16" calcext:value-type="float">
            <text:p>39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17" calcext:value-type="float">
            <text:p>39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18" calcext:value-type="float">
            <text:p>39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19" calcext:value-type="float">
            <text:p>39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20" calcext:value-type="float">
            <text:p>39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21" calcext:value-type="float">
            <text:p>39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22" calcext:value-type="float">
            <text:p>39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23" calcext:value-type="float">
            <text:p>39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24" calcext:value-type="float">
            <text:p>39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25" calcext:value-type="float">
            <text:p>39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26" calcext:value-type="float">
            <text:p>39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27" calcext:value-type="float">
            <text:p>39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28" calcext:value-type="float">
            <text:p>39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29" calcext:value-type="float">
            <text:p>39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30" calcext:value-type="float">
            <text:p>39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31" calcext:value-type="float">
            <text:p>39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32" calcext:value-type="float">
            <text:p>39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33" calcext:value-type="float">
            <text:p>39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34" calcext:value-type="float">
            <text:p>39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35" calcext:value-type="float">
            <text:p>39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36" calcext:value-type="float">
            <text:p>39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37" calcext:value-type="float">
            <text:p>39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38" calcext:value-type="float">
            <text:p>39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39" calcext:value-type="float">
            <text:p>39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40" calcext:value-type="float">
            <text:p>39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41" calcext:value-type="float">
            <text:p>39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42" calcext:value-type="float">
            <text:p>39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43" calcext:value-type="float">
            <text:p>39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44" calcext:value-type="float">
            <text:p>39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45" calcext:value-type="float">
            <text:p>39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46" calcext:value-type="float">
            <text:p>39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47" calcext:value-type="float">
            <text:p>39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48" calcext:value-type="float">
            <text:p>39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49" calcext:value-type="float">
            <text:p>39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50" calcext:value-type="float">
            <text:p>39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51" calcext:value-type="float">
            <text:p>39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52" calcext:value-type="float">
            <text:p>39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53" calcext:value-type="float">
            <text:p>39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54" calcext:value-type="float">
            <text:p>39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55" calcext:value-type="float">
            <text:p>39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56" calcext:value-type="float">
            <text:p>39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57" calcext:value-type="float">
            <text:p>39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58" calcext:value-type="float">
            <text:p>39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59" calcext:value-type="float">
            <text:p>39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60" calcext:value-type="float">
            <text:p>39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61" calcext:value-type="float">
            <text:p>39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62" calcext:value-type="float">
            <text:p>39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63" calcext:value-type="float">
            <text:p>39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64" calcext:value-type="float">
            <text:p>39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65" calcext:value-type="float">
            <text:p>39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66" calcext:value-type="float">
            <text:p>39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67" calcext:value-type="float">
            <text:p>39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68" calcext:value-type="float">
            <text:p>39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69" calcext:value-type="float">
            <text:p>39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70" calcext:value-type="float">
            <text:p>39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71" calcext:value-type="float">
            <text:p>39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72" calcext:value-type="float">
            <text:p>39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73" calcext:value-type="float">
            <text:p>39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74" calcext:value-type="float">
            <text:p>39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75" calcext:value-type="float">
            <text:p>39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76" calcext:value-type="float">
            <text:p>39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77" calcext:value-type="float">
            <text:p>39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78" calcext:value-type="float">
            <text:p>39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79" calcext:value-type="float">
            <text:p>39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80" calcext:value-type="float">
            <text:p>39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81" calcext:value-type="float">
            <text:p>39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82" calcext:value-type="float">
            <text:p>39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83" calcext:value-type="float">
            <text:p>39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84" calcext:value-type="float">
            <text:p>39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85" calcext:value-type="float">
            <text:p>39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86" calcext:value-type="float">
            <text:p>39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87" calcext:value-type="float">
            <text:p>39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88" calcext:value-type="float">
            <text:p>39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89" calcext:value-type="float">
            <text:p>39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90" calcext:value-type="float">
            <text:p>39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91" calcext:value-type="float">
            <text:p>39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92" calcext:value-type="float">
            <text:p>39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93" calcext:value-type="float">
            <text:p>39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94" calcext:value-type="float">
            <text:p>39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95" calcext:value-type="float">
            <text:p>39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96" calcext:value-type="float">
            <text:p>39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97" calcext:value-type="float">
            <text:p>39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98" calcext:value-type="float">
            <text:p>39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99" calcext:value-type="float">
            <text:p>39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01" calcext:value-type="float">
            <text:p>40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02" calcext:value-type="float">
            <text:p>40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03" calcext:value-type="float">
            <text:p>40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04" calcext:value-type="float">
            <text:p>40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05" calcext:value-type="float">
            <text:p>40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06" calcext:value-type="float">
            <text:p>40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07" calcext:value-type="float">
            <text:p>40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08" calcext:value-type="float">
            <text:p>40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09" calcext:value-type="float">
            <text:p>40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10" calcext:value-type="float">
            <text:p>40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11" calcext:value-type="float">
            <text:p>40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12" calcext:value-type="float">
            <text:p>40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13" calcext:value-type="float">
            <text:p>40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14" calcext:value-type="float">
            <text:p>40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15" calcext:value-type="float">
            <text:p>40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16" calcext:value-type="float">
            <text:p>40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17" calcext:value-type="float">
            <text:p>40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18" calcext:value-type="float">
            <text:p>40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19" calcext:value-type="float">
            <text:p>40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20" calcext:value-type="float">
            <text:p>40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21" calcext:value-type="float">
            <text:p>40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22" calcext:value-type="float">
            <text:p>40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23" calcext:value-type="float">
            <text:p>40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24" calcext:value-type="float">
            <text:p>40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25" calcext:value-type="float">
            <text:p>40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26" calcext:value-type="float">
            <text:p>40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27" calcext:value-type="float">
            <text:p>40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28" calcext:value-type="float">
            <text:p>40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29" calcext:value-type="float">
            <text:p>40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30" calcext:value-type="float">
            <text:p>40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31" calcext:value-type="float">
            <text:p>40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32" calcext:value-type="float">
            <text:p>40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33" calcext:value-type="float">
            <text:p>40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34" calcext:value-type="float">
            <text:p>40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35" calcext:value-type="float">
            <text:p>40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36" calcext:value-type="float">
            <text:p>40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37" calcext:value-type="float">
            <text:p>40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38" calcext:value-type="float">
            <text:p>40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39" calcext:value-type="float">
            <text:p>40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40" calcext:value-type="float">
            <text:p>40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41" calcext:value-type="float">
            <text:p>40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42" calcext:value-type="float">
            <text:p>40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43" calcext:value-type="float">
            <text:p>40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44" calcext:value-type="float">
            <text:p>40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45" calcext:value-type="float">
            <text:p>40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46" calcext:value-type="float">
            <text:p>40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47" calcext:value-type="float">
            <text:p>40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48" calcext:value-type="float">
            <text:p>40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49" calcext:value-type="float">
            <text:p>40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50" calcext:value-type="float">
            <text:p>40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51" calcext:value-type="float">
            <text:p>40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52" calcext:value-type="float">
            <text:p>40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53" calcext:value-type="float">
            <text:p>40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54" calcext:value-type="float">
            <text:p>40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55" calcext:value-type="float">
            <text:p>40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56" calcext:value-type="float">
            <text:p>40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57" calcext:value-type="float">
            <text:p>40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58" calcext:value-type="float">
            <text:p>40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59" calcext:value-type="float">
            <text:p>40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60" calcext:value-type="float">
            <text:p>40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61" calcext:value-type="float">
            <text:p>40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62" calcext:value-type="float">
            <text:p>40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63" calcext:value-type="float">
            <text:p>40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64" calcext:value-type="float">
            <text:p>40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65" calcext:value-type="float">
            <text:p>40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66" calcext:value-type="float">
            <text:p>40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67" calcext:value-type="float">
            <text:p>40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68" calcext:value-type="float">
            <text:p>40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69" calcext:value-type="float">
            <text:p>40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70" calcext:value-type="float">
            <text:p>40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71" calcext:value-type="float">
            <text:p>40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72" calcext:value-type="float">
            <text:p>40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73" calcext:value-type="float">
            <text:p>40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74" calcext:value-type="float">
            <text:p>40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75" calcext:value-type="float">
            <text:p>40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76" calcext:value-type="float">
            <text:p>40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77" calcext:value-type="float">
            <text:p>40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78" calcext:value-type="float">
            <text:p>40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79" calcext:value-type="float">
            <text:p>40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80" calcext:value-type="float">
            <text:p>40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81" calcext:value-type="float">
            <text:p>40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82" calcext:value-type="float">
            <text:p>40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83" calcext:value-type="float">
            <text:p>40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84" calcext:value-type="float">
            <text:p>40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85" calcext:value-type="float">
            <text:p>40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86" calcext:value-type="float">
            <text:p>40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87" calcext:value-type="float">
            <text:p>40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88" calcext:value-type="float">
            <text:p>40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89" calcext:value-type="float">
            <text:p>40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90" calcext:value-type="float">
            <text:p>40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91" calcext:value-type="float">
            <text:p>40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92" calcext:value-type="float">
            <text:p>40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93" calcext:value-type="float">
            <text:p>40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94" calcext:value-type="float">
            <text:p>40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95" calcext:value-type="float">
            <text:p>40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97" calcext:value-type="float">
            <text:p>40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98" calcext:value-type="float">
            <text:p>40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99" calcext:value-type="float">
            <text:p>40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00" calcext:value-type="float">
            <text:p>41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01" calcext:value-type="float">
            <text:p>41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02" calcext:value-type="float">
            <text:p>41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03" calcext:value-type="float">
            <text:p>41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04" calcext:value-type="float">
            <text:p>41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05" calcext:value-type="float">
            <text:p>41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06" calcext:value-type="float">
            <text:p>41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07" calcext:value-type="float">
            <text:p>41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08" calcext:value-type="float">
            <text:p>41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09" calcext:value-type="float">
            <text:p>41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10" calcext:value-type="float">
            <text:p>41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11" calcext:value-type="float">
            <text:p>41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12" calcext:value-type="float">
            <text:p>41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13" calcext:value-type="float">
            <text:p>41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14" calcext:value-type="float">
            <text:p>41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15" calcext:value-type="float">
            <text:p>41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16" calcext:value-type="float">
            <text:p>41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17" calcext:value-type="float">
            <text:p>41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18" calcext:value-type="float">
            <text:p>41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19" calcext:value-type="float">
            <text:p>41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20" calcext:value-type="float">
            <text:p>41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21" calcext:value-type="float">
            <text:p>41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22" calcext:value-type="float">
            <text:p>41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23" calcext:value-type="float">
            <text:p>41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24" calcext:value-type="float">
            <text:p>41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25" calcext:value-type="float">
            <text:p>41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26" calcext:value-type="float">
            <text:p>41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27" calcext:value-type="float">
            <text:p>41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28" calcext:value-type="float">
            <text:p>41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29" calcext:value-type="float">
            <text:p>41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30" calcext:value-type="float">
            <text:p>41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31" calcext:value-type="float">
            <text:p>41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32" calcext:value-type="float">
            <text:p>41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33" calcext:value-type="float">
            <text:p>41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34" calcext:value-type="float">
            <text:p>41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35" calcext:value-type="float">
            <text:p>41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36" calcext:value-type="float">
            <text:p>41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37" calcext:value-type="float">
            <text:p>41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38" calcext:value-type="float">
            <text:p>41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39" calcext:value-type="float">
            <text:p>41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40" calcext:value-type="float">
            <text:p>41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41" calcext:value-type="float">
            <text:p>41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42" calcext:value-type="float">
            <text:p>41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43" calcext:value-type="float">
            <text:p>41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44" calcext:value-type="float">
            <text:p>41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45" calcext:value-type="float">
            <text:p>41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46" calcext:value-type="float">
            <text:p>41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47" calcext:value-type="float">
            <text:p>41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48" calcext:value-type="float">
            <text:p>41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49" calcext:value-type="float">
            <text:p>41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50" calcext:value-type="float">
            <text:p>41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51" calcext:value-type="float">
            <text:p>41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52" calcext:value-type="float">
            <text:p>41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53" calcext:value-type="float">
            <text:p>41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54" calcext:value-type="float">
            <text:p>41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55" calcext:value-type="float">
            <text:p>41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56" calcext:value-type="float">
            <text:p>41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57" calcext:value-type="float">
            <text:p>41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58" calcext:value-type="float">
            <text:p>41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59" calcext:value-type="float">
            <text:p>41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60" calcext:value-type="float">
            <text:p>41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61" calcext:value-type="float">
            <text:p>41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62" calcext:value-type="float">
            <text:p>41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63" calcext:value-type="float">
            <text:p>41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64" calcext:value-type="float">
            <text:p>41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65" calcext:value-type="float">
            <text:p>41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66" calcext:value-type="float">
            <text:p>41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67" calcext:value-type="float">
            <text:p>41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68" calcext:value-type="float">
            <text:p>41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69" calcext:value-type="float">
            <text:p>41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70" calcext:value-type="float">
            <text:p>41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71" calcext:value-type="float">
            <text:p>41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72" calcext:value-type="float">
            <text:p>41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73" calcext:value-type="float">
            <text:p>41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74" calcext:value-type="float">
            <text:p>41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75" calcext:value-type="float">
            <text:p>41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76" calcext:value-type="float">
            <text:p>41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77" calcext:value-type="float">
            <text:p>41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78" calcext:value-type="float">
            <text:p>41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79" calcext:value-type="float">
            <text:p>41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80" calcext:value-type="float">
            <text:p>41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81" calcext:value-type="float">
            <text:p>41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82" calcext:value-type="float">
            <text:p>41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83" calcext:value-type="float">
            <text:p>41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84" calcext:value-type="float">
            <text:p>41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85" calcext:value-type="float">
            <text:p>41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86" calcext:value-type="float">
            <text:p>41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87" calcext:value-type="float">
            <text:p>41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88" calcext:value-type="float">
            <text:p>41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89" calcext:value-type="float">
            <text:p>41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90" calcext:value-type="float">
            <text:p>41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91" calcext:value-type="float">
            <text:p>41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92" calcext:value-type="float">
            <text:p>41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93" calcext:value-type="float">
            <text:p>41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94" calcext:value-type="float">
            <text:p>41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95" calcext:value-type="float">
            <text:p>41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96" calcext:value-type="float">
            <text:p>41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97" calcext:value-type="float">
            <text:p>41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98" calcext:value-type="float">
            <text:p>41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99" calcext:value-type="float">
            <text:p>41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00" calcext:value-type="float">
            <text:p>42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01" calcext:value-type="float">
            <text:p>42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02" calcext:value-type="float">
            <text:p>42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03" calcext:value-type="float">
            <text:p>42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04" calcext:value-type="float">
            <text:p>42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05" calcext:value-type="float">
            <text:p>42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06" calcext:value-type="float">
            <text:p>42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07" calcext:value-type="float">
            <text:p>42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08" calcext:value-type="float">
            <text:p>42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09" calcext:value-type="float">
            <text:p>42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10" calcext:value-type="float">
            <text:p>42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11" calcext:value-type="float">
            <text:p>42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12" calcext:value-type="float">
            <text:p>42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13" calcext:value-type="float">
            <text:p>42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14" calcext:value-type="float">
            <text:p>42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15" calcext:value-type="float">
            <text:p>42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16" calcext:value-type="float">
            <text:p>42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17" calcext:value-type="float">
            <text:p>42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18" calcext:value-type="float">
            <text:p>42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19" calcext:value-type="float">
            <text:p>42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20" calcext:value-type="float">
            <text:p>42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21" calcext:value-type="float">
            <text:p>42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22" calcext:value-type="float">
            <text:p>42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23" calcext:value-type="float">
            <text:p>42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24" calcext:value-type="float">
            <text:p>42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25" calcext:value-type="float">
            <text:p>42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26" calcext:value-type="float">
            <text:p>42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27" calcext:value-type="float">
            <text:p>42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28" calcext:value-type="float">
            <text:p>42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29" calcext:value-type="float">
            <text:p>42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30" calcext:value-type="float">
            <text:p>42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31" calcext:value-type="float">
            <text:p>42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32" calcext:value-type="float">
            <text:p>42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33" calcext:value-type="float">
            <text:p>42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34" calcext:value-type="float">
            <text:p>42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35" calcext:value-type="float">
            <text:p>42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36" calcext:value-type="float">
            <text:p>42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37" calcext:value-type="float">
            <text:p>42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38" calcext:value-type="float">
            <text:p>42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39" calcext:value-type="float">
            <text:p>42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40" calcext:value-type="float">
            <text:p>42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41" calcext:value-type="float">
            <text:p>42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42" calcext:value-type="float">
            <text:p>42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43" calcext:value-type="float">
            <text:p>42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44" calcext:value-type="float">
            <text:p>42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45" calcext:value-type="float">
            <text:p>42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46" calcext:value-type="float">
            <text:p>42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47" calcext:value-type="float">
            <text:p>42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48" calcext:value-type="float">
            <text:p>42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49" calcext:value-type="float">
            <text:p>42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50" calcext:value-type="float">
            <text:p>42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51" calcext:value-type="float">
            <text:p>42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52" calcext:value-type="float">
            <text:p>42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53" calcext:value-type="float">
            <text:p>42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54" calcext:value-type="float">
            <text:p>42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55" calcext:value-type="float">
            <text:p>42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56" calcext:value-type="float">
            <text:p>42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57" calcext:value-type="float">
            <text:p>42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58" calcext:value-type="float">
            <text:p>42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59" calcext:value-type="float">
            <text:p>42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60" calcext:value-type="float">
            <text:p>42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61" calcext:value-type="float">
            <text:p>42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62" calcext:value-type="float">
            <text:p>42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63" calcext:value-type="float">
            <text:p>42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64" calcext:value-type="float">
            <text:p>42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65" calcext:value-type="float">
            <text:p>42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66" calcext:value-type="float">
            <text:p>42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67" calcext:value-type="float">
            <text:p>42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68" calcext:value-type="float">
            <text:p>42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69" calcext:value-type="float">
            <text:p>42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70" calcext:value-type="float">
            <text:p>42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71" calcext:value-type="float">
            <text:p>42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72" calcext:value-type="float">
            <text:p>42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73" calcext:value-type="float">
            <text:p>42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74" calcext:value-type="float">
            <text:p>42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75" calcext:value-type="float">
            <text:p>42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76" calcext:value-type="float">
            <text:p>42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77" calcext:value-type="float">
            <text:p>42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78" calcext:value-type="float">
            <text:p>42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79" calcext:value-type="float">
            <text:p>42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80" calcext:value-type="float">
            <text:p>42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81" calcext:value-type="float">
            <text:p>42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82" calcext:value-type="float">
            <text:p>42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83" calcext:value-type="float">
            <text:p>42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84" calcext:value-type="float">
            <text:p>42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85" calcext:value-type="float">
            <text:p>42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86" calcext:value-type="float">
            <text:p>42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87" calcext:value-type="float">
            <text:p>42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88" calcext:value-type="float">
            <text:p>42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89" calcext:value-type="float">
            <text:p>42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90" calcext:value-type="float">
            <text:p>42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91" calcext:value-type="float">
            <text:p>42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92" calcext:value-type="float">
            <text:p>42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93" calcext:value-type="float">
            <text:p>42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94" calcext:value-type="float">
            <text:p>42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95" calcext:value-type="float">
            <text:p>42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96" calcext:value-type="float">
            <text:p>42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97" calcext:value-type="float">
            <text:p>42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98" calcext:value-type="float">
            <text:p>42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99" calcext:value-type="float">
            <text:p>42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00" calcext:value-type="float">
            <text:p>43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01" calcext:value-type="float">
            <text:p>43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02" calcext:value-type="float">
            <text:p>43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03" calcext:value-type="float">
            <text:p>43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04" calcext:value-type="float">
            <text:p>43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05" calcext:value-type="float">
            <text:p>43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06" calcext:value-type="float">
            <text:p>43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07" calcext:value-type="float">
            <text:p>43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08" calcext:value-type="float">
            <text:p>43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09" calcext:value-type="float">
            <text:p>43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10" calcext:value-type="float">
            <text:p>43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11" calcext:value-type="float">
            <text:p>43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12" calcext:value-type="float">
            <text:p>43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13" calcext:value-type="float">
            <text:p>43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14" calcext:value-type="float">
            <text:p>43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15" calcext:value-type="float">
            <text:p>43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16" calcext:value-type="float">
            <text:p>43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17" calcext:value-type="float">
            <text:p>43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18" calcext:value-type="float">
            <text:p>43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19" calcext:value-type="float">
            <text:p>43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20" calcext:value-type="float">
            <text:p>43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21" calcext:value-type="float">
            <text:p>43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22" calcext:value-type="float">
            <text:p>43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23" calcext:value-type="float">
            <text:p>43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24" calcext:value-type="float">
            <text:p>43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25" calcext:value-type="float">
            <text:p>43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26" calcext:value-type="float">
            <text:p>43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27" calcext:value-type="float">
            <text:p>43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28" calcext:value-type="float">
            <text:p>43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29" calcext:value-type="float">
            <text:p>43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30" calcext:value-type="float">
            <text:p>43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31" calcext:value-type="float">
            <text:p>43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32" calcext:value-type="float">
            <text:p>43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33" calcext:value-type="float">
            <text:p>43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34" calcext:value-type="float">
            <text:p>43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35" calcext:value-type="float">
            <text:p>43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36" calcext:value-type="float">
            <text:p>43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37" calcext:value-type="float">
            <text:p>43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38" calcext:value-type="float">
            <text:p>43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39" calcext:value-type="float">
            <text:p>43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40" calcext:value-type="float">
            <text:p>43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41" calcext:value-type="float">
            <text:p>43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42" calcext:value-type="float">
            <text:p>43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43" calcext:value-type="float">
            <text:p>43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44" calcext:value-type="float">
            <text:p>43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45" calcext:value-type="float">
            <text:p>43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46" calcext:value-type="float">
            <text:p>43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47" calcext:value-type="float">
            <text:p>43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48" calcext:value-type="float">
            <text:p>43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49" calcext:value-type="float">
            <text:p>43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50" calcext:value-type="float">
            <text:p>43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51" calcext:value-type="float">
            <text:p>43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52" calcext:value-type="float">
            <text:p>43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53" calcext:value-type="float">
            <text:p>43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54" calcext:value-type="float">
            <text:p>43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55" calcext:value-type="float">
            <text:p>43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56" calcext:value-type="float">
            <text:p>43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57" calcext:value-type="float">
            <text:p>43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58" calcext:value-type="float">
            <text:p>43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59" calcext:value-type="float">
            <text:p>43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60" calcext:value-type="float">
            <text:p>43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61" calcext:value-type="float">
            <text:p>43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62" calcext:value-type="float">
            <text:p>43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63" calcext:value-type="float">
            <text:p>43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64" calcext:value-type="float">
            <text:p>43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65" calcext:value-type="float">
            <text:p>43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66" calcext:value-type="float">
            <text:p>43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67" calcext:value-type="float">
            <text:p>43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68" calcext:value-type="float">
            <text:p>43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69" calcext:value-type="float">
            <text:p>43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70" calcext:value-type="float">
            <text:p>43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71" calcext:value-type="float">
            <text:p>43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72" calcext:value-type="float">
            <text:p>43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73" calcext:value-type="float">
            <text:p>43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74" calcext:value-type="float">
            <text:p>43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75" calcext:value-type="float">
            <text:p>43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76" calcext:value-type="float">
            <text:p>43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77" calcext:value-type="float">
            <text:p>43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78" calcext:value-type="float">
            <text:p>43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79" calcext:value-type="float">
            <text:p>43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80" calcext:value-type="float">
            <text:p>43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81" calcext:value-type="float">
            <text:p>43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82" calcext:value-type="float">
            <text:p>43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83" calcext:value-type="float">
            <text:p>43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84" calcext:value-type="float">
            <text:p>43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85" calcext:value-type="float">
            <text:p>43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86" calcext:value-type="float">
            <text:p>43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87" calcext:value-type="float">
            <text:p>43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88" calcext:value-type="float">
            <text:p>43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89" calcext:value-type="float">
            <text:p>43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90" calcext:value-type="float">
            <text:p>43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91" calcext:value-type="float">
            <text:p>43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92" calcext:value-type="float">
            <text:p>43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93" calcext:value-type="float">
            <text:p>43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94" calcext:value-type="float">
            <text:p>43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95" calcext:value-type="float">
            <text:p>43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96" calcext:value-type="float">
            <text:p>43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97" calcext:value-type="float">
            <text:p>43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98" calcext:value-type="float">
            <text:p>43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99" calcext:value-type="float">
            <text:p>43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00" calcext:value-type="float">
            <text:p>44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01" calcext:value-type="float">
            <text:p>44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02" calcext:value-type="float">
            <text:p>44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03" calcext:value-type="float">
            <text:p>44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04" calcext:value-type="float">
            <text:p>44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05" calcext:value-type="float">
            <text:p>44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06" calcext:value-type="float">
            <text:p>44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07" calcext:value-type="float">
            <text:p>44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08" calcext:value-type="float">
            <text:p>44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09" calcext:value-type="float">
            <text:p>44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10" calcext:value-type="float">
            <text:p>44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11" calcext:value-type="float">
            <text:p>44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12" calcext:value-type="float">
            <text:p>44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13" calcext:value-type="float">
            <text:p>44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14" calcext:value-type="float">
            <text:p>44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15" calcext:value-type="float">
            <text:p>44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16" calcext:value-type="float">
            <text:p>44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17" calcext:value-type="float">
            <text:p>44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18" calcext:value-type="float">
            <text:p>44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19" calcext:value-type="float">
            <text:p>44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20" calcext:value-type="float">
            <text:p>44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21" calcext:value-type="float">
            <text:p>44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22" calcext:value-type="float">
            <text:p>44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23" calcext:value-type="float">
            <text:p>44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24" calcext:value-type="float">
            <text:p>44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25" calcext:value-type="float">
            <text:p>44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26" calcext:value-type="float">
            <text:p>44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27" calcext:value-type="float">
            <text:p>44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28" calcext:value-type="float">
            <text:p>44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29" calcext:value-type="float">
            <text:p>44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30" calcext:value-type="float">
            <text:p>44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31" calcext:value-type="float">
            <text:p>44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32" calcext:value-type="float">
            <text:p>44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33" calcext:value-type="float">
            <text:p>44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34" calcext:value-type="float">
            <text:p>44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35" calcext:value-type="float">
            <text:p>44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36" calcext:value-type="float">
            <text:p>44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37" calcext:value-type="float">
            <text:p>44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38" calcext:value-type="float">
            <text:p>44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39" calcext:value-type="float">
            <text:p>44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40" calcext:value-type="float">
            <text:p>44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41" calcext:value-type="float">
            <text:p>44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42" calcext:value-type="float">
            <text:p>44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43" calcext:value-type="float">
            <text:p>44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44" calcext:value-type="float">
            <text:p>44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45" calcext:value-type="float">
            <text:p>44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46" calcext:value-type="float">
            <text:p>44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47" calcext:value-type="float">
            <text:p>44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48" calcext:value-type="float">
            <text:p>44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49" calcext:value-type="float">
            <text:p>44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50" calcext:value-type="float">
            <text:p>44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51" calcext:value-type="float">
            <text:p>44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52" calcext:value-type="float">
            <text:p>44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53" calcext:value-type="float">
            <text:p>44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54" calcext:value-type="float">
            <text:p>44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55" calcext:value-type="float">
            <text:p>44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56" calcext:value-type="float">
            <text:p>44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57" calcext:value-type="float">
            <text:p>44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58" calcext:value-type="float">
            <text:p>44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59" calcext:value-type="float">
            <text:p>44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60" calcext:value-type="float">
            <text:p>44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61" calcext:value-type="float">
            <text:p>44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62" calcext:value-type="float">
            <text:p>44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63" calcext:value-type="float">
            <text:p>44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64" calcext:value-type="float">
            <text:p>44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65" calcext:value-type="float">
            <text:p>44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66" calcext:value-type="float">
            <text:p>44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67" calcext:value-type="float">
            <text:p>44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68" calcext:value-type="float">
            <text:p>44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69" calcext:value-type="float">
            <text:p>44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70" calcext:value-type="float">
            <text:p>44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71" calcext:value-type="float">
            <text:p>44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72" calcext:value-type="float">
            <text:p>44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73" calcext:value-type="float">
            <text:p>44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74" calcext:value-type="float">
            <text:p>44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75" calcext:value-type="float">
            <text:p>44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76" calcext:value-type="float">
            <text:p>44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77" calcext:value-type="float">
            <text:p>44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78" calcext:value-type="float">
            <text:p>44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79" calcext:value-type="float">
            <text:p>44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80" calcext:value-type="float">
            <text:p>44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81" calcext:value-type="float">
            <text:p>44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82" calcext:value-type="float">
            <text:p>44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83" calcext:value-type="float">
            <text:p>44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84" calcext:value-type="float">
            <text:p>44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85" calcext:value-type="float">
            <text:p>44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86" calcext:value-type="float">
            <text:p>44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87" calcext:value-type="float">
            <text:p>44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88" calcext:value-type="float">
            <text:p>44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89" calcext:value-type="float">
            <text:p>44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90" calcext:value-type="float">
            <text:p>44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91" calcext:value-type="float">
            <text:p>44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92" calcext:value-type="float">
            <text:p>44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93" calcext:value-type="float">
            <text:p>44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94" calcext:value-type="float">
            <text:p>44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95" calcext:value-type="float">
            <text:p>44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96" calcext:value-type="float">
            <text:p>44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97" calcext:value-type="float">
            <text:p>44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98" calcext:value-type="float">
            <text:p>44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99" calcext:value-type="float">
            <text:p>44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01" calcext:value-type="float">
            <text:p>45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02" calcext:value-type="float">
            <text:p>45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03" calcext:value-type="float">
            <text:p>45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04" calcext:value-type="float">
            <text:p>45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05" calcext:value-type="float">
            <text:p>45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06" calcext:value-type="float">
            <text:p>45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07" calcext:value-type="float">
            <text:p>45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08" calcext:value-type="float">
            <text:p>45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09" calcext:value-type="float">
            <text:p>45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10" calcext:value-type="float">
            <text:p>45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11" calcext:value-type="float">
            <text:p>45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12" calcext:value-type="float">
            <text:p>45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13" calcext:value-type="float">
            <text:p>45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14" calcext:value-type="float">
            <text:p>45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15" calcext:value-type="float">
            <text:p>45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16" calcext:value-type="float">
            <text:p>45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17" calcext:value-type="float">
            <text:p>45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18" calcext:value-type="float">
            <text:p>45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19" calcext:value-type="float">
            <text:p>45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20" calcext:value-type="float">
            <text:p>45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21" calcext:value-type="float">
            <text:p>45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22" calcext:value-type="float">
            <text:p>45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23" calcext:value-type="float">
            <text:p>45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24" calcext:value-type="float">
            <text:p>45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25" calcext:value-type="float">
            <text:p>45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26" calcext:value-type="float">
            <text:p>45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27" calcext:value-type="float">
            <text:p>45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28" calcext:value-type="float">
            <text:p>45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29" calcext:value-type="float">
            <text:p>45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30" calcext:value-type="float">
            <text:p>45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31" calcext:value-type="float">
            <text:p>45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32" calcext:value-type="float">
            <text:p>45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33" calcext:value-type="float">
            <text:p>45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34" calcext:value-type="float">
            <text:p>45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35" calcext:value-type="float">
            <text:p>45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36" calcext:value-type="float">
            <text:p>45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37" calcext:value-type="float">
            <text:p>45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38" calcext:value-type="float">
            <text:p>45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39" calcext:value-type="float">
            <text:p>45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40" calcext:value-type="float">
            <text:p>45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41" calcext:value-type="float">
            <text:p>45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42" calcext:value-type="float">
            <text:p>45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43" calcext:value-type="float">
            <text:p>45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44" calcext:value-type="float">
            <text:p>45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45" calcext:value-type="float">
            <text:p>45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46" calcext:value-type="float">
            <text:p>45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47" calcext:value-type="float">
            <text:p>45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48" calcext:value-type="float">
            <text:p>45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49" calcext:value-type="float">
            <text:p>45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50" calcext:value-type="float">
            <text:p>45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51" calcext:value-type="float">
            <text:p>45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52" calcext:value-type="float">
            <text:p>45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53" calcext:value-type="float">
            <text:p>45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54" calcext:value-type="float">
            <text:p>45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55" calcext:value-type="float">
            <text:p>45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56" calcext:value-type="float">
            <text:p>45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57" calcext:value-type="float">
            <text:p>45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58" calcext:value-type="float">
            <text:p>45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59" calcext:value-type="float">
            <text:p>45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60" calcext:value-type="float">
            <text:p>45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61" calcext:value-type="float">
            <text:p>45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62" calcext:value-type="float">
            <text:p>45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63" calcext:value-type="float">
            <text:p>45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64" calcext:value-type="float">
            <text:p>45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65" calcext:value-type="float">
            <text:p>45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66" calcext:value-type="float">
            <text:p>45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67" calcext:value-type="float">
            <text:p>45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68" calcext:value-type="float">
            <text:p>45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69" calcext:value-type="float">
            <text:p>45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70" calcext:value-type="float">
            <text:p>45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71" calcext:value-type="float">
            <text:p>45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72" calcext:value-type="float">
            <text:p>45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73" calcext:value-type="float">
            <text:p>45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74" calcext:value-type="float">
            <text:p>45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75" calcext:value-type="float">
            <text:p>45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76" calcext:value-type="float">
            <text:p>45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77" calcext:value-type="float">
            <text:p>45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78" calcext:value-type="float">
            <text:p>45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79" calcext:value-type="float">
            <text:p>45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80" calcext:value-type="float">
            <text:p>45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81" calcext:value-type="float">
            <text:p>45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82" calcext:value-type="float">
            <text:p>45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83" calcext:value-type="float">
            <text:p>45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84" calcext:value-type="float">
            <text:p>45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85" calcext:value-type="float">
            <text:p>45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86" calcext:value-type="float">
            <text:p>45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87" calcext:value-type="float">
            <text:p>45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88" calcext:value-type="float">
            <text:p>45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89" calcext:value-type="float">
            <text:p>45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90" calcext:value-type="float">
            <text:p>45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91" calcext:value-type="float">
            <text:p>45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92" calcext:value-type="float">
            <text:p>45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93" calcext:value-type="float">
            <text:p>45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94" calcext:value-type="float">
            <text:p>45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95" calcext:value-type="float">
            <text:p>45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96" calcext:value-type="float">
            <text:p>45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97" calcext:value-type="float">
            <text:p>45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98" calcext:value-type="float">
            <text:p>45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99" calcext:value-type="float">
            <text:p>45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00" calcext:value-type="float">
            <text:p>46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01" calcext:value-type="float">
            <text:p>46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02" calcext:value-type="float">
            <text:p>46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03" calcext:value-type="float">
            <text:p>46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04" calcext:value-type="float">
            <text:p>46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05" calcext:value-type="float">
            <text:p>46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06" calcext:value-type="float">
            <text:p>46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07" calcext:value-type="float">
            <text:p>46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08" calcext:value-type="float">
            <text:p>46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09" calcext:value-type="float">
            <text:p>46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10" calcext:value-type="float">
            <text:p>46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11" calcext:value-type="float">
            <text:p>46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12" calcext:value-type="float">
            <text:p>46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13" calcext:value-type="float">
            <text:p>46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14" calcext:value-type="float">
            <text:p>46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15" calcext:value-type="float">
            <text:p>46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16" calcext:value-type="float">
            <text:p>46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17" calcext:value-type="float">
            <text:p>46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18" calcext:value-type="float">
            <text:p>46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19" calcext:value-type="float">
            <text:p>46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20" calcext:value-type="float">
            <text:p>46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21" calcext:value-type="float">
            <text:p>46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22" calcext:value-type="float">
            <text:p>46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23" calcext:value-type="float">
            <text:p>46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24" calcext:value-type="float">
            <text:p>46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25" calcext:value-type="float">
            <text:p>46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26" calcext:value-type="float">
            <text:p>46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27" calcext:value-type="float">
            <text:p>46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28" calcext:value-type="float">
            <text:p>46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29" calcext:value-type="float">
            <text:p>46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30" calcext:value-type="float">
            <text:p>46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31" calcext:value-type="float">
            <text:p>46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32" calcext:value-type="float">
            <text:p>46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33" calcext:value-type="float">
            <text:p>46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34" calcext:value-type="float">
            <text:p>46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35" calcext:value-type="float">
            <text:p>46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36" calcext:value-type="float">
            <text:p>46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37" calcext:value-type="float">
            <text:p>46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38" calcext:value-type="float">
            <text:p>46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39" calcext:value-type="float">
            <text:p>46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40" calcext:value-type="float">
            <text:p>46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41" calcext:value-type="float">
            <text:p>46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42" calcext:value-type="float">
            <text:p>46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43" calcext:value-type="float">
            <text:p>46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44" calcext:value-type="float">
            <text:p>46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45" calcext:value-type="float">
            <text:p>46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46" calcext:value-type="float">
            <text:p>46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47" calcext:value-type="float">
            <text:p>46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48" calcext:value-type="float">
            <text:p>46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49" calcext:value-type="float">
            <text:p>46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50" calcext:value-type="float">
            <text:p>46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51" calcext:value-type="float">
            <text:p>46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52" calcext:value-type="float">
            <text:p>46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53" calcext:value-type="float">
            <text:p>46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54" calcext:value-type="float">
            <text:p>46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55" calcext:value-type="float">
            <text:p>46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56" calcext:value-type="float">
            <text:p>46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57" calcext:value-type="float">
            <text:p>46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58" calcext:value-type="float">
            <text:p>46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59" calcext:value-type="float">
            <text:p>46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60" calcext:value-type="float">
            <text:p>46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61" calcext:value-type="float">
            <text:p>46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62" calcext:value-type="float">
            <text:p>46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63" calcext:value-type="float">
            <text:p>46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64" calcext:value-type="float">
            <text:p>46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65" calcext:value-type="float">
            <text:p>46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66" calcext:value-type="float">
            <text:p>46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67" calcext:value-type="float">
            <text:p>46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68" calcext:value-type="float">
            <text:p>46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69" calcext:value-type="float">
            <text:p>46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70" calcext:value-type="float">
            <text:p>46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71" calcext:value-type="float">
            <text:p>46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72" calcext:value-type="float">
            <text:p>46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73" calcext:value-type="float">
            <text:p>46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74" calcext:value-type="float">
            <text:p>46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75" calcext:value-type="float">
            <text:p>46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76" calcext:value-type="float">
            <text:p>46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77" calcext:value-type="float">
            <text:p>46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78" calcext:value-type="float">
            <text:p>46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79" calcext:value-type="float">
            <text:p>46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80" calcext:value-type="float">
            <text:p>46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81" calcext:value-type="float">
            <text:p>46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82" calcext:value-type="float">
            <text:p>46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83" calcext:value-type="float">
            <text:p>46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84" calcext:value-type="float">
            <text:p>46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85" calcext:value-type="float">
            <text:p>46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86" calcext:value-type="float">
            <text:p>46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87" calcext:value-type="float">
            <text:p>46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88" calcext:value-type="float">
            <text:p>46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89" calcext:value-type="float">
            <text:p>46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90" calcext:value-type="float">
            <text:p>46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91" calcext:value-type="float">
            <text:p>46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92" calcext:value-type="float">
            <text:p>46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93" calcext:value-type="float">
            <text:p>46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94" calcext:value-type="float">
            <text:p>46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95" calcext:value-type="float">
            <text:p>46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96" calcext:value-type="float">
            <text:p>46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97" calcext:value-type="float">
            <text:p>46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98" calcext:value-type="float">
            <text:p>46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99" calcext:value-type="float">
            <text:p>46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00" calcext:value-type="float">
            <text:p>47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01" calcext:value-type="float">
            <text:p>47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02" calcext:value-type="float">
            <text:p>47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03" calcext:value-type="float">
            <text:p>47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04" calcext:value-type="float">
            <text:p>47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05" calcext:value-type="float">
            <text:p>47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06" calcext:value-type="float">
            <text:p>47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07" calcext:value-type="float">
            <text:p>47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08" calcext:value-type="float">
            <text:p>47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09" calcext:value-type="float">
            <text:p>47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10" calcext:value-type="float">
            <text:p>47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11" calcext:value-type="float">
            <text:p>47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12" calcext:value-type="float">
            <text:p>47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13" calcext:value-type="float">
            <text:p>47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14" calcext:value-type="float">
            <text:p>47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15" calcext:value-type="float">
            <text:p>47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16" calcext:value-type="float">
            <text:p>47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17" calcext:value-type="float">
            <text:p>47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18" calcext:value-type="float">
            <text:p>47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19" calcext:value-type="float">
            <text:p>47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20" calcext:value-type="float">
            <text:p>47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21" calcext:value-type="float">
            <text:p>47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22" calcext:value-type="float">
            <text:p>47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23" calcext:value-type="float">
            <text:p>47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24" calcext:value-type="float">
            <text:p>47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25" calcext:value-type="float">
            <text:p>47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26" calcext:value-type="float">
            <text:p>47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27" calcext:value-type="float">
            <text:p>47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28" calcext:value-type="float">
            <text:p>47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29" calcext:value-type="float">
            <text:p>47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30" calcext:value-type="float">
            <text:p>47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31" calcext:value-type="float">
            <text:p>47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32" calcext:value-type="float">
            <text:p>47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33" calcext:value-type="float">
            <text:p>47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34" calcext:value-type="float">
            <text:p>47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35" calcext:value-type="float">
            <text:p>47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36" calcext:value-type="float">
            <text:p>47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37" calcext:value-type="float">
            <text:p>47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38" calcext:value-type="float">
            <text:p>47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39" calcext:value-type="float">
            <text:p>47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40" calcext:value-type="float">
            <text:p>47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41" calcext:value-type="float">
            <text:p>47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42" calcext:value-type="float">
            <text:p>47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43" calcext:value-type="float">
            <text:p>47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44" calcext:value-type="float">
            <text:p>47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45" calcext:value-type="float">
            <text:p>47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46" calcext:value-type="float">
            <text:p>47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47" calcext:value-type="float">
            <text:p>47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48" calcext:value-type="float">
            <text:p>47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49" calcext:value-type="float">
            <text:p>47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50" calcext:value-type="float">
            <text:p>47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51" calcext:value-type="float">
            <text:p>47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52" calcext:value-type="float">
            <text:p>47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53" calcext:value-type="float">
            <text:p>47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54" calcext:value-type="float">
            <text:p>47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55" calcext:value-type="float">
            <text:p>47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56" calcext:value-type="float">
            <text:p>47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57" calcext:value-type="float">
            <text:p>47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58" calcext:value-type="float">
            <text:p>47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59" calcext:value-type="float">
            <text:p>47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60" calcext:value-type="float">
            <text:p>47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61" calcext:value-type="float">
            <text:p>47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62" calcext:value-type="float">
            <text:p>47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63" calcext:value-type="float">
            <text:p>47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64" calcext:value-type="float">
            <text:p>47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65" calcext:value-type="float">
            <text:p>47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66" calcext:value-type="float">
            <text:p>47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67" calcext:value-type="float">
            <text:p>47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68" calcext:value-type="float">
            <text:p>47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69" calcext:value-type="float">
            <text:p>47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70" calcext:value-type="float">
            <text:p>47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71" calcext:value-type="float">
            <text:p>47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72" calcext:value-type="float">
            <text:p>47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73" calcext:value-type="float">
            <text:p>47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74" calcext:value-type="float">
            <text:p>47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75" calcext:value-type="float">
            <text:p>47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76" calcext:value-type="float">
            <text:p>47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77" calcext:value-type="float">
            <text:p>47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78" calcext:value-type="float">
            <text:p>47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79" calcext:value-type="float">
            <text:p>47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80" calcext:value-type="float">
            <text:p>47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81" calcext:value-type="float">
            <text:p>47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82" calcext:value-type="float">
            <text:p>47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83" calcext:value-type="float">
            <text:p>47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84" calcext:value-type="float">
            <text:p>47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85" calcext:value-type="float">
            <text:p>47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86" calcext:value-type="float">
            <text:p>47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87" calcext:value-type="float">
            <text:p>47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88" calcext:value-type="float">
            <text:p>47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89" calcext:value-type="float">
            <text:p>47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90" calcext:value-type="float">
            <text:p>47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91" calcext:value-type="float">
            <text:p>47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92" calcext:value-type="float">
            <text:p>47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93" calcext:value-type="float">
            <text:p>47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94" calcext:value-type="float">
            <text:p>47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95" calcext:value-type="float">
            <text:p>47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96" calcext:value-type="float">
            <text:p>47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97" calcext:value-type="float">
            <text:p>47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98" calcext:value-type="float">
            <text:p>47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99" calcext:value-type="float">
            <text:p>47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00" calcext:value-type="float">
            <text:p>48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01" calcext:value-type="float">
            <text:p>48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02" calcext:value-type="float">
            <text:p>48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03" calcext:value-type="float">
            <text:p>48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04" calcext:value-type="float">
            <text:p>48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05" calcext:value-type="float">
            <text:p>48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06" calcext:value-type="float">
            <text:p>48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07" calcext:value-type="float">
            <text:p>48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08" calcext:value-type="float">
            <text:p>48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09" calcext:value-type="float">
            <text:p>48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10" calcext:value-type="float">
            <text:p>48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11" calcext:value-type="float">
            <text:p>48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12" calcext:value-type="float">
            <text:p>48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13" calcext:value-type="float">
            <text:p>48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14" calcext:value-type="float">
            <text:p>48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15" calcext:value-type="float">
            <text:p>48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16" calcext:value-type="float">
            <text:p>48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17" calcext:value-type="float">
            <text:p>48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18" calcext:value-type="float">
            <text:p>48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19" calcext:value-type="float">
            <text:p>48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20" calcext:value-type="float">
            <text:p>48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21" calcext:value-type="float">
            <text:p>48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22" calcext:value-type="float">
            <text:p>48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23" calcext:value-type="float">
            <text:p>48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24" calcext:value-type="float">
            <text:p>48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25" calcext:value-type="float">
            <text:p>48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26" calcext:value-type="float">
            <text:p>48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27" calcext:value-type="float">
            <text:p>48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28" calcext:value-type="float">
            <text:p>48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29" calcext:value-type="float">
            <text:p>48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30" calcext:value-type="float">
            <text:p>48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31" calcext:value-type="float">
            <text:p>48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32" calcext:value-type="float">
            <text:p>48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33" calcext:value-type="float">
            <text:p>48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34" calcext:value-type="float">
            <text:p>48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35" calcext:value-type="float">
            <text:p>48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36" calcext:value-type="float">
            <text:p>48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37" calcext:value-type="float">
            <text:p>48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38" calcext:value-type="float">
            <text:p>48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39" calcext:value-type="float">
            <text:p>48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40" calcext:value-type="float">
            <text:p>48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41" calcext:value-type="float">
            <text:p>48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42" calcext:value-type="float">
            <text:p>48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43" calcext:value-type="float">
            <text:p>48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44" calcext:value-type="float">
            <text:p>48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45" calcext:value-type="float">
            <text:p>48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46" calcext:value-type="float">
            <text:p>48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47" calcext:value-type="float">
            <text:p>48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48" calcext:value-type="float">
            <text:p>48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49" calcext:value-type="float">
            <text:p>48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50" calcext:value-type="float">
            <text:p>48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51" calcext:value-type="float">
            <text:p>48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52" calcext:value-type="float">
            <text:p>48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53" calcext:value-type="float">
            <text:p>48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54" calcext:value-type="float">
            <text:p>48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55" calcext:value-type="float">
            <text:p>48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56" calcext:value-type="float">
            <text:p>48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57" calcext:value-type="float">
            <text:p>48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58" calcext:value-type="float">
            <text:p>48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59" calcext:value-type="float">
            <text:p>48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60" calcext:value-type="float">
            <text:p>48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61" calcext:value-type="float">
            <text:p>48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62" calcext:value-type="float">
            <text:p>48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63" calcext:value-type="float">
            <text:p>48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64" calcext:value-type="float">
            <text:p>48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65" calcext:value-type="float">
            <text:p>48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66" calcext:value-type="float">
            <text:p>48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67" calcext:value-type="float">
            <text:p>48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68" calcext:value-type="float">
            <text:p>48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69" calcext:value-type="float">
            <text:p>48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70" calcext:value-type="float">
            <text:p>48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71" calcext:value-type="float">
            <text:p>48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72" calcext:value-type="float">
            <text:p>48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73" calcext:value-type="float">
            <text:p>48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74" calcext:value-type="float">
            <text:p>48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75" calcext:value-type="float">
            <text:p>48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76" calcext:value-type="float">
            <text:p>48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77" calcext:value-type="float">
            <text:p>48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78" calcext:value-type="float">
            <text:p>48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79" calcext:value-type="float">
            <text:p>48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80" calcext:value-type="float">
            <text:p>48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81" calcext:value-type="float">
            <text:p>48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82" calcext:value-type="float">
            <text:p>48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83" calcext:value-type="float">
            <text:p>48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84" calcext:value-type="float">
            <text:p>48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85" calcext:value-type="float">
            <text:p>48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86" calcext:value-type="float">
            <text:p>48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87" calcext:value-type="float">
            <text:p>48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88" calcext:value-type="float">
            <text:p>48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89" calcext:value-type="float">
            <text:p>48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90" calcext:value-type="float">
            <text:p>48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91" calcext:value-type="float">
            <text:p>48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92" calcext:value-type="float">
            <text:p>48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93" calcext:value-type="float">
            <text:p>48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94" calcext:value-type="float">
            <text:p>48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95" calcext:value-type="float">
            <text:p>48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96" calcext:value-type="float">
            <text:p>48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97" calcext:value-type="float">
            <text:p>48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98" calcext:value-type="float">
            <text:p>48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99" calcext:value-type="float">
            <text:p>48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00" calcext:value-type="float">
            <text:p>49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01" calcext:value-type="float">
            <text:p>49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02" calcext:value-type="float">
            <text:p>49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03" calcext:value-type="float">
            <text:p>49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04" calcext:value-type="float">
            <text:p>49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05" calcext:value-type="float">
            <text:p>49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06" calcext:value-type="float">
            <text:p>49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07" calcext:value-type="float">
            <text:p>49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08" calcext:value-type="float">
            <text:p>49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09" calcext:value-type="float">
            <text:p>49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10" calcext:value-type="float">
            <text:p>49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11" calcext:value-type="float">
            <text:p>49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12" calcext:value-type="float">
            <text:p>49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13" calcext:value-type="float">
            <text:p>49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14" calcext:value-type="float">
            <text:p>49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15" calcext:value-type="float">
            <text:p>49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16" calcext:value-type="float">
            <text:p>49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17" calcext:value-type="float">
            <text:p>49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18" calcext:value-type="float">
            <text:p>49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19" calcext:value-type="float">
            <text:p>49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20" calcext:value-type="float">
            <text:p>49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21" calcext:value-type="float">
            <text:p>49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22" calcext:value-type="float">
            <text:p>49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23" calcext:value-type="float">
            <text:p>49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24" calcext:value-type="float">
            <text:p>49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25" calcext:value-type="float">
            <text:p>49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26" calcext:value-type="float">
            <text:p>49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27" calcext:value-type="float">
            <text:p>49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28" calcext:value-type="float">
            <text:p>49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29" calcext:value-type="float">
            <text:p>49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30" calcext:value-type="float">
            <text:p>49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31" calcext:value-type="float">
            <text:p>49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32" calcext:value-type="float">
            <text:p>49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33" calcext:value-type="float">
            <text:p>49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34" calcext:value-type="float">
            <text:p>49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35" calcext:value-type="float">
            <text:p>49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36" calcext:value-type="float">
            <text:p>49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37" calcext:value-type="float">
            <text:p>49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38" calcext:value-type="float">
            <text:p>49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39" calcext:value-type="float">
            <text:p>49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40" calcext:value-type="float">
            <text:p>49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41" calcext:value-type="float">
            <text:p>49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42" calcext:value-type="float">
            <text:p>49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43" calcext:value-type="float">
            <text:p>49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44" calcext:value-type="float">
            <text:p>49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45" calcext:value-type="float">
            <text:p>49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46" calcext:value-type="float">
            <text:p>49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47" calcext:value-type="float">
            <text:p>49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48" calcext:value-type="float">
            <text:p>49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49" calcext:value-type="float">
            <text:p>49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50" calcext:value-type="float">
            <text:p>49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51" calcext:value-type="float">
            <text:p>49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52" calcext:value-type="float">
            <text:p>49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53" calcext:value-type="float">
            <text:p>49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54" calcext:value-type="float">
            <text:p>49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55" calcext:value-type="float">
            <text:p>49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56" calcext:value-type="float">
            <text:p>49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57" calcext:value-type="float">
            <text:p>49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58" calcext:value-type="float">
            <text:p>49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59" calcext:value-type="float">
            <text:p>49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60" calcext:value-type="float">
            <text:p>49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61" calcext:value-type="float">
            <text:p>49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62" calcext:value-type="float">
            <text:p>49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63" calcext:value-type="float">
            <text:p>49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64" calcext:value-type="float">
            <text:p>49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65" calcext:value-type="float">
            <text:p>49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66" calcext:value-type="float">
            <text:p>49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67" calcext:value-type="float">
            <text:p>49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68" calcext:value-type="float">
            <text:p>49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69" calcext:value-type="float">
            <text:p>49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70" calcext:value-type="float">
            <text:p>49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71" calcext:value-type="float">
            <text:p>49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72" calcext:value-type="float">
            <text:p>49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73" calcext:value-type="float">
            <text:p>49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74" calcext:value-type="float">
            <text:p>49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75" calcext:value-type="float">
            <text:p>49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76" calcext:value-type="float">
            <text:p>49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77" calcext:value-type="float">
            <text:p>49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78" calcext:value-type="float">
            <text:p>49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79" calcext:value-type="float">
            <text:p>49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80" calcext:value-type="float">
            <text:p>49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81" calcext:value-type="float">
            <text:p>49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82" calcext:value-type="float">
            <text:p>49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83" calcext:value-type="float">
            <text:p>49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84" calcext:value-type="float">
            <text:p>49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85" calcext:value-type="float">
            <text:p>49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86" calcext:value-type="float">
            <text:p>49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87" calcext:value-type="float">
            <text:p>49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88" calcext:value-type="float">
            <text:p>49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89" calcext:value-type="float">
            <text:p>49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90" calcext:value-type="float">
            <text:p>49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91" calcext:value-type="float">
            <text:p>49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92" calcext:value-type="float">
            <text:p>49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93" calcext:value-type="float">
            <text:p>49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94" calcext:value-type="float">
            <text:p>49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95" calcext:value-type="float">
            <text:p>49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96" calcext:value-type="float">
            <text:p>49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97" calcext:value-type="float">
            <text:p>49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98" calcext:value-type="float">
            <text:p>49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99" calcext:value-type="float">
            <text:p>49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01" calcext:value-type="float">
            <text:p>50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02" calcext:value-type="float">
            <text:p>50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03" calcext:value-type="float">
            <text:p>50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04" calcext:value-type="float">
            <text:p>50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05" calcext:value-type="float">
            <text:p>50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06" calcext:value-type="float">
            <text:p>50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07" calcext:value-type="float">
            <text:p>50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08" calcext:value-type="float">
            <text:p>50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09" calcext:value-type="float">
            <text:p>50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10" calcext:value-type="float">
            <text:p>50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11" calcext:value-type="float">
            <text:p>50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12" calcext:value-type="float">
            <text:p>50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13" calcext:value-type="float">
            <text:p>50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14" calcext:value-type="float">
            <text:p>50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15" calcext:value-type="float">
            <text:p>50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16" calcext:value-type="float">
            <text:p>50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17" calcext:value-type="float">
            <text:p>50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18" calcext:value-type="float">
            <text:p>50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19" calcext:value-type="float">
            <text:p>50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20" calcext:value-type="float">
            <text:p>50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21" calcext:value-type="float">
            <text:p>50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22" calcext:value-type="float">
            <text:p>50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23" calcext:value-type="float">
            <text:p>50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24" calcext:value-type="float">
            <text:p>50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25" calcext:value-type="float">
            <text:p>50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26" calcext:value-type="float">
            <text:p>50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27" calcext:value-type="float">
            <text:p>50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28" calcext:value-type="float">
            <text:p>50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29" calcext:value-type="float">
            <text:p>50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30" calcext:value-type="float">
            <text:p>50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31" calcext:value-type="float">
            <text:p>50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32" calcext:value-type="float">
            <text:p>50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33" calcext:value-type="float">
            <text:p>50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34" calcext:value-type="float">
            <text:p>50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35" calcext:value-type="float">
            <text:p>50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36" calcext:value-type="float">
            <text:p>50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37" calcext:value-type="float">
            <text:p>50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38" calcext:value-type="float">
            <text:p>50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39" calcext:value-type="float">
            <text:p>50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40" calcext:value-type="float">
            <text:p>50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41" calcext:value-type="float">
            <text:p>50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42" calcext:value-type="float">
            <text:p>50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43" calcext:value-type="float">
            <text:p>50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44" calcext:value-type="float">
            <text:p>50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45" calcext:value-type="float">
            <text:p>50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46" calcext:value-type="float">
            <text:p>50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47" calcext:value-type="float">
            <text:p>50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48" calcext:value-type="float">
            <text:p>50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49" calcext:value-type="float">
            <text:p>50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50" calcext:value-type="float">
            <text:p>50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51" calcext:value-type="float">
            <text:p>50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52" calcext:value-type="float">
            <text:p>50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53" calcext:value-type="float">
            <text:p>50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54" calcext:value-type="float">
            <text:p>50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55" calcext:value-type="float">
            <text:p>50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56" calcext:value-type="float">
            <text:p>50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57" calcext:value-type="float">
            <text:p>50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58" calcext:value-type="float">
            <text:p>50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59" calcext:value-type="float">
            <text:p>50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60" calcext:value-type="float">
            <text:p>50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61" calcext:value-type="float">
            <text:p>50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62" calcext:value-type="float">
            <text:p>50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63" calcext:value-type="float">
            <text:p>50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64" calcext:value-type="float">
            <text:p>50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65" calcext:value-type="float">
            <text:p>50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66" calcext:value-type="float">
            <text:p>50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67" calcext:value-type="float">
            <text:p>50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68" calcext:value-type="float">
            <text:p>50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69" calcext:value-type="float">
            <text:p>50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70" calcext:value-type="float">
            <text:p>50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71" calcext:value-type="float">
            <text:p>50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72" calcext:value-type="float">
            <text:p>50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73" calcext:value-type="float">
            <text:p>50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74" calcext:value-type="float">
            <text:p>50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75" calcext:value-type="float">
            <text:p>50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76" calcext:value-type="float">
            <text:p>50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77" calcext:value-type="float">
            <text:p>50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78" calcext:value-type="float">
            <text:p>50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79" calcext:value-type="float">
            <text:p>50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80" calcext:value-type="float">
            <text:p>50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81" calcext:value-type="float">
            <text:p>50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82" calcext:value-type="float">
            <text:p>50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83" calcext:value-type="float">
            <text:p>50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84" calcext:value-type="float">
            <text:p>50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85" calcext:value-type="float">
            <text:p>50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86" calcext:value-type="float">
            <text:p>50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87" calcext:value-type="float">
            <text:p>50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88" calcext:value-type="float">
            <text:p>50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89" calcext:value-type="float">
            <text:p>50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90" calcext:value-type="float">
            <text:p>50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91" calcext:value-type="float">
            <text:p>50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92" calcext:value-type="float">
            <text:p>50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93" calcext:value-type="float">
            <text:p>50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94" calcext:value-type="float">
            <text:p>50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95" calcext:value-type="float">
            <text:p>50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96" calcext:value-type="float">
            <text:p>50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97" calcext:value-type="float">
            <text:p>50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98" calcext:value-type="float">
            <text:p>50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99" calcext:value-type="float">
            <text:p>50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00" calcext:value-type="float">
            <text:p>51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01" calcext:value-type="float">
            <text:p>51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02" calcext:value-type="float">
            <text:p>51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03" calcext:value-type="float">
            <text:p>51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04" calcext:value-type="float">
            <text:p>51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05" calcext:value-type="float">
            <text:p>51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06" calcext:value-type="float">
            <text:p>51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07" calcext:value-type="float">
            <text:p>51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08" calcext:value-type="float">
            <text:p>51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09" calcext:value-type="float">
            <text:p>51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10" calcext:value-type="float">
            <text:p>51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11" calcext:value-type="float">
            <text:p>51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12" calcext:value-type="float">
            <text:p>51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13" calcext:value-type="float">
            <text:p>51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14" calcext:value-type="float">
            <text:p>51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15" calcext:value-type="float">
            <text:p>51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16" calcext:value-type="float">
            <text:p>51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17" calcext:value-type="float">
            <text:p>51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18" calcext:value-type="float">
            <text:p>51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19" calcext:value-type="float">
            <text:p>51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20" calcext:value-type="float">
            <text:p>51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21" calcext:value-type="float">
            <text:p>51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22" calcext:value-type="float">
            <text:p>51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23" calcext:value-type="float">
            <text:p>51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24" calcext:value-type="float">
            <text:p>51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25" calcext:value-type="float">
            <text:p>51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26" calcext:value-type="float">
            <text:p>51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27" calcext:value-type="float">
            <text:p>51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28" calcext:value-type="float">
            <text:p>51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29" calcext:value-type="float">
            <text:p>51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30" calcext:value-type="float">
            <text:p>51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31" calcext:value-type="float">
            <text:p>51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32" calcext:value-type="float">
            <text:p>51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33" calcext:value-type="float">
            <text:p>51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34" calcext:value-type="float">
            <text:p>51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35" calcext:value-type="float">
            <text:p>51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36" calcext:value-type="float">
            <text:p>51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37" calcext:value-type="float">
            <text:p>51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38" calcext:value-type="float">
            <text:p>51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39" calcext:value-type="float">
            <text:p>51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40" calcext:value-type="float">
            <text:p>51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41" calcext:value-type="float">
            <text:p>51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42" calcext:value-type="float">
            <text:p>51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43" calcext:value-type="float">
            <text:p>51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44" calcext:value-type="float">
            <text:p>51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45" calcext:value-type="float">
            <text:p>51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46" calcext:value-type="float">
            <text:p>51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47" calcext:value-type="float">
            <text:p>51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48" calcext:value-type="float">
            <text:p>51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49" calcext:value-type="float">
            <text:p>51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50" calcext:value-type="float">
            <text:p>51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51" calcext:value-type="float">
            <text:p>51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52" calcext:value-type="float">
            <text:p>51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53" calcext:value-type="float">
            <text:p>51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54" calcext:value-type="float">
            <text:p>51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55" calcext:value-type="float">
            <text:p>51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56" calcext:value-type="float">
            <text:p>51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57" calcext:value-type="float">
            <text:p>51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58" calcext:value-type="float">
            <text:p>51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59" calcext:value-type="float">
            <text:p>51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60" calcext:value-type="float">
            <text:p>51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61" calcext:value-type="float">
            <text:p>51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62" calcext:value-type="float">
            <text:p>51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63" calcext:value-type="float">
            <text:p>51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64" calcext:value-type="float">
            <text:p>51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65" calcext:value-type="float">
            <text:p>51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66" calcext:value-type="float">
            <text:p>51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67" calcext:value-type="float">
            <text:p>51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68" calcext:value-type="float">
            <text:p>51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69" calcext:value-type="float">
            <text:p>51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70" calcext:value-type="float">
            <text:p>51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71" calcext:value-type="float">
            <text:p>51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72" calcext:value-type="float">
            <text:p>51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73" calcext:value-type="float">
            <text:p>51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74" calcext:value-type="float">
            <text:p>51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75" calcext:value-type="float">
            <text:p>51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76" calcext:value-type="float">
            <text:p>51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77" calcext:value-type="float">
            <text:p>51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78" calcext:value-type="float">
            <text:p>51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79" calcext:value-type="float">
            <text:p>51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80" calcext:value-type="float">
            <text:p>51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81" calcext:value-type="float">
            <text:p>51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82" calcext:value-type="float">
            <text:p>51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83" calcext:value-type="float">
            <text:p>51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84" calcext:value-type="float">
            <text:p>51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85" calcext:value-type="float">
            <text:p>51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86" calcext:value-type="float">
            <text:p>51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87" calcext:value-type="float">
            <text:p>51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88" calcext:value-type="float">
            <text:p>51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89" calcext:value-type="float">
            <text:p>51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90" calcext:value-type="float">
            <text:p>51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91" calcext:value-type="float">
            <text:p>51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92" calcext:value-type="float">
            <text:p>51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93" calcext:value-type="float">
            <text:p>51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94" calcext:value-type="float">
            <text:p>51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95" calcext:value-type="float">
            <text:p>51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96" calcext:value-type="float">
            <text:p>51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97" calcext:value-type="float">
            <text:p>51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98" calcext:value-type="float">
            <text:p>51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99" calcext:value-type="float">
            <text:p>51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00" calcext:value-type="float">
            <text:p>52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01" calcext:value-type="float">
            <text:p>52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02" calcext:value-type="float">
            <text:p>52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03" calcext:value-type="float">
            <text:p>52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04" calcext:value-type="float">
            <text:p>52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05" calcext:value-type="float">
            <text:p>52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06" calcext:value-type="float">
            <text:p>52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07" calcext:value-type="float">
            <text:p>52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08" calcext:value-type="float">
            <text:p>52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09" calcext:value-type="float">
            <text:p>52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10" calcext:value-type="float">
            <text:p>52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11" calcext:value-type="float">
            <text:p>52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12" calcext:value-type="float">
            <text:p>52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13" calcext:value-type="float">
            <text:p>52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14" calcext:value-type="float">
            <text:p>52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15" calcext:value-type="float">
            <text:p>52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16" calcext:value-type="float">
            <text:p>52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17" calcext:value-type="float">
            <text:p>52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18" calcext:value-type="float">
            <text:p>52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19" calcext:value-type="float">
            <text:p>52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20" calcext:value-type="float">
            <text:p>52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21" calcext:value-type="float">
            <text:p>52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22" calcext:value-type="float">
            <text:p>52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23" calcext:value-type="float">
            <text:p>52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24" calcext:value-type="float">
            <text:p>52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25" calcext:value-type="float">
            <text:p>52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26" calcext:value-type="float">
            <text:p>52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27" calcext:value-type="float">
            <text:p>52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28" calcext:value-type="float">
            <text:p>52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29" calcext:value-type="float">
            <text:p>52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30" calcext:value-type="float">
            <text:p>52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31" calcext:value-type="float">
            <text:p>52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32" calcext:value-type="float">
            <text:p>52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33" calcext:value-type="float">
            <text:p>52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34" calcext:value-type="float">
            <text:p>52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35" calcext:value-type="float">
            <text:p>52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36" calcext:value-type="float">
            <text:p>52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37" calcext:value-type="float">
            <text:p>52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38" calcext:value-type="float">
            <text:p>52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39" calcext:value-type="float">
            <text:p>52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40" calcext:value-type="float">
            <text:p>52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41" calcext:value-type="float">
            <text:p>52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42" calcext:value-type="float">
            <text:p>52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43" calcext:value-type="float">
            <text:p>52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44" calcext:value-type="float">
            <text:p>52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45" calcext:value-type="float">
            <text:p>52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46" calcext:value-type="float">
            <text:p>52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47" calcext:value-type="float">
            <text:p>52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48" calcext:value-type="float">
            <text:p>52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49" calcext:value-type="float">
            <text:p>52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50" calcext:value-type="float">
            <text:p>52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51" calcext:value-type="float">
            <text:p>52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52" calcext:value-type="float">
            <text:p>52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53" calcext:value-type="float">
            <text:p>52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54" calcext:value-type="float">
            <text:p>52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55" calcext:value-type="float">
            <text:p>52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56" calcext:value-type="float">
            <text:p>52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57" calcext:value-type="float">
            <text:p>52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58" calcext:value-type="float">
            <text:p>52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59" calcext:value-type="float">
            <text:p>52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60" calcext:value-type="float">
            <text:p>52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61" calcext:value-type="float">
            <text:p>52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62" calcext:value-type="float">
            <text:p>52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63" calcext:value-type="float">
            <text:p>52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64" calcext:value-type="float">
            <text:p>52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65" calcext:value-type="float">
            <text:p>52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66" calcext:value-type="float">
            <text:p>52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67" calcext:value-type="float">
            <text:p>52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68" calcext:value-type="float">
            <text:p>52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69" calcext:value-type="float">
            <text:p>52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70" calcext:value-type="float">
            <text:p>52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71" calcext:value-type="float">
            <text:p>52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72" calcext:value-type="float">
            <text:p>52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73" calcext:value-type="float">
            <text:p>52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74" calcext:value-type="float">
            <text:p>52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75" calcext:value-type="float">
            <text:p>52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76" calcext:value-type="float">
            <text:p>52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77" calcext:value-type="float">
            <text:p>52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78" calcext:value-type="float">
            <text:p>52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79" calcext:value-type="float">
            <text:p>52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80" calcext:value-type="float">
            <text:p>52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81" calcext:value-type="float">
            <text:p>52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82" calcext:value-type="float">
            <text:p>52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83" calcext:value-type="float">
            <text:p>52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84" calcext:value-type="float">
            <text:p>52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85" calcext:value-type="float">
            <text:p>52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86" calcext:value-type="float">
            <text:p>52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87" calcext:value-type="float">
            <text:p>52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88" calcext:value-type="float">
            <text:p>52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89" calcext:value-type="float">
            <text:p>52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90" calcext:value-type="float">
            <text:p>52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91" calcext:value-type="float">
            <text:p>52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92" calcext:value-type="float">
            <text:p>52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93" calcext:value-type="float">
            <text:p>52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94" calcext:value-type="float">
            <text:p>52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95" calcext:value-type="float">
            <text:p>52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96" calcext:value-type="float">
            <text:p>52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97" calcext:value-type="float">
            <text:p>52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98" calcext:value-type="float">
            <text:p>52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99" calcext:value-type="float">
            <text:p>52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00" calcext:value-type="float">
            <text:p>53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01" calcext:value-type="float">
            <text:p>53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02" calcext:value-type="float">
            <text:p>53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03" calcext:value-type="float">
            <text:p>53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04" calcext:value-type="float">
            <text:p>53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05" calcext:value-type="float">
            <text:p>53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06" calcext:value-type="float">
            <text:p>53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07" calcext:value-type="float">
            <text:p>53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08" calcext:value-type="float">
            <text:p>53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09" calcext:value-type="float">
            <text:p>53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10" calcext:value-type="float">
            <text:p>53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11" calcext:value-type="float">
            <text:p>53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12" calcext:value-type="float">
            <text:p>53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13" calcext:value-type="float">
            <text:p>53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14" calcext:value-type="float">
            <text:p>53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15" calcext:value-type="float">
            <text:p>53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16" calcext:value-type="float">
            <text:p>53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17" calcext:value-type="float">
            <text:p>53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18" calcext:value-type="float">
            <text:p>53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19" calcext:value-type="float">
            <text:p>53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20" calcext:value-type="float">
            <text:p>53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21" calcext:value-type="float">
            <text:p>53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22" calcext:value-type="float">
            <text:p>53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23" calcext:value-type="float">
            <text:p>53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24" calcext:value-type="float">
            <text:p>53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25" calcext:value-type="float">
            <text:p>53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26" calcext:value-type="float">
            <text:p>53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27" calcext:value-type="float">
            <text:p>53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28" calcext:value-type="float">
            <text:p>53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29" calcext:value-type="float">
            <text:p>53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30" calcext:value-type="float">
            <text:p>53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31" calcext:value-type="float">
            <text:p>53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32" calcext:value-type="float">
            <text:p>53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33" calcext:value-type="float">
            <text:p>53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34" calcext:value-type="float">
            <text:p>53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35" calcext:value-type="float">
            <text:p>53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36" calcext:value-type="float">
            <text:p>53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37" calcext:value-type="float">
            <text:p>53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38" calcext:value-type="float">
            <text:p>53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39" calcext:value-type="float">
            <text:p>53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40" calcext:value-type="float">
            <text:p>53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41" calcext:value-type="float">
            <text:p>53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42" calcext:value-type="float">
            <text:p>53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43" calcext:value-type="float">
            <text:p>53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44" calcext:value-type="float">
            <text:p>53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45" calcext:value-type="float">
            <text:p>53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46" calcext:value-type="float">
            <text:p>53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47" calcext:value-type="float">
            <text:p>53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48" calcext:value-type="float">
            <text:p>53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49" calcext:value-type="float">
            <text:p>53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50" calcext:value-type="float">
            <text:p>53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51" calcext:value-type="float">
            <text:p>53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52" calcext:value-type="float">
            <text:p>53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53" calcext:value-type="float">
            <text:p>53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54" calcext:value-type="float">
            <text:p>53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55" calcext:value-type="float">
            <text:p>53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56" calcext:value-type="float">
            <text:p>53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57" calcext:value-type="float">
            <text:p>53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58" calcext:value-type="float">
            <text:p>53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59" calcext:value-type="float">
            <text:p>53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60" calcext:value-type="float">
            <text:p>53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61" calcext:value-type="float">
            <text:p>53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62" calcext:value-type="float">
            <text:p>53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63" calcext:value-type="float">
            <text:p>53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64" calcext:value-type="float">
            <text:p>53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65" calcext:value-type="float">
            <text:p>53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66" calcext:value-type="float">
            <text:p>53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67" calcext:value-type="float">
            <text:p>53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68" calcext:value-type="float">
            <text:p>53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69" calcext:value-type="float">
            <text:p>53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70" calcext:value-type="float">
            <text:p>53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71" calcext:value-type="float">
            <text:p>53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72" calcext:value-type="float">
            <text:p>53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73" calcext:value-type="float">
            <text:p>53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74" calcext:value-type="float">
            <text:p>53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75" calcext:value-type="float">
            <text:p>53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76" calcext:value-type="float">
            <text:p>53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77" calcext:value-type="float">
            <text:p>53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78" calcext:value-type="float">
            <text:p>53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79" calcext:value-type="float">
            <text:p>53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80" calcext:value-type="float">
            <text:p>53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81" calcext:value-type="float">
            <text:p>53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82" calcext:value-type="float">
            <text:p>53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83" calcext:value-type="float">
            <text:p>53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84" calcext:value-type="float">
            <text:p>53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85" calcext:value-type="float">
            <text:p>53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86" calcext:value-type="float">
            <text:p>53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87" calcext:value-type="float">
            <text:p>53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88" calcext:value-type="float">
            <text:p>53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89" calcext:value-type="float">
            <text:p>53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90" calcext:value-type="float">
            <text:p>53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91" calcext:value-type="float">
            <text:p>53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92" calcext:value-type="float">
            <text:p>53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93" calcext:value-type="float">
            <text:p>53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94" calcext:value-type="float">
            <text:p>53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95" calcext:value-type="float">
            <text:p>53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96" calcext:value-type="float">
            <text:p>53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97" calcext:value-type="float">
            <text:p>53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98" calcext:value-type="float">
            <text:p>53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99" calcext:value-type="float">
            <text:p>53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00" calcext:value-type="float">
            <text:p>54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01" calcext:value-type="float">
            <text:p>54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02" calcext:value-type="float">
            <text:p>54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03" calcext:value-type="float">
            <text:p>54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04" calcext:value-type="float">
            <text:p>54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05" calcext:value-type="float">
            <text:p>54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06" calcext:value-type="float">
            <text:p>54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07" calcext:value-type="float">
            <text:p>54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08" calcext:value-type="float">
            <text:p>54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09" calcext:value-type="float">
            <text:p>54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10" calcext:value-type="float">
            <text:p>54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11" calcext:value-type="float">
            <text:p>54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12" calcext:value-type="float">
            <text:p>54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13" calcext:value-type="float">
            <text:p>54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14" calcext:value-type="float">
            <text:p>54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15" calcext:value-type="float">
            <text:p>54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16" calcext:value-type="float">
            <text:p>54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17" calcext:value-type="float">
            <text:p>54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18" calcext:value-type="float">
            <text:p>54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19" calcext:value-type="float">
            <text:p>54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20" calcext:value-type="float">
            <text:p>54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21" calcext:value-type="float">
            <text:p>54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22" calcext:value-type="float">
            <text:p>54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23" calcext:value-type="float">
            <text:p>54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24" calcext:value-type="float">
            <text:p>54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25" calcext:value-type="float">
            <text:p>54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26" calcext:value-type="float">
            <text:p>54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27" calcext:value-type="float">
            <text:p>54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28" calcext:value-type="float">
            <text:p>54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29" calcext:value-type="float">
            <text:p>54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30" calcext:value-type="float">
            <text:p>54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31" calcext:value-type="float">
            <text:p>54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32" calcext:value-type="float">
            <text:p>54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33" calcext:value-type="float">
            <text:p>54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34" calcext:value-type="float">
            <text:p>54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35" calcext:value-type="float">
            <text:p>54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36" calcext:value-type="float">
            <text:p>54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37" calcext:value-type="float">
            <text:p>54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38" calcext:value-type="float">
            <text:p>54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39" calcext:value-type="float">
            <text:p>54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40" calcext:value-type="float">
            <text:p>54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41" calcext:value-type="float">
            <text:p>54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42" calcext:value-type="float">
            <text:p>54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43" calcext:value-type="float">
            <text:p>54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44" calcext:value-type="float">
            <text:p>54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45" calcext:value-type="float">
            <text:p>54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46" calcext:value-type="float">
            <text:p>54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47" calcext:value-type="float">
            <text:p>54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48" calcext:value-type="float">
            <text:p>54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49" calcext:value-type="float">
            <text:p>54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50" calcext:value-type="float">
            <text:p>54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51" calcext:value-type="float">
            <text:p>54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52" calcext:value-type="float">
            <text:p>54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53" calcext:value-type="float">
            <text:p>54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54" calcext:value-type="float">
            <text:p>54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55" calcext:value-type="float">
            <text:p>54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56" calcext:value-type="float">
            <text:p>54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57" calcext:value-type="float">
            <text:p>54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58" calcext:value-type="float">
            <text:p>54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59" calcext:value-type="float">
            <text:p>54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60" calcext:value-type="float">
            <text:p>54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61" calcext:value-type="float">
            <text:p>54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62" calcext:value-type="float">
            <text:p>54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63" calcext:value-type="float">
            <text:p>54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64" calcext:value-type="float">
            <text:p>54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65" calcext:value-type="float">
            <text:p>54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66" calcext:value-type="float">
            <text:p>54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67" calcext:value-type="float">
            <text:p>54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68" calcext:value-type="float">
            <text:p>54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69" calcext:value-type="float">
            <text:p>54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70" calcext:value-type="float">
            <text:p>54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71" calcext:value-type="float">
            <text:p>54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72" calcext:value-type="float">
            <text:p>54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73" calcext:value-type="float">
            <text:p>54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74" calcext:value-type="float">
            <text:p>54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75" calcext:value-type="float">
            <text:p>54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76" calcext:value-type="float">
            <text:p>54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77" calcext:value-type="float">
            <text:p>54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78" calcext:value-type="float">
            <text:p>54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79" calcext:value-type="float">
            <text:p>54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80" calcext:value-type="float">
            <text:p>54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81" calcext:value-type="float">
            <text:p>54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82" calcext:value-type="float">
            <text:p>54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83" calcext:value-type="float">
            <text:p>54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84" calcext:value-type="float">
            <text:p>54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85" calcext:value-type="float">
            <text:p>54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86" calcext:value-type="float">
            <text:p>54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87" calcext:value-type="float">
            <text:p>54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88" calcext:value-type="float">
            <text:p>54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89" calcext:value-type="float">
            <text:p>54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90" calcext:value-type="float">
            <text:p>54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91" calcext:value-type="float">
            <text:p>54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92" calcext:value-type="float">
            <text:p>54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93" calcext:value-type="float">
            <text:p>54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94" calcext:value-type="float">
            <text:p>54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95" calcext:value-type="float">
            <text:p>54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96" calcext:value-type="float">
            <text:p>54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97" calcext:value-type="float">
            <text:p>54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98" calcext:value-type="float">
            <text:p>54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99" calcext:value-type="float">
            <text:p>54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01" calcext:value-type="float">
            <text:p>55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02" calcext:value-type="float">
            <text:p>55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03" calcext:value-type="float">
            <text:p>55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04" calcext:value-type="float">
            <text:p>55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05" calcext:value-type="float">
            <text:p>55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06" calcext:value-type="float">
            <text:p>55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07" calcext:value-type="float">
            <text:p>55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08" calcext:value-type="float">
            <text:p>55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09" calcext:value-type="float">
            <text:p>55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10" calcext:value-type="float">
            <text:p>55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11" calcext:value-type="float">
            <text:p>55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12" calcext:value-type="float">
            <text:p>55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13" calcext:value-type="float">
            <text:p>55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14" calcext:value-type="float">
            <text:p>55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15" calcext:value-type="float">
            <text:p>55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16" calcext:value-type="float">
            <text:p>55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17" calcext:value-type="float">
            <text:p>55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18" calcext:value-type="float">
            <text:p>55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19" calcext:value-type="float">
            <text:p>55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20" calcext:value-type="float">
            <text:p>55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21" calcext:value-type="float">
            <text:p>55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22" calcext:value-type="float">
            <text:p>55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23" calcext:value-type="float">
            <text:p>55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24" calcext:value-type="float">
            <text:p>55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25" calcext:value-type="float">
            <text:p>55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26" calcext:value-type="float">
            <text:p>55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27" calcext:value-type="float">
            <text:p>55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28" calcext:value-type="float">
            <text:p>55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29" calcext:value-type="float">
            <text:p>55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30" calcext:value-type="float">
            <text:p>55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31" calcext:value-type="float">
            <text:p>55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32" calcext:value-type="float">
            <text:p>55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33" calcext:value-type="float">
            <text:p>55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34" calcext:value-type="float">
            <text:p>55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35" calcext:value-type="float">
            <text:p>55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36" calcext:value-type="float">
            <text:p>55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37" calcext:value-type="float">
            <text:p>55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38" calcext:value-type="float">
            <text:p>55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39" calcext:value-type="float">
            <text:p>55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40" calcext:value-type="float">
            <text:p>55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41" calcext:value-type="float">
            <text:p>55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42" calcext:value-type="float">
            <text:p>55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43" calcext:value-type="float">
            <text:p>55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44" calcext:value-type="float">
            <text:p>55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45" calcext:value-type="float">
            <text:p>55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46" calcext:value-type="float">
            <text:p>55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47" calcext:value-type="float">
            <text:p>55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48" calcext:value-type="float">
            <text:p>55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49" calcext:value-type="float">
            <text:p>55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50" calcext:value-type="float">
            <text:p>55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51" calcext:value-type="float">
            <text:p>55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52" calcext:value-type="float">
            <text:p>55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53" calcext:value-type="float">
            <text:p>55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54" calcext:value-type="float">
            <text:p>55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55" calcext:value-type="float">
            <text:p>55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56" calcext:value-type="float">
            <text:p>55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57" calcext:value-type="float">
            <text:p>55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58" calcext:value-type="float">
            <text:p>55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59" calcext:value-type="float">
            <text:p>55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60" calcext:value-type="float">
            <text:p>55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61" calcext:value-type="float">
            <text:p>55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62" calcext:value-type="float">
            <text:p>55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63" calcext:value-type="float">
            <text:p>55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64" calcext:value-type="float">
            <text:p>55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65" calcext:value-type="float">
            <text:p>55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66" calcext:value-type="float">
            <text:p>55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67" calcext:value-type="float">
            <text:p>55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68" calcext:value-type="float">
            <text:p>55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69" calcext:value-type="float">
            <text:p>55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70" calcext:value-type="float">
            <text:p>55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71" calcext:value-type="float">
            <text:p>55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72" calcext:value-type="float">
            <text:p>55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73" calcext:value-type="float">
            <text:p>55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74" calcext:value-type="float">
            <text:p>55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75" calcext:value-type="float">
            <text:p>55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76" calcext:value-type="float">
            <text:p>55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77" calcext:value-type="float">
            <text:p>55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78" calcext:value-type="float">
            <text:p>55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79" calcext:value-type="float">
            <text:p>55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80" calcext:value-type="float">
            <text:p>55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81" calcext:value-type="float">
            <text:p>55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82" calcext:value-type="float">
            <text:p>55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83" calcext:value-type="float">
            <text:p>55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84" calcext:value-type="float">
            <text:p>55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85" calcext:value-type="float">
            <text:p>55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86" calcext:value-type="float">
            <text:p>55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87" calcext:value-type="float">
            <text:p>55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88" calcext:value-type="float">
            <text:p>55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89" calcext:value-type="float">
            <text:p>55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90" calcext:value-type="float">
            <text:p>55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91" calcext:value-type="float">
            <text:p>55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92" calcext:value-type="float">
            <text:p>55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93" calcext:value-type="float">
            <text:p>55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94" calcext:value-type="float">
            <text:p>55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95" calcext:value-type="float">
            <text:p>55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96" calcext:value-type="float">
            <text:p>55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97" calcext:value-type="float">
            <text:p>55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98" calcext:value-type="float">
            <text:p>55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99" calcext:value-type="float">
            <text:p>55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00" calcext:value-type="float">
            <text:p>56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01" calcext:value-type="float">
            <text:p>56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02" calcext:value-type="float">
            <text:p>56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03" calcext:value-type="float">
            <text:p>56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04" calcext:value-type="float">
            <text:p>56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05" calcext:value-type="float">
            <text:p>56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06" calcext:value-type="float">
            <text:p>56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07" calcext:value-type="float">
            <text:p>56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08" calcext:value-type="float">
            <text:p>56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09" calcext:value-type="float">
            <text:p>56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10" calcext:value-type="float">
            <text:p>56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11" calcext:value-type="float">
            <text:p>56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12" calcext:value-type="float">
            <text:p>56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13" calcext:value-type="float">
            <text:p>56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14" calcext:value-type="float">
            <text:p>56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15" calcext:value-type="float">
            <text:p>56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16" calcext:value-type="float">
            <text:p>56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17" calcext:value-type="float">
            <text:p>56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18" calcext:value-type="float">
            <text:p>56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19" calcext:value-type="float">
            <text:p>56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20" calcext:value-type="float">
            <text:p>56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21" calcext:value-type="float">
            <text:p>56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22" calcext:value-type="float">
            <text:p>56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23" calcext:value-type="float">
            <text:p>56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24" calcext:value-type="float">
            <text:p>56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25" calcext:value-type="float">
            <text:p>56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26" calcext:value-type="float">
            <text:p>56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27" calcext:value-type="float">
            <text:p>56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28" calcext:value-type="float">
            <text:p>56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29" calcext:value-type="float">
            <text:p>56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30" calcext:value-type="float">
            <text:p>56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31" calcext:value-type="float">
            <text:p>56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32" calcext:value-type="float">
            <text:p>56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33" calcext:value-type="float">
            <text:p>56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34" calcext:value-type="float">
            <text:p>56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35" calcext:value-type="float">
            <text:p>56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36" calcext:value-type="float">
            <text:p>56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37" calcext:value-type="float">
            <text:p>56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38" calcext:value-type="float">
            <text:p>56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39" calcext:value-type="float">
            <text:p>56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40" calcext:value-type="float">
            <text:p>56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41" calcext:value-type="float">
            <text:p>56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42" calcext:value-type="float">
            <text:p>56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43" calcext:value-type="float">
            <text:p>56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44" calcext:value-type="float">
            <text:p>56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45" calcext:value-type="float">
            <text:p>56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46" calcext:value-type="float">
            <text:p>56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47" calcext:value-type="float">
            <text:p>56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48" calcext:value-type="float">
            <text:p>56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49" calcext:value-type="float">
            <text:p>56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50" calcext:value-type="float">
            <text:p>56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51" calcext:value-type="float">
            <text:p>56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52" calcext:value-type="float">
            <text:p>56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53" calcext:value-type="float">
            <text:p>56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54" calcext:value-type="float">
            <text:p>56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55" calcext:value-type="float">
            <text:p>56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56" calcext:value-type="float">
            <text:p>56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57" calcext:value-type="float">
            <text:p>56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58" calcext:value-type="float">
            <text:p>56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59" calcext:value-type="float">
            <text:p>56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60" calcext:value-type="float">
            <text:p>56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61" calcext:value-type="float">
            <text:p>56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62" calcext:value-type="float">
            <text:p>56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63" calcext:value-type="float">
            <text:p>56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64" calcext:value-type="float">
            <text:p>56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65" calcext:value-type="float">
            <text:p>56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66" calcext:value-type="float">
            <text:p>56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67" calcext:value-type="float">
            <text:p>56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68" calcext:value-type="float">
            <text:p>56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69" calcext:value-type="float">
            <text:p>56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70" calcext:value-type="float">
            <text:p>56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71" calcext:value-type="float">
            <text:p>56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72" calcext:value-type="float">
            <text:p>56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73" calcext:value-type="float">
            <text:p>56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74" calcext:value-type="float">
            <text:p>56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75" calcext:value-type="float">
            <text:p>56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76" calcext:value-type="float">
            <text:p>56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77" calcext:value-type="float">
            <text:p>56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78" calcext:value-type="float">
            <text:p>56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79" calcext:value-type="float">
            <text:p>56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80" calcext:value-type="float">
            <text:p>56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81" calcext:value-type="float">
            <text:p>56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82" calcext:value-type="float">
            <text:p>56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83" calcext:value-type="float">
            <text:p>56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84" calcext:value-type="float">
            <text:p>56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85" calcext:value-type="float">
            <text:p>56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86" calcext:value-type="float">
            <text:p>56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87" calcext:value-type="float">
            <text:p>56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88" calcext:value-type="float">
            <text:p>56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89" calcext:value-type="float">
            <text:p>56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90" calcext:value-type="float">
            <text:p>56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91" calcext:value-type="float">
            <text:p>56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92" calcext:value-type="float">
            <text:p>56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93" calcext:value-type="float">
            <text:p>56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94" calcext:value-type="float">
            <text:p>56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95" calcext:value-type="float">
            <text:p>56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96" calcext:value-type="float">
            <text:p>56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97" calcext:value-type="float">
            <text:p>56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98" calcext:value-type="float">
            <text:p>56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99" calcext:value-type="float">
            <text:p>56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00" calcext:value-type="float">
            <text:p>57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01" calcext:value-type="float">
            <text:p>57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02" calcext:value-type="float">
            <text:p>57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03" calcext:value-type="float">
            <text:p>57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04" calcext:value-type="float">
            <text:p>57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05" calcext:value-type="float">
            <text:p>57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06" calcext:value-type="float">
            <text:p>57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07" calcext:value-type="float">
            <text:p>57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08" calcext:value-type="float">
            <text:p>57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09" calcext:value-type="float">
            <text:p>57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10" calcext:value-type="float">
            <text:p>57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11" calcext:value-type="float">
            <text:p>57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12" calcext:value-type="float">
            <text:p>57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13" calcext:value-type="float">
            <text:p>57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14" calcext:value-type="float">
            <text:p>57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15" calcext:value-type="float">
            <text:p>57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16" calcext:value-type="float">
            <text:p>57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17" calcext:value-type="float">
            <text:p>57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18" calcext:value-type="float">
            <text:p>57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19" calcext:value-type="float">
            <text:p>57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20" calcext:value-type="float">
            <text:p>57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21" calcext:value-type="float">
            <text:p>57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22" calcext:value-type="float">
            <text:p>57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23" calcext:value-type="float">
            <text:p>57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24" calcext:value-type="float">
            <text:p>57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25" calcext:value-type="float">
            <text:p>57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26" calcext:value-type="float">
            <text:p>57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27" calcext:value-type="float">
            <text:p>57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28" calcext:value-type="float">
            <text:p>57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29" calcext:value-type="float">
            <text:p>57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30" calcext:value-type="float">
            <text:p>57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31" calcext:value-type="float">
            <text:p>57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32" calcext:value-type="float">
            <text:p>57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33" calcext:value-type="float">
            <text:p>57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34" calcext:value-type="float">
            <text:p>57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35" calcext:value-type="float">
            <text:p>57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36" calcext:value-type="float">
            <text:p>57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37" calcext:value-type="float">
            <text:p>57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38" calcext:value-type="float">
            <text:p>57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39" calcext:value-type="float">
            <text:p>57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40" calcext:value-type="float">
            <text:p>57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41" calcext:value-type="float">
            <text:p>57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42" calcext:value-type="float">
            <text:p>57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43" calcext:value-type="float">
            <text:p>57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44" calcext:value-type="float">
            <text:p>57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45" calcext:value-type="float">
            <text:p>57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46" calcext:value-type="float">
            <text:p>57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47" calcext:value-type="float">
            <text:p>57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48" calcext:value-type="float">
            <text:p>57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49" calcext:value-type="float">
            <text:p>57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50" calcext:value-type="float">
            <text:p>57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51" calcext:value-type="float">
            <text:p>57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52" calcext:value-type="float">
            <text:p>57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53" calcext:value-type="float">
            <text:p>57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54" calcext:value-type="float">
            <text:p>57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55" calcext:value-type="float">
            <text:p>57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56" calcext:value-type="float">
            <text:p>57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57" calcext:value-type="float">
            <text:p>57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58" calcext:value-type="float">
            <text:p>57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59" calcext:value-type="float">
            <text:p>57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60" calcext:value-type="float">
            <text:p>57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61" calcext:value-type="float">
            <text:p>57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62" calcext:value-type="float">
            <text:p>57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63" calcext:value-type="float">
            <text:p>57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64" calcext:value-type="float">
            <text:p>57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65" calcext:value-type="float">
            <text:p>57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66" calcext:value-type="float">
            <text:p>57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67" calcext:value-type="float">
            <text:p>57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68" calcext:value-type="float">
            <text:p>57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69" calcext:value-type="float">
            <text:p>57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70" calcext:value-type="float">
            <text:p>57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71" calcext:value-type="float">
            <text:p>57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72" calcext:value-type="float">
            <text:p>57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73" calcext:value-type="float">
            <text:p>57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74" calcext:value-type="float">
            <text:p>57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75" calcext:value-type="float">
            <text:p>57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76" calcext:value-type="float">
            <text:p>57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77" calcext:value-type="float">
            <text:p>57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78" calcext:value-type="float">
            <text:p>57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79" calcext:value-type="float">
            <text:p>57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80" calcext:value-type="float">
            <text:p>57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81" calcext:value-type="float">
            <text:p>57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82" calcext:value-type="float">
            <text:p>57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83" calcext:value-type="float">
            <text:p>57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84" calcext:value-type="float">
            <text:p>57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85" calcext:value-type="float">
            <text:p>57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86" calcext:value-type="float">
            <text:p>57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87" calcext:value-type="float">
            <text:p>57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88" calcext:value-type="float">
            <text:p>57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89" calcext:value-type="float">
            <text:p>57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90" calcext:value-type="float">
            <text:p>57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91" calcext:value-type="float">
            <text:p>57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92" calcext:value-type="float">
            <text:p>57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93" calcext:value-type="float">
            <text:p>57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94" calcext:value-type="float">
            <text:p>57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95" calcext:value-type="float">
            <text:p>57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96" calcext:value-type="float">
            <text:p>57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97" calcext:value-type="float">
            <text:p>57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98" calcext:value-type="float">
            <text:p>57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99" calcext:value-type="float">
            <text:p>57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00" calcext:value-type="float">
            <text:p>58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01" calcext:value-type="float">
            <text:p>58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02" calcext:value-type="float">
            <text:p>58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03" calcext:value-type="float">
            <text:p>58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04" calcext:value-type="float">
            <text:p>58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05" calcext:value-type="float">
            <text:p>58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06" calcext:value-type="float">
            <text:p>58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07" calcext:value-type="float">
            <text:p>58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08" calcext:value-type="float">
            <text:p>58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09" calcext:value-type="float">
            <text:p>58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10" calcext:value-type="float">
            <text:p>58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11" calcext:value-type="float">
            <text:p>58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12" calcext:value-type="float">
            <text:p>58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13" calcext:value-type="float">
            <text:p>58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14" calcext:value-type="float">
            <text:p>58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15" calcext:value-type="float">
            <text:p>58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16" calcext:value-type="float">
            <text:p>58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17" calcext:value-type="float">
            <text:p>58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18" calcext:value-type="float">
            <text:p>58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19" calcext:value-type="float">
            <text:p>58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20" calcext:value-type="float">
            <text:p>58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21" calcext:value-type="float">
            <text:p>58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22" calcext:value-type="float">
            <text:p>58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23" calcext:value-type="float">
            <text:p>58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24" calcext:value-type="float">
            <text:p>58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25" calcext:value-type="float">
            <text:p>58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26" calcext:value-type="float">
            <text:p>58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27" calcext:value-type="float">
            <text:p>58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28" calcext:value-type="float">
            <text:p>58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29" calcext:value-type="float">
            <text:p>58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30" calcext:value-type="float">
            <text:p>58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31" calcext:value-type="float">
            <text:p>58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32" calcext:value-type="float">
            <text:p>58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33" calcext:value-type="float">
            <text:p>58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34" calcext:value-type="float">
            <text:p>58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35" calcext:value-type="float">
            <text:p>58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36" calcext:value-type="float">
            <text:p>58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37" calcext:value-type="float">
            <text:p>58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38" calcext:value-type="float">
            <text:p>58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39" calcext:value-type="float">
            <text:p>58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40" calcext:value-type="float">
            <text:p>58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41" calcext:value-type="float">
            <text:p>58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42" calcext:value-type="float">
            <text:p>58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43" calcext:value-type="float">
            <text:p>58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44" calcext:value-type="float">
            <text:p>58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45" calcext:value-type="float">
            <text:p>58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46" calcext:value-type="float">
            <text:p>58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47" calcext:value-type="float">
            <text:p>58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48" calcext:value-type="float">
            <text:p>58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49" calcext:value-type="float">
            <text:p>58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50" calcext:value-type="float">
            <text:p>58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51" calcext:value-type="float">
            <text:p>58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52" calcext:value-type="float">
            <text:p>58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53" calcext:value-type="float">
            <text:p>58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54" calcext:value-type="float">
            <text:p>58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55" calcext:value-type="float">
            <text:p>58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56" calcext:value-type="float">
            <text:p>58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57" calcext:value-type="float">
            <text:p>58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58" calcext:value-type="float">
            <text:p>58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59" calcext:value-type="float">
            <text:p>58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60" calcext:value-type="float">
            <text:p>58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61" calcext:value-type="float">
            <text:p>58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62" calcext:value-type="float">
            <text:p>58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63" calcext:value-type="float">
            <text:p>58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64" calcext:value-type="float">
            <text:p>58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65" calcext:value-type="float">
            <text:p>58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66" calcext:value-type="float">
            <text:p>58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67" calcext:value-type="float">
            <text:p>58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68" calcext:value-type="float">
            <text:p>58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69" calcext:value-type="float">
            <text:p>58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70" calcext:value-type="float">
            <text:p>58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71" calcext:value-type="float">
            <text:p>58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72" calcext:value-type="float">
            <text:p>58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73" calcext:value-type="float">
            <text:p>58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74" calcext:value-type="float">
            <text:p>58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75" calcext:value-type="float">
            <text:p>58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76" calcext:value-type="float">
            <text:p>58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77" calcext:value-type="float">
            <text:p>58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78" calcext:value-type="float">
            <text:p>58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79" calcext:value-type="float">
            <text:p>58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80" calcext:value-type="float">
            <text:p>58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81" calcext:value-type="float">
            <text:p>58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82" calcext:value-type="float">
            <text:p>58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83" calcext:value-type="float">
            <text:p>58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84" calcext:value-type="float">
            <text:p>58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85" calcext:value-type="float">
            <text:p>58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86" calcext:value-type="float">
            <text:p>58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87" calcext:value-type="float">
            <text:p>58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88" calcext:value-type="float">
            <text:p>58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89" calcext:value-type="float">
            <text:p>58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90" calcext:value-type="float">
            <text:p>58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91" calcext:value-type="float">
            <text:p>58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92" calcext:value-type="float">
            <text:p>58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93" calcext:value-type="float">
            <text:p>58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94" calcext:value-type="float">
            <text:p>58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95" calcext:value-type="float">
            <text:p>58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96" calcext:value-type="float">
            <text:p>58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97" calcext:value-type="float">
            <text:p>58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98" calcext:value-type="float">
            <text:p>58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99" calcext:value-type="float">
            <text:p>58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00" calcext:value-type="float">
            <text:p>59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01" calcext:value-type="float">
            <text:p>59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02" calcext:value-type="float">
            <text:p>59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03" calcext:value-type="float">
            <text:p>59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04" calcext:value-type="float">
            <text:p>59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05" calcext:value-type="float">
            <text:p>59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06" calcext:value-type="float">
            <text:p>59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07" calcext:value-type="float">
            <text:p>59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08" calcext:value-type="float">
            <text:p>59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09" calcext:value-type="float">
            <text:p>59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10" calcext:value-type="float">
            <text:p>59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11" calcext:value-type="float">
            <text:p>59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12" calcext:value-type="float">
            <text:p>59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13" calcext:value-type="float">
            <text:p>59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14" calcext:value-type="float">
            <text:p>59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15" calcext:value-type="float">
            <text:p>59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16" calcext:value-type="float">
            <text:p>59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17" calcext:value-type="float">
            <text:p>59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18" calcext:value-type="float">
            <text:p>59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19" calcext:value-type="float">
            <text:p>59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20" calcext:value-type="float">
            <text:p>59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21" calcext:value-type="float">
            <text:p>59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22" calcext:value-type="float">
            <text:p>59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23" calcext:value-type="float">
            <text:p>59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24" calcext:value-type="float">
            <text:p>59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25" calcext:value-type="float">
            <text:p>59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26" calcext:value-type="float">
            <text:p>59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27" calcext:value-type="float">
            <text:p>59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28" calcext:value-type="float">
            <text:p>59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29" calcext:value-type="float">
            <text:p>59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30" calcext:value-type="float">
            <text:p>59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31" calcext:value-type="float">
            <text:p>59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32" calcext:value-type="float">
            <text:p>59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33" calcext:value-type="float">
            <text:p>59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34" calcext:value-type="float">
            <text:p>59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35" calcext:value-type="float">
            <text:p>59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36" calcext:value-type="float">
            <text:p>59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37" calcext:value-type="float">
            <text:p>59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38" calcext:value-type="float">
            <text:p>59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39" calcext:value-type="float">
            <text:p>59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40" calcext:value-type="float">
            <text:p>59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41" calcext:value-type="float">
            <text:p>59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42" calcext:value-type="float">
            <text:p>59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43" calcext:value-type="float">
            <text:p>59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44" calcext:value-type="float">
            <text:p>59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45" calcext:value-type="float">
            <text:p>59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46" calcext:value-type="float">
            <text:p>59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47" calcext:value-type="float">
            <text:p>59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48" calcext:value-type="float">
            <text:p>59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49" calcext:value-type="float">
            <text:p>59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50" calcext:value-type="float">
            <text:p>59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51" calcext:value-type="float">
            <text:p>59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52" calcext:value-type="float">
            <text:p>59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53" calcext:value-type="float">
            <text:p>59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54" calcext:value-type="float">
            <text:p>59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55" calcext:value-type="float">
            <text:p>59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56" calcext:value-type="float">
            <text:p>59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57" calcext:value-type="float">
            <text:p>59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58" calcext:value-type="float">
            <text:p>59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59" calcext:value-type="float">
            <text:p>59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60" calcext:value-type="float">
            <text:p>59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61" calcext:value-type="float">
            <text:p>59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62" calcext:value-type="float">
            <text:p>59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63" calcext:value-type="float">
            <text:p>59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64" calcext:value-type="float">
            <text:p>59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65" calcext:value-type="float">
            <text:p>59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66" calcext:value-type="float">
            <text:p>59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67" calcext:value-type="float">
            <text:p>59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68" calcext:value-type="float">
            <text:p>59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69" calcext:value-type="float">
            <text:p>59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70" calcext:value-type="float">
            <text:p>59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71" calcext:value-type="float">
            <text:p>59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72" calcext:value-type="float">
            <text:p>59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73" calcext:value-type="float">
            <text:p>59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74" calcext:value-type="float">
            <text:p>59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75" calcext:value-type="float">
            <text:p>59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76" calcext:value-type="float">
            <text:p>59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77" calcext:value-type="float">
            <text:p>59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78" calcext:value-type="float">
            <text:p>59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79" calcext:value-type="float">
            <text:p>59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80" calcext:value-type="float">
            <text:p>59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81" calcext:value-type="float">
            <text:p>59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82" calcext:value-type="float">
            <text:p>59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83" calcext:value-type="float">
            <text:p>59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84" calcext:value-type="float">
            <text:p>59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85" calcext:value-type="float">
            <text:p>59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86" calcext:value-type="float">
            <text:p>59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87" calcext:value-type="float">
            <text:p>59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88" calcext:value-type="float">
            <text:p>59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89" calcext:value-type="float">
            <text:p>59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90" calcext:value-type="float">
            <text:p>59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91" calcext:value-type="float">
            <text:p>59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92" calcext:value-type="float">
            <text:p>59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93" calcext:value-type="float">
            <text:p>59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94" calcext:value-type="float">
            <text:p>59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95" calcext:value-type="float">
            <text:p>59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96" calcext:value-type="float">
            <text:p>59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97" calcext:value-type="float">
            <text:p>59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98" calcext:value-type="float">
            <text:p>59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99" calcext:value-type="float">
            <text:p>59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01" calcext:value-type="float">
            <text:p>60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02" calcext:value-type="float">
            <text:p>60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03" calcext:value-type="float">
            <text:p>60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04" calcext:value-type="float">
            <text:p>60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05" calcext:value-type="float">
            <text:p>60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06" calcext:value-type="float">
            <text:p>60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07" calcext:value-type="float">
            <text:p>60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08" calcext:value-type="float">
            <text:p>60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09" calcext:value-type="float">
            <text:p>60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10" calcext:value-type="float">
            <text:p>60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11" calcext:value-type="float">
            <text:p>60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12" calcext:value-type="float">
            <text:p>60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13" calcext:value-type="float">
            <text:p>60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14" calcext:value-type="float">
            <text:p>60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15" calcext:value-type="float">
            <text:p>60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16" calcext:value-type="float">
            <text:p>60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17" calcext:value-type="float">
            <text:p>60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18" calcext:value-type="float">
            <text:p>60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19" calcext:value-type="float">
            <text:p>60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20" calcext:value-type="float">
            <text:p>60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21" calcext:value-type="float">
            <text:p>60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22" calcext:value-type="float">
            <text:p>60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23" calcext:value-type="float">
            <text:p>60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24" calcext:value-type="float">
            <text:p>60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25" calcext:value-type="float">
            <text:p>60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26" calcext:value-type="float">
            <text:p>60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27" calcext:value-type="float">
            <text:p>60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28" calcext:value-type="float">
            <text:p>60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29" calcext:value-type="float">
            <text:p>60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30" calcext:value-type="float">
            <text:p>60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31" calcext:value-type="float">
            <text:p>60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32" calcext:value-type="float">
            <text:p>60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33" calcext:value-type="float">
            <text:p>60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34" calcext:value-type="float">
            <text:p>60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35" calcext:value-type="float">
            <text:p>60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36" calcext:value-type="float">
            <text:p>60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37" calcext:value-type="float">
            <text:p>60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38" calcext:value-type="float">
            <text:p>60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39" calcext:value-type="float">
            <text:p>60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40" calcext:value-type="float">
            <text:p>60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41" calcext:value-type="float">
            <text:p>60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42" calcext:value-type="float">
            <text:p>60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43" calcext:value-type="float">
            <text:p>60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44" calcext:value-type="float">
            <text:p>60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45" calcext:value-type="float">
            <text:p>60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46" calcext:value-type="float">
            <text:p>60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47" calcext:value-type="float">
            <text:p>60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48" calcext:value-type="float">
            <text:p>60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49" calcext:value-type="float">
            <text:p>60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50" calcext:value-type="float">
            <text:p>60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51" calcext:value-type="float">
            <text:p>60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52" calcext:value-type="float">
            <text:p>60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53" calcext:value-type="float">
            <text:p>60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54" calcext:value-type="float">
            <text:p>60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55" calcext:value-type="float">
            <text:p>60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56" calcext:value-type="float">
            <text:p>60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57" calcext:value-type="float">
            <text:p>60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58" calcext:value-type="float">
            <text:p>60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59" calcext:value-type="float">
            <text:p>60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60" calcext:value-type="float">
            <text:p>60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61" calcext:value-type="float">
            <text:p>60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62" calcext:value-type="float">
            <text:p>60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63" calcext:value-type="float">
            <text:p>60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64" calcext:value-type="float">
            <text:p>60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65" calcext:value-type="float">
            <text:p>60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66" calcext:value-type="float">
            <text:p>60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67" calcext:value-type="float">
            <text:p>60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68" calcext:value-type="float">
            <text:p>60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69" calcext:value-type="float">
            <text:p>60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70" calcext:value-type="float">
            <text:p>60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71" calcext:value-type="float">
            <text:p>60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72" calcext:value-type="float">
            <text:p>60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73" calcext:value-type="float">
            <text:p>60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74" calcext:value-type="float">
            <text:p>60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75" calcext:value-type="float">
            <text:p>60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76" calcext:value-type="float">
            <text:p>60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77" calcext:value-type="float">
            <text:p>60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78" calcext:value-type="float">
            <text:p>60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79" calcext:value-type="float">
            <text:p>60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80" calcext:value-type="float">
            <text:p>60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81" calcext:value-type="float">
            <text:p>60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82" calcext:value-type="float">
            <text:p>60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83" calcext:value-type="float">
            <text:p>60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84" calcext:value-type="float">
            <text:p>60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85" calcext:value-type="float">
            <text:p>60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86" calcext:value-type="float">
            <text:p>60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87" calcext:value-type="float">
            <text:p>60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88" calcext:value-type="float">
            <text:p>60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89" calcext:value-type="float">
            <text:p>60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90" calcext:value-type="float">
            <text:p>60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91" calcext:value-type="float">
            <text:p>60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92" calcext:value-type="float">
            <text:p>60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93" calcext:value-type="float">
            <text:p>60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94" calcext:value-type="float">
            <text:p>60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95" calcext:value-type="float">
            <text:p>60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96" calcext:value-type="float">
            <text:p>60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97" calcext:value-type="float">
            <text:p>60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98" calcext:value-type="float">
            <text:p>60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99" calcext:value-type="float">
            <text:p>60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00" calcext:value-type="float">
            <text:p>61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01" calcext:value-type="float">
            <text:p>61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02" calcext:value-type="float">
            <text:p>61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03" calcext:value-type="float">
            <text:p>61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04" calcext:value-type="float">
            <text:p>61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05" calcext:value-type="float">
            <text:p>61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06" calcext:value-type="float">
            <text:p>61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07" calcext:value-type="float">
            <text:p>61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08" calcext:value-type="float">
            <text:p>61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09" calcext:value-type="float">
            <text:p>61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10" calcext:value-type="float">
            <text:p>61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11" calcext:value-type="float">
            <text:p>61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12" calcext:value-type="float">
            <text:p>61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13" calcext:value-type="float">
            <text:p>61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14" calcext:value-type="float">
            <text:p>61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15" calcext:value-type="float">
            <text:p>61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16" calcext:value-type="float">
            <text:p>61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17" calcext:value-type="float">
            <text:p>61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18" calcext:value-type="float">
            <text:p>61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19" calcext:value-type="float">
            <text:p>61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20" calcext:value-type="float">
            <text:p>61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21" calcext:value-type="float">
            <text:p>61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22" calcext:value-type="float">
            <text:p>61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23" calcext:value-type="float">
            <text:p>61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24" calcext:value-type="float">
            <text:p>61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25" calcext:value-type="float">
            <text:p>61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26" calcext:value-type="float">
            <text:p>61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27" calcext:value-type="float">
            <text:p>61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28" calcext:value-type="float">
            <text:p>61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29" calcext:value-type="float">
            <text:p>61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30" calcext:value-type="float">
            <text:p>61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31" calcext:value-type="float">
            <text:p>61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32" calcext:value-type="float">
            <text:p>61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33" calcext:value-type="float">
            <text:p>61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34" calcext:value-type="float">
            <text:p>61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35" calcext:value-type="float">
            <text:p>61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36" calcext:value-type="float">
            <text:p>61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37" calcext:value-type="float">
            <text:p>61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38" calcext:value-type="float">
            <text:p>61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39" calcext:value-type="float">
            <text:p>61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40" calcext:value-type="float">
            <text:p>61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41" calcext:value-type="float">
            <text:p>61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42" calcext:value-type="float">
            <text:p>61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43" calcext:value-type="float">
            <text:p>61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44" calcext:value-type="float">
            <text:p>61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45" calcext:value-type="float">
            <text:p>61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46" calcext:value-type="float">
            <text:p>61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47" calcext:value-type="float">
            <text:p>61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48" calcext:value-type="float">
            <text:p>61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49" calcext:value-type="float">
            <text:p>61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50" calcext:value-type="float">
            <text:p>61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51" calcext:value-type="float">
            <text:p>61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52" calcext:value-type="float">
            <text:p>61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53" calcext:value-type="float">
            <text:p>61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54" calcext:value-type="float">
            <text:p>61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55" calcext:value-type="float">
            <text:p>61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56" calcext:value-type="float">
            <text:p>61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57" calcext:value-type="float">
            <text:p>61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58" calcext:value-type="float">
            <text:p>61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59" calcext:value-type="float">
            <text:p>61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60" calcext:value-type="float">
            <text:p>61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61" calcext:value-type="float">
            <text:p>61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62" calcext:value-type="float">
            <text:p>61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63" calcext:value-type="float">
            <text:p>61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64" calcext:value-type="float">
            <text:p>61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65" calcext:value-type="float">
            <text:p>61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66" calcext:value-type="float">
            <text:p>61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67" calcext:value-type="float">
            <text:p>61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68" calcext:value-type="float">
            <text:p>61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69" calcext:value-type="float">
            <text:p>61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70" calcext:value-type="float">
            <text:p>61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72" calcext:value-type="float">
            <text:p>61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73" calcext:value-type="float">
            <text:p>61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74" calcext:value-type="float">
            <text:p>61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75" calcext:value-type="float">
            <text:p>61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76" calcext:value-type="float">
            <text:p>61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77" calcext:value-type="float">
            <text:p>61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78" calcext:value-type="float">
            <text:p>61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79" calcext:value-type="float">
            <text:p>61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80" calcext:value-type="float">
            <text:p>61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81" calcext:value-type="float">
            <text:p>61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82" calcext:value-type="float">
            <text:p>61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83" calcext:value-type="float">
            <text:p>61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84" calcext:value-type="float">
            <text:p>61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85" calcext:value-type="float">
            <text:p>61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86" calcext:value-type="float">
            <text:p>61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87" calcext:value-type="float">
            <text:p>61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88" calcext:value-type="float">
            <text:p>61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89" calcext:value-type="float">
            <text:p>61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90" calcext:value-type="float">
            <text:p>61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91" calcext:value-type="float">
            <text:p>61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92" calcext:value-type="float">
            <text:p>61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93" calcext:value-type="float">
            <text:p>61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94" calcext:value-type="float">
            <text:p>61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95" calcext:value-type="float">
            <text:p>61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96" calcext:value-type="float">
            <text:p>61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97" calcext:value-type="float">
            <text:p>61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98" calcext:value-type="float">
            <text:p>61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99" calcext:value-type="float">
            <text:p>61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00" calcext:value-type="float">
            <text:p>62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01" calcext:value-type="float">
            <text:p>62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02" calcext:value-type="float">
            <text:p>62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03" calcext:value-type="float">
            <text:p>62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04" calcext:value-type="float">
            <text:p>62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05" calcext:value-type="float">
            <text:p>62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06" calcext:value-type="float">
            <text:p>62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07" calcext:value-type="float">
            <text:p>62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08" calcext:value-type="float">
            <text:p>62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09" calcext:value-type="float">
            <text:p>62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10" calcext:value-type="float">
            <text:p>62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11" calcext:value-type="float">
            <text:p>62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12" calcext:value-type="float">
            <text:p>62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13" calcext:value-type="float">
            <text:p>62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14" calcext:value-type="float">
            <text:p>62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15" calcext:value-type="float">
            <text:p>62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16" calcext:value-type="float">
            <text:p>62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17" calcext:value-type="float">
            <text:p>62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18" calcext:value-type="float">
            <text:p>62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19" calcext:value-type="float">
            <text:p>62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20" calcext:value-type="float">
            <text:p>62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21" calcext:value-type="float">
            <text:p>62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22" calcext:value-type="float">
            <text:p>62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23" calcext:value-type="float">
            <text:p>62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24" calcext:value-type="float">
            <text:p>62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25" calcext:value-type="float">
            <text:p>62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26" calcext:value-type="float">
            <text:p>62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27" calcext:value-type="float">
            <text:p>62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28" calcext:value-type="float">
            <text:p>62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29" calcext:value-type="float">
            <text:p>62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30" calcext:value-type="float">
            <text:p>62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31" calcext:value-type="float">
            <text:p>62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32" calcext:value-type="float">
            <text:p>62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33" calcext:value-type="float">
            <text:p>62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34" calcext:value-type="float">
            <text:p>62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35" calcext:value-type="float">
            <text:p>62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36" calcext:value-type="float">
            <text:p>62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37" calcext:value-type="float">
            <text:p>62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38" calcext:value-type="float">
            <text:p>62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39" calcext:value-type="float">
            <text:p>62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40" calcext:value-type="float">
            <text:p>62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41" calcext:value-type="float">
            <text:p>62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42" calcext:value-type="float">
            <text:p>62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43" calcext:value-type="float">
            <text:p>62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44" calcext:value-type="float">
            <text:p>62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45" calcext:value-type="float">
            <text:p>62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46" calcext:value-type="float">
            <text:p>62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47" calcext:value-type="float">
            <text:p>62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48" calcext:value-type="float">
            <text:p>62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49" calcext:value-type="float">
            <text:p>62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50" calcext:value-type="float">
            <text:p>62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51" calcext:value-type="float">
            <text:p>62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52" calcext:value-type="float">
            <text:p>62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53" calcext:value-type="float">
            <text:p>62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54" calcext:value-type="float">
            <text:p>62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55" calcext:value-type="float">
            <text:p>62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56" calcext:value-type="float">
            <text:p>62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57" calcext:value-type="float">
            <text:p>62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58" calcext:value-type="float">
            <text:p>62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59" calcext:value-type="float">
            <text:p>62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60" calcext:value-type="float">
            <text:p>62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61" calcext:value-type="float">
            <text:p>62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62" calcext:value-type="float">
            <text:p>62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63" calcext:value-type="float">
            <text:p>62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64" calcext:value-type="float">
            <text:p>62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65" calcext:value-type="float">
            <text:p>62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66" calcext:value-type="float">
            <text:p>62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67" calcext:value-type="float">
            <text:p>62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68" calcext:value-type="float">
            <text:p>62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69" calcext:value-type="float">
            <text:p>62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70" calcext:value-type="float">
            <text:p>62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71" calcext:value-type="float">
            <text:p>62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72" calcext:value-type="float">
            <text:p>62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73" calcext:value-type="float">
            <text:p>62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74" calcext:value-type="float">
            <text:p>62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75" calcext:value-type="float">
            <text:p>62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76" calcext:value-type="float">
            <text:p>62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77" calcext:value-type="float">
            <text:p>62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78" calcext:value-type="float">
            <text:p>62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79" calcext:value-type="float">
            <text:p>62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80" calcext:value-type="float">
            <text:p>62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81" calcext:value-type="float">
            <text:p>62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82" calcext:value-type="float">
            <text:p>62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83" calcext:value-type="float">
            <text:p>62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84" calcext:value-type="float">
            <text:p>62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85" calcext:value-type="float">
            <text:p>62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86" calcext:value-type="float">
            <text:p>62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87" calcext:value-type="float">
            <text:p>62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88" calcext:value-type="float">
            <text:p>62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89" calcext:value-type="float">
            <text:p>62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90" calcext:value-type="float">
            <text:p>62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91" calcext:value-type="float">
            <text:p>62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92" calcext:value-type="float">
            <text:p>62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93" calcext:value-type="float">
            <text:p>62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94" calcext:value-type="float">
            <text:p>62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95" calcext:value-type="float">
            <text:p>62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96" calcext:value-type="float">
            <text:p>62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97" calcext:value-type="float">
            <text:p>62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98" calcext:value-type="float">
            <text:p>62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99" calcext:value-type="float">
            <text:p>62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00" calcext:value-type="float">
            <text:p>63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01" calcext:value-type="float">
            <text:p>63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02" calcext:value-type="float">
            <text:p>63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03" calcext:value-type="float">
            <text:p>63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04" calcext:value-type="float">
            <text:p>63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05" calcext:value-type="float">
            <text:p>63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06" calcext:value-type="float">
            <text:p>63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07" calcext:value-type="float">
            <text:p>63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08" calcext:value-type="float">
            <text:p>63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09" calcext:value-type="float">
            <text:p>63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10" calcext:value-type="float">
            <text:p>63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11" calcext:value-type="float">
            <text:p>63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12" calcext:value-type="float">
            <text:p>63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13" calcext:value-type="float">
            <text:p>63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14" calcext:value-type="float">
            <text:p>63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15" calcext:value-type="float">
            <text:p>63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16" calcext:value-type="float">
            <text:p>63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17" calcext:value-type="float">
            <text:p>63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18" calcext:value-type="float">
            <text:p>63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19" calcext:value-type="float">
            <text:p>63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20" calcext:value-type="float">
            <text:p>63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21" calcext:value-type="float">
            <text:p>63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22" calcext:value-type="float">
            <text:p>63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23" calcext:value-type="float">
            <text:p>63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24" calcext:value-type="float">
            <text:p>63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25" calcext:value-type="float">
            <text:p>63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26" calcext:value-type="float">
            <text:p>63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27" calcext:value-type="float">
            <text:p>63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28" calcext:value-type="float">
            <text:p>63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29" calcext:value-type="float">
            <text:p>63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30" calcext:value-type="float">
            <text:p>63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31" calcext:value-type="float">
            <text:p>63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32" calcext:value-type="float">
            <text:p>63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33" calcext:value-type="float">
            <text:p>63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34" calcext:value-type="float">
            <text:p>63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35" calcext:value-type="float">
            <text:p>63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36" calcext:value-type="float">
            <text:p>63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37" calcext:value-type="float">
            <text:p>63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38" calcext:value-type="float">
            <text:p>63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39" calcext:value-type="float">
            <text:p>63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40" calcext:value-type="float">
            <text:p>63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41" calcext:value-type="float">
            <text:p>63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42" calcext:value-type="float">
            <text:p>63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43" calcext:value-type="float">
            <text:p>63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44" calcext:value-type="float">
            <text:p>63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45" calcext:value-type="float">
            <text:p>63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46" calcext:value-type="float">
            <text:p>63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47" calcext:value-type="float">
            <text:p>63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48" calcext:value-type="float">
            <text:p>63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49" calcext:value-type="float">
            <text:p>63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50" calcext:value-type="float">
            <text:p>63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51" calcext:value-type="float">
            <text:p>63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52" calcext:value-type="float">
            <text:p>63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53" calcext:value-type="float">
            <text:p>63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54" calcext:value-type="float">
            <text:p>63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55" calcext:value-type="float">
            <text:p>63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56" calcext:value-type="float">
            <text:p>63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57" calcext:value-type="float">
            <text:p>63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58" calcext:value-type="float">
            <text:p>63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59" calcext:value-type="float">
            <text:p>63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60" calcext:value-type="float">
            <text:p>63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61" calcext:value-type="float">
            <text:p>63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62" calcext:value-type="float">
            <text:p>63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63" calcext:value-type="float">
            <text:p>63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64" calcext:value-type="float">
            <text:p>63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65" calcext:value-type="float">
            <text:p>63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66" calcext:value-type="float">
            <text:p>63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67" calcext:value-type="float">
            <text:p>63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68" calcext:value-type="float">
            <text:p>63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69" calcext:value-type="float">
            <text:p>63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70" calcext:value-type="float">
            <text:p>63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71" calcext:value-type="float">
            <text:p>63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72" calcext:value-type="float">
            <text:p>63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73" calcext:value-type="float">
            <text:p>63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74" calcext:value-type="float">
            <text:p>63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75" calcext:value-type="float">
            <text:p>63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76" calcext:value-type="float">
            <text:p>63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77" calcext:value-type="float">
            <text:p>63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78" calcext:value-type="float">
            <text:p>63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79" calcext:value-type="float">
            <text:p>63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80" calcext:value-type="float">
            <text:p>63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81" calcext:value-type="float">
            <text:p>63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82" calcext:value-type="float">
            <text:p>63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83" calcext:value-type="float">
            <text:p>63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84" calcext:value-type="float">
            <text:p>63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85" calcext:value-type="float">
            <text:p>63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86" calcext:value-type="float">
            <text:p>63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87" calcext:value-type="float">
            <text:p>63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88" calcext:value-type="float">
            <text:p>63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89" calcext:value-type="float">
            <text:p>63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90" calcext:value-type="float">
            <text:p>63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91" calcext:value-type="float">
            <text:p>63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92" calcext:value-type="float">
            <text:p>63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93" calcext:value-type="float">
            <text:p>63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94" calcext:value-type="float">
            <text:p>63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95" calcext:value-type="float">
            <text:p>63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96" calcext:value-type="float">
            <text:p>63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97" calcext:value-type="float">
            <text:p>63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98" calcext:value-type="float">
            <text:p>63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99" calcext:value-type="float">
            <text:p>63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00" calcext:value-type="float">
            <text:p>64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01" calcext:value-type="float">
            <text:p>64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02" calcext:value-type="float">
            <text:p>64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03" calcext:value-type="float">
            <text:p>64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04" calcext:value-type="float">
            <text:p>64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05" calcext:value-type="float">
            <text:p>64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06" calcext:value-type="float">
            <text:p>64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07" calcext:value-type="float">
            <text:p>64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08" calcext:value-type="float">
            <text:p>64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09" calcext:value-type="float">
            <text:p>64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10" calcext:value-type="float">
            <text:p>64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11" calcext:value-type="float">
            <text:p>64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12" calcext:value-type="float">
            <text:p>64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13" calcext:value-type="float">
            <text:p>64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14" calcext:value-type="float">
            <text:p>64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15" calcext:value-type="float">
            <text:p>64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16" calcext:value-type="float">
            <text:p>64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17" calcext:value-type="float">
            <text:p>64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18" calcext:value-type="float">
            <text:p>64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19" calcext:value-type="float">
            <text:p>64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20" calcext:value-type="float">
            <text:p>64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21" calcext:value-type="float">
            <text:p>64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22" calcext:value-type="float">
            <text:p>64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23" calcext:value-type="float">
            <text:p>64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24" calcext:value-type="float">
            <text:p>64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25" calcext:value-type="float">
            <text:p>64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26" calcext:value-type="float">
            <text:p>64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27" calcext:value-type="float">
            <text:p>64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28" calcext:value-type="float">
            <text:p>64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29" calcext:value-type="float">
            <text:p>64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30" calcext:value-type="float">
            <text:p>64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31" calcext:value-type="float">
            <text:p>64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32" calcext:value-type="float">
            <text:p>64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33" calcext:value-type="float">
            <text:p>64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34" calcext:value-type="float">
            <text:p>64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35" calcext:value-type="float">
            <text:p>64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36" calcext:value-type="float">
            <text:p>64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37" calcext:value-type="float">
            <text:p>64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38" calcext:value-type="float">
            <text:p>64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39" calcext:value-type="float">
            <text:p>64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40" calcext:value-type="float">
            <text:p>64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41" calcext:value-type="float">
            <text:p>64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42" calcext:value-type="float">
            <text:p>64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43" calcext:value-type="float">
            <text:p>64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44" calcext:value-type="float">
            <text:p>64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45" calcext:value-type="float">
            <text:p>64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46" calcext:value-type="float">
            <text:p>64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47" calcext:value-type="float">
            <text:p>64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48" calcext:value-type="float">
            <text:p>64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49" calcext:value-type="float">
            <text:p>64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50" calcext:value-type="float">
            <text:p>64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51" calcext:value-type="float">
            <text:p>64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52" calcext:value-type="float">
            <text:p>64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53" calcext:value-type="float">
            <text:p>64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54" calcext:value-type="float">
            <text:p>64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55" calcext:value-type="float">
            <text:p>64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56" calcext:value-type="float">
            <text:p>64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57" calcext:value-type="float">
            <text:p>64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58" calcext:value-type="float">
            <text:p>64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59" calcext:value-type="float">
            <text:p>64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60" calcext:value-type="float">
            <text:p>64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61" calcext:value-type="float">
            <text:p>64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62" calcext:value-type="float">
            <text:p>64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63" calcext:value-type="float">
            <text:p>64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64" calcext:value-type="float">
            <text:p>64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65" calcext:value-type="float">
            <text:p>64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66" calcext:value-type="float">
            <text:p>64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67" calcext:value-type="float">
            <text:p>64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68" calcext:value-type="float">
            <text:p>64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69" calcext:value-type="float">
            <text:p>64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70" calcext:value-type="float">
            <text:p>64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71" calcext:value-type="float">
            <text:p>64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72" calcext:value-type="float">
            <text:p>64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73" calcext:value-type="float">
            <text:p>64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74" calcext:value-type="float">
            <text:p>64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75" calcext:value-type="float">
            <text:p>64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76" calcext:value-type="float">
            <text:p>64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77" calcext:value-type="float">
            <text:p>64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78" calcext:value-type="float">
            <text:p>64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79" calcext:value-type="float">
            <text:p>64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80" calcext:value-type="float">
            <text:p>64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81" calcext:value-type="float">
            <text:p>64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82" calcext:value-type="float">
            <text:p>64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83" calcext:value-type="float">
            <text:p>64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84" calcext:value-type="float">
            <text:p>64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85" calcext:value-type="float">
            <text:p>64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86" calcext:value-type="float">
            <text:p>64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87" calcext:value-type="float">
            <text:p>64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88" calcext:value-type="float">
            <text:p>64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89" calcext:value-type="float">
            <text:p>64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90" calcext:value-type="float">
            <text:p>64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91" calcext:value-type="float">
            <text:p>64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92" calcext:value-type="float">
            <text:p>64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93" calcext:value-type="float">
            <text:p>64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94" calcext:value-type="float">
            <text:p>64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95" calcext:value-type="float">
            <text:p>64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96" calcext:value-type="float">
            <text:p>64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97" calcext:value-type="float">
            <text:p>64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98" calcext:value-type="float">
            <text:p>64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99" calcext:value-type="float">
            <text:p>64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01" calcext:value-type="float">
            <text:p>65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02" calcext:value-type="float">
            <text:p>65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03" calcext:value-type="float">
            <text:p>65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04" calcext:value-type="float">
            <text:p>65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05" calcext:value-type="float">
            <text:p>65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06" calcext:value-type="float">
            <text:p>65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07" calcext:value-type="float">
            <text:p>65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08" calcext:value-type="float">
            <text:p>65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09" calcext:value-type="float">
            <text:p>65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10" calcext:value-type="float">
            <text:p>65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11" calcext:value-type="float">
            <text:p>65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12" calcext:value-type="float">
            <text:p>65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13" calcext:value-type="float">
            <text:p>65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14" calcext:value-type="float">
            <text:p>65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15" calcext:value-type="float">
            <text:p>65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16" calcext:value-type="float">
            <text:p>65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17" calcext:value-type="float">
            <text:p>65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18" calcext:value-type="float">
            <text:p>65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19" calcext:value-type="float">
            <text:p>65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20" calcext:value-type="float">
            <text:p>65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21" calcext:value-type="float">
            <text:p>65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22" calcext:value-type="float">
            <text:p>65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23" calcext:value-type="float">
            <text:p>65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24" calcext:value-type="float">
            <text:p>65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25" calcext:value-type="float">
            <text:p>65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26" calcext:value-type="float">
            <text:p>65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27" calcext:value-type="float">
            <text:p>65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28" calcext:value-type="float">
            <text:p>65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29" calcext:value-type="float">
            <text:p>65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30" calcext:value-type="float">
            <text:p>65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31" calcext:value-type="float">
            <text:p>65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32" calcext:value-type="float">
            <text:p>65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33" calcext:value-type="float">
            <text:p>65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34" calcext:value-type="float">
            <text:p>65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35" calcext:value-type="float">
            <text:p>65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36" calcext:value-type="float">
            <text:p>65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37" calcext:value-type="float">
            <text:p>65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38" calcext:value-type="float">
            <text:p>65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39" calcext:value-type="float">
            <text:p>65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40" calcext:value-type="float">
            <text:p>65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41" calcext:value-type="float">
            <text:p>65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42" calcext:value-type="float">
            <text:p>65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43" calcext:value-type="float">
            <text:p>65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44" calcext:value-type="float">
            <text:p>65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45" calcext:value-type="float">
            <text:p>65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46" calcext:value-type="float">
            <text:p>65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47" calcext:value-type="float">
            <text:p>65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48" calcext:value-type="float">
            <text:p>65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49" calcext:value-type="float">
            <text:p>65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50" calcext:value-type="float">
            <text:p>65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51" calcext:value-type="float">
            <text:p>65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52" calcext:value-type="float">
            <text:p>65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53" calcext:value-type="float">
            <text:p>65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54" calcext:value-type="float">
            <text:p>65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55" calcext:value-type="float">
            <text:p>65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56" calcext:value-type="float">
            <text:p>65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57" calcext:value-type="float">
            <text:p>65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58" calcext:value-type="float">
            <text:p>65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59" calcext:value-type="float">
            <text:p>65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60" calcext:value-type="float">
            <text:p>65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61" calcext:value-type="float">
            <text:p>65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62" calcext:value-type="float">
            <text:p>65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63" calcext:value-type="float">
            <text:p>65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64" calcext:value-type="float">
            <text:p>65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65" calcext:value-type="float">
            <text:p>65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66" calcext:value-type="float">
            <text:p>65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67" calcext:value-type="float">
            <text:p>65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68" calcext:value-type="float">
            <text:p>65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69" calcext:value-type="float">
            <text:p>65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70" calcext:value-type="float">
            <text:p>65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71" calcext:value-type="float">
            <text:p>65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72" calcext:value-type="float">
            <text:p>65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73" calcext:value-type="float">
            <text:p>65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74" calcext:value-type="float">
            <text:p>65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75" calcext:value-type="float">
            <text:p>65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76" calcext:value-type="float">
            <text:p>65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77" calcext:value-type="float">
            <text:p>65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78" calcext:value-type="float">
            <text:p>65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79" calcext:value-type="float">
            <text:p>65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80" calcext:value-type="float">
            <text:p>65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81" calcext:value-type="float">
            <text:p>65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82" calcext:value-type="float">
            <text:p>65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83" calcext:value-type="float">
            <text:p>65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84" calcext:value-type="float">
            <text:p>65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85" calcext:value-type="float">
            <text:p>65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86" calcext:value-type="float">
            <text:p>65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87" calcext:value-type="float">
            <text:p>65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88" calcext:value-type="float">
            <text:p>65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89" calcext:value-type="float">
            <text:p>65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90" calcext:value-type="float">
            <text:p>65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91" calcext:value-type="float">
            <text:p>65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92" calcext:value-type="float">
            <text:p>65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93" calcext:value-type="float">
            <text:p>65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94" calcext:value-type="float">
            <text:p>65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95" calcext:value-type="float">
            <text:p>65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96" calcext:value-type="float">
            <text:p>65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97" calcext:value-type="float">
            <text:p>65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98" calcext:value-type="float">
            <text:p>65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99" calcext:value-type="float">
            <text:p>65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00" calcext:value-type="float">
            <text:p>66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01" calcext:value-type="float">
            <text:p>66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02" calcext:value-type="float">
            <text:p>66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03" calcext:value-type="float">
            <text:p>66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04" calcext:value-type="float">
            <text:p>66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05" calcext:value-type="float">
            <text:p>66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06" calcext:value-type="float">
            <text:p>66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07" calcext:value-type="float">
            <text:p>66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08" calcext:value-type="float">
            <text:p>66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09" calcext:value-type="float">
            <text:p>66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10" calcext:value-type="float">
            <text:p>66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11" calcext:value-type="float">
            <text:p>66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12" calcext:value-type="float">
            <text:p>66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13" calcext:value-type="float">
            <text:p>66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14" calcext:value-type="float">
            <text:p>66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15" calcext:value-type="float">
            <text:p>66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16" calcext:value-type="float">
            <text:p>66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17" calcext:value-type="float">
            <text:p>66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18" calcext:value-type="float">
            <text:p>66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19" calcext:value-type="float">
            <text:p>66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20" calcext:value-type="float">
            <text:p>66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21" calcext:value-type="float">
            <text:p>66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22" calcext:value-type="float">
            <text:p>66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23" calcext:value-type="float">
            <text:p>66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24" calcext:value-type="float">
            <text:p>66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25" calcext:value-type="float">
            <text:p>66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26" calcext:value-type="float">
            <text:p>66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27" calcext:value-type="float">
            <text:p>66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28" calcext:value-type="float">
            <text:p>66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29" calcext:value-type="float">
            <text:p>66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30" calcext:value-type="float">
            <text:p>66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31" calcext:value-type="float">
            <text:p>66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32" calcext:value-type="float">
            <text:p>66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33" calcext:value-type="float">
            <text:p>66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34" calcext:value-type="float">
            <text:p>66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35" calcext:value-type="float">
            <text:p>66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36" calcext:value-type="float">
            <text:p>66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37" calcext:value-type="float">
            <text:p>66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38" calcext:value-type="float">
            <text:p>66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39" calcext:value-type="float">
            <text:p>66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40" calcext:value-type="float">
            <text:p>66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41" calcext:value-type="float">
            <text:p>66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42" calcext:value-type="float">
            <text:p>66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43" calcext:value-type="float">
            <text:p>66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44" calcext:value-type="float">
            <text:p>66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45" calcext:value-type="float">
            <text:p>66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46" calcext:value-type="float">
            <text:p>66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47" calcext:value-type="float">
            <text:p>66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48" calcext:value-type="float">
            <text:p>66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49" calcext:value-type="float">
            <text:p>66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50" calcext:value-type="float">
            <text:p>66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51" calcext:value-type="float">
            <text:p>66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52" calcext:value-type="float">
            <text:p>66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53" calcext:value-type="float">
            <text:p>66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54" calcext:value-type="float">
            <text:p>66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55" calcext:value-type="float">
            <text:p>66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56" calcext:value-type="float">
            <text:p>66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57" calcext:value-type="float">
            <text:p>66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58" calcext:value-type="float">
            <text:p>66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59" calcext:value-type="float">
            <text:p>66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60" calcext:value-type="float">
            <text:p>66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61" calcext:value-type="float">
            <text:p>66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62" calcext:value-type="float">
            <text:p>66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63" calcext:value-type="float">
            <text:p>66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64" calcext:value-type="float">
            <text:p>66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65" calcext:value-type="float">
            <text:p>66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66" calcext:value-type="float">
            <text:p>66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67" calcext:value-type="float">
            <text:p>66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68" calcext:value-type="float">
            <text:p>66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69" calcext:value-type="float">
            <text:p>66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70" calcext:value-type="float">
            <text:p>66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71" calcext:value-type="float">
            <text:p>66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72" calcext:value-type="float">
            <text:p>66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73" calcext:value-type="float">
            <text:p>66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74" calcext:value-type="float">
            <text:p>66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75" calcext:value-type="float">
            <text:p>66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76" calcext:value-type="float">
            <text:p>66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77" calcext:value-type="float">
            <text:p>66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78" calcext:value-type="float">
            <text:p>66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79" calcext:value-type="float">
            <text:p>66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80" calcext:value-type="float">
            <text:p>66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81" calcext:value-type="float">
            <text:p>66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82" calcext:value-type="float">
            <text:p>66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83" calcext:value-type="float">
            <text:p>66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84" calcext:value-type="float">
            <text:p>66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85" calcext:value-type="float">
            <text:p>66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86" calcext:value-type="float">
            <text:p>66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87" calcext:value-type="float">
            <text:p>66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88" calcext:value-type="float">
            <text:p>66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89" calcext:value-type="float">
            <text:p>66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90" calcext:value-type="float">
            <text:p>66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91" calcext:value-type="float">
            <text:p>66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92" calcext:value-type="float">
            <text:p>66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93" calcext:value-type="float">
            <text:p>66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94" calcext:value-type="float">
            <text:p>66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95" calcext:value-type="float">
            <text:p>66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96" calcext:value-type="float">
            <text:p>66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97" calcext:value-type="float">
            <text:p>66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98" calcext:value-type="float">
            <text:p>66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99" calcext:value-type="float">
            <text:p>66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00" calcext:value-type="float">
            <text:p>67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01" calcext:value-type="float">
            <text:p>67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02" calcext:value-type="float">
            <text:p>67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03" calcext:value-type="float">
            <text:p>67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04" calcext:value-type="float">
            <text:p>67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05" calcext:value-type="float">
            <text:p>67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06" calcext:value-type="float">
            <text:p>67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07" calcext:value-type="float">
            <text:p>67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08" calcext:value-type="float">
            <text:p>67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09" calcext:value-type="float">
            <text:p>67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10" calcext:value-type="float">
            <text:p>67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11" calcext:value-type="float">
            <text:p>67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12" calcext:value-type="float">
            <text:p>67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13" calcext:value-type="float">
            <text:p>67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14" calcext:value-type="float">
            <text:p>67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15" calcext:value-type="float">
            <text:p>67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16" calcext:value-type="float">
            <text:p>67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17" calcext:value-type="float">
            <text:p>67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18" calcext:value-type="float">
            <text:p>67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19" calcext:value-type="float">
            <text:p>67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20" calcext:value-type="float">
            <text:p>67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21" calcext:value-type="float">
            <text:p>67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22" calcext:value-type="float">
            <text:p>67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23" calcext:value-type="float">
            <text:p>67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24" calcext:value-type="float">
            <text:p>67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25" calcext:value-type="float">
            <text:p>67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26" calcext:value-type="float">
            <text:p>67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27" calcext:value-type="float">
            <text:p>67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28" calcext:value-type="float">
            <text:p>67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29" calcext:value-type="float">
            <text:p>67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30" calcext:value-type="float">
            <text:p>67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31" calcext:value-type="float">
            <text:p>67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32" calcext:value-type="float">
            <text:p>67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33" calcext:value-type="float">
            <text:p>67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34" calcext:value-type="float">
            <text:p>67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35" calcext:value-type="float">
            <text:p>67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36" calcext:value-type="float">
            <text:p>67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37" calcext:value-type="float">
            <text:p>67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38" calcext:value-type="float">
            <text:p>67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39" calcext:value-type="float">
            <text:p>67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40" calcext:value-type="float">
            <text:p>67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41" calcext:value-type="float">
            <text:p>67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42" calcext:value-type="float">
            <text:p>67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43" calcext:value-type="float">
            <text:p>67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44" calcext:value-type="float">
            <text:p>67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45" calcext:value-type="float">
            <text:p>67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46" calcext:value-type="float">
            <text:p>67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47" calcext:value-type="float">
            <text:p>67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48" calcext:value-type="float">
            <text:p>67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49" calcext:value-type="float">
            <text:p>67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50" calcext:value-type="float">
            <text:p>67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51" calcext:value-type="float">
            <text:p>67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52" calcext:value-type="float">
            <text:p>67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53" calcext:value-type="float">
            <text:p>67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54" calcext:value-type="float">
            <text:p>67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55" calcext:value-type="float">
            <text:p>67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56" calcext:value-type="float">
            <text:p>67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57" calcext:value-type="float">
            <text:p>67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58" calcext:value-type="float">
            <text:p>67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59" calcext:value-type="float">
            <text:p>67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60" calcext:value-type="float">
            <text:p>67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61" calcext:value-type="float">
            <text:p>67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62" calcext:value-type="float">
            <text:p>67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63" calcext:value-type="float">
            <text:p>67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64" calcext:value-type="float">
            <text:p>67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65" calcext:value-type="float">
            <text:p>67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66" calcext:value-type="float">
            <text:p>67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67" calcext:value-type="float">
            <text:p>67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68" calcext:value-type="float">
            <text:p>67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69" calcext:value-type="float">
            <text:p>67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70" calcext:value-type="float">
            <text:p>67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71" calcext:value-type="float">
            <text:p>67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72" calcext:value-type="float">
            <text:p>67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73" calcext:value-type="float">
            <text:p>67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74" calcext:value-type="float">
            <text:p>67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75" calcext:value-type="float">
            <text:p>67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76" calcext:value-type="float">
            <text:p>67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77" calcext:value-type="float">
            <text:p>67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78" calcext:value-type="float">
            <text:p>67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79" calcext:value-type="float">
            <text:p>67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80" calcext:value-type="float">
            <text:p>67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81" calcext:value-type="float">
            <text:p>67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82" calcext:value-type="float">
            <text:p>67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83" calcext:value-type="float">
            <text:p>67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84" calcext:value-type="float">
            <text:p>67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85" calcext:value-type="float">
            <text:p>67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86" calcext:value-type="float">
            <text:p>67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87" calcext:value-type="float">
            <text:p>67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88" calcext:value-type="float">
            <text:p>67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89" calcext:value-type="float">
            <text:p>67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90" calcext:value-type="float">
            <text:p>67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91" calcext:value-type="float">
            <text:p>67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92" calcext:value-type="float">
            <text:p>67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93" calcext:value-type="float">
            <text:p>67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94" calcext:value-type="float">
            <text:p>67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95" calcext:value-type="float">
            <text:p>67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96" calcext:value-type="float">
            <text:p>67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97" calcext:value-type="float">
            <text:p>67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98" calcext:value-type="float">
            <text:p>67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99" calcext:value-type="float">
            <text:p>67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00" calcext:value-type="float">
            <text:p>68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01" calcext:value-type="float">
            <text:p>68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02" calcext:value-type="float">
            <text:p>68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03" calcext:value-type="float">
            <text:p>68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04" calcext:value-type="float">
            <text:p>68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05" calcext:value-type="float">
            <text:p>68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06" calcext:value-type="float">
            <text:p>68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07" calcext:value-type="float">
            <text:p>68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08" calcext:value-type="float">
            <text:p>68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09" calcext:value-type="float">
            <text:p>68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10" calcext:value-type="float">
            <text:p>68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11" calcext:value-type="float">
            <text:p>68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12" calcext:value-type="float">
            <text:p>68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13" calcext:value-type="float">
            <text:p>68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14" calcext:value-type="float">
            <text:p>68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15" calcext:value-type="float">
            <text:p>68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16" calcext:value-type="float">
            <text:p>68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17" calcext:value-type="float">
            <text:p>68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18" calcext:value-type="float">
            <text:p>68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19" calcext:value-type="float">
            <text:p>68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20" calcext:value-type="float">
            <text:p>68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21" calcext:value-type="float">
            <text:p>68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22" calcext:value-type="float">
            <text:p>68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23" calcext:value-type="float">
            <text:p>68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24" calcext:value-type="float">
            <text:p>68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25" calcext:value-type="float">
            <text:p>68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26" calcext:value-type="float">
            <text:p>68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27" calcext:value-type="float">
            <text:p>68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28" calcext:value-type="float">
            <text:p>68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29" calcext:value-type="float">
            <text:p>68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30" calcext:value-type="float">
            <text:p>68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31" calcext:value-type="float">
            <text:p>68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32" calcext:value-type="float">
            <text:p>68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33" calcext:value-type="float">
            <text:p>68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34" calcext:value-type="float">
            <text:p>68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35" calcext:value-type="float">
            <text:p>68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36" calcext:value-type="float">
            <text:p>68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37" calcext:value-type="float">
            <text:p>68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38" calcext:value-type="float">
            <text:p>68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39" calcext:value-type="float">
            <text:p>68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40" calcext:value-type="float">
            <text:p>68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41" calcext:value-type="float">
            <text:p>68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42" calcext:value-type="float">
            <text:p>68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43" calcext:value-type="float">
            <text:p>68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44" calcext:value-type="float">
            <text:p>68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45" calcext:value-type="float">
            <text:p>68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46" calcext:value-type="float">
            <text:p>68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47" calcext:value-type="float">
            <text:p>68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48" calcext:value-type="float">
            <text:p>68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49" calcext:value-type="float">
            <text:p>68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50" calcext:value-type="float">
            <text:p>68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51" calcext:value-type="float">
            <text:p>68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52" calcext:value-type="float">
            <text:p>68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53" calcext:value-type="float">
            <text:p>68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54" calcext:value-type="float">
            <text:p>68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55" calcext:value-type="float">
            <text:p>68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56" calcext:value-type="float">
            <text:p>68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57" calcext:value-type="float">
            <text:p>68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58" calcext:value-type="float">
            <text:p>68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59" calcext:value-type="float">
            <text:p>68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60" calcext:value-type="float">
            <text:p>68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61" calcext:value-type="float">
            <text:p>68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62" calcext:value-type="float">
            <text:p>68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63" calcext:value-type="float">
            <text:p>68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64" calcext:value-type="float">
            <text:p>68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65" calcext:value-type="float">
            <text:p>68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66" calcext:value-type="float">
            <text:p>68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67" calcext:value-type="float">
            <text:p>68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68" calcext:value-type="float">
            <text:p>68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69" calcext:value-type="float">
            <text:p>68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70" calcext:value-type="float">
            <text:p>68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71" calcext:value-type="float">
            <text:p>68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72" calcext:value-type="float">
            <text:p>68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73" calcext:value-type="float">
            <text:p>68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74" calcext:value-type="float">
            <text:p>68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75" calcext:value-type="float">
            <text:p>68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76" calcext:value-type="float">
            <text:p>68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77" calcext:value-type="float">
            <text:p>68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78" calcext:value-type="float">
            <text:p>68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79" calcext:value-type="float">
            <text:p>68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80" calcext:value-type="float">
            <text:p>68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81" calcext:value-type="float">
            <text:p>68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82" calcext:value-type="float">
            <text:p>68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83" calcext:value-type="float">
            <text:p>68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84" calcext:value-type="float">
            <text:p>68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85" calcext:value-type="float">
            <text:p>68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86" calcext:value-type="float">
            <text:p>68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87" calcext:value-type="float">
            <text:p>68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88" calcext:value-type="float">
            <text:p>68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89" calcext:value-type="float">
            <text:p>68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90" calcext:value-type="float">
            <text:p>68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91" calcext:value-type="float">
            <text:p>68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92" calcext:value-type="float">
            <text:p>68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93" calcext:value-type="float">
            <text:p>68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94" calcext:value-type="float">
            <text:p>68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95" calcext:value-type="float">
            <text:p>68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96" calcext:value-type="float">
            <text:p>68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97" calcext:value-type="float">
            <text:p>68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98" calcext:value-type="float">
            <text:p>68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99" calcext:value-type="float">
            <text:p>68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00" calcext:value-type="float">
            <text:p>69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01" calcext:value-type="float">
            <text:p>69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02" calcext:value-type="float">
            <text:p>69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03" calcext:value-type="float">
            <text:p>69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04" calcext:value-type="float">
            <text:p>69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05" calcext:value-type="float">
            <text:p>69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06" calcext:value-type="float">
            <text:p>69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07" calcext:value-type="float">
            <text:p>69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08" calcext:value-type="float">
            <text:p>69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09" calcext:value-type="float">
            <text:p>69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10" calcext:value-type="float">
            <text:p>69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11" calcext:value-type="float">
            <text:p>69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12" calcext:value-type="float">
            <text:p>69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13" calcext:value-type="float">
            <text:p>69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14" calcext:value-type="float">
            <text:p>69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15" calcext:value-type="float">
            <text:p>69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16" calcext:value-type="float">
            <text:p>69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17" calcext:value-type="float">
            <text:p>69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18" calcext:value-type="float">
            <text:p>69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19" calcext:value-type="float">
            <text:p>69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20" calcext:value-type="float">
            <text:p>69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21" calcext:value-type="float">
            <text:p>69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22" calcext:value-type="float">
            <text:p>69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23" calcext:value-type="float">
            <text:p>69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24" calcext:value-type="float">
            <text:p>69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25" calcext:value-type="float">
            <text:p>69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26" calcext:value-type="float">
            <text:p>69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27" calcext:value-type="float">
            <text:p>69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28" calcext:value-type="float">
            <text:p>69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29" calcext:value-type="float">
            <text:p>69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30" calcext:value-type="float">
            <text:p>69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31" calcext:value-type="float">
            <text:p>69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32" calcext:value-type="float">
            <text:p>69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33" calcext:value-type="float">
            <text:p>69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34" calcext:value-type="float">
            <text:p>69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35" calcext:value-type="float">
            <text:p>69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36" calcext:value-type="float">
            <text:p>69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37" calcext:value-type="float">
            <text:p>69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38" calcext:value-type="float">
            <text:p>69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39" calcext:value-type="float">
            <text:p>69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40" calcext:value-type="float">
            <text:p>69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41" calcext:value-type="float">
            <text:p>69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42" calcext:value-type="float">
            <text:p>69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43" calcext:value-type="float">
            <text:p>69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44" calcext:value-type="float">
            <text:p>69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45" calcext:value-type="float">
            <text:p>69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46" calcext:value-type="float">
            <text:p>69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47" calcext:value-type="float">
            <text:p>69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48" calcext:value-type="float">
            <text:p>69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49" calcext:value-type="float">
            <text:p>69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50" calcext:value-type="float">
            <text:p>69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51" calcext:value-type="float">
            <text:p>69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52" calcext:value-type="float">
            <text:p>69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53" calcext:value-type="float">
            <text:p>69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54" calcext:value-type="float">
            <text:p>69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55" calcext:value-type="float">
            <text:p>69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56" calcext:value-type="float">
            <text:p>69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57" calcext:value-type="float">
            <text:p>69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58" calcext:value-type="float">
            <text:p>69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59" calcext:value-type="float">
            <text:p>69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60" calcext:value-type="float">
            <text:p>69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61" calcext:value-type="float">
            <text:p>69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62" calcext:value-type="float">
            <text:p>69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63" calcext:value-type="float">
            <text:p>69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64" calcext:value-type="float">
            <text:p>69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65" calcext:value-type="float">
            <text:p>69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66" calcext:value-type="float">
            <text:p>69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67" calcext:value-type="float">
            <text:p>69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68" calcext:value-type="float">
            <text:p>69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69" calcext:value-type="float">
            <text:p>69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70" calcext:value-type="float">
            <text:p>69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71" calcext:value-type="float">
            <text:p>69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72" calcext:value-type="float">
            <text:p>69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73" calcext:value-type="float">
            <text:p>69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74" calcext:value-type="float">
            <text:p>69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75" calcext:value-type="float">
            <text:p>69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76" calcext:value-type="float">
            <text:p>69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77" calcext:value-type="float">
            <text:p>69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78" calcext:value-type="float">
            <text:p>69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79" calcext:value-type="float">
            <text:p>69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80" calcext:value-type="float">
            <text:p>69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81" calcext:value-type="float">
            <text:p>69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82" calcext:value-type="float">
            <text:p>69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83" calcext:value-type="float">
            <text:p>69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84" calcext:value-type="float">
            <text:p>69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85" calcext:value-type="float">
            <text:p>69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86" calcext:value-type="float">
            <text:p>69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87" calcext:value-type="float">
            <text:p>69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88" calcext:value-type="float">
            <text:p>69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89" calcext:value-type="float">
            <text:p>69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90" calcext:value-type="float">
            <text:p>69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91" calcext:value-type="float">
            <text:p>69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92" calcext:value-type="float">
            <text:p>69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93" calcext:value-type="float">
            <text:p>69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94" calcext:value-type="float">
            <text:p>69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95" calcext:value-type="float">
            <text:p>69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96" calcext:value-type="float">
            <text:p>69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97" calcext:value-type="float">
            <text:p>69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98" calcext:value-type="float">
            <text:p>69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99" calcext:value-type="float">
            <text:p>69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01" calcext:value-type="float">
            <text:p>70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02" calcext:value-type="float">
            <text:p>70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03" calcext:value-type="float">
            <text:p>70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04" calcext:value-type="float">
            <text:p>70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05" calcext:value-type="float">
            <text:p>70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06" calcext:value-type="float">
            <text:p>70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07" calcext:value-type="float">
            <text:p>70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08" calcext:value-type="float">
            <text:p>70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09" calcext:value-type="float">
            <text:p>70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10" calcext:value-type="float">
            <text:p>70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11" calcext:value-type="float">
            <text:p>70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12" calcext:value-type="float">
            <text:p>70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13" calcext:value-type="float">
            <text:p>70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14" calcext:value-type="float">
            <text:p>70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15" calcext:value-type="float">
            <text:p>70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16" calcext:value-type="float">
            <text:p>70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17" calcext:value-type="float">
            <text:p>70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18" calcext:value-type="float">
            <text:p>70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19" calcext:value-type="float">
            <text:p>70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20" calcext:value-type="float">
            <text:p>70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21" calcext:value-type="float">
            <text:p>70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22" calcext:value-type="float">
            <text:p>70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23" calcext:value-type="float">
            <text:p>70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24" calcext:value-type="float">
            <text:p>70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25" calcext:value-type="float">
            <text:p>70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26" calcext:value-type="float">
            <text:p>70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27" calcext:value-type="float">
            <text:p>70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28" calcext:value-type="float">
            <text:p>70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29" calcext:value-type="float">
            <text:p>70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30" calcext:value-type="float">
            <text:p>70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31" calcext:value-type="float">
            <text:p>70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32" calcext:value-type="float">
            <text:p>70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33" calcext:value-type="float">
            <text:p>70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34" calcext:value-type="float">
            <text:p>70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35" calcext:value-type="float">
            <text:p>70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36" calcext:value-type="float">
            <text:p>70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37" calcext:value-type="float">
            <text:p>70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38" calcext:value-type="float">
            <text:p>70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39" calcext:value-type="float">
            <text:p>70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40" calcext:value-type="float">
            <text:p>70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41" calcext:value-type="float">
            <text:p>70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42" calcext:value-type="float">
            <text:p>70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43" calcext:value-type="float">
            <text:p>70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44" calcext:value-type="float">
            <text:p>70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45" calcext:value-type="float">
            <text:p>70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46" calcext:value-type="float">
            <text:p>70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47" calcext:value-type="float">
            <text:p>70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48" calcext:value-type="float">
            <text:p>70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49" calcext:value-type="float">
            <text:p>70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50" calcext:value-type="float">
            <text:p>70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51" calcext:value-type="float">
            <text:p>70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52" calcext:value-type="float">
            <text:p>70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53" calcext:value-type="float">
            <text:p>70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54" calcext:value-type="float">
            <text:p>70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55" calcext:value-type="float">
            <text:p>70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56" calcext:value-type="float">
            <text:p>70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57" calcext:value-type="float">
            <text:p>70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58" calcext:value-type="float">
            <text:p>70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59" calcext:value-type="float">
            <text:p>70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60" calcext:value-type="float">
            <text:p>70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61" calcext:value-type="float">
            <text:p>70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62" calcext:value-type="float">
            <text:p>70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63" calcext:value-type="float">
            <text:p>70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64" calcext:value-type="float">
            <text:p>70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65" calcext:value-type="float">
            <text:p>70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66" calcext:value-type="float">
            <text:p>70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67" calcext:value-type="float">
            <text:p>70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68" calcext:value-type="float">
            <text:p>70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69" calcext:value-type="float">
            <text:p>70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70" calcext:value-type="float">
            <text:p>70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71" calcext:value-type="float">
            <text:p>70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72" calcext:value-type="float">
            <text:p>70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73" calcext:value-type="float">
            <text:p>70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74" calcext:value-type="float">
            <text:p>70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75" calcext:value-type="float">
            <text:p>70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76" calcext:value-type="float">
            <text:p>70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77" calcext:value-type="float">
            <text:p>70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78" calcext:value-type="float">
            <text:p>70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79" calcext:value-type="float">
            <text:p>70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80" calcext:value-type="float">
            <text:p>70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81" calcext:value-type="float">
            <text:p>70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82" calcext:value-type="float">
            <text:p>70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83" calcext:value-type="float">
            <text:p>70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84" calcext:value-type="float">
            <text:p>70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85" calcext:value-type="float">
            <text:p>70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86" calcext:value-type="float">
            <text:p>70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87" calcext:value-type="float">
            <text:p>70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88" calcext:value-type="float">
            <text:p>70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89" calcext:value-type="float">
            <text:p>70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90" calcext:value-type="float">
            <text:p>70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91" calcext:value-type="float">
            <text:p>70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92" calcext:value-type="float">
            <text:p>70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93" calcext:value-type="float">
            <text:p>70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94" calcext:value-type="float">
            <text:p>70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95" calcext:value-type="float">
            <text:p>70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96" calcext:value-type="float">
            <text:p>70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97" calcext:value-type="float">
            <text:p>70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98" calcext:value-type="float">
            <text:p>70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99" calcext:value-type="float">
            <text:p>70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00" calcext:value-type="float">
            <text:p>71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01" calcext:value-type="float">
            <text:p>71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02" calcext:value-type="float">
            <text:p>71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03" calcext:value-type="float">
            <text:p>71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04" calcext:value-type="float">
            <text:p>71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05" calcext:value-type="float">
            <text:p>71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06" calcext:value-type="float">
            <text:p>71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07" calcext:value-type="float">
            <text:p>71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08" calcext:value-type="float">
            <text:p>71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09" calcext:value-type="float">
            <text:p>71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10" calcext:value-type="float">
            <text:p>71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11" calcext:value-type="float">
            <text:p>71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12" calcext:value-type="float">
            <text:p>71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13" calcext:value-type="float">
            <text:p>71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14" calcext:value-type="float">
            <text:p>71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15" calcext:value-type="float">
            <text:p>71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16" calcext:value-type="float">
            <text:p>71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17" calcext:value-type="float">
            <text:p>71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18" calcext:value-type="float">
            <text:p>71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19" calcext:value-type="float">
            <text:p>71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20" calcext:value-type="float">
            <text:p>71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21" calcext:value-type="float">
            <text:p>71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22" calcext:value-type="float">
            <text:p>71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23" calcext:value-type="float">
            <text:p>71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24" calcext:value-type="float">
            <text:p>71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25" calcext:value-type="float">
            <text:p>71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26" calcext:value-type="float">
            <text:p>71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27" calcext:value-type="float">
            <text:p>71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28" calcext:value-type="float">
            <text:p>71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29" calcext:value-type="float">
            <text:p>71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30" calcext:value-type="float">
            <text:p>71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31" calcext:value-type="float">
            <text:p>71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32" calcext:value-type="float">
            <text:p>71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33" calcext:value-type="float">
            <text:p>71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34" calcext:value-type="float">
            <text:p>71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35" calcext:value-type="float">
            <text:p>71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36" calcext:value-type="float">
            <text:p>71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37" calcext:value-type="float">
            <text:p>71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38" calcext:value-type="float">
            <text:p>71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39" calcext:value-type="float">
            <text:p>71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40" calcext:value-type="float">
            <text:p>71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41" calcext:value-type="float">
            <text:p>71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42" calcext:value-type="float">
            <text:p>71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43" calcext:value-type="float">
            <text:p>71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44" calcext:value-type="float">
            <text:p>71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45" calcext:value-type="float">
            <text:p>71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46" calcext:value-type="float">
            <text:p>71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47" calcext:value-type="float">
            <text:p>71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48" calcext:value-type="float">
            <text:p>71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49" calcext:value-type="float">
            <text:p>71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50" calcext:value-type="float">
            <text:p>71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51" calcext:value-type="float">
            <text:p>71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52" calcext:value-type="float">
            <text:p>71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53" calcext:value-type="float">
            <text:p>71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54" calcext:value-type="float">
            <text:p>71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55" calcext:value-type="float">
            <text:p>71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56" calcext:value-type="float">
            <text:p>71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57" calcext:value-type="float">
            <text:p>71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58" calcext:value-type="float">
            <text:p>71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59" calcext:value-type="float">
            <text:p>71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60" calcext:value-type="float">
            <text:p>71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61" calcext:value-type="float">
            <text:p>71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62" calcext:value-type="float">
            <text:p>71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63" calcext:value-type="float">
            <text:p>71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64" calcext:value-type="float">
            <text:p>71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65" calcext:value-type="float">
            <text:p>71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66" calcext:value-type="float">
            <text:p>71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67" calcext:value-type="float">
            <text:p>71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68" calcext:value-type="float">
            <text:p>71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69" calcext:value-type="float">
            <text:p>71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70" calcext:value-type="float">
            <text:p>71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71" calcext:value-type="float">
            <text:p>71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72" calcext:value-type="float">
            <text:p>71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73" calcext:value-type="float">
            <text:p>71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74" calcext:value-type="float">
            <text:p>71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75" calcext:value-type="float">
            <text:p>71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76" calcext:value-type="float">
            <text:p>71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77" calcext:value-type="float">
            <text:p>71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78" calcext:value-type="float">
            <text:p>71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79" calcext:value-type="float">
            <text:p>71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80" calcext:value-type="float">
            <text:p>71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81" calcext:value-type="float">
            <text:p>71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82" calcext:value-type="float">
            <text:p>71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83" calcext:value-type="float">
            <text:p>71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84" calcext:value-type="float">
            <text:p>71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85" calcext:value-type="float">
            <text:p>71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86" calcext:value-type="float">
            <text:p>71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87" calcext:value-type="float">
            <text:p>71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88" calcext:value-type="float">
            <text:p>71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89" calcext:value-type="float">
            <text:p>71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90" calcext:value-type="float">
            <text:p>71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91" calcext:value-type="float">
            <text:p>71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92" calcext:value-type="float">
            <text:p>71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93" calcext:value-type="float">
            <text:p>71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94" calcext:value-type="float">
            <text:p>71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95" calcext:value-type="float">
            <text:p>71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96" calcext:value-type="float">
            <text:p>71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97" calcext:value-type="float">
            <text:p>71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98" calcext:value-type="float">
            <text:p>71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99" calcext:value-type="float">
            <text:p>71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00" calcext:value-type="float">
            <text:p>72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01" calcext:value-type="float">
            <text:p>72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02" calcext:value-type="float">
            <text:p>72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03" calcext:value-type="float">
            <text:p>72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04" calcext:value-type="float">
            <text:p>72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05" calcext:value-type="float">
            <text:p>72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06" calcext:value-type="float">
            <text:p>72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07" calcext:value-type="float">
            <text:p>72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08" calcext:value-type="float">
            <text:p>72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09" calcext:value-type="float">
            <text:p>72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10" calcext:value-type="float">
            <text:p>72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11" calcext:value-type="float">
            <text:p>72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12" calcext:value-type="float">
            <text:p>72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13" calcext:value-type="float">
            <text:p>72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14" calcext:value-type="float">
            <text:p>72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15" calcext:value-type="float">
            <text:p>72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16" calcext:value-type="float">
            <text:p>72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17" calcext:value-type="float">
            <text:p>72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18" calcext:value-type="float">
            <text:p>72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19" calcext:value-type="float">
            <text:p>72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20" calcext:value-type="float">
            <text:p>72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21" calcext:value-type="float">
            <text:p>72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22" calcext:value-type="float">
            <text:p>72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23" calcext:value-type="float">
            <text:p>72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24" calcext:value-type="float">
            <text:p>72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25" calcext:value-type="float">
            <text:p>72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26" calcext:value-type="float">
            <text:p>72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27" calcext:value-type="float">
            <text:p>72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28" calcext:value-type="float">
            <text:p>72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29" calcext:value-type="float">
            <text:p>72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30" calcext:value-type="float">
            <text:p>72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31" calcext:value-type="float">
            <text:p>72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32" calcext:value-type="float">
            <text:p>72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33" calcext:value-type="float">
            <text:p>72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34" calcext:value-type="float">
            <text:p>72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35" calcext:value-type="float">
            <text:p>72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36" calcext:value-type="float">
            <text:p>72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37" calcext:value-type="float">
            <text:p>72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38" calcext:value-type="float">
            <text:p>72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39" calcext:value-type="float">
            <text:p>72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40" calcext:value-type="float">
            <text:p>72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41" calcext:value-type="float">
            <text:p>72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42" calcext:value-type="float">
            <text:p>72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43" calcext:value-type="float">
            <text:p>72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44" calcext:value-type="float">
            <text:p>72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45" calcext:value-type="float">
            <text:p>72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46" calcext:value-type="float">
            <text:p>72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47" calcext:value-type="float">
            <text:p>72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48" calcext:value-type="float">
            <text:p>72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49" calcext:value-type="float">
            <text:p>72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50" calcext:value-type="float">
            <text:p>72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51" calcext:value-type="float">
            <text:p>72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52" calcext:value-type="float">
            <text:p>72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53" calcext:value-type="float">
            <text:p>72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54" calcext:value-type="float">
            <text:p>72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55" calcext:value-type="float">
            <text:p>72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56" calcext:value-type="float">
            <text:p>72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57" calcext:value-type="float">
            <text:p>72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58" calcext:value-type="float">
            <text:p>72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59" calcext:value-type="float">
            <text:p>72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60" calcext:value-type="float">
            <text:p>72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61" calcext:value-type="float">
            <text:p>72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62" calcext:value-type="float">
            <text:p>72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63" calcext:value-type="float">
            <text:p>72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64" calcext:value-type="float">
            <text:p>72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65" calcext:value-type="float">
            <text:p>72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66" calcext:value-type="float">
            <text:p>72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67" calcext:value-type="float">
            <text:p>72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68" calcext:value-type="float">
            <text:p>72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69" calcext:value-type="float">
            <text:p>72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70" calcext:value-type="float">
            <text:p>72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71" calcext:value-type="float">
            <text:p>72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72" calcext:value-type="float">
            <text:p>72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73" calcext:value-type="float">
            <text:p>72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74" calcext:value-type="float">
            <text:p>72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75" calcext:value-type="float">
            <text:p>72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76" calcext:value-type="float">
            <text:p>72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77" calcext:value-type="float">
            <text:p>72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78" calcext:value-type="float">
            <text:p>72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79" calcext:value-type="float">
            <text:p>72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80" calcext:value-type="float">
            <text:p>72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81" calcext:value-type="float">
            <text:p>72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82" calcext:value-type="float">
            <text:p>72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83" calcext:value-type="float">
            <text:p>72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84" calcext:value-type="float">
            <text:p>72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85" calcext:value-type="float">
            <text:p>72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86" calcext:value-type="float">
            <text:p>72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87" calcext:value-type="float">
            <text:p>72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88" calcext:value-type="float">
            <text:p>72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89" calcext:value-type="float">
            <text:p>72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90" calcext:value-type="float">
            <text:p>72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91" calcext:value-type="float">
            <text:p>72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92" calcext:value-type="float">
            <text:p>72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93" calcext:value-type="float">
            <text:p>72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94" calcext:value-type="float">
            <text:p>72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95" calcext:value-type="float">
            <text:p>72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96" calcext:value-type="float">
            <text:p>72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97" calcext:value-type="float">
            <text:p>72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98" calcext:value-type="float">
            <text:p>72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99" calcext:value-type="float">
            <text:p>72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00" calcext:value-type="float">
            <text:p>73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01" calcext:value-type="float">
            <text:p>73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02" calcext:value-type="float">
            <text:p>73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03" calcext:value-type="float">
            <text:p>73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04" calcext:value-type="float">
            <text:p>73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05" calcext:value-type="float">
            <text:p>73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06" calcext:value-type="float">
            <text:p>73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07" calcext:value-type="float">
            <text:p>73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08" calcext:value-type="float">
            <text:p>73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09" calcext:value-type="float">
            <text:p>73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10" calcext:value-type="float">
            <text:p>73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11" calcext:value-type="float">
            <text:p>73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12" calcext:value-type="float">
            <text:p>73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13" calcext:value-type="float">
            <text:p>73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14" calcext:value-type="float">
            <text:p>73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15" calcext:value-type="float">
            <text:p>73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16" calcext:value-type="float">
            <text:p>73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17" calcext:value-type="float">
            <text:p>73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18" calcext:value-type="float">
            <text:p>73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19" calcext:value-type="float">
            <text:p>73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20" calcext:value-type="float">
            <text:p>73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21" calcext:value-type="float">
            <text:p>73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22" calcext:value-type="float">
            <text:p>73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23" calcext:value-type="float">
            <text:p>73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24" calcext:value-type="float">
            <text:p>73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25" calcext:value-type="float">
            <text:p>73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26" calcext:value-type="float">
            <text:p>73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27" calcext:value-type="float">
            <text:p>73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28" calcext:value-type="float">
            <text:p>73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29" calcext:value-type="float">
            <text:p>73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30" calcext:value-type="float">
            <text:p>73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31" calcext:value-type="float">
            <text:p>73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32" calcext:value-type="float">
            <text:p>73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33" calcext:value-type="float">
            <text:p>73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34" calcext:value-type="float">
            <text:p>73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35" calcext:value-type="float">
            <text:p>73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36" calcext:value-type="float">
            <text:p>73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37" calcext:value-type="float">
            <text:p>73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38" calcext:value-type="float">
            <text:p>73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39" calcext:value-type="float">
            <text:p>73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40" calcext:value-type="float">
            <text:p>73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41" calcext:value-type="float">
            <text:p>73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42" calcext:value-type="float">
            <text:p>73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43" calcext:value-type="float">
            <text:p>73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44" calcext:value-type="float">
            <text:p>73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45" calcext:value-type="float">
            <text:p>73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46" calcext:value-type="float">
            <text:p>73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47" calcext:value-type="float">
            <text:p>73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48" calcext:value-type="float">
            <text:p>73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49" calcext:value-type="float">
            <text:p>73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50" calcext:value-type="float">
            <text:p>73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51" calcext:value-type="float">
            <text:p>73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52" calcext:value-type="float">
            <text:p>73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53" calcext:value-type="float">
            <text:p>73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54" calcext:value-type="float">
            <text:p>73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55" calcext:value-type="float">
            <text:p>73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56" calcext:value-type="float">
            <text:p>73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57" calcext:value-type="float">
            <text:p>73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58" calcext:value-type="float">
            <text:p>73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59" calcext:value-type="float">
            <text:p>73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60" calcext:value-type="float">
            <text:p>73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61" calcext:value-type="float">
            <text:p>73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62" calcext:value-type="float">
            <text:p>73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63" calcext:value-type="float">
            <text:p>73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64" calcext:value-type="float">
            <text:p>73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65" calcext:value-type="float">
            <text:p>73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66" calcext:value-type="float">
            <text:p>73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67" calcext:value-type="float">
            <text:p>73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68" calcext:value-type="float">
            <text:p>73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69" calcext:value-type="float">
            <text:p>73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70" calcext:value-type="float">
            <text:p>73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71" calcext:value-type="float">
            <text:p>73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72" calcext:value-type="float">
            <text:p>73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73" calcext:value-type="float">
            <text:p>73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74" calcext:value-type="float">
            <text:p>73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75" calcext:value-type="float">
            <text:p>73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76" calcext:value-type="float">
            <text:p>73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77" calcext:value-type="float">
            <text:p>73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78" calcext:value-type="float">
            <text:p>73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79" calcext:value-type="float">
            <text:p>73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80" calcext:value-type="float">
            <text:p>73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81" calcext:value-type="float">
            <text:p>73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82" calcext:value-type="float">
            <text:p>73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83" calcext:value-type="float">
            <text:p>73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84" calcext:value-type="float">
            <text:p>73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85" calcext:value-type="float">
            <text:p>73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86" calcext:value-type="float">
            <text:p>73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87" calcext:value-type="float">
            <text:p>73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88" calcext:value-type="float">
            <text:p>73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89" calcext:value-type="float">
            <text:p>73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90" calcext:value-type="float">
            <text:p>73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91" calcext:value-type="float">
            <text:p>73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92" calcext:value-type="float">
            <text:p>73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93" calcext:value-type="float">
            <text:p>73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94" calcext:value-type="float">
            <text:p>73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95" calcext:value-type="float">
            <text:p>73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96" calcext:value-type="float">
            <text:p>73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97" calcext:value-type="float">
            <text:p>73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98" calcext:value-type="float">
            <text:p>73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99" calcext:value-type="float">
            <text:p>73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00" calcext:value-type="float">
            <text:p>74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01" calcext:value-type="float">
            <text:p>74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02" calcext:value-type="float">
            <text:p>74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03" calcext:value-type="float">
            <text:p>74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04" calcext:value-type="float">
            <text:p>74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05" calcext:value-type="float">
            <text:p>74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06" calcext:value-type="float">
            <text:p>74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07" calcext:value-type="float">
            <text:p>74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08" calcext:value-type="float">
            <text:p>74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09" calcext:value-type="float">
            <text:p>74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10" calcext:value-type="float">
            <text:p>74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11" calcext:value-type="float">
            <text:p>74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12" calcext:value-type="float">
            <text:p>74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13" calcext:value-type="float">
            <text:p>74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14" calcext:value-type="float">
            <text:p>74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15" calcext:value-type="float">
            <text:p>74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16" calcext:value-type="float">
            <text:p>74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17" calcext:value-type="float">
            <text:p>74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18" calcext:value-type="float">
            <text:p>74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19" calcext:value-type="float">
            <text:p>74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20" calcext:value-type="float">
            <text:p>74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21" calcext:value-type="float">
            <text:p>74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22" calcext:value-type="float">
            <text:p>74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23" calcext:value-type="float">
            <text:p>74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24" calcext:value-type="float">
            <text:p>74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25" calcext:value-type="float">
            <text:p>74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26" calcext:value-type="float">
            <text:p>74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27" calcext:value-type="float">
            <text:p>74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28" calcext:value-type="float">
            <text:p>74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29" calcext:value-type="float">
            <text:p>74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30" calcext:value-type="float">
            <text:p>74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31" calcext:value-type="float">
            <text:p>74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32" calcext:value-type="float">
            <text:p>74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33" calcext:value-type="float">
            <text:p>74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34" calcext:value-type="float">
            <text:p>74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35" calcext:value-type="float">
            <text:p>74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36" calcext:value-type="float">
            <text:p>74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37" calcext:value-type="float">
            <text:p>74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38" calcext:value-type="float">
            <text:p>74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39" calcext:value-type="float">
            <text:p>74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40" calcext:value-type="float">
            <text:p>74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41" calcext:value-type="float">
            <text:p>74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42" calcext:value-type="float">
            <text:p>74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43" calcext:value-type="float">
            <text:p>74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44" calcext:value-type="float">
            <text:p>74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45" calcext:value-type="float">
            <text:p>74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46" calcext:value-type="float">
            <text:p>74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47" calcext:value-type="float">
            <text:p>74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48" calcext:value-type="float">
            <text:p>74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49" calcext:value-type="float">
            <text:p>74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50" calcext:value-type="float">
            <text:p>74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51" calcext:value-type="float">
            <text:p>74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52" calcext:value-type="float">
            <text:p>74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53" calcext:value-type="float">
            <text:p>74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54" calcext:value-type="float">
            <text:p>74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55" calcext:value-type="float">
            <text:p>74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56" calcext:value-type="float">
            <text:p>74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57" calcext:value-type="float">
            <text:p>74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58" calcext:value-type="float">
            <text:p>74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59" calcext:value-type="float">
            <text:p>74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60" calcext:value-type="float">
            <text:p>74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61" calcext:value-type="float">
            <text:p>74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62" calcext:value-type="float">
            <text:p>74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63" calcext:value-type="float">
            <text:p>74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64" calcext:value-type="float">
            <text:p>74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65" calcext:value-type="float">
            <text:p>74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66" calcext:value-type="float">
            <text:p>74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67" calcext:value-type="float">
            <text:p>74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68" calcext:value-type="float">
            <text:p>74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69" calcext:value-type="float">
            <text:p>74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70" calcext:value-type="float">
            <text:p>74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71" calcext:value-type="float">
            <text:p>74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72" calcext:value-type="float">
            <text:p>74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73" calcext:value-type="float">
            <text:p>74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74" calcext:value-type="float">
            <text:p>74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75" calcext:value-type="float">
            <text:p>74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76" calcext:value-type="float">
            <text:p>74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77" calcext:value-type="float">
            <text:p>74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78" calcext:value-type="float">
            <text:p>74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79" calcext:value-type="float">
            <text:p>74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80" calcext:value-type="float">
            <text:p>74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81" calcext:value-type="float">
            <text:p>74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82" calcext:value-type="float">
            <text:p>74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83" calcext:value-type="float">
            <text:p>74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84" calcext:value-type="float">
            <text:p>74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85" calcext:value-type="float">
            <text:p>74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86" calcext:value-type="float">
            <text:p>74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87" calcext:value-type="float">
            <text:p>74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88" calcext:value-type="float">
            <text:p>74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89" calcext:value-type="float">
            <text:p>74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90" calcext:value-type="float">
            <text:p>74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91" calcext:value-type="float">
            <text:p>74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92" calcext:value-type="float">
            <text:p>74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93" calcext:value-type="float">
            <text:p>74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94" calcext:value-type="float">
            <text:p>74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95" calcext:value-type="float">
            <text:p>74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96" calcext:value-type="float">
            <text:p>74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97" calcext:value-type="float">
            <text:p>74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98" calcext:value-type="float">
            <text:p>74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99" calcext:value-type="float">
            <text:p>74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01" calcext:value-type="float">
            <text:p>75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02" calcext:value-type="float">
            <text:p>75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03" calcext:value-type="float">
            <text:p>75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04" calcext:value-type="float">
            <text:p>75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05" calcext:value-type="float">
            <text:p>75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06" calcext:value-type="float">
            <text:p>75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07" calcext:value-type="float">
            <text:p>75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08" calcext:value-type="float">
            <text:p>75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09" calcext:value-type="float">
            <text:p>75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10" calcext:value-type="float">
            <text:p>75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11" calcext:value-type="float">
            <text:p>75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12" calcext:value-type="float">
            <text:p>75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13" calcext:value-type="float">
            <text:p>75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14" calcext:value-type="float">
            <text:p>75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15" calcext:value-type="float">
            <text:p>75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16" calcext:value-type="float">
            <text:p>75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17" calcext:value-type="float">
            <text:p>75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18" calcext:value-type="float">
            <text:p>75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19" calcext:value-type="float">
            <text:p>75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20" calcext:value-type="float">
            <text:p>75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21" calcext:value-type="float">
            <text:p>75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22" calcext:value-type="float">
            <text:p>75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23" calcext:value-type="float">
            <text:p>75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24" calcext:value-type="float">
            <text:p>75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25" calcext:value-type="float">
            <text:p>75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26" calcext:value-type="float">
            <text:p>75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27" calcext:value-type="float">
            <text:p>75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28" calcext:value-type="float">
            <text:p>75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29" calcext:value-type="float">
            <text:p>75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30" calcext:value-type="float">
            <text:p>75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31" calcext:value-type="float">
            <text:p>75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32" calcext:value-type="float">
            <text:p>75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33" calcext:value-type="float">
            <text:p>75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34" calcext:value-type="float">
            <text:p>75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35" calcext:value-type="float">
            <text:p>75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36" calcext:value-type="float">
            <text:p>75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37" calcext:value-type="float">
            <text:p>75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38" calcext:value-type="float">
            <text:p>75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39" calcext:value-type="float">
            <text:p>75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40" calcext:value-type="float">
            <text:p>75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41" calcext:value-type="float">
            <text:p>75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42" calcext:value-type="float">
            <text:p>75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43" calcext:value-type="float">
            <text:p>75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44" calcext:value-type="float">
            <text:p>75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45" calcext:value-type="float">
            <text:p>75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46" calcext:value-type="float">
            <text:p>75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47" calcext:value-type="float">
            <text:p>75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48" calcext:value-type="float">
            <text:p>75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49" calcext:value-type="float">
            <text:p>75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50" calcext:value-type="float">
            <text:p>75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51" calcext:value-type="float">
            <text:p>75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52" calcext:value-type="float">
            <text:p>75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53" calcext:value-type="float">
            <text:p>75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54" calcext:value-type="float">
            <text:p>75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55" calcext:value-type="float">
            <text:p>75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56" calcext:value-type="float">
            <text:p>75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57" calcext:value-type="float">
            <text:p>75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58" calcext:value-type="float">
            <text:p>75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59" calcext:value-type="float">
            <text:p>75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60" calcext:value-type="float">
            <text:p>75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61" calcext:value-type="float">
            <text:p>75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62" calcext:value-type="float">
            <text:p>75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63" calcext:value-type="float">
            <text:p>75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64" calcext:value-type="float">
            <text:p>75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65" calcext:value-type="float">
            <text:p>75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66" calcext:value-type="float">
            <text:p>75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67" calcext:value-type="float">
            <text:p>75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68" calcext:value-type="float">
            <text:p>75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69" calcext:value-type="float">
            <text:p>75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70" calcext:value-type="float">
            <text:p>75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71" calcext:value-type="float">
            <text:p>75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72" calcext:value-type="float">
            <text:p>75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73" calcext:value-type="float">
            <text:p>75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74" calcext:value-type="float">
            <text:p>75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75" calcext:value-type="float">
            <text:p>75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76" calcext:value-type="float">
            <text:p>75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77" calcext:value-type="float">
            <text:p>75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78" calcext:value-type="float">
            <text:p>75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79" calcext:value-type="float">
            <text:p>75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80" calcext:value-type="float">
            <text:p>75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81" calcext:value-type="float">
            <text:p>75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82" calcext:value-type="float">
            <text:p>75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83" calcext:value-type="float">
            <text:p>75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84" calcext:value-type="float">
            <text:p>75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85" calcext:value-type="float">
            <text:p>75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86" calcext:value-type="float">
            <text:p>75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87" calcext:value-type="float">
            <text:p>75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88" calcext:value-type="float">
            <text:p>75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89" calcext:value-type="float">
            <text:p>75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90" calcext:value-type="float">
            <text:p>75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91" calcext:value-type="float">
            <text:p>75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92" calcext:value-type="float">
            <text:p>75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93" calcext:value-type="float">
            <text:p>75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94" calcext:value-type="float">
            <text:p>75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95" calcext:value-type="float">
            <text:p>75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96" calcext:value-type="float">
            <text:p>75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97" calcext:value-type="float">
            <text:p>75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98" calcext:value-type="float">
            <text:p>75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99" calcext:value-type="float">
            <text:p>75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00" calcext:value-type="float">
            <text:p>76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01" calcext:value-type="float">
            <text:p>76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02" calcext:value-type="float">
            <text:p>76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03" calcext:value-type="float">
            <text:p>76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04" calcext:value-type="float">
            <text:p>76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05" calcext:value-type="float">
            <text:p>76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06" calcext:value-type="float">
            <text:p>76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07" calcext:value-type="float">
            <text:p>76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08" calcext:value-type="float">
            <text:p>76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09" calcext:value-type="float">
            <text:p>76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10" calcext:value-type="float">
            <text:p>76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11" calcext:value-type="float">
            <text:p>76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12" calcext:value-type="float">
            <text:p>76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13" calcext:value-type="float">
            <text:p>76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14" calcext:value-type="float">
            <text:p>76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15" calcext:value-type="float">
            <text:p>76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16" calcext:value-type="float">
            <text:p>76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17" calcext:value-type="float">
            <text:p>76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18" calcext:value-type="float">
            <text:p>76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19" calcext:value-type="float">
            <text:p>76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20" calcext:value-type="float">
            <text:p>76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21" calcext:value-type="float">
            <text:p>76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22" calcext:value-type="float">
            <text:p>76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23" calcext:value-type="float">
            <text:p>76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24" calcext:value-type="float">
            <text:p>76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25" calcext:value-type="float">
            <text:p>76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26" calcext:value-type="float">
            <text:p>76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27" calcext:value-type="float">
            <text:p>76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28" calcext:value-type="float">
            <text:p>76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29" calcext:value-type="float">
            <text:p>76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30" calcext:value-type="float">
            <text:p>76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31" calcext:value-type="float">
            <text:p>76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32" calcext:value-type="float">
            <text:p>76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33" calcext:value-type="float">
            <text:p>76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34" calcext:value-type="float">
            <text:p>76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35" calcext:value-type="float">
            <text:p>76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36" calcext:value-type="float">
            <text:p>76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37" calcext:value-type="float">
            <text:p>76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38" calcext:value-type="float">
            <text:p>76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39" calcext:value-type="float">
            <text:p>76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40" calcext:value-type="float">
            <text:p>76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41" calcext:value-type="float">
            <text:p>76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42" calcext:value-type="float">
            <text:p>76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43" calcext:value-type="float">
            <text:p>76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44" calcext:value-type="float">
            <text:p>76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45" calcext:value-type="float">
            <text:p>76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46" calcext:value-type="float">
            <text:p>76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47" calcext:value-type="float">
            <text:p>76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48" calcext:value-type="float">
            <text:p>76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49" calcext:value-type="float">
            <text:p>76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50" calcext:value-type="float">
            <text:p>76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51" calcext:value-type="float">
            <text:p>76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52" calcext:value-type="float">
            <text:p>76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53" calcext:value-type="float">
            <text:p>76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54" calcext:value-type="float">
            <text:p>76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55" calcext:value-type="float">
            <text:p>76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56" calcext:value-type="float">
            <text:p>76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57" calcext:value-type="float">
            <text:p>76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58" calcext:value-type="float">
            <text:p>76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59" calcext:value-type="float">
            <text:p>76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60" calcext:value-type="float">
            <text:p>76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61" calcext:value-type="float">
            <text:p>76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62" calcext:value-type="float">
            <text:p>76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63" calcext:value-type="float">
            <text:p>76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64" calcext:value-type="float">
            <text:p>76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65" calcext:value-type="float">
            <text:p>76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66" calcext:value-type="float">
            <text:p>76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67" calcext:value-type="float">
            <text:p>76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68" calcext:value-type="float">
            <text:p>76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69" calcext:value-type="float">
            <text:p>76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70" calcext:value-type="float">
            <text:p>76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71" calcext:value-type="float">
            <text:p>76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72" calcext:value-type="float">
            <text:p>76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73" calcext:value-type="float">
            <text:p>76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74" calcext:value-type="float">
            <text:p>76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75" calcext:value-type="float">
            <text:p>76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76" calcext:value-type="float">
            <text:p>76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77" calcext:value-type="float">
            <text:p>76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78" calcext:value-type="float">
            <text:p>76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79" calcext:value-type="float">
            <text:p>76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80" calcext:value-type="float">
            <text:p>76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81" calcext:value-type="float">
            <text:p>76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82" calcext:value-type="float">
            <text:p>76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83" calcext:value-type="float">
            <text:p>76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84" calcext:value-type="float">
            <text:p>76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85" calcext:value-type="float">
            <text:p>76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86" calcext:value-type="float">
            <text:p>76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87" calcext:value-type="float">
            <text:p>76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88" calcext:value-type="float">
            <text:p>76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89" calcext:value-type="float">
            <text:p>76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90" calcext:value-type="float">
            <text:p>76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91" calcext:value-type="float">
            <text:p>76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92" calcext:value-type="float">
            <text:p>76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93" calcext:value-type="float">
            <text:p>76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94" calcext:value-type="float">
            <text:p>76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95" calcext:value-type="float">
            <text:p>76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96" calcext:value-type="float">
            <text:p>76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97" calcext:value-type="float">
            <text:p>76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98" calcext:value-type="float">
            <text:p>76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99" calcext:value-type="float">
            <text:p>76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00" calcext:value-type="float">
            <text:p>77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01" calcext:value-type="float">
            <text:p>77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02" calcext:value-type="float">
            <text:p>77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03" calcext:value-type="float">
            <text:p>77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04" calcext:value-type="float">
            <text:p>77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05" calcext:value-type="float">
            <text:p>77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06" calcext:value-type="float">
            <text:p>77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07" calcext:value-type="float">
            <text:p>77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08" calcext:value-type="float">
            <text:p>77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09" calcext:value-type="float">
            <text:p>77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10" calcext:value-type="float">
            <text:p>77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11" calcext:value-type="float">
            <text:p>77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12" calcext:value-type="float">
            <text:p>77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13" calcext:value-type="float">
            <text:p>77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14" calcext:value-type="float">
            <text:p>77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15" calcext:value-type="float">
            <text:p>77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16" calcext:value-type="float">
            <text:p>77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17" calcext:value-type="float">
            <text:p>77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18" calcext:value-type="float">
            <text:p>77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19" calcext:value-type="float">
            <text:p>77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20" calcext:value-type="float">
            <text:p>77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21" calcext:value-type="float">
            <text:p>77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22" calcext:value-type="float">
            <text:p>77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23" calcext:value-type="float">
            <text:p>77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24" calcext:value-type="float">
            <text:p>77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25" calcext:value-type="float">
            <text:p>77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26" calcext:value-type="float">
            <text:p>77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27" calcext:value-type="float">
            <text:p>77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28" calcext:value-type="float">
            <text:p>77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29" calcext:value-type="float">
            <text:p>77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30" calcext:value-type="float">
            <text:p>77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31" calcext:value-type="float">
            <text:p>77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32" calcext:value-type="float">
            <text:p>77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33" calcext:value-type="float">
            <text:p>77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34" calcext:value-type="float">
            <text:p>77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35" calcext:value-type="float">
            <text:p>77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36" calcext:value-type="float">
            <text:p>77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37" calcext:value-type="float">
            <text:p>77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38" calcext:value-type="float">
            <text:p>77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39" calcext:value-type="float">
            <text:p>77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40" calcext:value-type="float">
            <text:p>77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41" calcext:value-type="float">
            <text:p>77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42" calcext:value-type="float">
            <text:p>77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43" calcext:value-type="float">
            <text:p>77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44" calcext:value-type="float">
            <text:p>77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45" calcext:value-type="float">
            <text:p>77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46" calcext:value-type="float">
            <text:p>77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47" calcext:value-type="float">
            <text:p>77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48" calcext:value-type="float">
            <text:p>77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49" calcext:value-type="float">
            <text:p>77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50" calcext:value-type="float">
            <text:p>77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51" calcext:value-type="float">
            <text:p>77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52" calcext:value-type="float">
            <text:p>77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53" calcext:value-type="float">
            <text:p>77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54" calcext:value-type="float">
            <text:p>77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55" calcext:value-type="float">
            <text:p>77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56" calcext:value-type="float">
            <text:p>77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57" calcext:value-type="float">
            <text:p>77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58" calcext:value-type="float">
            <text:p>77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59" calcext:value-type="float">
            <text:p>77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60" calcext:value-type="float">
            <text:p>77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61" calcext:value-type="float">
            <text:p>77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62" calcext:value-type="float">
            <text:p>77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63" calcext:value-type="float">
            <text:p>77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64" calcext:value-type="float">
            <text:p>77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65" calcext:value-type="float">
            <text:p>77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66" calcext:value-type="float">
            <text:p>77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67" calcext:value-type="float">
            <text:p>77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68" calcext:value-type="float">
            <text:p>77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69" calcext:value-type="float">
            <text:p>77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70" calcext:value-type="float">
            <text:p>77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71" calcext:value-type="float">
            <text:p>77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72" calcext:value-type="float">
            <text:p>77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73" calcext:value-type="float">
            <text:p>77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74" calcext:value-type="float">
            <text:p>77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75" calcext:value-type="float">
            <text:p>77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76" calcext:value-type="float">
            <text:p>77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77" calcext:value-type="float">
            <text:p>77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78" calcext:value-type="float">
            <text:p>77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79" calcext:value-type="float">
            <text:p>77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80" calcext:value-type="float">
            <text:p>77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81" calcext:value-type="float">
            <text:p>77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82" calcext:value-type="float">
            <text:p>77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83" calcext:value-type="float">
            <text:p>77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84" calcext:value-type="float">
            <text:p>77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85" calcext:value-type="float">
            <text:p>77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86" calcext:value-type="float">
            <text:p>77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87" calcext:value-type="float">
            <text:p>77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88" calcext:value-type="float">
            <text:p>77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89" calcext:value-type="float">
            <text:p>77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90" calcext:value-type="float">
            <text:p>77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91" calcext:value-type="float">
            <text:p>77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92" calcext:value-type="float">
            <text:p>77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93" calcext:value-type="float">
            <text:p>77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94" calcext:value-type="float">
            <text:p>77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95" calcext:value-type="float">
            <text:p>77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96" calcext:value-type="float">
            <text:p>77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97" calcext:value-type="float">
            <text:p>77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98" calcext:value-type="float">
            <text:p>77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99" calcext:value-type="float">
            <text:p>77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00" calcext:value-type="float">
            <text:p>78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01" calcext:value-type="float">
            <text:p>78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02" calcext:value-type="float">
            <text:p>78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03" calcext:value-type="float">
            <text:p>78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04" calcext:value-type="float">
            <text:p>78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05" calcext:value-type="float">
            <text:p>78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06" calcext:value-type="float">
            <text:p>78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07" calcext:value-type="float">
            <text:p>78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08" calcext:value-type="float">
            <text:p>78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09" calcext:value-type="float">
            <text:p>78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10" calcext:value-type="float">
            <text:p>78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11" calcext:value-type="float">
            <text:p>78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12" calcext:value-type="float">
            <text:p>78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13" calcext:value-type="float">
            <text:p>78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14" calcext:value-type="float">
            <text:p>78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15" calcext:value-type="float">
            <text:p>78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16" calcext:value-type="float">
            <text:p>78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17" calcext:value-type="float">
            <text:p>78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18" calcext:value-type="float">
            <text:p>78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19" calcext:value-type="float">
            <text:p>78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20" calcext:value-type="float">
            <text:p>78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21" calcext:value-type="float">
            <text:p>78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22" calcext:value-type="float">
            <text:p>78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23" calcext:value-type="float">
            <text:p>78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24" calcext:value-type="float">
            <text:p>78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25" calcext:value-type="float">
            <text:p>78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26" calcext:value-type="float">
            <text:p>78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27" calcext:value-type="float">
            <text:p>78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28" calcext:value-type="float">
            <text:p>78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29" calcext:value-type="float">
            <text:p>78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30" calcext:value-type="float">
            <text:p>78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31" calcext:value-type="float">
            <text:p>78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32" calcext:value-type="float">
            <text:p>78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33" calcext:value-type="float">
            <text:p>78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34" calcext:value-type="float">
            <text:p>78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35" calcext:value-type="float">
            <text:p>78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36" calcext:value-type="float">
            <text:p>78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37" calcext:value-type="float">
            <text:p>78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38" calcext:value-type="float">
            <text:p>78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39" calcext:value-type="float">
            <text:p>78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40" calcext:value-type="float">
            <text:p>78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41" calcext:value-type="float">
            <text:p>78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42" calcext:value-type="float">
            <text:p>78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43" calcext:value-type="float">
            <text:p>78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44" calcext:value-type="float">
            <text:p>78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45" calcext:value-type="float">
            <text:p>78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46" calcext:value-type="float">
            <text:p>78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47" calcext:value-type="float">
            <text:p>78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48" calcext:value-type="float">
            <text:p>78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49" calcext:value-type="float">
            <text:p>78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50" calcext:value-type="float">
            <text:p>78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51" calcext:value-type="float">
            <text:p>78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52" calcext:value-type="float">
            <text:p>78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53" calcext:value-type="float">
            <text:p>78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54" calcext:value-type="float">
            <text:p>78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55" calcext:value-type="float">
            <text:p>78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56" calcext:value-type="float">
            <text:p>78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57" calcext:value-type="float">
            <text:p>78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58" calcext:value-type="float">
            <text:p>78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59" calcext:value-type="float">
            <text:p>78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60" calcext:value-type="float">
            <text:p>78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61" calcext:value-type="float">
            <text:p>78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62" calcext:value-type="float">
            <text:p>78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63" calcext:value-type="float">
            <text:p>78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64" calcext:value-type="float">
            <text:p>78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65" calcext:value-type="float">
            <text:p>78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66" calcext:value-type="float">
            <text:p>78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67" calcext:value-type="float">
            <text:p>78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68" calcext:value-type="float">
            <text:p>78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69" calcext:value-type="float">
            <text:p>78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70" calcext:value-type="float">
            <text:p>78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71" calcext:value-type="float">
            <text:p>78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72" calcext:value-type="float">
            <text:p>78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73" calcext:value-type="float">
            <text:p>78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74" calcext:value-type="float">
            <text:p>78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75" calcext:value-type="float">
            <text:p>78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76" calcext:value-type="float">
            <text:p>78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77" calcext:value-type="float">
            <text:p>78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78" calcext:value-type="float">
            <text:p>78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79" calcext:value-type="float">
            <text:p>78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80" calcext:value-type="float">
            <text:p>78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81" calcext:value-type="float">
            <text:p>78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82" calcext:value-type="float">
            <text:p>78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83" calcext:value-type="float">
            <text:p>78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84" calcext:value-type="float">
            <text:p>78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85" calcext:value-type="float">
            <text:p>78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86" calcext:value-type="float">
            <text:p>78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87" calcext:value-type="float">
            <text:p>78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88" calcext:value-type="float">
            <text:p>78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89" calcext:value-type="float">
            <text:p>78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90" calcext:value-type="float">
            <text:p>78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91" calcext:value-type="float">
            <text:p>78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92" calcext:value-type="float">
            <text:p>78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93" calcext:value-type="float">
            <text:p>78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94" calcext:value-type="float">
            <text:p>78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95" calcext:value-type="float">
            <text:p>78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96" calcext:value-type="float">
            <text:p>78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97" calcext:value-type="float">
            <text:p>78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98" calcext:value-type="float">
            <text:p>78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99" calcext:value-type="float">
            <text:p>78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00" calcext:value-type="float">
            <text:p>79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01" calcext:value-type="float">
            <text:p>79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02" calcext:value-type="float">
            <text:p>79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03" calcext:value-type="float">
            <text:p>79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04" calcext:value-type="float">
            <text:p>79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05" calcext:value-type="float">
            <text:p>79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06" calcext:value-type="float">
            <text:p>79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07" calcext:value-type="float">
            <text:p>79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08" calcext:value-type="float">
            <text:p>79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09" calcext:value-type="float">
            <text:p>79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10" calcext:value-type="float">
            <text:p>79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11" calcext:value-type="float">
            <text:p>79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12" calcext:value-type="float">
            <text:p>79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13" calcext:value-type="float">
            <text:p>79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14" calcext:value-type="float">
            <text:p>79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15" calcext:value-type="float">
            <text:p>79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16" calcext:value-type="float">
            <text:p>79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17" calcext:value-type="float">
            <text:p>79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18" calcext:value-type="float">
            <text:p>79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19" calcext:value-type="float">
            <text:p>79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20" calcext:value-type="float">
            <text:p>79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21" calcext:value-type="float">
            <text:p>79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22" calcext:value-type="float">
            <text:p>79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23" calcext:value-type="float">
            <text:p>79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24" calcext:value-type="float">
            <text:p>79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25" calcext:value-type="float">
            <text:p>79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26" calcext:value-type="float">
            <text:p>79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27" calcext:value-type="float">
            <text:p>79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28" calcext:value-type="float">
            <text:p>79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29" calcext:value-type="float">
            <text:p>79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30" calcext:value-type="float">
            <text:p>79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31" calcext:value-type="float">
            <text:p>79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32" calcext:value-type="float">
            <text:p>79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33" calcext:value-type="float">
            <text:p>79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34" calcext:value-type="float">
            <text:p>79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35" calcext:value-type="float">
            <text:p>79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36" calcext:value-type="float">
            <text:p>79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37" calcext:value-type="float">
            <text:p>79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38" calcext:value-type="float">
            <text:p>79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39" calcext:value-type="float">
            <text:p>79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40" calcext:value-type="float">
            <text:p>79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41" calcext:value-type="float">
            <text:p>79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42" calcext:value-type="float">
            <text:p>79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43" calcext:value-type="float">
            <text:p>79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44" calcext:value-type="float">
            <text:p>79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45" calcext:value-type="float">
            <text:p>79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46" calcext:value-type="float">
            <text:p>79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47" calcext:value-type="float">
            <text:p>79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48" calcext:value-type="float">
            <text:p>79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49" calcext:value-type="float">
            <text:p>79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50" calcext:value-type="float">
            <text:p>79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51" calcext:value-type="float">
            <text:p>79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52" calcext:value-type="float">
            <text:p>79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53" calcext:value-type="float">
            <text:p>79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54" calcext:value-type="float">
            <text:p>79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55" calcext:value-type="float">
            <text:p>79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56" calcext:value-type="float">
            <text:p>79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57" calcext:value-type="float">
            <text:p>79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58" calcext:value-type="float">
            <text:p>79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59" calcext:value-type="float">
            <text:p>79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60" calcext:value-type="float">
            <text:p>79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61" calcext:value-type="float">
            <text:p>79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62" calcext:value-type="float">
            <text:p>79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63" calcext:value-type="float">
            <text:p>79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64" calcext:value-type="float">
            <text:p>79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65" calcext:value-type="float">
            <text:p>79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66" calcext:value-type="float">
            <text:p>79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67" calcext:value-type="float">
            <text:p>79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68" calcext:value-type="float">
            <text:p>79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69" calcext:value-type="float">
            <text:p>79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70" calcext:value-type="float">
            <text:p>79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71" calcext:value-type="float">
            <text:p>79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72" calcext:value-type="float">
            <text:p>79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73" calcext:value-type="float">
            <text:p>79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74" calcext:value-type="float">
            <text:p>79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75" calcext:value-type="float">
            <text:p>79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76" calcext:value-type="float">
            <text:p>79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77" calcext:value-type="float">
            <text:p>79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78" calcext:value-type="float">
            <text:p>79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79" calcext:value-type="float">
            <text:p>79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80" calcext:value-type="float">
            <text:p>79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81" calcext:value-type="float">
            <text:p>79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82" calcext:value-type="float">
            <text:p>79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83" calcext:value-type="float">
            <text:p>79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84" calcext:value-type="float">
            <text:p>79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85" calcext:value-type="float">
            <text:p>79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86" calcext:value-type="float">
            <text:p>79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87" calcext:value-type="float">
            <text:p>79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88" calcext:value-type="float">
            <text:p>79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89" calcext:value-type="float">
            <text:p>79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90" calcext:value-type="float">
            <text:p>79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91" calcext:value-type="float">
            <text:p>79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92" calcext:value-type="float">
            <text:p>79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93" calcext:value-type="float">
            <text:p>79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94" calcext:value-type="float">
            <text:p>79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95" calcext:value-type="float">
            <text:p>79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96" calcext:value-type="float">
            <text:p>79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97" calcext:value-type="float">
            <text:p>79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98" calcext:value-type="float">
            <text:p>79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99" calcext:value-type="float">
            <text:p>79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01" calcext:value-type="float">
            <text:p>80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02" calcext:value-type="float">
            <text:p>80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03" calcext:value-type="float">
            <text:p>80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04" calcext:value-type="float">
            <text:p>80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05" calcext:value-type="float">
            <text:p>80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06" calcext:value-type="float">
            <text:p>80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07" calcext:value-type="float">
            <text:p>80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08" calcext:value-type="float">
            <text:p>80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09" calcext:value-type="float">
            <text:p>80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10" calcext:value-type="float">
            <text:p>80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11" calcext:value-type="float">
            <text:p>80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12" calcext:value-type="float">
            <text:p>80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13" calcext:value-type="float">
            <text:p>80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14" calcext:value-type="float">
            <text:p>80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15" calcext:value-type="float">
            <text:p>80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16" calcext:value-type="float">
            <text:p>80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17" calcext:value-type="float">
            <text:p>80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18" calcext:value-type="float">
            <text:p>80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19" calcext:value-type="float">
            <text:p>80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20" calcext:value-type="float">
            <text:p>80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21" calcext:value-type="float">
            <text:p>80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22" calcext:value-type="float">
            <text:p>80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23" calcext:value-type="float">
            <text:p>80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24" calcext:value-type="float">
            <text:p>80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25" calcext:value-type="float">
            <text:p>80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26" calcext:value-type="float">
            <text:p>80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27" calcext:value-type="float">
            <text:p>80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28" calcext:value-type="float">
            <text:p>80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29" calcext:value-type="float">
            <text:p>80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30" calcext:value-type="float">
            <text:p>80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31" calcext:value-type="float">
            <text:p>80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32" calcext:value-type="float">
            <text:p>80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33" calcext:value-type="float">
            <text:p>80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34" calcext:value-type="float">
            <text:p>80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35" calcext:value-type="float">
            <text:p>80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36" calcext:value-type="float">
            <text:p>80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37" calcext:value-type="float">
            <text:p>80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38" calcext:value-type="float">
            <text:p>80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39" calcext:value-type="float">
            <text:p>80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40" calcext:value-type="float">
            <text:p>80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41" calcext:value-type="float">
            <text:p>80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42" calcext:value-type="float">
            <text:p>80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43" calcext:value-type="float">
            <text:p>80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44" calcext:value-type="float">
            <text:p>80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45" calcext:value-type="float">
            <text:p>80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46" calcext:value-type="float">
            <text:p>80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47" calcext:value-type="float">
            <text:p>80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48" calcext:value-type="float">
            <text:p>80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49" calcext:value-type="float">
            <text:p>80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50" calcext:value-type="float">
            <text:p>80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51" calcext:value-type="float">
            <text:p>80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52" calcext:value-type="float">
            <text:p>80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53" calcext:value-type="float">
            <text:p>80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54" calcext:value-type="float">
            <text:p>80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55" calcext:value-type="float">
            <text:p>80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56" calcext:value-type="float">
            <text:p>80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57" calcext:value-type="float">
            <text:p>80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58" calcext:value-type="float">
            <text:p>80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59" calcext:value-type="float">
            <text:p>80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60" calcext:value-type="float">
            <text:p>80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61" calcext:value-type="float">
            <text:p>80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62" calcext:value-type="float">
            <text:p>80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63" calcext:value-type="float">
            <text:p>80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64" calcext:value-type="float">
            <text:p>80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65" calcext:value-type="float">
            <text:p>80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66" calcext:value-type="float">
            <text:p>80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67" calcext:value-type="float">
            <text:p>80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68" calcext:value-type="float">
            <text:p>80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69" calcext:value-type="float">
            <text:p>80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70" calcext:value-type="float">
            <text:p>80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71" calcext:value-type="float">
            <text:p>80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72" calcext:value-type="float">
            <text:p>80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73" calcext:value-type="float">
            <text:p>80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74" calcext:value-type="float">
            <text:p>80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75" calcext:value-type="float">
            <text:p>80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76" calcext:value-type="float">
            <text:p>80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77" calcext:value-type="float">
            <text:p>80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78" calcext:value-type="float">
            <text:p>80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79" calcext:value-type="float">
            <text:p>80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80" calcext:value-type="float">
            <text:p>80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81" calcext:value-type="float">
            <text:p>80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82" calcext:value-type="float">
            <text:p>80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83" calcext:value-type="float">
            <text:p>80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84" calcext:value-type="float">
            <text:p>80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85" calcext:value-type="float">
            <text:p>80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86" calcext:value-type="float">
            <text:p>80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87" calcext:value-type="float">
            <text:p>80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88" calcext:value-type="float">
            <text:p>80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89" calcext:value-type="float">
            <text:p>80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90" calcext:value-type="float">
            <text:p>80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91" calcext:value-type="float">
            <text:p>80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92" calcext:value-type="float">
            <text:p>80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93" calcext:value-type="float">
            <text:p>80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94" calcext:value-type="float">
            <text:p>80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95" calcext:value-type="float">
            <text:p>80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96" calcext:value-type="float">
            <text:p>80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97" calcext:value-type="float">
            <text:p>80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98" calcext:value-type="float">
            <text:p>80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99" calcext:value-type="float">
            <text:p>80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00" calcext:value-type="float">
            <text:p>81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01" calcext:value-type="float">
            <text:p>81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02" calcext:value-type="float">
            <text:p>81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03" calcext:value-type="float">
            <text:p>81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04" calcext:value-type="float">
            <text:p>81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05" calcext:value-type="float">
            <text:p>81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06" calcext:value-type="float">
            <text:p>81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07" calcext:value-type="float">
            <text:p>81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08" calcext:value-type="float">
            <text:p>81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09" calcext:value-type="float">
            <text:p>81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10" calcext:value-type="float">
            <text:p>81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11" calcext:value-type="float">
            <text:p>81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12" calcext:value-type="float">
            <text:p>81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13" calcext:value-type="float">
            <text:p>81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14" calcext:value-type="float">
            <text:p>81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15" calcext:value-type="float">
            <text:p>81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16" calcext:value-type="float">
            <text:p>81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17" calcext:value-type="float">
            <text:p>81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18" calcext:value-type="float">
            <text:p>81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19" calcext:value-type="float">
            <text:p>81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20" calcext:value-type="float">
            <text:p>81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21" calcext:value-type="float">
            <text:p>81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22" calcext:value-type="float">
            <text:p>81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23" calcext:value-type="float">
            <text:p>81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24" calcext:value-type="float">
            <text:p>81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25" calcext:value-type="float">
            <text:p>81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26" calcext:value-type="float">
            <text:p>81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27" calcext:value-type="float">
            <text:p>81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28" calcext:value-type="float">
            <text:p>81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29" calcext:value-type="float">
            <text:p>81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30" calcext:value-type="float">
            <text:p>81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31" calcext:value-type="float">
            <text:p>81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32" calcext:value-type="float">
            <text:p>81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33" calcext:value-type="float">
            <text:p>81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34" calcext:value-type="float">
            <text:p>81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35" calcext:value-type="float">
            <text:p>81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36" calcext:value-type="float">
            <text:p>81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37" calcext:value-type="float">
            <text:p>81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38" calcext:value-type="float">
            <text:p>81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39" calcext:value-type="float">
            <text:p>81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40" calcext:value-type="float">
            <text:p>81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41" calcext:value-type="float">
            <text:p>81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42" calcext:value-type="float">
            <text:p>81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43" calcext:value-type="float">
            <text:p>81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44" calcext:value-type="float">
            <text:p>81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45" calcext:value-type="float">
            <text:p>81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46" calcext:value-type="float">
            <text:p>81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47" calcext:value-type="float">
            <text:p>81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48" calcext:value-type="float">
            <text:p>81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49" calcext:value-type="float">
            <text:p>81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50" calcext:value-type="float">
            <text:p>81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51" calcext:value-type="float">
            <text:p>81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52" calcext:value-type="float">
            <text:p>81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53" calcext:value-type="float">
            <text:p>81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54" calcext:value-type="float">
            <text:p>81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55" calcext:value-type="float">
            <text:p>81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56" calcext:value-type="float">
            <text:p>81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57" calcext:value-type="float">
            <text:p>81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58" calcext:value-type="float">
            <text:p>81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59" calcext:value-type="float">
            <text:p>81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60" calcext:value-type="float">
            <text:p>81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61" calcext:value-type="float">
            <text:p>81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62" calcext:value-type="float">
            <text:p>81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63" calcext:value-type="float">
            <text:p>81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64" calcext:value-type="float">
            <text:p>81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65" calcext:value-type="float">
            <text:p>81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66" calcext:value-type="float">
            <text:p>81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67" calcext:value-type="float">
            <text:p>81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68" calcext:value-type="float">
            <text:p>81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69" calcext:value-type="float">
            <text:p>81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70" calcext:value-type="float">
            <text:p>81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71" calcext:value-type="float">
            <text:p>81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72" calcext:value-type="float">
            <text:p>81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73" calcext:value-type="float">
            <text:p>81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74" calcext:value-type="float">
            <text:p>81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75" calcext:value-type="float">
            <text:p>81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76" calcext:value-type="float">
            <text:p>81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77" calcext:value-type="float">
            <text:p>81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78" calcext:value-type="float">
            <text:p>81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79" calcext:value-type="float">
            <text:p>81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80" calcext:value-type="float">
            <text:p>81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81" calcext:value-type="float">
            <text:p>81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82" calcext:value-type="float">
            <text:p>81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83" calcext:value-type="float">
            <text:p>81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84" calcext:value-type="float">
            <text:p>81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85" calcext:value-type="float">
            <text:p>81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86" calcext:value-type="float">
            <text:p>81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87" calcext:value-type="float">
            <text:p>81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88" calcext:value-type="float">
            <text:p>81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89" calcext:value-type="float">
            <text:p>81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90" calcext:value-type="float">
            <text:p>81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91" calcext:value-type="float">
            <text:p>81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93" calcext:value-type="float">
            <text:p>81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94" calcext:value-type="float">
            <text:p>81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95" calcext:value-type="float">
            <text:p>81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96" calcext:value-type="float">
            <text:p>81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97" calcext:value-type="float">
            <text:p>81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98" calcext:value-type="float">
            <text:p>81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99" calcext:value-type="float">
            <text:p>81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00" calcext:value-type="float">
            <text:p>82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01" calcext:value-type="float">
            <text:p>82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02" calcext:value-type="float">
            <text:p>82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03" calcext:value-type="float">
            <text:p>82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04" calcext:value-type="float">
            <text:p>82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05" calcext:value-type="float">
            <text:p>82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06" calcext:value-type="float">
            <text:p>82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07" calcext:value-type="float">
            <text:p>82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08" calcext:value-type="float">
            <text:p>82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09" calcext:value-type="float">
            <text:p>82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10" calcext:value-type="float">
            <text:p>82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11" calcext:value-type="float">
            <text:p>82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12" calcext:value-type="float">
            <text:p>82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13" calcext:value-type="float">
            <text:p>82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14" calcext:value-type="float">
            <text:p>82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15" calcext:value-type="float">
            <text:p>82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16" calcext:value-type="float">
            <text:p>82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17" calcext:value-type="float">
            <text:p>82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18" calcext:value-type="float">
            <text:p>82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19" calcext:value-type="float">
            <text:p>82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20" calcext:value-type="float">
            <text:p>82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21" calcext:value-type="float">
            <text:p>82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22" calcext:value-type="float">
            <text:p>82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23" calcext:value-type="float">
            <text:p>82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24" calcext:value-type="float">
            <text:p>82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25" calcext:value-type="float">
            <text:p>82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26" calcext:value-type="float">
            <text:p>82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27" calcext:value-type="float">
            <text:p>82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28" calcext:value-type="float">
            <text:p>82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29" calcext:value-type="float">
            <text:p>82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30" calcext:value-type="float">
            <text:p>82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31" calcext:value-type="float">
            <text:p>82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32" calcext:value-type="float">
            <text:p>82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33" calcext:value-type="float">
            <text:p>82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34" calcext:value-type="float">
            <text:p>82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35" calcext:value-type="float">
            <text:p>82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36" calcext:value-type="float">
            <text:p>82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37" calcext:value-type="float">
            <text:p>82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38" calcext:value-type="float">
            <text:p>82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39" calcext:value-type="float">
            <text:p>82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40" calcext:value-type="float">
            <text:p>82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41" calcext:value-type="float">
            <text:p>82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42" calcext:value-type="float">
            <text:p>82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43" calcext:value-type="float">
            <text:p>82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44" calcext:value-type="float">
            <text:p>82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45" calcext:value-type="float">
            <text:p>82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46" calcext:value-type="float">
            <text:p>82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47" calcext:value-type="float">
            <text:p>82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48" calcext:value-type="float">
            <text:p>82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49" calcext:value-type="float">
            <text:p>82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50" calcext:value-type="float">
            <text:p>82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51" calcext:value-type="float">
            <text:p>82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52" calcext:value-type="float">
            <text:p>82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53" calcext:value-type="float">
            <text:p>82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54" calcext:value-type="float">
            <text:p>82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55" calcext:value-type="float">
            <text:p>82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56" calcext:value-type="float">
            <text:p>82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57" calcext:value-type="float">
            <text:p>82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58" calcext:value-type="float">
            <text:p>82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59" calcext:value-type="float">
            <text:p>82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60" calcext:value-type="float">
            <text:p>82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61" calcext:value-type="float">
            <text:p>82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62" calcext:value-type="float">
            <text:p>82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63" calcext:value-type="float">
            <text:p>82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64" calcext:value-type="float">
            <text:p>82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65" calcext:value-type="float">
            <text:p>82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66" calcext:value-type="float">
            <text:p>82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67" calcext:value-type="float">
            <text:p>82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68" calcext:value-type="float">
            <text:p>82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69" calcext:value-type="float">
            <text:p>82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70" calcext:value-type="float">
            <text:p>82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71" calcext:value-type="float">
            <text:p>82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72" calcext:value-type="float">
            <text:p>82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73" calcext:value-type="float">
            <text:p>82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74" calcext:value-type="float">
            <text:p>82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75" calcext:value-type="float">
            <text:p>82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76" calcext:value-type="float">
            <text:p>82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77" calcext:value-type="float">
            <text:p>82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78" calcext:value-type="float">
            <text:p>82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79" calcext:value-type="float">
            <text:p>82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80" calcext:value-type="float">
            <text:p>82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81" calcext:value-type="float">
            <text:p>82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82" calcext:value-type="float">
            <text:p>82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83" calcext:value-type="float">
            <text:p>82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84" calcext:value-type="float">
            <text:p>82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85" calcext:value-type="float">
            <text:p>82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86" calcext:value-type="float">
            <text:p>82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87" calcext:value-type="float">
            <text:p>82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88" calcext:value-type="float">
            <text:p>82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89" calcext:value-type="float">
            <text:p>82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90" calcext:value-type="float">
            <text:p>82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91" calcext:value-type="float">
            <text:p>82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92" calcext:value-type="float">
            <text:p>82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93" calcext:value-type="float">
            <text:p>82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94" calcext:value-type="float">
            <text:p>82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95" calcext:value-type="float">
            <text:p>82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96" calcext:value-type="float">
            <text:p>82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97" calcext:value-type="float">
            <text:p>82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98" calcext:value-type="float">
            <text:p>82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99" calcext:value-type="float">
            <text:p>82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00" calcext:value-type="float">
            <text:p>83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01" calcext:value-type="float">
            <text:p>83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02" calcext:value-type="float">
            <text:p>83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03" calcext:value-type="float">
            <text:p>83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04" calcext:value-type="float">
            <text:p>83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05" calcext:value-type="float">
            <text:p>83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06" calcext:value-type="float">
            <text:p>83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07" calcext:value-type="float">
            <text:p>83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08" calcext:value-type="float">
            <text:p>83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09" calcext:value-type="float">
            <text:p>83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10" calcext:value-type="float">
            <text:p>83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11" calcext:value-type="float">
            <text:p>83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12" calcext:value-type="float">
            <text:p>83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13" calcext:value-type="float">
            <text:p>83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14" calcext:value-type="float">
            <text:p>83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15" calcext:value-type="float">
            <text:p>83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16" calcext:value-type="float">
            <text:p>83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17" calcext:value-type="float">
            <text:p>83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18" calcext:value-type="float">
            <text:p>83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19" calcext:value-type="float">
            <text:p>83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20" calcext:value-type="float">
            <text:p>83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21" calcext:value-type="float">
            <text:p>83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22" calcext:value-type="float">
            <text:p>83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23" calcext:value-type="float">
            <text:p>83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24" calcext:value-type="float">
            <text:p>83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25" calcext:value-type="float">
            <text:p>83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26" calcext:value-type="float">
            <text:p>83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27" calcext:value-type="float">
            <text:p>83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28" calcext:value-type="float">
            <text:p>83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29" calcext:value-type="float">
            <text:p>83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30" calcext:value-type="float">
            <text:p>83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31" calcext:value-type="float">
            <text:p>83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32" calcext:value-type="float">
            <text:p>83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33" calcext:value-type="float">
            <text:p>83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34" calcext:value-type="float">
            <text:p>83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35" calcext:value-type="float">
            <text:p>83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36" calcext:value-type="float">
            <text:p>83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37" calcext:value-type="float">
            <text:p>83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38" calcext:value-type="float">
            <text:p>83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39" calcext:value-type="float">
            <text:p>83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40" calcext:value-type="float">
            <text:p>83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41" calcext:value-type="float">
            <text:p>83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42" calcext:value-type="float">
            <text:p>83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43" calcext:value-type="float">
            <text:p>83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44" calcext:value-type="float">
            <text:p>83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45" calcext:value-type="float">
            <text:p>83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46" calcext:value-type="float">
            <text:p>83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47" calcext:value-type="float">
            <text:p>83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48" calcext:value-type="float">
            <text:p>83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49" calcext:value-type="float">
            <text:p>83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50" calcext:value-type="float">
            <text:p>83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51" calcext:value-type="float">
            <text:p>83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52" calcext:value-type="float">
            <text:p>83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53" calcext:value-type="float">
            <text:p>83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54" calcext:value-type="float">
            <text:p>83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55" calcext:value-type="float">
            <text:p>83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56" calcext:value-type="float">
            <text:p>83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57" calcext:value-type="float">
            <text:p>83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58" calcext:value-type="float">
            <text:p>83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59" calcext:value-type="float">
            <text:p>83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60" calcext:value-type="float">
            <text:p>83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61" calcext:value-type="float">
            <text:p>83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62" calcext:value-type="float">
            <text:p>83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63" calcext:value-type="float">
            <text:p>83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64" calcext:value-type="float">
            <text:p>83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65" calcext:value-type="float">
            <text:p>83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66" calcext:value-type="float">
            <text:p>83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67" calcext:value-type="float">
            <text:p>83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68" calcext:value-type="float">
            <text:p>83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69" calcext:value-type="float">
            <text:p>83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70" calcext:value-type="float">
            <text:p>83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71" calcext:value-type="float">
            <text:p>83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72" calcext:value-type="float">
            <text:p>83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73" calcext:value-type="float">
            <text:p>83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74" calcext:value-type="float">
            <text:p>83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75" calcext:value-type="float">
            <text:p>83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76" calcext:value-type="float">
            <text:p>83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77" calcext:value-type="float">
            <text:p>83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78" calcext:value-type="float">
            <text:p>83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79" calcext:value-type="float">
            <text:p>83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80" calcext:value-type="float">
            <text:p>83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81" calcext:value-type="float">
            <text:p>83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82" calcext:value-type="float">
            <text:p>83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83" calcext:value-type="float">
            <text:p>83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84" calcext:value-type="float">
            <text:p>83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85" calcext:value-type="float">
            <text:p>83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86" calcext:value-type="float">
            <text:p>83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87" calcext:value-type="float">
            <text:p>83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88" calcext:value-type="float">
            <text:p>83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89" calcext:value-type="float">
            <text:p>83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90" calcext:value-type="float">
            <text:p>83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91" calcext:value-type="float">
            <text:p>83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92" calcext:value-type="float">
            <text:p>83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93" calcext:value-type="float">
            <text:p>83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94" calcext:value-type="float">
            <text:p>83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95" calcext:value-type="float">
            <text:p>83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96" calcext:value-type="float">
            <text:p>83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97" calcext:value-type="float">
            <text:p>83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98" calcext:value-type="float">
            <text:p>83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99" calcext:value-type="float">
            <text:p>83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00" calcext:value-type="float">
            <text:p>84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01" calcext:value-type="float">
            <text:p>84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02" calcext:value-type="float">
            <text:p>84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03" calcext:value-type="float">
            <text:p>84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04" calcext:value-type="float">
            <text:p>84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05" calcext:value-type="float">
            <text:p>84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06" calcext:value-type="float">
            <text:p>84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07" calcext:value-type="float">
            <text:p>84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08" calcext:value-type="float">
            <text:p>84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09" calcext:value-type="float">
            <text:p>84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10" calcext:value-type="float">
            <text:p>84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11" calcext:value-type="float">
            <text:p>84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12" calcext:value-type="float">
            <text:p>84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13" calcext:value-type="float">
            <text:p>84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14" calcext:value-type="float">
            <text:p>84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15" calcext:value-type="float">
            <text:p>84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16" calcext:value-type="float">
            <text:p>84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17" calcext:value-type="float">
            <text:p>84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18" calcext:value-type="float">
            <text:p>84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19" calcext:value-type="float">
            <text:p>84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20" calcext:value-type="float">
            <text:p>84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21" calcext:value-type="float">
            <text:p>84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22" calcext:value-type="float">
            <text:p>84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23" calcext:value-type="float">
            <text:p>84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24" calcext:value-type="float">
            <text:p>84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25" calcext:value-type="float">
            <text:p>84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26" calcext:value-type="float">
            <text:p>84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27" calcext:value-type="float">
            <text:p>84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28" calcext:value-type="float">
            <text:p>84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29" calcext:value-type="float">
            <text:p>84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30" calcext:value-type="float">
            <text:p>84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31" calcext:value-type="float">
            <text:p>84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32" calcext:value-type="float">
            <text:p>84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33" calcext:value-type="float">
            <text:p>84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34" calcext:value-type="float">
            <text:p>84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35" calcext:value-type="float">
            <text:p>84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36" calcext:value-type="float">
            <text:p>84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37" calcext:value-type="float">
            <text:p>84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38" calcext:value-type="float">
            <text:p>84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39" calcext:value-type="float">
            <text:p>84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40" calcext:value-type="float">
            <text:p>84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41" calcext:value-type="float">
            <text:p>84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42" calcext:value-type="float">
            <text:p>84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43" calcext:value-type="float">
            <text:p>84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44" calcext:value-type="float">
            <text:p>84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45" calcext:value-type="float">
            <text:p>84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46" calcext:value-type="float">
            <text:p>84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47" calcext:value-type="float">
            <text:p>84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48" calcext:value-type="float">
            <text:p>84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49" calcext:value-type="float">
            <text:p>84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50" calcext:value-type="float">
            <text:p>84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51" calcext:value-type="float">
            <text:p>84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52" calcext:value-type="float">
            <text:p>84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53" calcext:value-type="float">
            <text:p>84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54" calcext:value-type="float">
            <text:p>84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55" calcext:value-type="float">
            <text:p>84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56" calcext:value-type="float">
            <text:p>84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57" calcext:value-type="float">
            <text:p>84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58" calcext:value-type="float">
            <text:p>84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59" calcext:value-type="float">
            <text:p>84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60" calcext:value-type="float">
            <text:p>84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61" calcext:value-type="float">
            <text:p>84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62" calcext:value-type="float">
            <text:p>84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63" calcext:value-type="float">
            <text:p>84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64" calcext:value-type="float">
            <text:p>84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65" calcext:value-type="float">
            <text:p>84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66" calcext:value-type="float">
            <text:p>84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67" calcext:value-type="float">
            <text:p>84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68" calcext:value-type="float">
            <text:p>84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69" calcext:value-type="float">
            <text:p>84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70" calcext:value-type="float">
            <text:p>84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71" calcext:value-type="float">
            <text:p>84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72" calcext:value-type="float">
            <text:p>84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73" calcext:value-type="float">
            <text:p>84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74" calcext:value-type="float">
            <text:p>84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75" calcext:value-type="float">
            <text:p>84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76" calcext:value-type="float">
            <text:p>84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77" calcext:value-type="float">
            <text:p>84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78" calcext:value-type="float">
            <text:p>84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79" calcext:value-type="float">
            <text:p>84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80" calcext:value-type="float">
            <text:p>84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81" calcext:value-type="float">
            <text:p>84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82" calcext:value-type="float">
            <text:p>84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83" calcext:value-type="float">
            <text:p>84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84" calcext:value-type="float">
            <text:p>84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85" calcext:value-type="float">
            <text:p>84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86" calcext:value-type="float">
            <text:p>84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87" calcext:value-type="float">
            <text:p>84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88" calcext:value-type="float">
            <text:p>84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89" calcext:value-type="float">
            <text:p>84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90" calcext:value-type="float">
            <text:p>84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91" calcext:value-type="float">
            <text:p>84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92" calcext:value-type="float">
            <text:p>84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93" calcext:value-type="float">
            <text:p>84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94" calcext:value-type="float">
            <text:p>84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95" calcext:value-type="float">
            <text:p>84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96" calcext:value-type="float">
            <text:p>84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97" calcext:value-type="float">
            <text:p>84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98" calcext:value-type="float">
            <text:p>84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99" calcext:value-type="float">
            <text:p>84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01" calcext:value-type="float">
            <text:p>85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02" calcext:value-type="float">
            <text:p>85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03" calcext:value-type="float">
            <text:p>85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04" calcext:value-type="float">
            <text:p>85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05" calcext:value-type="float">
            <text:p>85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06" calcext:value-type="float">
            <text:p>85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07" calcext:value-type="float">
            <text:p>85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08" calcext:value-type="float">
            <text:p>85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09" calcext:value-type="float">
            <text:p>85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10" calcext:value-type="float">
            <text:p>85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11" calcext:value-type="float">
            <text:p>85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12" calcext:value-type="float">
            <text:p>85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13" calcext:value-type="float">
            <text:p>85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14" calcext:value-type="float">
            <text:p>85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15" calcext:value-type="float">
            <text:p>85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16" calcext:value-type="float">
            <text:p>85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17" calcext:value-type="float">
            <text:p>85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18" calcext:value-type="float">
            <text:p>85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19" calcext:value-type="float">
            <text:p>85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20" calcext:value-type="float">
            <text:p>85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21" calcext:value-type="float">
            <text:p>85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22" calcext:value-type="float">
            <text:p>85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23" calcext:value-type="float">
            <text:p>85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24" calcext:value-type="float">
            <text:p>85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25" calcext:value-type="float">
            <text:p>85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26" calcext:value-type="float">
            <text:p>85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27" calcext:value-type="float">
            <text:p>85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28" calcext:value-type="float">
            <text:p>85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29" calcext:value-type="float">
            <text:p>85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30" calcext:value-type="float">
            <text:p>85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31" calcext:value-type="float">
            <text:p>85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32" calcext:value-type="float">
            <text:p>85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33" calcext:value-type="float">
            <text:p>85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34" calcext:value-type="float">
            <text:p>85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35" calcext:value-type="float">
            <text:p>85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36" calcext:value-type="float">
            <text:p>85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37" calcext:value-type="float">
            <text:p>85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38" calcext:value-type="float">
            <text:p>85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39" calcext:value-type="float">
            <text:p>85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40" calcext:value-type="float">
            <text:p>85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41" calcext:value-type="float">
            <text:p>85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42" calcext:value-type="float">
            <text:p>85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43" calcext:value-type="float">
            <text:p>85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44" calcext:value-type="float">
            <text:p>85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45" calcext:value-type="float">
            <text:p>85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46" calcext:value-type="float">
            <text:p>85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47" calcext:value-type="float">
            <text:p>85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48" calcext:value-type="float">
            <text:p>85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49" calcext:value-type="float">
            <text:p>85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50" calcext:value-type="float">
            <text:p>85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51" calcext:value-type="float">
            <text:p>85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52" calcext:value-type="float">
            <text:p>85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53" calcext:value-type="float">
            <text:p>85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54" calcext:value-type="float">
            <text:p>85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55" calcext:value-type="float">
            <text:p>85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56" calcext:value-type="float">
            <text:p>85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57" calcext:value-type="float">
            <text:p>85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58" calcext:value-type="float">
            <text:p>85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59" calcext:value-type="float">
            <text:p>85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60" calcext:value-type="float">
            <text:p>85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61" calcext:value-type="float">
            <text:p>85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62" calcext:value-type="float">
            <text:p>85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63" calcext:value-type="float">
            <text:p>85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64" calcext:value-type="float">
            <text:p>85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65" calcext:value-type="float">
            <text:p>85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66" calcext:value-type="float">
            <text:p>85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67" calcext:value-type="float">
            <text:p>85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68" calcext:value-type="float">
            <text:p>85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69" calcext:value-type="float">
            <text:p>85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70" calcext:value-type="float">
            <text:p>85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71" calcext:value-type="float">
            <text:p>85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72" calcext:value-type="float">
            <text:p>85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73" calcext:value-type="float">
            <text:p>85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74" calcext:value-type="float">
            <text:p>85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75" calcext:value-type="float">
            <text:p>85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76" calcext:value-type="float">
            <text:p>85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77" calcext:value-type="float">
            <text:p>85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78" calcext:value-type="float">
            <text:p>85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79" calcext:value-type="float">
            <text:p>85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80" calcext:value-type="float">
            <text:p>85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81" calcext:value-type="float">
            <text:p>85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82" calcext:value-type="float">
            <text:p>85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83" calcext:value-type="float">
            <text:p>85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84" calcext:value-type="float">
            <text:p>85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85" calcext:value-type="float">
            <text:p>85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86" calcext:value-type="float">
            <text:p>85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87" calcext:value-type="float">
            <text:p>85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88" calcext:value-type="float">
            <text:p>85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89" calcext:value-type="float">
            <text:p>85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90" calcext:value-type="float">
            <text:p>85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91" calcext:value-type="float">
            <text:p>85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92" calcext:value-type="float">
            <text:p>85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93" calcext:value-type="float">
            <text:p>85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94" calcext:value-type="float">
            <text:p>85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95" calcext:value-type="float">
            <text:p>85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96" calcext:value-type="float">
            <text:p>85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97" calcext:value-type="float">
            <text:p>85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98" calcext:value-type="float">
            <text:p>85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99" calcext:value-type="float">
            <text:p>85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00" calcext:value-type="float">
            <text:p>86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01" calcext:value-type="float">
            <text:p>86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02" calcext:value-type="float">
            <text:p>86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03" calcext:value-type="float">
            <text:p>86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04" calcext:value-type="float">
            <text:p>86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05" calcext:value-type="float">
            <text:p>86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06" calcext:value-type="float">
            <text:p>86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07" calcext:value-type="float">
            <text:p>86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08" calcext:value-type="float">
            <text:p>86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09" calcext:value-type="float">
            <text:p>86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10" calcext:value-type="float">
            <text:p>86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11" calcext:value-type="float">
            <text:p>86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12" calcext:value-type="float">
            <text:p>86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13" calcext:value-type="float">
            <text:p>86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14" calcext:value-type="float">
            <text:p>86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15" calcext:value-type="float">
            <text:p>86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16" calcext:value-type="float">
            <text:p>86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17" calcext:value-type="float">
            <text:p>86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18" calcext:value-type="float">
            <text:p>86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19" calcext:value-type="float">
            <text:p>86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20" calcext:value-type="float">
            <text:p>86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21" calcext:value-type="float">
            <text:p>86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22" calcext:value-type="float">
            <text:p>86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23" calcext:value-type="float">
            <text:p>86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24" calcext:value-type="float">
            <text:p>86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25" calcext:value-type="float">
            <text:p>86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26" calcext:value-type="float">
            <text:p>86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27" calcext:value-type="float">
            <text:p>86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28" calcext:value-type="float">
            <text:p>86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29" calcext:value-type="float">
            <text:p>86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30" calcext:value-type="float">
            <text:p>86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31" calcext:value-type="float">
            <text:p>86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32" calcext:value-type="float">
            <text:p>86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33" calcext:value-type="float">
            <text:p>86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34" calcext:value-type="float">
            <text:p>86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35" calcext:value-type="float">
            <text:p>86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36" calcext:value-type="float">
            <text:p>86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37" calcext:value-type="float">
            <text:p>86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38" calcext:value-type="float">
            <text:p>86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39" calcext:value-type="float">
            <text:p>86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40" calcext:value-type="float">
            <text:p>86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41" calcext:value-type="float">
            <text:p>86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42" calcext:value-type="float">
            <text:p>86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43" calcext:value-type="float">
            <text:p>86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44" calcext:value-type="float">
            <text:p>86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45" calcext:value-type="float">
            <text:p>86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46" calcext:value-type="float">
            <text:p>86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47" calcext:value-type="float">
            <text:p>86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48" calcext:value-type="float">
            <text:p>86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49" calcext:value-type="float">
            <text:p>86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50" calcext:value-type="float">
            <text:p>86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51" calcext:value-type="float">
            <text:p>86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52" calcext:value-type="float">
            <text:p>86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53" calcext:value-type="float">
            <text:p>86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54" calcext:value-type="float">
            <text:p>86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55" calcext:value-type="float">
            <text:p>86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56" calcext:value-type="float">
            <text:p>86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57" calcext:value-type="float">
            <text:p>86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58" calcext:value-type="float">
            <text:p>86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59" calcext:value-type="float">
            <text:p>86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60" calcext:value-type="float">
            <text:p>86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61" calcext:value-type="float">
            <text:p>86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62" calcext:value-type="float">
            <text:p>86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63" calcext:value-type="float">
            <text:p>86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64" calcext:value-type="float">
            <text:p>86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65" calcext:value-type="float">
            <text:p>86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66" calcext:value-type="float">
            <text:p>86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67" calcext:value-type="float">
            <text:p>86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68" calcext:value-type="float">
            <text:p>86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69" calcext:value-type="float">
            <text:p>86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70" calcext:value-type="float">
            <text:p>86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71" calcext:value-type="float">
            <text:p>86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72" calcext:value-type="float">
            <text:p>86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73" calcext:value-type="float">
            <text:p>86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74" calcext:value-type="float">
            <text:p>86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75" calcext:value-type="float">
            <text:p>86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76" calcext:value-type="float">
            <text:p>86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77" calcext:value-type="float">
            <text:p>86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78" calcext:value-type="float">
            <text:p>86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79" calcext:value-type="float">
            <text:p>86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80" calcext:value-type="float">
            <text:p>86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81" calcext:value-type="float">
            <text:p>86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82" calcext:value-type="float">
            <text:p>86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83" calcext:value-type="float">
            <text:p>86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84" calcext:value-type="float">
            <text:p>86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85" calcext:value-type="float">
            <text:p>86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86" calcext:value-type="float">
            <text:p>86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87" calcext:value-type="float">
            <text:p>86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88" calcext:value-type="float">
            <text:p>86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89" calcext:value-type="float">
            <text:p>86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90" calcext:value-type="float">
            <text:p>86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91" calcext:value-type="float">
            <text:p>86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92" calcext:value-type="float">
            <text:p>86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93" calcext:value-type="float">
            <text:p>86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94" calcext:value-type="float">
            <text:p>86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95" calcext:value-type="float">
            <text:p>86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96" calcext:value-type="float">
            <text:p>86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97" calcext:value-type="float">
            <text:p>86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98" calcext:value-type="float">
            <text:p>86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99" calcext:value-type="float">
            <text:p>86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00" calcext:value-type="float">
            <text:p>87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01" calcext:value-type="float">
            <text:p>87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02" calcext:value-type="float">
            <text:p>87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03" calcext:value-type="float">
            <text:p>87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04" calcext:value-type="float">
            <text:p>87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05" calcext:value-type="float">
            <text:p>87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06" calcext:value-type="float">
            <text:p>87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07" calcext:value-type="float">
            <text:p>87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08" calcext:value-type="float">
            <text:p>87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09" calcext:value-type="float">
            <text:p>87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10" calcext:value-type="float">
            <text:p>87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11" calcext:value-type="float">
            <text:p>87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12" calcext:value-type="float">
            <text:p>87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13" calcext:value-type="float">
            <text:p>87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14" calcext:value-type="float">
            <text:p>87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15" calcext:value-type="float">
            <text:p>87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16" calcext:value-type="float">
            <text:p>87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17" calcext:value-type="float">
            <text:p>87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18" calcext:value-type="float">
            <text:p>87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19" calcext:value-type="float">
            <text:p>87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20" calcext:value-type="float">
            <text:p>87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21" calcext:value-type="float">
            <text:p>87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22" calcext:value-type="float">
            <text:p>87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23" calcext:value-type="float">
            <text:p>87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24" calcext:value-type="float">
            <text:p>87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25" calcext:value-type="float">
            <text:p>87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26" calcext:value-type="float">
            <text:p>87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27" calcext:value-type="float">
            <text:p>87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28" calcext:value-type="float">
            <text:p>87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29" calcext:value-type="float">
            <text:p>87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30" calcext:value-type="float">
            <text:p>87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31" calcext:value-type="float">
            <text:p>87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32" calcext:value-type="float">
            <text:p>87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33" calcext:value-type="float">
            <text:p>87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34" calcext:value-type="float">
            <text:p>87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35" calcext:value-type="float">
            <text:p>87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36" calcext:value-type="float">
            <text:p>87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37" calcext:value-type="float">
            <text:p>87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38" calcext:value-type="float">
            <text:p>87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39" calcext:value-type="float">
            <text:p>87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40" calcext:value-type="float">
            <text:p>87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41" calcext:value-type="float">
            <text:p>87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42" calcext:value-type="float">
            <text:p>87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43" calcext:value-type="float">
            <text:p>87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44" calcext:value-type="float">
            <text:p>87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45" calcext:value-type="float">
            <text:p>87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46" calcext:value-type="float">
            <text:p>87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47" calcext:value-type="float">
            <text:p>87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48" calcext:value-type="float">
            <text:p>87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49" calcext:value-type="float">
            <text:p>87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50" calcext:value-type="float">
            <text:p>87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51" calcext:value-type="float">
            <text:p>87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52" calcext:value-type="float">
            <text:p>87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53" calcext:value-type="float">
            <text:p>87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54" calcext:value-type="float">
            <text:p>87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55" calcext:value-type="float">
            <text:p>87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56" calcext:value-type="float">
            <text:p>87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57" calcext:value-type="float">
            <text:p>87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58" calcext:value-type="float">
            <text:p>87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59" calcext:value-type="float">
            <text:p>87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60" calcext:value-type="float">
            <text:p>87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61" calcext:value-type="float">
            <text:p>87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62" calcext:value-type="float">
            <text:p>87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63" calcext:value-type="float">
            <text:p>87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64" calcext:value-type="float">
            <text:p>87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65" calcext:value-type="float">
            <text:p>87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66" calcext:value-type="float">
            <text:p>87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67" calcext:value-type="float">
            <text:p>87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68" calcext:value-type="float">
            <text:p>87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69" calcext:value-type="float">
            <text:p>87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70" calcext:value-type="float">
            <text:p>87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71" calcext:value-type="float">
            <text:p>87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72" calcext:value-type="float">
            <text:p>87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73" calcext:value-type="float">
            <text:p>87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74" calcext:value-type="float">
            <text:p>87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75" calcext:value-type="float">
            <text:p>87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76" calcext:value-type="float">
            <text:p>87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77" calcext:value-type="float">
            <text:p>87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78" calcext:value-type="float">
            <text:p>87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79" calcext:value-type="float">
            <text:p>87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80" calcext:value-type="float">
            <text:p>87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81" calcext:value-type="float">
            <text:p>87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82" calcext:value-type="float">
            <text:p>87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83" calcext:value-type="float">
            <text:p>87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84" calcext:value-type="float">
            <text:p>87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85" calcext:value-type="float">
            <text:p>87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86" calcext:value-type="float">
            <text:p>87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87" calcext:value-type="float">
            <text:p>87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88" calcext:value-type="float">
            <text:p>87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89" calcext:value-type="float">
            <text:p>87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90" calcext:value-type="float">
            <text:p>87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91" calcext:value-type="float">
            <text:p>87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92" calcext:value-type="float">
            <text:p>87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93" calcext:value-type="float">
            <text:p>87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94" calcext:value-type="float">
            <text:p>87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95" calcext:value-type="float">
            <text:p>87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96" calcext:value-type="float">
            <text:p>87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97" calcext:value-type="float">
            <text:p>87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98" calcext:value-type="float">
            <text:p>87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99" calcext:value-type="float">
            <text:p>87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00" calcext:value-type="float">
            <text:p>88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01" calcext:value-type="float">
            <text:p>88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02" calcext:value-type="float">
            <text:p>88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03" calcext:value-type="float">
            <text:p>88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04" calcext:value-type="float">
            <text:p>88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05" calcext:value-type="float">
            <text:p>88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06" calcext:value-type="float">
            <text:p>88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07" calcext:value-type="float">
            <text:p>88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08" calcext:value-type="float">
            <text:p>88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09" calcext:value-type="float">
            <text:p>88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10" calcext:value-type="float">
            <text:p>88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11" calcext:value-type="float">
            <text:p>88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12" calcext:value-type="float">
            <text:p>88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13" calcext:value-type="float">
            <text:p>88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14" calcext:value-type="float">
            <text:p>88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15" calcext:value-type="float">
            <text:p>88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16" calcext:value-type="float">
            <text:p>88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17" calcext:value-type="float">
            <text:p>88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18" calcext:value-type="float">
            <text:p>88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19" calcext:value-type="float">
            <text:p>88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20" calcext:value-type="float">
            <text:p>88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21" calcext:value-type="float">
            <text:p>88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22" calcext:value-type="float">
            <text:p>88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23" calcext:value-type="float">
            <text:p>88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24" calcext:value-type="float">
            <text:p>88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25" calcext:value-type="float">
            <text:p>88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26" calcext:value-type="float">
            <text:p>88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27" calcext:value-type="float">
            <text:p>88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28" calcext:value-type="float">
            <text:p>88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29" calcext:value-type="float">
            <text:p>88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30" calcext:value-type="float">
            <text:p>88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31" calcext:value-type="float">
            <text:p>88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32" calcext:value-type="float">
            <text:p>88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33" calcext:value-type="float">
            <text:p>88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34" calcext:value-type="float">
            <text:p>88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35" calcext:value-type="float">
            <text:p>88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36" calcext:value-type="float">
            <text:p>88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37" calcext:value-type="float">
            <text:p>88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38" calcext:value-type="float">
            <text:p>88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39" calcext:value-type="float">
            <text:p>88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40" calcext:value-type="float">
            <text:p>88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41" calcext:value-type="float">
            <text:p>88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42" calcext:value-type="float">
            <text:p>88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43" calcext:value-type="float">
            <text:p>88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44" calcext:value-type="float">
            <text:p>88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45" calcext:value-type="float">
            <text:p>88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46" calcext:value-type="float">
            <text:p>88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47" calcext:value-type="float">
            <text:p>88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48" calcext:value-type="float">
            <text:p>88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49" calcext:value-type="float">
            <text:p>88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50" calcext:value-type="float">
            <text:p>88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51" calcext:value-type="float">
            <text:p>88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52" calcext:value-type="float">
            <text:p>88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53" calcext:value-type="float">
            <text:p>88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54" calcext:value-type="float">
            <text:p>88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55" calcext:value-type="float">
            <text:p>88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56" calcext:value-type="float">
            <text:p>88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57" calcext:value-type="float">
            <text:p>88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58" calcext:value-type="float">
            <text:p>88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59" calcext:value-type="float">
            <text:p>88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60" calcext:value-type="float">
            <text:p>88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61" calcext:value-type="float">
            <text:p>88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62" calcext:value-type="float">
            <text:p>88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63" calcext:value-type="float">
            <text:p>88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64" calcext:value-type="float">
            <text:p>88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65" calcext:value-type="float">
            <text:p>88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66" calcext:value-type="float">
            <text:p>88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67" calcext:value-type="float">
            <text:p>88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68" calcext:value-type="float">
            <text:p>88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69" calcext:value-type="float">
            <text:p>88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70" calcext:value-type="float">
            <text:p>88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71" calcext:value-type="float">
            <text:p>88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72" calcext:value-type="float">
            <text:p>88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73" calcext:value-type="float">
            <text:p>88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74" calcext:value-type="float">
            <text:p>88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75" calcext:value-type="float">
            <text:p>88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76" calcext:value-type="float">
            <text:p>88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77" calcext:value-type="float">
            <text:p>88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78" calcext:value-type="float">
            <text:p>88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79" calcext:value-type="float">
            <text:p>88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80" calcext:value-type="float">
            <text:p>88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81" calcext:value-type="float">
            <text:p>88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82" calcext:value-type="float">
            <text:p>88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83" calcext:value-type="float">
            <text:p>88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84" calcext:value-type="float">
            <text:p>88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85" calcext:value-type="float">
            <text:p>88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86" calcext:value-type="float">
            <text:p>88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87" calcext:value-type="float">
            <text:p>88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88" calcext:value-type="float">
            <text:p>88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89" calcext:value-type="float">
            <text:p>88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90" calcext:value-type="float">
            <text:p>88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91" calcext:value-type="float">
            <text:p>88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92" calcext:value-type="float">
            <text:p>88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93" calcext:value-type="float">
            <text:p>88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94" calcext:value-type="float">
            <text:p>88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95" calcext:value-type="float">
            <text:p>88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96" calcext:value-type="float">
            <text:p>88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97" calcext:value-type="float">
            <text:p>88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98" calcext:value-type="float">
            <text:p>88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99" calcext:value-type="float">
            <text:p>88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00" calcext:value-type="float">
            <text:p>89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01" calcext:value-type="float">
            <text:p>89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02" calcext:value-type="float">
            <text:p>89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03" calcext:value-type="float">
            <text:p>89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04" calcext:value-type="float">
            <text:p>89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05" calcext:value-type="float">
            <text:p>89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06" calcext:value-type="float">
            <text:p>89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07" calcext:value-type="float">
            <text:p>89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08" calcext:value-type="float">
            <text:p>89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09" calcext:value-type="float">
            <text:p>89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10" calcext:value-type="float">
            <text:p>89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11" calcext:value-type="float">
            <text:p>89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12" calcext:value-type="float">
            <text:p>89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13" calcext:value-type="float">
            <text:p>89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14" calcext:value-type="float">
            <text:p>89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15" calcext:value-type="float">
            <text:p>89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16" calcext:value-type="float">
            <text:p>89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17" calcext:value-type="float">
            <text:p>89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18" calcext:value-type="float">
            <text:p>89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19" calcext:value-type="float">
            <text:p>89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20" calcext:value-type="float">
            <text:p>89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21" calcext:value-type="float">
            <text:p>89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22" calcext:value-type="float">
            <text:p>89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23" calcext:value-type="float">
            <text:p>89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24" calcext:value-type="float">
            <text:p>89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25" calcext:value-type="float">
            <text:p>89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26" calcext:value-type="float">
            <text:p>89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27" calcext:value-type="float">
            <text:p>89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28" calcext:value-type="float">
            <text:p>89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29" calcext:value-type="float">
            <text:p>89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30" calcext:value-type="float">
            <text:p>89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31" calcext:value-type="float">
            <text:p>89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32" calcext:value-type="float">
            <text:p>89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33" calcext:value-type="float">
            <text:p>89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34" calcext:value-type="float">
            <text:p>89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35" calcext:value-type="float">
            <text:p>89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36" calcext:value-type="float">
            <text:p>89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37" calcext:value-type="float">
            <text:p>89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38" calcext:value-type="float">
            <text:p>89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39" calcext:value-type="float">
            <text:p>89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40" calcext:value-type="float">
            <text:p>89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41" calcext:value-type="float">
            <text:p>89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42" calcext:value-type="float">
            <text:p>89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43" calcext:value-type="float">
            <text:p>89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44" calcext:value-type="float">
            <text:p>89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45" calcext:value-type="float">
            <text:p>89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46" calcext:value-type="float">
            <text:p>89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47" calcext:value-type="float">
            <text:p>89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48" calcext:value-type="float">
            <text:p>89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49" calcext:value-type="float">
            <text:p>89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50" calcext:value-type="float">
            <text:p>89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51" calcext:value-type="float">
            <text:p>89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52" calcext:value-type="float">
            <text:p>89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53" calcext:value-type="float">
            <text:p>89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54" calcext:value-type="float">
            <text:p>89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55" calcext:value-type="float">
            <text:p>89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56" calcext:value-type="float">
            <text:p>89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57" calcext:value-type="float">
            <text:p>89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58" calcext:value-type="float">
            <text:p>89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59" calcext:value-type="float">
            <text:p>89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60" calcext:value-type="float">
            <text:p>89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61" calcext:value-type="float">
            <text:p>89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62" calcext:value-type="float">
            <text:p>89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63" calcext:value-type="float">
            <text:p>89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64" calcext:value-type="float">
            <text:p>89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65" calcext:value-type="float">
            <text:p>89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66" calcext:value-type="float">
            <text:p>89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67" calcext:value-type="float">
            <text:p>89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68" calcext:value-type="float">
            <text:p>89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69" calcext:value-type="float">
            <text:p>89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70" calcext:value-type="float">
            <text:p>89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71" calcext:value-type="float">
            <text:p>89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72" calcext:value-type="float">
            <text:p>89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73" calcext:value-type="float">
            <text:p>89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74" calcext:value-type="float">
            <text:p>89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75" calcext:value-type="float">
            <text:p>89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76" calcext:value-type="float">
            <text:p>89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77" calcext:value-type="float">
            <text:p>89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78" calcext:value-type="float">
            <text:p>89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79" calcext:value-type="float">
            <text:p>89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80" calcext:value-type="float">
            <text:p>89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81" calcext:value-type="float">
            <text:p>89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82" calcext:value-type="float">
            <text:p>89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83" calcext:value-type="float">
            <text:p>89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84" calcext:value-type="float">
            <text:p>89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85" calcext:value-type="float">
            <text:p>89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86" calcext:value-type="float">
            <text:p>89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87" calcext:value-type="float">
            <text:p>89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88" calcext:value-type="float">
            <text:p>89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89" calcext:value-type="float">
            <text:p>89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90" calcext:value-type="float">
            <text:p>89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91" calcext:value-type="float">
            <text:p>89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92" calcext:value-type="float">
            <text:p>89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93" calcext:value-type="float">
            <text:p>89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94" calcext:value-type="float">
            <text:p>89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95" calcext:value-type="float">
            <text:p>89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96" calcext:value-type="float">
            <text:p>89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97" calcext:value-type="float">
            <text:p>89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98" calcext:value-type="float">
            <text:p>89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99" calcext:value-type="float">
            <text:p>89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01" calcext:value-type="float">
            <text:p>90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02" calcext:value-type="float">
            <text:p>90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03" calcext:value-type="float">
            <text:p>90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04" calcext:value-type="float">
            <text:p>90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05" calcext:value-type="float">
            <text:p>90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06" calcext:value-type="float">
            <text:p>90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07" calcext:value-type="float">
            <text:p>90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08" calcext:value-type="float">
            <text:p>90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09" calcext:value-type="float">
            <text:p>90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10" calcext:value-type="float">
            <text:p>90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11" calcext:value-type="float">
            <text:p>90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12" calcext:value-type="float">
            <text:p>90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13" calcext:value-type="float">
            <text:p>90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14" calcext:value-type="float">
            <text:p>90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15" calcext:value-type="float">
            <text:p>90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16" calcext:value-type="float">
            <text:p>90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17" calcext:value-type="float">
            <text:p>90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18" calcext:value-type="float">
            <text:p>90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19" calcext:value-type="float">
            <text:p>90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20" calcext:value-type="float">
            <text:p>90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21" calcext:value-type="float">
            <text:p>90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22" calcext:value-type="float">
            <text:p>90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23" calcext:value-type="float">
            <text:p>90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24" calcext:value-type="float">
            <text:p>90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25" calcext:value-type="float">
            <text:p>90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26" calcext:value-type="float">
            <text:p>90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27" calcext:value-type="float">
            <text:p>90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28" calcext:value-type="float">
            <text:p>90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29" calcext:value-type="float">
            <text:p>90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30" calcext:value-type="float">
            <text:p>90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31" calcext:value-type="float">
            <text:p>90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32" calcext:value-type="float">
            <text:p>90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33" calcext:value-type="float">
            <text:p>90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34" calcext:value-type="float">
            <text:p>90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35" calcext:value-type="float">
            <text:p>90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36" calcext:value-type="float">
            <text:p>90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37" calcext:value-type="float">
            <text:p>90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38" calcext:value-type="float">
            <text:p>90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39" calcext:value-type="float">
            <text:p>90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40" calcext:value-type="float">
            <text:p>90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41" calcext:value-type="float">
            <text:p>90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42" calcext:value-type="float">
            <text:p>90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43" calcext:value-type="float">
            <text:p>90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44" calcext:value-type="float">
            <text:p>90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45" calcext:value-type="float">
            <text:p>90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46" calcext:value-type="float">
            <text:p>90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47" calcext:value-type="float">
            <text:p>90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48" calcext:value-type="float">
            <text:p>90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49" calcext:value-type="float">
            <text:p>90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50" calcext:value-type="float">
            <text:p>90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51" calcext:value-type="float">
            <text:p>90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52" calcext:value-type="float">
            <text:p>90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53" calcext:value-type="float">
            <text:p>90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54" calcext:value-type="float">
            <text:p>90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55" calcext:value-type="float">
            <text:p>90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56" calcext:value-type="float">
            <text:p>90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57" calcext:value-type="float">
            <text:p>90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58" calcext:value-type="float">
            <text:p>90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59" calcext:value-type="float">
            <text:p>90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60" calcext:value-type="float">
            <text:p>90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61" calcext:value-type="float">
            <text:p>90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62" calcext:value-type="float">
            <text:p>90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63" calcext:value-type="float">
            <text:p>90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64" calcext:value-type="float">
            <text:p>90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65" calcext:value-type="float">
            <text:p>90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66" calcext:value-type="float">
            <text:p>90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67" calcext:value-type="float">
            <text:p>90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68" calcext:value-type="float">
            <text:p>90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69" calcext:value-type="float">
            <text:p>90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70" calcext:value-type="float">
            <text:p>90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71" calcext:value-type="float">
            <text:p>90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72" calcext:value-type="float">
            <text:p>90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73" calcext:value-type="float">
            <text:p>90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74" calcext:value-type="float">
            <text:p>90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75" calcext:value-type="float">
            <text:p>90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76" calcext:value-type="float">
            <text:p>90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77" calcext:value-type="float">
            <text:p>90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78" calcext:value-type="float">
            <text:p>90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79" calcext:value-type="float">
            <text:p>90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80" calcext:value-type="float">
            <text:p>90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81" calcext:value-type="float">
            <text:p>90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82" calcext:value-type="float">
            <text:p>90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83" calcext:value-type="float">
            <text:p>90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84" calcext:value-type="float">
            <text:p>90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85" calcext:value-type="float">
            <text:p>90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86" calcext:value-type="float">
            <text:p>90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87" calcext:value-type="float">
            <text:p>90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88" calcext:value-type="float">
            <text:p>90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89" calcext:value-type="float">
            <text:p>90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90" calcext:value-type="float">
            <text:p>90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91" calcext:value-type="float">
            <text:p>90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92" calcext:value-type="float">
            <text:p>90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93" calcext:value-type="float">
            <text:p>90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94" calcext:value-type="float">
            <text:p>90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95" calcext:value-type="float">
            <text:p>90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96" calcext:value-type="float">
            <text:p>90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97" calcext:value-type="float">
            <text:p>90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98" calcext:value-type="float">
            <text:p>90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99" calcext:value-type="float">
            <text:p>90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00" calcext:value-type="float">
            <text:p>91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01" calcext:value-type="float">
            <text:p>91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02" calcext:value-type="float">
            <text:p>91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03" calcext:value-type="float">
            <text:p>91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04" calcext:value-type="float">
            <text:p>91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05" calcext:value-type="float">
            <text:p>91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06" calcext:value-type="float">
            <text:p>91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07" calcext:value-type="float">
            <text:p>91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08" calcext:value-type="float">
            <text:p>91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09" calcext:value-type="float">
            <text:p>91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10" calcext:value-type="float">
            <text:p>91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11" calcext:value-type="float">
            <text:p>91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12" calcext:value-type="float">
            <text:p>91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13" calcext:value-type="float">
            <text:p>91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14" calcext:value-type="float">
            <text:p>91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15" calcext:value-type="float">
            <text:p>91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16" calcext:value-type="float">
            <text:p>91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17" calcext:value-type="float">
            <text:p>91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18" calcext:value-type="float">
            <text:p>91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19" calcext:value-type="float">
            <text:p>91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20" calcext:value-type="float">
            <text:p>91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21" calcext:value-type="float">
            <text:p>91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22" calcext:value-type="float">
            <text:p>91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23" calcext:value-type="float">
            <text:p>91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24" calcext:value-type="float">
            <text:p>91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25" calcext:value-type="float">
            <text:p>91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26" calcext:value-type="float">
            <text:p>91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27" calcext:value-type="float">
            <text:p>91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28" calcext:value-type="float">
            <text:p>91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29" calcext:value-type="float">
            <text:p>91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30" calcext:value-type="float">
            <text:p>91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31" calcext:value-type="float">
            <text:p>91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32" calcext:value-type="float">
            <text:p>91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33" calcext:value-type="float">
            <text:p>91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34" calcext:value-type="float">
            <text:p>91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35" calcext:value-type="float">
            <text:p>91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36" calcext:value-type="float">
            <text:p>91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37" calcext:value-type="float">
            <text:p>91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38" calcext:value-type="float">
            <text:p>91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39" calcext:value-type="float">
            <text:p>91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40" calcext:value-type="float">
            <text:p>91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41" calcext:value-type="float">
            <text:p>91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42" calcext:value-type="float">
            <text:p>91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43" calcext:value-type="float">
            <text:p>91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44" calcext:value-type="float">
            <text:p>91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45" calcext:value-type="float">
            <text:p>91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46" calcext:value-type="float">
            <text:p>91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47" calcext:value-type="float">
            <text:p>91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48" calcext:value-type="float">
            <text:p>91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49" calcext:value-type="float">
            <text:p>91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50" calcext:value-type="float">
            <text:p>91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51" calcext:value-type="float">
            <text:p>91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52" calcext:value-type="float">
            <text:p>91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53" calcext:value-type="float">
            <text:p>91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54" calcext:value-type="float">
            <text:p>91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55" calcext:value-type="float">
            <text:p>91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56" calcext:value-type="float">
            <text:p>91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57" calcext:value-type="float">
            <text:p>91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58" calcext:value-type="float">
            <text:p>91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59" calcext:value-type="float">
            <text:p>91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60" calcext:value-type="float">
            <text:p>91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61" calcext:value-type="float">
            <text:p>91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62" calcext:value-type="float">
            <text:p>91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63" calcext:value-type="float">
            <text:p>91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64" calcext:value-type="float">
            <text:p>91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65" calcext:value-type="float">
            <text:p>91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66" calcext:value-type="float">
            <text:p>91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67" calcext:value-type="float">
            <text:p>91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68" calcext:value-type="float">
            <text:p>91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69" calcext:value-type="float">
            <text:p>91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70" calcext:value-type="float">
            <text:p>91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71" calcext:value-type="float">
            <text:p>91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72" calcext:value-type="float">
            <text:p>91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73" calcext:value-type="float">
            <text:p>91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74" calcext:value-type="float">
            <text:p>91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75" calcext:value-type="float">
            <text:p>91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76" calcext:value-type="float">
            <text:p>91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77" calcext:value-type="float">
            <text:p>91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78" calcext:value-type="float">
            <text:p>91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79" calcext:value-type="float">
            <text:p>91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80" calcext:value-type="float">
            <text:p>91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81" calcext:value-type="float">
            <text:p>91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82" calcext:value-type="float">
            <text:p>91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83" calcext:value-type="float">
            <text:p>91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84" calcext:value-type="float">
            <text:p>91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85" calcext:value-type="float">
            <text:p>91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86" calcext:value-type="float">
            <text:p>91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87" calcext:value-type="float">
            <text:p>91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88" calcext:value-type="float">
            <text:p>91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89" calcext:value-type="float">
            <text:p>91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90" calcext:value-type="float">
            <text:p>91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91" calcext:value-type="float">
            <text:p>91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92" calcext:value-type="float">
            <text:p>91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93" calcext:value-type="float">
            <text:p>91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94" calcext:value-type="float">
            <text:p>91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95" calcext:value-type="float">
            <text:p>91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96" calcext:value-type="float">
            <text:p>91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97" calcext:value-type="float">
            <text:p>91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98" calcext:value-type="float">
            <text:p>91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99" calcext:value-type="float">
            <text:p>91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00" calcext:value-type="float">
            <text:p>92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01" calcext:value-type="float">
            <text:p>92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02" calcext:value-type="float">
            <text:p>92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03" calcext:value-type="float">
            <text:p>92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04" calcext:value-type="float">
            <text:p>92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05" calcext:value-type="float">
            <text:p>92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06" calcext:value-type="float">
            <text:p>92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07" calcext:value-type="float">
            <text:p>92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08" calcext:value-type="float">
            <text:p>92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09" calcext:value-type="float">
            <text:p>92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10" calcext:value-type="float">
            <text:p>92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11" calcext:value-type="float">
            <text:p>92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12" calcext:value-type="float">
            <text:p>92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13" calcext:value-type="float">
            <text:p>92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14" calcext:value-type="float">
            <text:p>92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15" calcext:value-type="float">
            <text:p>92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16" calcext:value-type="float">
            <text:p>92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17" calcext:value-type="float">
            <text:p>92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18" calcext:value-type="float">
            <text:p>92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19" calcext:value-type="float">
            <text:p>92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20" calcext:value-type="float">
            <text:p>92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21" calcext:value-type="float">
            <text:p>92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22" calcext:value-type="float">
            <text:p>92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23" calcext:value-type="float">
            <text:p>92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24" calcext:value-type="float">
            <text:p>92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25" calcext:value-type="float">
            <text:p>92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26" calcext:value-type="float">
            <text:p>92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27" calcext:value-type="float">
            <text:p>92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28" calcext:value-type="float">
            <text:p>92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29" calcext:value-type="float">
            <text:p>92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30" calcext:value-type="float">
            <text:p>92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31" calcext:value-type="float">
            <text:p>92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32" calcext:value-type="float">
            <text:p>92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33" calcext:value-type="float">
            <text:p>92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34" calcext:value-type="float">
            <text:p>92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35" calcext:value-type="float">
            <text:p>92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36" calcext:value-type="float">
            <text:p>92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37" calcext:value-type="float">
            <text:p>92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38" calcext:value-type="float">
            <text:p>92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39" calcext:value-type="float">
            <text:p>92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40" calcext:value-type="float">
            <text:p>92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41" calcext:value-type="float">
            <text:p>92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42" calcext:value-type="float">
            <text:p>92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43" calcext:value-type="float">
            <text:p>92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44" calcext:value-type="float">
            <text:p>92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45" calcext:value-type="float">
            <text:p>92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46" calcext:value-type="float">
            <text:p>92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47" calcext:value-type="float">
            <text:p>92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48" calcext:value-type="float">
            <text:p>92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49" calcext:value-type="float">
            <text:p>92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50" calcext:value-type="float">
            <text:p>92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51" calcext:value-type="float">
            <text:p>92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52" calcext:value-type="float">
            <text:p>92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53" calcext:value-type="float">
            <text:p>92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54" calcext:value-type="float">
            <text:p>92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55" calcext:value-type="float">
            <text:p>92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56" calcext:value-type="float">
            <text:p>92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57" calcext:value-type="float">
            <text:p>92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58" calcext:value-type="float">
            <text:p>92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59" calcext:value-type="float">
            <text:p>92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60" calcext:value-type="float">
            <text:p>92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61" calcext:value-type="float">
            <text:p>92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62" calcext:value-type="float">
            <text:p>92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63" calcext:value-type="float">
            <text:p>92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64" calcext:value-type="float">
            <text:p>92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65" calcext:value-type="float">
            <text:p>92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66" calcext:value-type="float">
            <text:p>92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67" calcext:value-type="float">
            <text:p>92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68" calcext:value-type="float">
            <text:p>92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69" calcext:value-type="float">
            <text:p>92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70" calcext:value-type="float">
            <text:p>92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71" calcext:value-type="float">
            <text:p>92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72" calcext:value-type="float">
            <text:p>92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73" calcext:value-type="float">
            <text:p>92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74" calcext:value-type="float">
            <text:p>92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75" calcext:value-type="float">
            <text:p>92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76" calcext:value-type="float">
            <text:p>92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77" calcext:value-type="float">
            <text:p>92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78" calcext:value-type="float">
            <text:p>92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79" calcext:value-type="float">
            <text:p>92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80" calcext:value-type="float">
            <text:p>92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81" calcext:value-type="float">
            <text:p>92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82" calcext:value-type="float">
            <text:p>92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83" calcext:value-type="float">
            <text:p>92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84" calcext:value-type="float">
            <text:p>92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85" calcext:value-type="float">
            <text:p>92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86" calcext:value-type="float">
            <text:p>92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87" calcext:value-type="float">
            <text:p>92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88" calcext:value-type="float">
            <text:p>92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89" calcext:value-type="float">
            <text:p>92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90" calcext:value-type="float">
            <text:p>92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91" calcext:value-type="float">
            <text:p>92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92" calcext:value-type="float">
            <text:p>92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93" calcext:value-type="float">
            <text:p>92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94" calcext:value-type="float">
            <text:p>92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95" calcext:value-type="float">
            <text:p>92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96" calcext:value-type="float">
            <text:p>92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97" calcext:value-type="float">
            <text:p>92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98" calcext:value-type="float">
            <text:p>92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99" calcext:value-type="float">
            <text:p>92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00" calcext:value-type="float">
            <text:p>93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01" calcext:value-type="float">
            <text:p>93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02" calcext:value-type="float">
            <text:p>93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03" calcext:value-type="float">
            <text:p>93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04" calcext:value-type="float">
            <text:p>93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05" calcext:value-type="float">
            <text:p>93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06" calcext:value-type="float">
            <text:p>93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07" calcext:value-type="float">
            <text:p>93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08" calcext:value-type="float">
            <text:p>93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09" calcext:value-type="float">
            <text:p>93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10" calcext:value-type="float">
            <text:p>93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11" calcext:value-type="float">
            <text:p>93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12" calcext:value-type="float">
            <text:p>93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13" calcext:value-type="float">
            <text:p>93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14" calcext:value-type="float">
            <text:p>93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15" calcext:value-type="float">
            <text:p>93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16" calcext:value-type="float">
            <text:p>93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17" calcext:value-type="float">
            <text:p>93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18" calcext:value-type="float">
            <text:p>93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19" calcext:value-type="float">
            <text:p>93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20" calcext:value-type="float">
            <text:p>93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21" calcext:value-type="float">
            <text:p>93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22" calcext:value-type="float">
            <text:p>93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23" calcext:value-type="float">
            <text:p>93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24" calcext:value-type="float">
            <text:p>93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25" calcext:value-type="float">
            <text:p>93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26" calcext:value-type="float">
            <text:p>93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27" calcext:value-type="float">
            <text:p>93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28" calcext:value-type="float">
            <text:p>93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29" calcext:value-type="float">
            <text:p>93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30" calcext:value-type="float">
            <text:p>93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31" calcext:value-type="float">
            <text:p>93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32" calcext:value-type="float">
            <text:p>93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33" calcext:value-type="float">
            <text:p>93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34" calcext:value-type="float">
            <text:p>93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35" calcext:value-type="float">
            <text:p>93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36" calcext:value-type="float">
            <text:p>93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37" calcext:value-type="float">
            <text:p>93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38" calcext:value-type="float">
            <text:p>93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39" calcext:value-type="float">
            <text:p>93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40" calcext:value-type="float">
            <text:p>93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41" calcext:value-type="float">
            <text:p>93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42" calcext:value-type="float">
            <text:p>93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43" calcext:value-type="float">
            <text:p>93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44" calcext:value-type="float">
            <text:p>93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45" calcext:value-type="float">
            <text:p>93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46" calcext:value-type="float">
            <text:p>93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47" calcext:value-type="float">
            <text:p>93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48" calcext:value-type="float">
            <text:p>93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49" calcext:value-type="float">
            <text:p>93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50" calcext:value-type="float">
            <text:p>93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51" calcext:value-type="float">
            <text:p>93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52" calcext:value-type="float">
            <text:p>93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53" calcext:value-type="float">
            <text:p>93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54" calcext:value-type="float">
            <text:p>93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55" calcext:value-type="float">
            <text:p>93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56" calcext:value-type="float">
            <text:p>93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57" calcext:value-type="float">
            <text:p>93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58" calcext:value-type="float">
            <text:p>93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59" calcext:value-type="float">
            <text:p>93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60" calcext:value-type="float">
            <text:p>93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61" calcext:value-type="float">
            <text:p>93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62" calcext:value-type="float">
            <text:p>93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63" calcext:value-type="float">
            <text:p>93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64" calcext:value-type="float">
            <text:p>93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65" calcext:value-type="float">
            <text:p>93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66" calcext:value-type="float">
            <text:p>93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67" calcext:value-type="float">
            <text:p>93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68" calcext:value-type="float">
            <text:p>93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69" calcext:value-type="float">
            <text:p>93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70" calcext:value-type="float">
            <text:p>93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71" calcext:value-type="float">
            <text:p>93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72" calcext:value-type="float">
            <text:p>93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73" calcext:value-type="float">
            <text:p>93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74" calcext:value-type="float">
            <text:p>93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75" calcext:value-type="float">
            <text:p>93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76" calcext:value-type="float">
            <text:p>93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77" calcext:value-type="float">
            <text:p>93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78" calcext:value-type="float">
            <text:p>93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79" calcext:value-type="float">
            <text:p>93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80" calcext:value-type="float">
            <text:p>93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81" calcext:value-type="float">
            <text:p>93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82" calcext:value-type="float">
            <text:p>93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83" calcext:value-type="float">
            <text:p>93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84" calcext:value-type="float">
            <text:p>93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85" calcext:value-type="float">
            <text:p>93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86" calcext:value-type="float">
            <text:p>93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87" calcext:value-type="float">
            <text:p>93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88" calcext:value-type="float">
            <text:p>93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89" calcext:value-type="float">
            <text:p>93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90" calcext:value-type="float">
            <text:p>93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91" calcext:value-type="float">
            <text:p>93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92" calcext:value-type="float">
            <text:p>93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93" calcext:value-type="float">
            <text:p>93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94" calcext:value-type="float">
            <text:p>93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95" calcext:value-type="float">
            <text:p>93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96" calcext:value-type="float">
            <text:p>93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97" calcext:value-type="float">
            <text:p>93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98" calcext:value-type="float">
            <text:p>93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99" calcext:value-type="float">
            <text:p>93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00" calcext:value-type="float">
            <text:p>94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01" calcext:value-type="float">
            <text:p>94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02" calcext:value-type="float">
            <text:p>94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03" calcext:value-type="float">
            <text:p>94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04" calcext:value-type="float">
            <text:p>94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05" calcext:value-type="float">
            <text:p>94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06" calcext:value-type="float">
            <text:p>94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07" calcext:value-type="float">
            <text:p>94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08" calcext:value-type="float">
            <text:p>94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09" calcext:value-type="float">
            <text:p>94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10" calcext:value-type="float">
            <text:p>94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11" calcext:value-type="float">
            <text:p>94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12" calcext:value-type="float">
            <text:p>94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13" calcext:value-type="float">
            <text:p>94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14" calcext:value-type="float">
            <text:p>94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15" calcext:value-type="float">
            <text:p>94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16" calcext:value-type="float">
            <text:p>94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17" calcext:value-type="float">
            <text:p>94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18" calcext:value-type="float">
            <text:p>94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19" calcext:value-type="float">
            <text:p>94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20" calcext:value-type="float">
            <text:p>94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21" calcext:value-type="float">
            <text:p>94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22" calcext:value-type="float">
            <text:p>94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23" calcext:value-type="float">
            <text:p>94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24" calcext:value-type="float">
            <text:p>94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25" calcext:value-type="float">
            <text:p>94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26" calcext:value-type="float">
            <text:p>94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27" calcext:value-type="float">
            <text:p>94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28" calcext:value-type="float">
            <text:p>94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29" calcext:value-type="float">
            <text:p>94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30" calcext:value-type="float">
            <text:p>94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31" calcext:value-type="float">
            <text:p>94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32" calcext:value-type="float">
            <text:p>94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33" calcext:value-type="float">
            <text:p>94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34" calcext:value-type="float">
            <text:p>94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35" calcext:value-type="float">
            <text:p>94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36" calcext:value-type="float">
            <text:p>94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37" calcext:value-type="float">
            <text:p>94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38" calcext:value-type="float">
            <text:p>94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39" calcext:value-type="float">
            <text:p>94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40" calcext:value-type="float">
            <text:p>94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41" calcext:value-type="float">
            <text:p>94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42" calcext:value-type="float">
            <text:p>94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43" calcext:value-type="float">
            <text:p>94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44" calcext:value-type="float">
            <text:p>94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45" calcext:value-type="float">
            <text:p>94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46" calcext:value-type="float">
            <text:p>94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47" calcext:value-type="float">
            <text:p>94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48" calcext:value-type="float">
            <text:p>94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49" calcext:value-type="float">
            <text:p>94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50" calcext:value-type="float">
            <text:p>94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51" calcext:value-type="float">
            <text:p>94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52" calcext:value-type="float">
            <text:p>94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53" calcext:value-type="float">
            <text:p>94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54" calcext:value-type="float">
            <text:p>94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55" calcext:value-type="float">
            <text:p>94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56" calcext:value-type="float">
            <text:p>94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57" calcext:value-type="float">
            <text:p>94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58" calcext:value-type="float">
            <text:p>94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59" calcext:value-type="float">
            <text:p>94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60" calcext:value-type="float">
            <text:p>94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61" calcext:value-type="float">
            <text:p>94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62" calcext:value-type="float">
            <text:p>94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63" calcext:value-type="float">
            <text:p>94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64" calcext:value-type="float">
            <text:p>94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65" calcext:value-type="float">
            <text:p>94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66" calcext:value-type="float">
            <text:p>94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67" calcext:value-type="float">
            <text:p>94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68" calcext:value-type="float">
            <text:p>94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69" calcext:value-type="float">
            <text:p>94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70" calcext:value-type="float">
            <text:p>94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71" calcext:value-type="float">
            <text:p>94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72" calcext:value-type="float">
            <text:p>94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73" calcext:value-type="float">
            <text:p>94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74" calcext:value-type="float">
            <text:p>94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75" calcext:value-type="float">
            <text:p>94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76" calcext:value-type="float">
            <text:p>94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77" calcext:value-type="float">
            <text:p>94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78" calcext:value-type="float">
            <text:p>94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79" calcext:value-type="float">
            <text:p>94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80" calcext:value-type="float">
            <text:p>94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81" calcext:value-type="float">
            <text:p>94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82" calcext:value-type="float">
            <text:p>94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83" calcext:value-type="float">
            <text:p>94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84" calcext:value-type="float">
            <text:p>94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85" calcext:value-type="float">
            <text:p>94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86" calcext:value-type="float">
            <text:p>94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87" calcext:value-type="float">
            <text:p>94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88" calcext:value-type="float">
            <text:p>94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89" calcext:value-type="float">
            <text:p>94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90" calcext:value-type="float">
            <text:p>94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91" calcext:value-type="float">
            <text:p>94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92" calcext:value-type="float">
            <text:p>94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93" calcext:value-type="float">
            <text:p>94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94" calcext:value-type="float">
            <text:p>94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95" calcext:value-type="float">
            <text:p>94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96" calcext:value-type="float">
            <text:p>94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97" calcext:value-type="float">
            <text:p>94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98" calcext:value-type="float">
            <text:p>94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499" calcext:value-type="float">
            <text:p>94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01" calcext:value-type="float">
            <text:p>95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02" calcext:value-type="float">
            <text:p>95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03" calcext:value-type="float">
            <text:p>95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04" calcext:value-type="float">
            <text:p>95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05" calcext:value-type="float">
            <text:p>95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06" calcext:value-type="float">
            <text:p>95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07" calcext:value-type="float">
            <text:p>95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08" calcext:value-type="float">
            <text:p>95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09" calcext:value-type="float">
            <text:p>95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10" calcext:value-type="float">
            <text:p>95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11" calcext:value-type="float">
            <text:p>95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12" calcext:value-type="float">
            <text:p>95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13" calcext:value-type="float">
            <text:p>95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14" calcext:value-type="float">
            <text:p>95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15" calcext:value-type="float">
            <text:p>95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16" calcext:value-type="float">
            <text:p>95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17" calcext:value-type="float">
            <text:p>95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18" calcext:value-type="float">
            <text:p>95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19" calcext:value-type="float">
            <text:p>95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20" calcext:value-type="float">
            <text:p>95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21" calcext:value-type="float">
            <text:p>95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22" calcext:value-type="float">
            <text:p>95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23" calcext:value-type="float">
            <text:p>95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24" calcext:value-type="float">
            <text:p>95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25" calcext:value-type="float">
            <text:p>95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26" calcext:value-type="float">
            <text:p>95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27" calcext:value-type="float">
            <text:p>95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28" calcext:value-type="float">
            <text:p>95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29" calcext:value-type="float">
            <text:p>95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30" calcext:value-type="float">
            <text:p>95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31" calcext:value-type="float">
            <text:p>95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32" calcext:value-type="float">
            <text:p>95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33" calcext:value-type="float">
            <text:p>95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34" calcext:value-type="float">
            <text:p>95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35" calcext:value-type="float">
            <text:p>95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36" calcext:value-type="float">
            <text:p>95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37" calcext:value-type="float">
            <text:p>95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38" calcext:value-type="float">
            <text:p>95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39" calcext:value-type="float">
            <text:p>95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40" calcext:value-type="float">
            <text:p>95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41" calcext:value-type="float">
            <text:p>95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42" calcext:value-type="float">
            <text:p>95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43" calcext:value-type="float">
            <text:p>95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44" calcext:value-type="float">
            <text:p>95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45" calcext:value-type="float">
            <text:p>95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46" calcext:value-type="float">
            <text:p>95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47" calcext:value-type="float">
            <text:p>95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48" calcext:value-type="float">
            <text:p>95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49" calcext:value-type="float">
            <text:p>95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50" calcext:value-type="float">
            <text:p>95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51" calcext:value-type="float">
            <text:p>95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52" calcext:value-type="float">
            <text:p>95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53" calcext:value-type="float">
            <text:p>95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54" calcext:value-type="float">
            <text:p>95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55" calcext:value-type="float">
            <text:p>95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56" calcext:value-type="float">
            <text:p>95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57" calcext:value-type="float">
            <text:p>95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58" calcext:value-type="float">
            <text:p>95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59" calcext:value-type="float">
            <text:p>95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60" calcext:value-type="float">
            <text:p>95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61" calcext:value-type="float">
            <text:p>95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62" calcext:value-type="float">
            <text:p>95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63" calcext:value-type="float">
            <text:p>95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64" calcext:value-type="float">
            <text:p>95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65" calcext:value-type="float">
            <text:p>95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66" calcext:value-type="float">
            <text:p>95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67" calcext:value-type="float">
            <text:p>95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68" calcext:value-type="float">
            <text:p>95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69" calcext:value-type="float">
            <text:p>95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70" calcext:value-type="float">
            <text:p>95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71" calcext:value-type="float">
            <text:p>95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72" calcext:value-type="float">
            <text:p>95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73" calcext:value-type="float">
            <text:p>95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74" calcext:value-type="float">
            <text:p>95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75" calcext:value-type="float">
            <text:p>95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76" calcext:value-type="float">
            <text:p>95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77" calcext:value-type="float">
            <text:p>95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78" calcext:value-type="float">
            <text:p>95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79" calcext:value-type="float">
            <text:p>95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80" calcext:value-type="float">
            <text:p>95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81" calcext:value-type="float">
            <text:p>95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82" calcext:value-type="float">
            <text:p>95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83" calcext:value-type="float">
            <text:p>95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84" calcext:value-type="float">
            <text:p>95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85" calcext:value-type="float">
            <text:p>95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86" calcext:value-type="float">
            <text:p>95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87" calcext:value-type="float">
            <text:p>95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88" calcext:value-type="float">
            <text:p>95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89" calcext:value-type="float">
            <text:p>95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90" calcext:value-type="float">
            <text:p>95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91" calcext:value-type="float">
            <text:p>95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92" calcext:value-type="float">
            <text:p>95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93" calcext:value-type="float">
            <text:p>95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94" calcext:value-type="float">
            <text:p>95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95" calcext:value-type="float">
            <text:p>95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96" calcext:value-type="float">
            <text:p>95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97" calcext:value-type="float">
            <text:p>95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98" calcext:value-type="float">
            <text:p>95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99" calcext:value-type="float">
            <text:p>95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00" calcext:value-type="float">
            <text:p>96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01" calcext:value-type="float">
            <text:p>96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02" calcext:value-type="float">
            <text:p>96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03" calcext:value-type="float">
            <text:p>96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04" calcext:value-type="float">
            <text:p>96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05" calcext:value-type="float">
            <text:p>96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06" calcext:value-type="float">
            <text:p>96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07" calcext:value-type="float">
            <text:p>96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08" calcext:value-type="float">
            <text:p>96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09" calcext:value-type="float">
            <text:p>96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10" calcext:value-type="float">
            <text:p>96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11" calcext:value-type="float">
            <text:p>96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12" calcext:value-type="float">
            <text:p>96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13" calcext:value-type="float">
            <text:p>96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14" calcext:value-type="float">
            <text:p>96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15" calcext:value-type="float">
            <text:p>96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16" calcext:value-type="float">
            <text:p>96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17" calcext:value-type="float">
            <text:p>96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18" calcext:value-type="float">
            <text:p>96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19" calcext:value-type="float">
            <text:p>96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20" calcext:value-type="float">
            <text:p>96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21" calcext:value-type="float">
            <text:p>96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22" calcext:value-type="float">
            <text:p>96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23" calcext:value-type="float">
            <text:p>96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24" calcext:value-type="float">
            <text:p>96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25" calcext:value-type="float">
            <text:p>96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26" calcext:value-type="float">
            <text:p>96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27" calcext:value-type="float">
            <text:p>96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28" calcext:value-type="float">
            <text:p>96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29" calcext:value-type="float">
            <text:p>96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30" calcext:value-type="float">
            <text:p>96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31" calcext:value-type="float">
            <text:p>96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32" calcext:value-type="float">
            <text:p>96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33" calcext:value-type="float">
            <text:p>96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34" calcext:value-type="float">
            <text:p>96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35" calcext:value-type="float">
            <text:p>96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36" calcext:value-type="float">
            <text:p>96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37" calcext:value-type="float">
            <text:p>96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38" calcext:value-type="float">
            <text:p>96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39" calcext:value-type="float">
            <text:p>96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40" calcext:value-type="float">
            <text:p>96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41" calcext:value-type="float">
            <text:p>96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42" calcext:value-type="float">
            <text:p>96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43" calcext:value-type="float">
            <text:p>96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44" calcext:value-type="float">
            <text:p>96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45" calcext:value-type="float">
            <text:p>96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46" calcext:value-type="float">
            <text:p>96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47" calcext:value-type="float">
            <text:p>96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48" calcext:value-type="float">
            <text:p>96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49" calcext:value-type="float">
            <text:p>96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50" calcext:value-type="float">
            <text:p>96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51" calcext:value-type="float">
            <text:p>96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52" calcext:value-type="float">
            <text:p>96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53" calcext:value-type="float">
            <text:p>96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54" calcext:value-type="float">
            <text:p>96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55" calcext:value-type="float">
            <text:p>96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56" calcext:value-type="float">
            <text:p>96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57" calcext:value-type="float">
            <text:p>96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58" calcext:value-type="float">
            <text:p>96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59" calcext:value-type="float">
            <text:p>96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60" calcext:value-type="float">
            <text:p>96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61" calcext:value-type="float">
            <text:p>96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62" calcext:value-type="float">
            <text:p>96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63" calcext:value-type="float">
            <text:p>96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64" calcext:value-type="float">
            <text:p>96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65" calcext:value-type="float">
            <text:p>96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66" calcext:value-type="float">
            <text:p>96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67" calcext:value-type="float">
            <text:p>96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68" calcext:value-type="float">
            <text:p>96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69" calcext:value-type="float">
            <text:p>96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70" calcext:value-type="float">
            <text:p>96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71" calcext:value-type="float">
            <text:p>96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72" calcext:value-type="float">
            <text:p>96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73" calcext:value-type="float">
            <text:p>96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74" calcext:value-type="float">
            <text:p>96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75" calcext:value-type="float">
            <text:p>96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76" calcext:value-type="float">
            <text:p>96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77" calcext:value-type="float">
            <text:p>96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78" calcext:value-type="float">
            <text:p>96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79" calcext:value-type="float">
            <text:p>96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80" calcext:value-type="float">
            <text:p>96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81" calcext:value-type="float">
            <text:p>96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82" calcext:value-type="float">
            <text:p>96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83" calcext:value-type="float">
            <text:p>96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84" calcext:value-type="float">
            <text:p>96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85" calcext:value-type="float">
            <text:p>96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86" calcext:value-type="float">
            <text:p>96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87" calcext:value-type="float">
            <text:p>96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88" calcext:value-type="float">
            <text:p>96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89" calcext:value-type="float">
            <text:p>96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90" calcext:value-type="float">
            <text:p>96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91" calcext:value-type="float">
            <text:p>96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92" calcext:value-type="float">
            <text:p>96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93" calcext:value-type="float">
            <text:p>96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94" calcext:value-type="float">
            <text:p>96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95" calcext:value-type="float">
            <text:p>96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96" calcext:value-type="float">
            <text:p>96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97" calcext:value-type="float">
            <text:p>96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98" calcext:value-type="float">
            <text:p>96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99" calcext:value-type="float">
            <text:p>96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00" calcext:value-type="float">
            <text:p>97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01" calcext:value-type="float">
            <text:p>97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02" calcext:value-type="float">
            <text:p>97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03" calcext:value-type="float">
            <text:p>97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04" calcext:value-type="float">
            <text:p>97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05" calcext:value-type="float">
            <text:p>97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06" calcext:value-type="float">
            <text:p>97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07" calcext:value-type="float">
            <text:p>97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08" calcext:value-type="float">
            <text:p>97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09" calcext:value-type="float">
            <text:p>97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10" calcext:value-type="float">
            <text:p>97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11" calcext:value-type="float">
            <text:p>97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12" calcext:value-type="float">
            <text:p>97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13" calcext:value-type="float">
            <text:p>97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14" calcext:value-type="float">
            <text:p>97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15" calcext:value-type="float">
            <text:p>97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16" calcext:value-type="float">
            <text:p>97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17" calcext:value-type="float">
            <text:p>97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18" calcext:value-type="float">
            <text:p>97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19" calcext:value-type="float">
            <text:p>97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20" calcext:value-type="float">
            <text:p>97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21" calcext:value-type="float">
            <text:p>97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22" calcext:value-type="float">
            <text:p>97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23" calcext:value-type="float">
            <text:p>97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24" calcext:value-type="float">
            <text:p>97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25" calcext:value-type="float">
            <text:p>97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26" calcext:value-type="float">
            <text:p>97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27" calcext:value-type="float">
            <text:p>97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28" calcext:value-type="float">
            <text:p>97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29" calcext:value-type="float">
            <text:p>97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30" calcext:value-type="float">
            <text:p>97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31" calcext:value-type="float">
            <text:p>97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32" calcext:value-type="float">
            <text:p>97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33" calcext:value-type="float">
            <text:p>97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34" calcext:value-type="float">
            <text:p>97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35" calcext:value-type="float">
            <text:p>97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36" calcext:value-type="float">
            <text:p>97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37" calcext:value-type="float">
            <text:p>97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38" calcext:value-type="float">
            <text:p>97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39" calcext:value-type="float">
            <text:p>97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40" calcext:value-type="float">
            <text:p>97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41" calcext:value-type="float">
            <text:p>97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42" calcext:value-type="float">
            <text:p>97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43" calcext:value-type="float">
            <text:p>97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44" calcext:value-type="float">
            <text:p>97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45" calcext:value-type="float">
            <text:p>97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46" calcext:value-type="float">
            <text:p>97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47" calcext:value-type="float">
            <text:p>97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48" calcext:value-type="float">
            <text:p>97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49" calcext:value-type="float">
            <text:p>97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50" calcext:value-type="float">
            <text:p>97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51" calcext:value-type="float">
            <text:p>97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52" calcext:value-type="float">
            <text:p>97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53" calcext:value-type="float">
            <text:p>97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54" calcext:value-type="float">
            <text:p>97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55" calcext:value-type="float">
            <text:p>97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56" calcext:value-type="float">
            <text:p>97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57" calcext:value-type="float">
            <text:p>97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58" calcext:value-type="float">
            <text:p>97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59" calcext:value-type="float">
            <text:p>97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60" calcext:value-type="float">
            <text:p>97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61" calcext:value-type="float">
            <text:p>97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62" calcext:value-type="float">
            <text:p>97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63" calcext:value-type="float">
            <text:p>97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64" calcext:value-type="float">
            <text:p>97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65" calcext:value-type="float">
            <text:p>97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66" calcext:value-type="float">
            <text:p>97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67" calcext:value-type="float">
            <text:p>97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68" calcext:value-type="float">
            <text:p>97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69" calcext:value-type="float">
            <text:p>97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70" calcext:value-type="float">
            <text:p>97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71" calcext:value-type="float">
            <text:p>97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72" calcext:value-type="float">
            <text:p>97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73" calcext:value-type="float">
            <text:p>97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74" calcext:value-type="float">
            <text:p>97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75" calcext:value-type="float">
            <text:p>97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76" calcext:value-type="float">
            <text:p>97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77" calcext:value-type="float">
            <text:p>97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78" calcext:value-type="float">
            <text:p>97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79" calcext:value-type="float">
            <text:p>97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80" calcext:value-type="float">
            <text:p>97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81" calcext:value-type="float">
            <text:p>97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82" calcext:value-type="float">
            <text:p>97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83" calcext:value-type="float">
            <text:p>97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84" calcext:value-type="float">
            <text:p>97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85" calcext:value-type="float">
            <text:p>97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86" calcext:value-type="float">
            <text:p>97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87" calcext:value-type="float">
            <text:p>97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88" calcext:value-type="float">
            <text:p>97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89" calcext:value-type="float">
            <text:p>97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90" calcext:value-type="float">
            <text:p>97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91" calcext:value-type="float">
            <text:p>97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92" calcext:value-type="float">
            <text:p>97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93" calcext:value-type="float">
            <text:p>97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94" calcext:value-type="float">
            <text:p>97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95" calcext:value-type="float">
            <text:p>97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96" calcext:value-type="float">
            <text:p>97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97" calcext:value-type="float">
            <text:p>97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98" calcext:value-type="float">
            <text:p>97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99" calcext:value-type="float">
            <text:p>97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00" calcext:value-type="float">
            <text:p>98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01" calcext:value-type="float">
            <text:p>98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02" calcext:value-type="float">
            <text:p>98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03" calcext:value-type="float">
            <text:p>98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04" calcext:value-type="float">
            <text:p>98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05" calcext:value-type="float">
            <text:p>98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06" calcext:value-type="float">
            <text:p>98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07" calcext:value-type="float">
            <text:p>98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08" calcext:value-type="float">
            <text:p>98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09" calcext:value-type="float">
            <text:p>98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10" calcext:value-type="float">
            <text:p>98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11" calcext:value-type="float">
            <text:p>98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12" calcext:value-type="float">
            <text:p>98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13" calcext:value-type="float">
            <text:p>98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14" calcext:value-type="float">
            <text:p>98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15" calcext:value-type="float">
            <text:p>98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16" calcext:value-type="float">
            <text:p>98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17" calcext:value-type="float">
            <text:p>98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18" calcext:value-type="float">
            <text:p>98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19" calcext:value-type="float">
            <text:p>98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20" calcext:value-type="float">
            <text:p>98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21" calcext:value-type="float">
            <text:p>98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22" calcext:value-type="float">
            <text:p>98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23" calcext:value-type="float">
            <text:p>98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24" calcext:value-type="float">
            <text:p>98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25" calcext:value-type="float">
            <text:p>98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26" calcext:value-type="float">
            <text:p>98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27" calcext:value-type="float">
            <text:p>98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28" calcext:value-type="float">
            <text:p>98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29" calcext:value-type="float">
            <text:p>98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30" calcext:value-type="float">
            <text:p>98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31" calcext:value-type="float">
            <text:p>98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32" calcext:value-type="float">
            <text:p>98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33" calcext:value-type="float">
            <text:p>98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34" calcext:value-type="float">
            <text:p>98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35" calcext:value-type="float">
            <text:p>98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36" calcext:value-type="float">
            <text:p>98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37" calcext:value-type="float">
            <text:p>98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38" calcext:value-type="float">
            <text:p>98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39" calcext:value-type="float">
            <text:p>98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40" calcext:value-type="float">
            <text:p>98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41" calcext:value-type="float">
            <text:p>98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42" calcext:value-type="float">
            <text:p>98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43" calcext:value-type="float">
            <text:p>98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44" calcext:value-type="float">
            <text:p>98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45" calcext:value-type="float">
            <text:p>98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46" calcext:value-type="float">
            <text:p>98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47" calcext:value-type="float">
            <text:p>98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48" calcext:value-type="float">
            <text:p>98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49" calcext:value-type="float">
            <text:p>98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50" calcext:value-type="float">
            <text:p>98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51" calcext:value-type="float">
            <text:p>98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52" calcext:value-type="float">
            <text:p>98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53" calcext:value-type="float">
            <text:p>98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54" calcext:value-type="float">
            <text:p>98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55" calcext:value-type="float">
            <text:p>98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56" calcext:value-type="float">
            <text:p>98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57" calcext:value-type="float">
            <text:p>98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58" calcext:value-type="float">
            <text:p>98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59" calcext:value-type="float">
            <text:p>98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60" calcext:value-type="float">
            <text:p>98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61" calcext:value-type="float">
            <text:p>98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62" calcext:value-type="float">
            <text:p>98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63" calcext:value-type="float">
            <text:p>98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64" calcext:value-type="float">
            <text:p>98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65" calcext:value-type="float">
            <text:p>98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66" calcext:value-type="float">
            <text:p>98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67" calcext:value-type="float">
            <text:p>98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68" calcext:value-type="float">
            <text:p>98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69" calcext:value-type="float">
            <text:p>98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70" calcext:value-type="float">
            <text:p>98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71" calcext:value-type="float">
            <text:p>98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72" calcext:value-type="float">
            <text:p>98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73" calcext:value-type="float">
            <text:p>98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74" calcext:value-type="float">
            <text:p>98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75" calcext:value-type="float">
            <text:p>98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76" calcext:value-type="float">
            <text:p>98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77" calcext:value-type="float">
            <text:p>98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78" calcext:value-type="float">
            <text:p>98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79" calcext:value-type="float">
            <text:p>98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80" calcext:value-type="float">
            <text:p>98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81" calcext:value-type="float">
            <text:p>98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82" calcext:value-type="float">
            <text:p>98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83" calcext:value-type="float">
            <text:p>98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84" calcext:value-type="float">
            <text:p>98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85" calcext:value-type="float">
            <text:p>98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86" calcext:value-type="float">
            <text:p>98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87" calcext:value-type="float">
            <text:p>98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88" calcext:value-type="float">
            <text:p>98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89" calcext:value-type="float">
            <text:p>98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90" calcext:value-type="float">
            <text:p>98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91" calcext:value-type="float">
            <text:p>98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92" calcext:value-type="float">
            <text:p>98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93" calcext:value-type="float">
            <text:p>98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94" calcext:value-type="float">
            <text:p>98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95" calcext:value-type="float">
            <text:p>98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96" calcext:value-type="float">
            <text:p>98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97" calcext:value-type="float">
            <text:p>98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98" calcext:value-type="float">
            <text:p>98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99" calcext:value-type="float">
            <text:p>98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00" calcext:value-type="float">
            <text:p>99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01" calcext:value-type="float">
            <text:p>99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02" calcext:value-type="float">
            <text:p>99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03" calcext:value-type="float">
            <text:p>99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04" calcext:value-type="float">
            <text:p>99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05" calcext:value-type="float">
            <text:p>99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06" calcext:value-type="float">
            <text:p>99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07" calcext:value-type="float">
            <text:p>99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08" calcext:value-type="float">
            <text:p>99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09" calcext:value-type="float">
            <text:p>99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10" calcext:value-type="float">
            <text:p>99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11" calcext:value-type="float">
            <text:p>99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12" calcext:value-type="float">
            <text:p>99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13" calcext:value-type="float">
            <text:p>99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14" calcext:value-type="float">
            <text:p>99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15" calcext:value-type="float">
            <text:p>99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16" calcext:value-type="float">
            <text:p>99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17" calcext:value-type="float">
            <text:p>99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18" calcext:value-type="float">
            <text:p>99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19" calcext:value-type="float">
            <text:p>99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20" calcext:value-type="float">
            <text:p>99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21" calcext:value-type="float">
            <text:p>99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22" calcext:value-type="float">
            <text:p>99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23" calcext:value-type="float">
            <text:p>99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24" calcext:value-type="float">
            <text:p>99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25" calcext:value-type="float">
            <text:p>99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26" calcext:value-type="float">
            <text:p>99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27" calcext:value-type="float">
            <text:p>99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28" calcext:value-type="float">
            <text:p>99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29" calcext:value-type="float">
            <text:p>99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30" calcext:value-type="float">
            <text:p>99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31" calcext:value-type="float">
            <text:p>99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32" calcext:value-type="float">
            <text:p>99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33" calcext:value-type="float">
            <text:p>99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34" calcext:value-type="float">
            <text:p>99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35" calcext:value-type="float">
            <text:p>99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36" calcext:value-type="float">
            <text:p>99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37" calcext:value-type="float">
            <text:p>99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38" calcext:value-type="float">
            <text:p>99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39" calcext:value-type="float">
            <text:p>99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40" calcext:value-type="float">
            <text:p>99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41" calcext:value-type="float">
            <text:p>99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42" calcext:value-type="float">
            <text:p>99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43" calcext:value-type="float">
            <text:p>99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44" calcext:value-type="float">
            <text:p>99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45" calcext:value-type="float">
            <text:p>99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46" calcext:value-type="float">
            <text:p>99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47" calcext:value-type="float">
            <text:p>99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48" calcext:value-type="float">
            <text:p>99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49" calcext:value-type="float">
            <text:p>99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50" calcext:value-type="float">
            <text:p>99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51" calcext:value-type="float">
            <text:p>99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52" calcext:value-type="float">
            <text:p>99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53" calcext:value-type="float">
            <text:p>99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54" calcext:value-type="float">
            <text:p>99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55" calcext:value-type="float">
            <text:p>99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56" calcext:value-type="float">
            <text:p>99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57" calcext:value-type="float">
            <text:p>99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58" calcext:value-type="float">
            <text:p>99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59" calcext:value-type="float">
            <text:p>99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60" calcext:value-type="float">
            <text:p>99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61" calcext:value-type="float">
            <text:p>99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62" calcext:value-type="float">
            <text:p>99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63" calcext:value-type="float">
            <text:p>99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64" calcext:value-type="float">
            <text:p>99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65" calcext:value-type="float">
            <text:p>99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66" calcext:value-type="float">
            <text:p>99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67" calcext:value-type="float">
            <text:p>99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68" calcext:value-type="float">
            <text:p>99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69" calcext:value-type="float">
            <text:p>99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70" calcext:value-type="float">
            <text:p>99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71" calcext:value-type="float">
            <text:p>99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72" calcext:value-type="float">
            <text:p>99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73" calcext:value-type="float">
            <text:p>99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74" calcext:value-type="float">
            <text:p>99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75" calcext:value-type="float">
            <text:p>99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76" calcext:value-type="float">
            <text:p>99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77" calcext:value-type="float">
            <text:p>99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78" calcext:value-type="float">
            <text:p>99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79" calcext:value-type="float">
            <text:p>99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80" calcext:value-type="float">
            <text:p>99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81" calcext:value-type="float">
            <text:p>99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82" calcext:value-type="float">
            <text:p>99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83" calcext:value-type="float">
            <text:p>99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84" calcext:value-type="float">
            <text:p>99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85" calcext:value-type="float">
            <text:p>99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86" calcext:value-type="float">
            <text:p>99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87" calcext:value-type="float">
            <text:p>99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88" calcext:value-type="float">
            <text:p>99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89" calcext:value-type="float">
            <text:p>99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90" calcext:value-type="float">
            <text:p>99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91" calcext:value-type="float">
            <text:p>99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92" calcext:value-type="float">
            <text:p>99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93" calcext:value-type="float">
            <text:p>99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94" calcext:value-type="float">
            <text:p>99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95" calcext:value-type="float">
            <text:p>99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96" calcext:value-type="float">
            <text:p>99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97" calcext:value-type="float">
            <text:p>99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98" calcext:value-type="float">
            <text:p>99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99" calcext:value-type="float">
            <text:p>99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01" calcext:value-type="float">
            <text:p>100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02" calcext:value-type="float">
            <text:p>100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03" calcext:value-type="float">
            <text:p>100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04" calcext:value-type="float">
            <text:p>100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05" calcext:value-type="float">
            <text:p>100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06" calcext:value-type="float">
            <text:p>100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07" calcext:value-type="float">
            <text:p>100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08" calcext:value-type="float">
            <text:p>100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09" calcext:value-type="float">
            <text:p>100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10" calcext:value-type="float">
            <text:p>100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11" calcext:value-type="float">
            <text:p>100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12" calcext:value-type="float">
            <text:p>100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13" calcext:value-type="float">
            <text:p>100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14" calcext:value-type="float">
            <text:p>100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15" calcext:value-type="float">
            <text:p>100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16" calcext:value-type="float">
            <text:p>100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17" calcext:value-type="float">
            <text:p>100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18" calcext:value-type="float">
            <text:p>100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19" calcext:value-type="float">
            <text:p>100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20" calcext:value-type="float">
            <text:p>100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21" calcext:value-type="float">
            <text:p>100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22" calcext:value-type="float">
            <text:p>100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23" calcext:value-type="float">
            <text:p>100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24" calcext:value-type="float">
            <text:p>100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25" calcext:value-type="float">
            <text:p>100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26" calcext:value-type="float">
            <text:p>100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27" calcext:value-type="float">
            <text:p>100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28" calcext:value-type="float">
            <text:p>100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29" calcext:value-type="float">
            <text:p>100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30" calcext:value-type="float">
            <text:p>100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31" calcext:value-type="float">
            <text:p>100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32" calcext:value-type="float">
            <text:p>100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33" calcext:value-type="float">
            <text:p>100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34" calcext:value-type="float">
            <text:p>100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35" calcext:value-type="float">
            <text:p>100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36" calcext:value-type="float">
            <text:p>100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37" calcext:value-type="float">
            <text:p>100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38" calcext:value-type="float">
            <text:p>100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39" calcext:value-type="float">
            <text:p>100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40" calcext:value-type="float">
            <text:p>100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41" calcext:value-type="float">
            <text:p>100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42" calcext:value-type="float">
            <text:p>100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43" calcext:value-type="float">
            <text:p>100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44" calcext:value-type="float">
            <text:p>100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45" calcext:value-type="float">
            <text:p>100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46" calcext:value-type="float">
            <text:p>100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47" calcext:value-type="float">
            <text:p>100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48" calcext:value-type="float">
            <text:p>100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49" calcext:value-type="float">
            <text:p>100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50" calcext:value-type="float">
            <text:p>100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51" calcext:value-type="float">
            <text:p>100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52" calcext:value-type="float">
            <text:p>100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53" calcext:value-type="float">
            <text:p>100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54" calcext:value-type="float">
            <text:p>100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55" calcext:value-type="float">
            <text:p>100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56" calcext:value-type="float">
            <text:p>100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57" calcext:value-type="float">
            <text:p>100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58" calcext:value-type="float">
            <text:p>100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59" calcext:value-type="float">
            <text:p>100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60" calcext:value-type="float">
            <text:p>100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61" calcext:value-type="float">
            <text:p>100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62" calcext:value-type="float">
            <text:p>100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63" calcext:value-type="float">
            <text:p>100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64" calcext:value-type="float">
            <text:p>100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65" calcext:value-type="float">
            <text:p>100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66" calcext:value-type="float">
            <text:p>100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67" calcext:value-type="float">
            <text:p>100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68" calcext:value-type="float">
            <text:p>100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69" calcext:value-type="float">
            <text:p>100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70" calcext:value-type="float">
            <text:p>100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71" calcext:value-type="float">
            <text:p>100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72" calcext:value-type="float">
            <text:p>100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73" calcext:value-type="float">
            <text:p>100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74" calcext:value-type="float">
            <text:p>100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75" calcext:value-type="float">
            <text:p>100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76" calcext:value-type="float">
            <text:p>100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77" calcext:value-type="float">
            <text:p>100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78" calcext:value-type="float">
            <text:p>100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79" calcext:value-type="float">
            <text:p>100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80" calcext:value-type="float">
            <text:p>100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81" calcext:value-type="float">
            <text:p>100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82" calcext:value-type="float">
            <text:p>100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83" calcext:value-type="float">
            <text:p>100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84" calcext:value-type="float">
            <text:p>100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85" calcext:value-type="float">
            <text:p>100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86" calcext:value-type="float">
            <text:p>100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87" calcext:value-type="float">
            <text:p>100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88" calcext:value-type="float">
            <text:p>100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89" calcext:value-type="float">
            <text:p>100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90" calcext:value-type="float">
            <text:p>100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91" calcext:value-type="float">
            <text:p>100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92" calcext:value-type="float">
            <text:p>100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93" calcext:value-type="float">
            <text:p>100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94" calcext:value-type="float">
            <text:p>100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95" calcext:value-type="float">
            <text:p>100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96" calcext:value-type="float">
            <text:p>100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97" calcext:value-type="float">
            <text:p>100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98" calcext:value-type="float">
            <text:p>100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99" calcext:value-type="float">
            <text:p>100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00" calcext:value-type="float">
            <text:p>101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01" calcext:value-type="float">
            <text:p>101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02" calcext:value-type="float">
            <text:p>101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03" calcext:value-type="float">
            <text:p>101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04" calcext:value-type="float">
            <text:p>101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05" calcext:value-type="float">
            <text:p>101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06" calcext:value-type="float">
            <text:p>101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07" calcext:value-type="float">
            <text:p>101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08" calcext:value-type="float">
            <text:p>101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09" calcext:value-type="float">
            <text:p>101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10" calcext:value-type="float">
            <text:p>101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11" calcext:value-type="float">
            <text:p>101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12" calcext:value-type="float">
            <text:p>101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13" calcext:value-type="float">
            <text:p>101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14" calcext:value-type="float">
            <text:p>101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15" calcext:value-type="float">
            <text:p>101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16" calcext:value-type="float">
            <text:p>101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17" calcext:value-type="float">
            <text:p>101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18" calcext:value-type="float">
            <text:p>101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19" calcext:value-type="float">
            <text:p>101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20" calcext:value-type="float">
            <text:p>101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21" calcext:value-type="float">
            <text:p>101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22" calcext:value-type="float">
            <text:p>101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23" calcext:value-type="float">
            <text:p>101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24" calcext:value-type="float">
            <text:p>101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25" calcext:value-type="float">
            <text:p>101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26" calcext:value-type="float">
            <text:p>101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27" calcext:value-type="float">
            <text:p>101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28" calcext:value-type="float">
            <text:p>101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29" calcext:value-type="float">
            <text:p>101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30" calcext:value-type="float">
            <text:p>10130</text:p>
          </table:table-cell>
          <table:table-cell table:number-columns-repeated="1022"/>
        </table:table-row>
        <table:table-row table:style-name="ro1" table:number-rows-repeated="103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onalData" table:style-name="ta3">
        <office:forms form:automatic-focus="false" form:apply-design-mode="false"/>
        <table:table-column table:style-name="co1" table:number-columns-repeated="1024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Jo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bert</text:p>
          </table:table-cell>
          <table:table-cell office:value-type="string" calcext:value-type="string">
            <text:p>Alderson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C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Brimstone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Stud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t</text:p>
          </table:table-cell>
          <table:table-cell office:value-type="string" calcext:value-type="string">
            <text:p>Cobain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Jani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ald</text:p>
          </table:table-cell>
          <table:table-cell office:value-type="string" calcext:value-type="string">
            <text:p>Donnovan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Student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11">
      <number:number number:decimal-places="2" loext:min-decimal-places="2" number:min-integer-digits="1"/>
      <number:text> %</number:text>
    </number:percentage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Name01" style:display-name="PageStyle_Name0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Name02" style:display-name="PageStyle_Name0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PersonalData" style:display-name="PageStyle_Personal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9T19:08:41</meta:creation-date>
    <dc:language>de-DE</dc:language>
    <dc:date>2020-06-06T17:12:37.031631323</dc:date>
    <meta:editing-cycles>10</meta:editing-cycles>
    <meta:editing-duration>PT4H41M19S</meta:editing-duration>
    <meta:generator>LibreOffice/6.0.7.3$Linux_X86_64 LibreOffice_project/00m0$Build-3</meta:generator>
    <meta:document-statistic meta:table-count="3" meta:cell-count="10151" meta:object-count="0"/>
  </office:meta>
</office:document-meta>
</file>